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20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51.14pt"/>
    </style:style>
    <style:style style:name="co8" style:family="table-column">
      <style:table-column-properties fo:break-before="auto" style:column-width="51.96pt"/>
    </style:style>
    <style:style style:name="co9" style:family="table-column">
      <style:table-column-properties fo:break-before="auto" style:column-width="38.81pt"/>
    </style:style>
    <style:style style:name="co10" style:family="table-column">
      <style:table-column-properties fo:break-before="auto" style:column-width="41.9pt"/>
    </style:style>
    <style:style style:name="co11" style:family="table-column">
      <style:table-column-properties fo:break-before="auto" style:column-width="55.81pt"/>
    </style:style>
    <style:style style:name="co12" style:family="table-column">
      <style:table-column-properties fo:break-before="auto" style:column-width="41.16pt"/>
    </style:style>
    <style:style style:name="co13" style:family="table-column">
      <style:table-column-properties fo:break-before="auto" style:column-width="46.54pt"/>
    </style:style>
    <style:style style:name="co14" style:family="table-column">
      <style:table-column-properties fo:break-before="auto" style:column-width="35.74pt"/>
    </style:style>
    <style:style style:name="co15" style:family="table-column">
      <style:table-column-properties fo:break-before="auto" style:column-width="52.7pt"/>
    </style:style>
    <style:style style:name="co16" style:family="table-column">
      <style:table-column-properties fo:break-before="auto" style:column-width="44.19pt"/>
    </style:style>
    <style:style style:name="co17" style:family="table-column">
      <style:table-column-properties fo:break-before="auto" style:column-width="40.34pt"/>
    </style:style>
    <style:style style:name="co18" style:family="table-column">
      <style:table-column-properties fo:break-before="auto" style:column-width="45.75pt"/>
    </style:style>
    <style:style style:name="co19" style:family="table-column">
      <style:table-column-properties fo:break-before="auto" style:column-width="38.04pt"/>
    </style:style>
    <style:style style:name="co21" style:family="table-column">
      <style:table-column-properties fo:break-before="auto" style:column-width="39.6pt"/>
    </style:style>
    <style:style style:name="co22" style:family="table-column">
      <style:table-column-properties fo:break-before="auto" style:column-width="31.86pt"/>
    </style:style>
    <style:style style:name="co23" style:family="table-column">
      <style:table-column-properties fo:break-before="auto" style:column-width="36.51pt"/>
    </style:style>
    <style:style style:name="co24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OM0_DIRECT_DATA" table:style-name="ta1">
        <table:shapes>
          <draw:frame draw:z-index="0" draw:style-name="gr1" draw:text-style-name="P1" svg:width="453.49pt" svg:height="245.45pt" svg:x="924.01pt" svg:y="2377.02pt">
            <loext:p draw:notify-on-update-of-ranges="DOM0_DIRECT_DATA.C189:DOM0_DIRECT_DATA.C205 DOM0_DIRECT_DATA.D188:DOM0_DIRECT_DATA.D188 DOM0_DIRECT_DATA.D189:DOM0_DIRECT_DATA.D205 DOM0_DIRECT_DATA.E188:DOM0_DIRECT_DATA.E188 DOM0_DIRECT_DATA.E189:DOM0_DIRECT_DATA.E205 DOM0_DIRECT_DATA.F188:DOM0_DIRECT_DATA.F188 DOM0_DIRECT_DATA.F189:DOM0_DIRECT_DATA.F205 DOM0_DIRECT_DATA.G188:DOM0_DIRECT_DATA.G188 DOM0_DIRECT_DATA.G189:DOM0_DIRECT_DATA.G205 DOM0_DIRECT_DATA.H188:DOM0_DIRECT_DATA.H188 DOM0_DIRECT_DATA.H189:DOM0_DIRECT_DATA.H205 DOM0_DIRECT_DATA.I188:DOM0_DIRECT_DATA.I188 DOM0_DIRECT_DATA.I189:DOM0_DIRECT_DATA.I205 DOM0_DIRECT_DATA.J188:DOM0_DIRECT_DATA.J188 DOM0_DIRECT_DATA.J189:DOM0_DIRECT_DATA.J205 DOM0_DIRECT_DATA.K188:DOM0_DIRECT_DATA.K188 DOM0_DIRECT_DATA.K189:DOM0_DIRECT_DATA.K205 DOM0_DIRECT_DATA.L188:DOM0_DIRECT_DATA.L188 DOM0_DIRECT_DATA.L189:DOM0_DIRECT_DATA.L205 DOM0_DIRECT_DATA.M188:DOM0_DIRECT_DATA.M188 DOM0_DIRECT_DATA.M189:DOM0_DIRECT_DATA.M205 DOM0_DIRECT_DATA.N188:DOM0_DIRECT_DATA.N188 DOM0_DIRECT_DATA.N189:DOM0_DIRECT_DATA.N205 DOM0_DIRECT_DATA.O188:DOM0_DIRECT_DATA.O188 DOM0_DIRECT_DATA.O189:DOM0_DIRECT_DATA.O205 DOM0_DIRECT_DATA.P188:DOM0_DIRECT_DATA.P188 DOM0_DIRECT_DATA.P189:DOM0_DIRECT_DATA.P2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42.42pt" svg:x="1077pt" svg:y="2890.54pt">
            <loext:p draw:notify-on-update-of-ranges="DOM0_DIRECT_DATA.C229:DOM0_DIRECT_DATA.C245 DOM0_DIRECT_DATA.D228:DOM0_DIRECT_DATA.D228 DOM0_DIRECT_DATA.D229:DOM0_DIRECT_DATA.D245 DOM0_DIRECT_DATA.E228:DOM0_DIRECT_DATA.E228 DOM0_DIRECT_DATA.E229:DOM0_DIRECT_DATA.E245 DOM0_DIRECT_DATA.F228:DOM0_DIRECT_DATA.F228 DOM0_DIRECT_DATA.F229:DOM0_DIRECT_DATA.F245 DOM0_DIRECT_DATA.G228:DOM0_DIRECT_DATA.G228 DOM0_DIRECT_DATA.G229:DOM0_DIRECT_DATA.G245 DOM0_DIRECT_DATA.H228:DOM0_DIRECT_DATA.H228 DOM0_DIRECT_DATA.H229:DOM0_DIRECT_DATA.H245 DOM0_DIRECT_DATA.I228:DOM0_DIRECT_DATA.I228 DOM0_DIRECT_DATA.I229:DOM0_DIRECT_DATA.I245 DOM0_DIRECT_DATA.J228:DOM0_DIRECT_DATA.J228 DOM0_DIRECT_DATA.J229:DOM0_DIRECT_DATA.J245 DOM0_DIRECT_DATA.K228:DOM0_DIRECT_DATA.K228 DOM0_DIRECT_DATA.K229:DOM0_DIRECT_DATA.K245 DOM0_DIRECT_DATA.L228:DOM0_DIRECT_DATA.L228 DOM0_DIRECT_DATA.L229:DOM0_DIRECT_DATA.L245 DOM0_DIRECT_DATA.M228:DOM0_DIRECT_DATA.M228 DOM0_DIRECT_DATA.M229:DOM0_DIRECT_DATA.M245 DOM0_DIRECT_DATA.N228:DOM0_DIRECT_DATA.N228 DOM0_DIRECT_DATA.N229:DOM0_DIRECT_DATA.N245 DOM0_DIRECT_DATA.O228:DOM0_DIRECT_DATA.O228 DOM0_DIRECT_DATA.O229:DOM0_DIRECT_DATA.O245 DOM0_DIRECT_DATA.P228:DOM0_DIRECT_DATA.P228 DOM0_DIRECT_DATA.P229:DOM0_DIRECT_DATA.P2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3" table:number-columns-repeated="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11" table:default-cell-style-name="Default"/>
        <table:table-column table:style-name="co19" table:default-cell-style-name="Default"/>
        <table:table-column table:style-name="co13" table:number-columns-repeated="9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21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20" table:number-columns-repeated="4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number-columns-repeated="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ozone: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/O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/>
          </table:table-cell>
          <table:table-cell table:number-columns-repeated="7"/>
          <table:table-cell office:value-type="string" calcext:value-type="string">
            <text:p>Version</text:p>
          </table:table-cell>
          <table:table-cell office:value-type="string" calcext:value-type="string">
            <text:p>$Revision:</text:p>
          </table:table-cell>
          <table:table-cell office:value-type="float" office:value="3.487" calcext:value-type="float">
            <text:p>3.487</text:p>
          </table:table-cell>
          <table:table-cell office:value-type="string" calcext:value-type="string">
            <text:p>$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Compiled</text:p>
          </table:table-cell>
          <table:table-cell office:value-type="string" calcext:value-type="string">
            <text:p>fo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ode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Build:</text:p>
          </table:table-cell>
          <table:table-cell office:value-type="string" calcext:value-type="string">
            <text:p>linux</text:p>
          </table:table-cell>
          <table:table-cell table:number-columns-repeated="78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Contributors:William</text:p>
          </table:table-cell>
          <table:table-cell office:value-type="string" calcext:value-type="string">
            <text:p>Norcott,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Capps,</text:p>
          </table:table-cell>
          <table:table-cell office:value-type="string" calcext:value-type="string">
            <text:p>Isom</text:p>
          </table:table-cell>
          <table:table-cell office:value-type="string" calcext:value-type="string">
            <text:p>Crawford,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Collins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/>
          </table:table-cell>
          <table:table-cell table:number-columns-repeated="12"/>
          <table:table-cell office:value-type="string" calcext:value-type="string">
            <text:p>Al</text:p>
          </table:table-cell>
          <table:table-cell office:value-type="string" calcext:value-type="string">
            <text:p>Slater,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hine,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isner,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Gos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/>
          </table:table-cell>
          <table:table-cell table:number-columns-repeated="12"/>
          <table:table-cell office:value-type="string" calcext:value-type="string">
            <text:p>Steve</text:p>
          </table:table-cell>
          <table:table-cell office:value-type="string" calcext:value-type="string">
            <text:p>Landherr,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Smith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Kelly,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CYR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/>
          </table:table-cell>
          <table:table-cell table:number-columns-repeated="12"/>
          <table:table-cell office:value-type="string" calcext:value-type="string">
            <text:p>Randy</text:p>
          </table:table-cell>
          <table:table-cell office:value-type="string" calcext:value-type="string">
            <text:p>Dunlap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ontague,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Million,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Brebn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/>
          </table:table-cell>
          <table:table-cell table:number-columns-repeated="12"/>
          <table:table-cell office:value-type="string" calcext:value-type="string">
            <text:p>Jean-Marc</text:p>
          </table:table-cell>
          <table:table-cell office:value-type="string" calcext:value-type="string">
            <text:p>Zucconi,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Blomberg,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Halevy,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Boone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/>
          </table:table-cell>
          <table:table-cell table:number-columns-repeated="12"/>
          <table:table-cell office:value-type="string" calcext:value-type="string">
            <text:p>Erik</text:p>
          </table:table-cell>
          <table:table-cell office:value-type="string" calcext:value-type="string">
            <text:p>Habbinga,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Strecker,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Wong,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Root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/>
          </table:table-cell>
          <table:table-cell table:number-columns-repeated="12"/>
          <table:table-cell office:value-type="string" calcext:value-type="string">
            <text:p>Fabrice</text:p>
          </table:table-cell>
          <table:table-cell office:value-type="string" calcext:value-type="string">
            <text:p>Bacchella,</text:p>
          </table:table-cell>
          <table:table-cell office:value-type="string" calcext:value-type="string">
            <text:p>Zhenghua</text:p>
          </table:table-cell>
          <table:table-cell office:value-type="string" calcext:value-type="string">
            <text:p>Xue,</text:p>
          </table:table-cell>
          <table:table-cell office:value-type="string" calcext:value-type="string">
            <text:p>Qin</text:p>
          </table:table-cell>
          <table:table-cell office:value-type="string" calcext:value-type="string">
            <text:p>Li,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Sawy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/>
          </table:table-cell>
          <table:table-cell table:number-columns-repeated="12"/>
          <table:table-cell office:value-type="string" calcext:value-type="string">
            <text:p>Vangel</text:p>
          </table:table-cell>
          <table:table-cell office:value-type="string" calcext:value-type="string">
            <text:p>Bojaxhi,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England,</text:p>
          </table:table-cell>
          <table:table-cell office:value-type="string" calcext:value-type="string">
            <text:p>Vikentsi</text:p>
          </table:table-cell>
          <table:table-cell office:value-type="string" calcext:value-type="string">
            <text:p>Lapa,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/>
          </table:table-cell>
          <table:table-cell table:number-columns-repeated="12"/>
          <table:table-cell office:value-type="string" calcext:value-type="string">
            <text:p>Alexey</text:p>
          </table:table-cell>
          <table:table-cell office:value-type="string" calcext:value-type="string">
            <text:p>Skidanov,</text:p>
          </table:table-cell>
          <table:table-cell office:value-type="string" calcext:value-type="string">
            <text:p>Sudhir</text:p>
          </table:table-cell>
          <table:table-cell office:value-type="string" calcext:value-type="string">
            <text:p>Kumar.</text:p>
          </table:table-cell>
          <table:table-cell table:number-columns-repeated="6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began: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Feb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6:41:25</text:p>
          </table:table-cell>
          <table:table-cell office:value-type="float" office:value="2019" calcext:value-type="float">
            <text:p>2019</text:p>
          </table:table-cell>
          <table:table-cell table:number-columns-repeated="7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nabled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Auto</text:p>
          </table:table-cell>
          <table:table-cell office:value-type="string" calcext:value-type="string">
            <text:p>Mode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f</text:p>
          </table:table-cell>
          <table:table-cell office:value-type="float" office:value="5242880" calcext:value-type="float">
            <text:p>5242880</text:p>
          </table:table-cell>
          <table:table-cell office:value-type="string" calcext:value-type="string">
            <text:p>kilo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O_DIREC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enabled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used:</text:p>
          </table:table-cell>
          <table:table-cell office:value-type="string" calcext:value-type="string">
            <text:p>iozone</text:p>
          </table:table-cell>
          <table:table-cell office:value-type="string" calcext:value-type="string">
            <text:p>-Ra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-I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Bytes/sec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=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seconds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k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ytes.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ize.</text:p>
          </table:table-cell>
          <table:table-cell table:number-columns-repeated="71"/>
        </table:table-row>
        <table:table-row table:style-name="ro1">
          <table:table-cell table:number-columns-repeated="62"/>
          <table:table-cell office:value-type="string" calcext:value-type="string">
            <text:p>random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4"/>
          <table:table-cell office:value-type="string" calcext:value-type="string">
            <text:p>bkwd</text:p>
          </table:table-cell>
          <table:table-cell table:number-columns-repeated="3"/>
          <table:table-cell office:value-type="string" calcext:value-type="string">
            <text:p>record</text:p>
          </table:table-cell>
          <table:table-cell table:number-columns-repeated="3"/>
          <table:table-cell office:value-type="string" calcext:value-type="string">
            <text:p>strid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reclen</text:p>
          </table:table-cell>
          <table:table-cell table:number-columns-repeated="3"/>
          <table:table-cell office:value-type="string" calcext:value-type="string">
            <text:p>write</text:p>
          </table:table-cell>
          <table:table-cell/>
          <table:table-cell office:value-type="string" calcext:value-type="string">
            <text:p>rewrite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3"/>
          <table:table-cell office:value-type="string" calcext:value-type="string">
            <text:p>reread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4"/>
          <table:table-cell office:value-type="string" calcext:value-type="string">
            <text:p>write</text:p>
          </table:table-cell>
          <table:table-cell table:number-columns-repeated="4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rewrite</text:p>
          </table:table-cell>
          <table:table-cell table:number-columns-repeated="5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fwrite</text:p>
          </table:table-cell>
          <table:table-cell office:value-type="string" calcext:value-type="string">
            <text:p>frewrite</text:p>
          </table:table-cell>
          <table:table-cell table:number-columns-repeated="3"/>
          <table:table-cell office:value-type="string" calcext:value-type="string">
            <text:p>fread</text:p>
          </table:table-cell>
          <table:table-cell/>
          <table:table-cell office:value-type="string" calcext:value-type="string">
            <text:p>freread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6844" calcext:value-type="float">
            <text:p>96844</text:p>
          </table:table-cell>
          <table:table-cell table:number-columns-repeated="2"/>
          <table:table-cell office:value-type="float" office:value="124057" calcext:value-type="float">
            <text:p>124057</text:p>
          </table:table-cell>
          <table:table-cell table:number-columns-repeated="3"/>
          <table:table-cell office:value-type="float" office:value="44261" calcext:value-type="float">
            <text:p>44261</text:p>
          </table:table-cell>
          <table:table-cell table:number-columns-repeated="3"/>
          <table:table-cell office:value-type="float" office:value="64920" calcext:value-type="float">
            <text:p>64920</text:p>
          </table:table-cell>
          <table:table-cell table:number-columns-repeated="3"/>
          <table:table-cell office:value-type="float" office:value="60488" calcext:value-type="float">
            <text:p>60488</text:p>
          </table:table-cell>
          <table:table-cell table:number-columns-repeated="2"/>
          <table:table-cell office:value-type="float" office:value="115964" calcext:value-type="float">
            <text:p>115964</text:p>
          </table:table-cell>
          <table:table-cell table:number-columns-repeated="3"/>
          <table:table-cell office:value-type="float" office:value="47579" calcext:value-type="float">
            <text:p>47579</text:p>
          </table:table-cell>
          <table:table-cell table:number-columns-repeated="3"/>
          <table:table-cell office:value-type="float" office:value="113082" calcext:value-type="float">
            <text:p>113082</text:p>
          </table:table-cell>
          <table:table-cell table:number-columns-repeated="4"/>
          <table:table-cell office:value-type="float" office:value="57557" calcext:value-type="float">
            <text:p>57557</text:p>
          </table:table-cell>
          <table:table-cell table:number-columns-repeated="2"/>
          <table:table-cell office:value-type="float" office:value="809014" calcext:value-type="float">
            <text:p>809014</text:p>
          </table:table-cell>
          <table:table-cell/>
          <table:table-cell office:value-type="float" office:value="1002351" calcext:value-type="float">
            <text:p>1002351</text:p>
          </table:table-cell>
          <table:table-cell/>
          <table:table-cell office:value-type="float" office:value="1279447" calcext:value-type="float">
            <text:p>1279447</text:p>
          </table:table-cell>
          <table:table-cell/>
          <table:table-cell office:value-type="float" office:value="1310683" calcext:value-type="float">
            <text:p>1310683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7165" calcext:value-type="float">
            <text:p>167165</text:p>
          </table:table-cell>
          <table:table-cell table:number-columns-repeated="2"/>
          <table:table-cell office:value-type="float" office:value="224480" calcext:value-type="float">
            <text:p>224480</text:p>
          </table:table-cell>
          <table:table-cell table:number-columns-repeated="3"/>
          <table:table-cell office:value-type="float" office:value="80810" calcext:value-type="float">
            <text:p>80810</text:p>
          </table:table-cell>
          <table:table-cell table:number-columns-repeated="2"/>
          <table:table-cell office:value-type="float" office:value="103212" calcext:value-type="float">
            <text:p>103212</text:p>
          </table:table-cell>
          <table:table-cell table:number-columns-repeated="3"/>
          <table:table-cell office:value-type="float" office:value="98769" calcext:value-type="float">
            <text:p>98769</text:p>
          </table:table-cell>
          <table:table-cell table:number-columns-repeated="2"/>
          <table:table-cell office:value-type="float" office:value="182882" calcext:value-type="float">
            <text:p>182882</text:p>
          </table:table-cell>
          <table:table-cell table:number-columns-repeated="3"/>
          <table:table-cell office:value-type="float" office:value="76005" calcext:value-type="float">
            <text:p>76005</text:p>
          </table:table-cell>
          <table:table-cell table:number-columns-repeated="3"/>
          <table:table-cell office:value-type="float" office:value="183884" calcext:value-type="float">
            <text:p>183884</text:p>
          </table:table-cell>
          <table:table-cell table:number-columns-repeated="4"/>
          <table:table-cell office:value-type="float" office:value="98155" calcext:value-type="float">
            <text:p>98155</text:p>
          </table:table-cell>
          <table:table-cell/>
          <table:table-cell office:value-type="float" office:value="1101022" calcext:value-type="float">
            <text:p>1101022</text:p>
          </table:table-cell>
          <table:table-cell/>
          <table:table-cell office:value-type="float" office:value="1562436" calcext:value-type="float">
            <text:p>1562436</text:p>
          </table:table-cell>
          <table:table-cell/>
          <table:table-cell office:value-type="float" office:value="2278628" calcext:value-type="float">
            <text:p>2278628</text:p>
          </table:table-cell>
          <table:table-cell/>
          <table:table-cell office:value-type="float" office:value="2133730" calcext:value-type="float">
            <text:p>2133730</text:p>
          </table:table-cell>
          <table:table-cell table:number-columns-repeated="17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91629" calcext:value-type="float">
            <text:p>191629</text:p>
          </table:table-cell>
          <table:table-cell table:number-columns-repeated="2"/>
          <table:table-cell office:value-type="float" office:value="250919" calcext:value-type="float">
            <text:p>250919</text:p>
          </table:table-cell>
          <table:table-cell table:number-columns-repeated="3"/>
          <table:table-cell office:value-type="float" office:value="87330" calcext:value-type="float">
            <text:p>87330</text:p>
          </table:table-cell>
          <table:table-cell table:number-columns-repeated="3"/>
          <table:table-cell office:value-type="float" office:value="90024" calcext:value-type="float">
            <text:p>90024</text:p>
          </table:table-cell>
          <table:table-cell table:number-columns-repeated="2"/>
          <table:table-cell office:value-type="float" office:value="105608" calcext:value-type="float">
            <text:p>105608</text:p>
          </table:table-cell>
          <table:table-cell table:number-columns-repeated="2"/>
          <table:table-cell office:value-type="float" office:value="251154" calcext:value-type="float">
            <text:p>251154</text:p>
          </table:table-cell>
          <table:table-cell table:number-columns-repeated="2"/>
          <table:table-cell office:value-type="float" office:value="101418" calcext:value-type="float">
            <text:p>101418</text:p>
          </table:table-cell>
          <table:table-cell table:number-columns-repeated="3"/>
          <table:table-cell office:value-type="float" office:value="254006" calcext:value-type="float">
            <text:p>254006</text:p>
          </table:table-cell>
          <table:table-cell table:number-columns-repeated="3"/>
          <table:table-cell office:value-type="float" office:value="211232" calcext:value-type="float">
            <text:p>211232</text:p>
          </table:table-cell>
          <table:table-cell/>
          <table:table-cell office:value-type="float" office:value="1421755" calcext:value-type="float">
            <text:p>1421755</text:p>
          </table:table-cell>
          <table:table-cell/>
          <table:table-cell office:value-type="float" office:value="2379626" calcext:value-type="float">
            <text:p>2379626</text:p>
          </table:table-cell>
          <table:table-cell/>
          <table:table-cell office:value-type="float" office:value="3363612" calcext:value-type="float">
            <text:p>3363612</text:p>
          </table:table-cell>
          <table:table-cell/>
          <table:table-cell office:value-type="float" office:value="3363612" calcext:value-type="float">
            <text:p>3363612</text:p>
          </table:table-cell>
          <table:table-cell table:number-columns-repeated="20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31050" calcext:value-type="float">
            <text:p>231050</text:p>
          </table:table-cell>
          <table:table-cell table:number-columns-repeated="2"/>
          <table:table-cell office:value-type="float" office:value="315136" calcext:value-type="float">
            <text:p>315136</text:p>
          </table:table-cell>
          <table:table-cell table:number-columns-repeated="2"/>
          <table:table-cell office:value-type="float" office:value="245190" calcext:value-type="float">
            <text:p>245190</text:p>
          </table:table-cell>
          <table:table-cell table:number-columns-repeated="2"/>
          <table:table-cell office:value-type="float" office:value="303383" calcext:value-type="float">
            <text:p>303383</text:p>
          </table:table-cell>
          <table:table-cell table:number-columns-repeated="2"/>
          <table:table-cell office:value-type="float" office:value="290890" calcext:value-type="float">
            <text:p>290890</text:p>
          </table:table-cell>
          <table:table-cell table:number-columns-repeated="2"/>
          <table:table-cell office:value-type="float" office:value="298990" calcext:value-type="float">
            <text:p>298990</text:p>
          </table:table-cell>
          <table:table-cell table:number-columns-repeated="2"/>
          <table:table-cell office:value-type="float" office:value="198722" calcext:value-type="float">
            <text:p>198722</text:p>
          </table:table-cell>
          <table:table-cell table:number-columns-repeated="3"/>
          <table:table-cell office:value-type="float" office:value="313664" calcext:value-type="float">
            <text:p>313664</text:p>
          </table:table-cell>
          <table:table-cell table:number-columns-repeated="3"/>
          <table:table-cell office:value-type="float" office:value="239716" calcext:value-type="float">
            <text:p>239716</text:p>
          </table:table-cell>
          <table:table-cell/>
          <table:table-cell office:value-type="float" office:value="1562436" calcext:value-type="float">
            <text:p>1562436</text:p>
          </table:table-cell>
          <table:table-cell/>
          <table:table-cell office:value-type="float" office:value="3791156" calcext:value-type="float">
            <text:p>3791156</text:p>
          </table:table-cell>
          <table:table-cell/>
          <table:table-cell office:value-type="float" office:value="4564786" calcext:value-type="float">
            <text:p>4564786</text:p>
          </table:table-cell>
          <table:table-cell/>
          <table:table-cell office:value-type="float" office:value="4564786" calcext:value-type="float">
            <text:p>4564786</text:p>
          </table:table-cell>
          <table:table-cell table:number-columns-repeated="22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29470" calcext:value-type="float">
            <text:p>229470</text:p>
          </table:table-cell>
          <table:table-cell table:number-columns-repeated="2"/>
          <table:table-cell office:value-type="float" office:value="335206" calcext:value-type="float">
            <text:p>335206</text:p>
          </table:table-cell>
          <table:table-cell table:number-columns-repeated="2"/>
          <table:table-cell office:value-type="float" office:value="369844" calcext:value-type="float">
            <text:p>369844</text:p>
          </table:table-cell>
          <table:table-cell table:number-columns-repeated="2"/>
          <table:table-cell office:value-type="float" office:value="374488" calcext:value-type="float">
            <text:p>374488</text:p>
          </table:table-cell>
          <table:table-cell table:number-columns-repeated="2"/>
          <table:table-cell office:value-type="float" office:value="363337" calcext:value-type="float">
            <text:p>363337</text:p>
          </table:table-cell>
          <table:table-cell table:number-columns-repeated="2"/>
          <table:table-cell office:value-type="float" office:value="359444" calcext:value-type="float">
            <text:p>359444</text:p>
          </table:table-cell>
          <table:table-cell table:number-columns-repeated="2"/>
          <table:table-cell office:value-type="float" office:value="324665" calcext:value-type="float">
            <text:p>324665</text:p>
          </table:table-cell>
          <table:table-cell table:number-columns-repeated="3"/>
          <table:table-cell office:value-type="float" office:value="357529" calcext:value-type="float">
            <text:p>357529</text:p>
          </table:table-cell>
          <table:table-cell table:number-columns-repeated="3"/>
          <table:table-cell office:value-type="float" office:value="351444" calcext:value-type="float">
            <text:p>351444</text:p>
          </table:table-cell>
          <table:table-cell/>
          <table:table-cell office:value-type="float" office:value="1562436" calcext:value-type="float">
            <text:p>1562436</text:p>
          </table:table-cell>
          <table:table-cell/>
          <table:table-cell office:value-type="float" office:value="2662899" calcext:value-type="float">
            <text:p>2662899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5735102" calcext:value-type="float">
            <text:p>5735102</text:p>
          </table:table-cell>
          <table:table-cell table:number-columns-repeated="22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0786" calcext:value-type="float">
            <text:p>100786</text:p>
          </table:table-cell>
          <table:table-cell table:number-columns-repeated="2"/>
          <table:table-cell office:value-type="float" office:value="126239" calcext:value-type="float">
            <text:p>126239</text:p>
          </table:table-cell>
          <table:table-cell table:number-columns-repeated="3"/>
          <table:table-cell office:value-type="float" office:value="56812" calcext:value-type="float">
            <text:p>56812</text:p>
          </table:table-cell>
          <table:table-cell table:number-columns-repeated="3"/>
          <table:table-cell office:value-type="float" office:value="70448" calcext:value-type="float">
            <text:p>70448</text:p>
          </table:table-cell>
          <table:table-cell table:number-columns-repeated="3"/>
          <table:table-cell office:value-type="float" office:value="43039" calcext:value-type="float">
            <text:p>43039</text:p>
          </table:table-cell>
          <table:table-cell table:number-columns-repeated="2"/>
          <table:table-cell office:value-type="float" office:value="118206" calcext:value-type="float">
            <text:p>118206</text:p>
          </table:table-cell>
          <table:table-cell table:number-columns-repeated="3"/>
          <table:table-cell office:value-type="float" office:value="44833" calcext:value-type="float">
            <text:p>44833</text:p>
          </table:table-cell>
          <table:table-cell table:number-columns-repeated="3"/>
          <table:table-cell office:value-type="float" office:value="116893" calcext:value-type="float">
            <text:p>116893</text:p>
          </table:table-cell>
          <table:table-cell table:number-columns-repeated="4"/>
          <table:table-cell office:value-type="float" office:value="51136" calcext:value-type="float">
            <text:p>51136</text:p>
          </table:table-cell>
          <table:table-cell table:number-columns-repeated="2"/>
          <table:table-cell office:value-type="float" office:value="805138" calcext:value-type="float">
            <text:p>805138</text:p>
          </table:table-cell>
          <table:table-cell table:number-columns-repeated="2"/>
          <table:table-cell office:value-type="float" office:value="976473" calcext:value-type="float">
            <text:p>976473</text:p>
          </table:table-cell>
          <table:table-cell/>
          <table:table-cell office:value-type="float" office:value="1349580" calcext:value-type="float">
            <text:p>1349580</text:p>
          </table:table-cell>
          <table:table-cell/>
          <table:table-cell office:value-type="float" office:value="1294270" calcext:value-type="float">
            <text:p>1294270</text:p>
          </table:table-cell>
          <table:table-cell table:number-columns-repeated="15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6121" calcext:value-type="float">
            <text:p>156121</text:p>
          </table:table-cell>
          <table:table-cell table:number-columns-repeated="2"/>
          <table:table-cell office:value-type="float" office:value="194814" calcext:value-type="float">
            <text:p>194814</text:p>
          </table:table-cell>
          <table:table-cell table:number-columns-repeated="3"/>
          <table:table-cell office:value-type="float" office:value="70875" calcext:value-type="float">
            <text:p>70875</text:p>
          </table:table-cell>
          <table:table-cell table:number-columns-repeated="3"/>
          <table:table-cell office:value-type="float" office:value="70098" calcext:value-type="float">
            <text:p>70098</text:p>
          </table:table-cell>
          <table:table-cell table:number-columns-repeated="3"/>
          <table:table-cell office:value-type="float" office:value="66078" calcext:value-type="float">
            <text:p>66078</text:p>
          </table:table-cell>
          <table:table-cell table:number-columns-repeated="2"/>
          <table:table-cell office:value-type="float" office:value="182621" calcext:value-type="float">
            <text:p>182621</text:p>
          </table:table-cell>
          <table:table-cell table:number-columns-repeated="3"/>
          <table:table-cell office:value-type="float" office:value="67186" calcext:value-type="float">
            <text:p>67186</text:p>
          </table:table-cell>
          <table:table-cell table:number-columns-repeated="3"/>
          <table:table-cell office:value-type="float" office:value="184694" calcext:value-type="float">
            <text:p>184694</text:p>
          </table:table-cell>
          <table:table-cell table:number-columns-repeated="3"/>
          <table:table-cell office:value-type="float" office:value="112792" calcext:value-type="float">
            <text:p>112792</text:p>
          </table:table-cell>
          <table:table-cell/>
          <table:table-cell office:value-type="float" office:value="1175271" calcext:value-type="float">
            <text:p>1175271</text:p>
          </table:table-cell>
          <table:table-cell/>
          <table:table-cell office:value-type="float" office:value="1487977" calcext:value-type="float">
            <text:p>1487977</text:p>
          </table:table-cell>
          <table:table-cell/>
          <table:table-cell office:value-type="float" office:value="2248149" calcext:value-type="float">
            <text:p>2248149</text:p>
          </table:table-cell>
          <table:table-cell/>
          <table:table-cell office:value-type="float" office:value="2166499" calcext:value-type="float">
            <text:p>2166499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5454" calcext:value-type="float">
            <text:p>215454</text:p>
          </table:table-cell>
          <table:table-cell table:number-columns-repeated="2"/>
          <table:table-cell office:value-type="float" office:value="262296" calcext:value-type="float">
            <text:p>262296</text:p>
          </table:table-cell>
          <table:table-cell table:number-columns-repeated="2"/>
          <table:table-cell office:value-type="float" office:value="121003" calcext:value-type="float">
            <text:p>121003</text:p>
          </table:table-cell>
          <table:table-cell table:number-columns-repeated="2"/>
          <table:table-cell office:value-type="float" office:value="135614" calcext:value-type="float">
            <text:p>135614</text:p>
          </table:table-cell>
          <table:table-cell table:number-columns-repeated="2"/>
          <table:table-cell office:value-type="float" office:value="155713" calcext:value-type="float">
            <text:p>155713</text:p>
          </table:table-cell>
          <table:table-cell table:number-columns-repeated="2"/>
          <table:table-cell office:value-type="float" office:value="247542" calcext:value-type="float">
            <text:p>247542</text:p>
          </table:table-cell>
          <table:table-cell table:number-columns-repeated="3"/>
          <table:table-cell office:value-type="float" office:value="75288" calcext:value-type="float">
            <text:p>75288</text:p>
          </table:table-cell>
          <table:table-cell table:number-columns-repeated="3"/>
          <table:table-cell office:value-type="float" office:value="248573" calcext:value-type="float">
            <text:p>248573</text:p>
          </table:table-cell>
          <table:table-cell table:number-columns-repeated="3"/>
          <table:table-cell office:value-type="float" office:value="164140" calcext:value-type="float">
            <text:p>164140</text:p>
          </table:table-cell>
          <table:table-cell/>
          <table:table-cell office:value-type="float" office:value="1684006" calcext:value-type="float">
            <text:p>1684006</text:p>
          </table:table-cell>
          <table:table-cell/>
          <table:table-cell office:value-type="float" office:value="2098744" calcext:value-type="float">
            <text:p>2098744</text:p>
          </table:table-cell>
          <table:table-cell/>
          <table:table-cell office:value-type="float" office:value="3560017" calcext:value-type="float">
            <text:p>3560017</text:p>
          </table:table-cell>
          <table:table-cell/>
          <table:table-cell office:value-type="float" office:value="2843510" calcext:value-type="float">
            <text:p>2843510</text:p>
          </table:table-cell>
          <table:table-cell table:number-columns-repeated="22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59633" calcext:value-type="float">
            <text:p>259633</text:p>
          </table:table-cell>
          <table:table-cell table:number-columns-repeated="2"/>
          <table:table-cell office:value-type="float" office:value="321709" calcext:value-type="float">
            <text:p>321709</text:p>
          </table:table-cell>
          <table:table-cell table:number-columns-repeated="2"/>
          <table:table-cell office:value-type="float" office:value="224181" calcext:value-type="float">
            <text:p>224181</text:p>
          </table:table-cell>
          <table:table-cell table:number-columns-repeated="2"/>
          <table:table-cell office:value-type="float" office:value="291017" calcext:value-type="float">
            <text:p>291017</text:p>
          </table:table-cell>
          <table:table-cell table:number-columns-repeated="2"/>
          <table:table-cell office:value-type="float" office:value="281998" calcext:value-type="float">
            <text:p>281998</text:p>
          </table:table-cell>
          <table:table-cell table:number-columns-repeated="2"/>
          <table:table-cell office:value-type="float" office:value="246632" calcext:value-type="float">
            <text:p>246632</text:p>
          </table:table-cell>
          <table:table-cell table:number-columns-repeated="2"/>
          <table:table-cell office:value-type="float" office:value="202837" calcext:value-type="float">
            <text:p>202837</text:p>
          </table:table-cell>
          <table:table-cell table:number-columns-repeated="3"/>
          <table:table-cell office:value-type="float" office:value="315286" calcext:value-type="float">
            <text:p>315286</text:p>
          </table:table-cell>
          <table:table-cell table:number-columns-repeated="3"/>
          <table:table-cell office:value-type="float" office:value="257516" calcext:value-type="float">
            <text:p>257516</text:p>
          </table:table-cell>
          <table:table-cell/>
          <table:table-cell office:value-type="float" office:value="2286447" calcext:value-type="float">
            <text:p>2286447</text:p>
          </table:table-cell>
          <table:table-cell/>
          <table:table-cell office:value-type="float" office:value="2858650" calcext:value-type="float">
            <text:p>2858650</text:p>
          </table:table-cell>
          <table:table-cell/>
          <table:table-cell office:value-type="float" office:value="4759253" calcext:value-type="float">
            <text:p>4759253</text:p>
          </table:table-cell>
          <table:table-cell/>
          <table:table-cell office:value-type="float" office:value="4557257" calcext:value-type="float">
            <text:p>4557257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74641" calcext:value-type="float">
            <text:p>274641</text:p>
          </table:table-cell>
          <table:table-cell table:number-columns-repeated="2"/>
          <table:table-cell office:value-type="float" office:value="327399" calcext:value-type="float">
            <text:p>327399</text:p>
          </table:table-cell>
          <table:table-cell table:number-columns-repeated="2"/>
          <table:table-cell office:value-type="float" office:value="349797" calcext:value-type="float">
            <text:p>349797</text:p>
          </table:table-cell>
          <table:table-cell table:number-columns-repeated="2"/>
          <table:table-cell office:value-type="float" office:value="359398" calcext:value-type="float">
            <text:p>359398</text:p>
          </table:table-cell>
          <table:table-cell table:number-columns-repeated="2"/>
          <table:table-cell office:value-type="float" office:value="307696" calcext:value-type="float">
            <text:p>307696</text:p>
          </table:table-cell>
          <table:table-cell table:number-columns-repeated="2"/>
          <table:table-cell office:value-type="float" office:value="357721" calcext:value-type="float">
            <text:p>357721</text:p>
          </table:table-cell>
          <table:table-cell table:number-columns-repeated="2"/>
          <table:table-cell office:value-type="float" office:value="301138" calcext:value-type="float">
            <text:p>301138</text:p>
          </table:table-cell>
          <table:table-cell table:number-columns-repeated="3"/>
          <table:table-cell office:value-type="float" office:value="349797" calcext:value-type="float">
            <text:p>349797</text:p>
          </table:table-cell>
          <table:table-cell table:number-columns-repeated="3"/>
          <table:table-cell office:value-type="float" office:value="345965" calcext:value-type="float">
            <text:p>345965</text:p>
          </table:table-cell>
          <table:table-cell/>
          <table:table-cell office:value-type="float" office:value="1637771" calcext:value-type="float">
            <text:p>1637771</text:p>
          </table:table-cell>
          <table:table-cell/>
          <table:table-cell office:value-type="float" office:value="4557257" calcext:value-type="float">
            <text:p>4557257</text:p>
          </table:table-cell>
          <table:table-cell/>
          <table:table-cell office:value-type="float" office:value="5784891" calcext:value-type="float">
            <text:p>5784891</text:p>
          </table:table-cell>
          <table:table-cell/>
          <table:table-cell office:value-type="float" office:value="5847904" calcext:value-type="float">
            <text:p>5847904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16934" calcext:value-type="float">
            <text:p>216934</text:p>
          </table:table-cell>
          <table:table-cell table:number-columns-repeated="2"/>
          <table:table-cell office:value-type="float" office:value="319033" calcext:value-type="float">
            <text:p>319033</text:p>
          </table:table-cell>
          <table:table-cell table:number-columns-repeated="2"/>
          <table:table-cell office:value-type="float" office:value="329205" calcext:value-type="float">
            <text:p>329205</text:p>
          </table:table-cell>
          <table:table-cell table:number-columns-repeated="2"/>
          <table:table-cell office:value-type="float" office:value="330625" calcext:value-type="float">
            <text:p>330625</text:p>
          </table:table-cell>
          <table:table-cell table:number-columns-repeated="2"/>
          <table:table-cell office:value-type="float" office:value="329812" calcext:value-type="float">
            <text:p>329812</text:p>
          </table:table-cell>
          <table:table-cell table:number-columns-repeated="2"/>
          <table:table-cell office:value-type="float" office:value="310006" calcext:value-type="float">
            <text:p>310006</text:p>
          </table:table-cell>
          <table:table-cell table:number-columns-repeated="2"/>
          <table:table-cell office:value-type="float" office:value="325809" calcext:value-type="float">
            <text:p>325809</text:p>
          </table:table-cell>
          <table:table-cell table:number-columns-repeated="3"/>
          <table:table-cell office:value-type="float" office:value="322482" calcext:value-type="float">
            <text:p>322482</text:p>
          </table:table-cell>
          <table:table-cell table:number-columns-repeated="3"/>
          <table:table-cell office:value-type="float" office:value="336848" calcext:value-type="float">
            <text:p>336848</text:p>
          </table:table-cell>
          <table:table-cell/>
          <table:table-cell office:value-type="float" office:value="2004703" calcext:value-type="float">
            <text:p>2004703</text:p>
          </table:table-cell>
          <table:table-cell/>
          <table:table-cell office:value-type="float" office:value="2608629" calcext:value-type="float">
            <text:p>2608629</text:p>
          </table:table-cell>
          <table:table-cell/>
          <table:table-cell office:value-type="float" office:value="6727225" calcext:value-type="float">
            <text:p>6727225</text:p>
          </table:table-cell>
          <table:table-cell/>
          <table:table-cell office:value-type="float" office:value="6406138" calcext:value-type="float">
            <text:p>6406138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1787" calcext:value-type="float">
            <text:p>101787</text:p>
          </table:table-cell>
          <table:table-cell table:number-columns-repeated="2"/>
          <table:table-cell office:value-type="float" office:value="126102" calcext:value-type="float">
            <text:p>126102</text:p>
          </table:table-cell>
          <table:table-cell table:number-columns-repeated="3"/>
          <table:table-cell office:value-type="float" office:value="64339" calcext:value-type="float">
            <text:p>64339</text:p>
          </table:table-cell>
          <table:table-cell table:number-columns-repeated="3"/>
          <table:table-cell office:value-type="float" office:value="51036" calcext:value-type="float">
            <text:p>51036</text:p>
          </table:table-cell>
          <table:table-cell table:number-columns-repeated="3"/>
          <table:table-cell office:value-type="float" office:value="38665" calcext:value-type="float">
            <text:p>38665</text:p>
          </table:table-cell>
          <table:table-cell table:number-columns-repeated="2"/>
          <table:table-cell office:value-type="float" office:value="112577" calcext:value-type="float">
            <text:p>112577</text:p>
          </table:table-cell>
          <table:table-cell table:number-columns-repeated="3"/>
          <table:table-cell office:value-type="float" office:value="49354" calcext:value-type="float">
            <text:p>49354</text:p>
          </table:table-cell>
          <table:table-cell table:number-columns-repeated="3"/>
          <table:table-cell office:value-type="float" office:value="118360" calcext:value-type="float">
            <text:p>118360</text:p>
          </table:table-cell>
          <table:table-cell table:number-columns-repeated="4"/>
          <table:table-cell office:value-type="float" office:value="27306" calcext:value-type="float">
            <text:p>27306</text:p>
          </table:table-cell>
          <table:table-cell table:number-columns-repeated="2"/>
          <table:table-cell office:value-type="float" office:value="842278" calcext:value-type="float">
            <text:p>842278</text:p>
          </table:table-cell>
          <table:table-cell table:number-columns-repeated="2"/>
          <table:table-cell office:value-type="float" office:value="965763" calcext:value-type="float">
            <text:p>965763</text:p>
          </table:table-cell>
          <table:table-cell/>
          <table:table-cell office:value-type="float" office:value="1354356" calcext:value-type="float">
            <text:p>1354356</text:p>
          </table:table-cell>
          <table:table-cell/>
          <table:table-cell office:value-type="float" office:value="1280084" calcext:value-type="float">
            <text:p>1280084</text:p>
          </table:table-cell>
          <table:table-cell table:number-columns-repeated="15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2643" calcext:value-type="float">
            <text:p>162643</text:p>
          </table:table-cell>
          <table:table-cell table:number-columns-repeated="2"/>
          <table:table-cell office:value-type="float" office:value="191063" calcext:value-type="float">
            <text:p>191063</text:p>
          </table:table-cell>
          <table:table-cell table:number-columns-repeated="3"/>
          <table:table-cell office:value-type="float" office:value="91986" calcext:value-type="float">
            <text:p>91986</text:p>
          </table:table-cell>
          <table:table-cell table:number-columns-repeated="3"/>
          <table:table-cell office:value-type="float" office:value="93975" calcext:value-type="float">
            <text:p>93975</text:p>
          </table:table-cell>
          <table:table-cell table:number-columns-repeated="3"/>
          <table:table-cell office:value-type="float" office:value="73666" calcext:value-type="float">
            <text:p>73666</text:p>
          </table:table-cell>
          <table:table-cell table:number-columns-repeated="2"/>
          <table:table-cell office:value-type="float" office:value="182336" calcext:value-type="float">
            <text:p>182336</text:p>
          </table:table-cell>
          <table:table-cell table:number-columns-repeated="3"/>
          <table:table-cell office:value-type="float" office:value="73228" calcext:value-type="float">
            <text:p>73228</text:p>
          </table:table-cell>
          <table:table-cell table:number-columns-repeated="3"/>
          <table:table-cell office:value-type="float" office:value="180679" calcext:value-type="float">
            <text:p>180679</text:p>
          </table:table-cell>
          <table:table-cell table:number-columns-repeated="4"/>
          <table:table-cell office:value-type="float" office:value="50422" calcext:value-type="float">
            <text:p>50422</text:p>
          </table:table-cell>
          <table:table-cell/>
          <table:table-cell office:value-type="float" office:value="1213534" calcext:value-type="float">
            <text:p>1213534</text:p>
          </table:table-cell>
          <table:table-cell/>
          <table:table-cell office:value-type="float" office:value="1463250" calcext:value-type="float">
            <text:p>1463250</text:p>
          </table:table-cell>
          <table:table-cell/>
          <table:table-cell office:value-type="float" office:value="2325094" calcext:value-type="float">
            <text:p>2325094</text:p>
          </table:table-cell>
          <table:table-cell/>
          <table:table-cell office:value-type="float" office:value="2187712" calcext:value-type="float">
            <text:p>2187712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5537" calcext:value-type="float">
            <text:p>225537</text:p>
          </table:table-cell>
          <table:table-cell table:number-columns-repeated="2"/>
          <table:table-cell office:value-type="float" office:value="258309" calcext:value-type="float">
            <text:p>258309</text:p>
          </table:table-cell>
          <table:table-cell table:number-columns-repeated="3"/>
          <table:table-cell office:value-type="float" office:value="87014" calcext:value-type="float">
            <text:p>87014</text:p>
          </table:table-cell>
          <table:table-cell table:number-columns-repeated="3"/>
          <table:table-cell office:value-type="float" office:value="86197" calcext:value-type="float">
            <text:p>86197</text:p>
          </table:table-cell>
          <table:table-cell table:number-columns-repeated="3"/>
          <table:table-cell office:value-type="float" office:value="80023" calcext:value-type="float">
            <text:p>80023</text:p>
          </table:table-cell>
          <table:table-cell table:number-columns-repeated="2"/>
          <table:table-cell office:value-type="float" office:value="252716" calcext:value-type="float">
            <text:p>252716</text:p>
          </table:table-cell>
          <table:table-cell table:number-columns-repeated="2"/>
          <table:table-cell office:value-type="float" office:value="113722" calcext:value-type="float">
            <text:p>113722</text:p>
          </table:table-cell>
          <table:table-cell table:number-columns-repeated="3"/>
          <table:table-cell office:value-type="float" office:value="249254" calcext:value-type="float">
            <text:p>249254</text:p>
          </table:table-cell>
          <table:table-cell table:number-columns-repeated="3"/>
          <table:table-cell office:value-type="float" office:value="165680" calcext:value-type="float">
            <text:p>165680</text:p>
          </table:table-cell>
          <table:table-cell/>
          <table:table-cell office:value-type="float" office:value="1437779" calcext:value-type="float">
            <text:p>1437779</text:p>
          </table:table-cell>
          <table:table-cell/>
          <table:table-cell office:value-type="float" office:value="1985448" calcext:value-type="float">
            <text:p>1985448</text:p>
          </table:table-cell>
          <table:table-cell/>
          <table:table-cell office:value-type="float" office:value="3557725" calcext:value-type="float">
            <text:p>3557725</text:p>
          </table:table-cell>
          <table:table-cell/>
          <table:table-cell office:value-type="float" office:value="3275543" calcext:value-type="float">
            <text:p>3275543</text:p>
          </table:table-cell>
          <table:table-cell table:number-columns-repeated="20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77969" calcext:value-type="float">
            <text:p>277969</text:p>
          </table:table-cell>
          <table:table-cell table:number-columns-repeated="2"/>
          <table:table-cell office:value-type="float" office:value="320825" calcext:value-type="float">
            <text:p>320825</text:p>
          </table:table-cell>
          <table:table-cell table:number-columns-repeated="2"/>
          <table:table-cell office:value-type="float" office:value="176202" calcext:value-type="float">
            <text:p>176202</text:p>
          </table:table-cell>
          <table:table-cell table:number-columns-repeated="2"/>
          <table:table-cell office:value-type="float" office:value="181167" calcext:value-type="float">
            <text:p>181167</text:p>
          </table:table-cell>
          <table:table-cell table:number-columns-repeated="2"/>
          <table:table-cell office:value-type="float" office:value="187953" calcext:value-type="float">
            <text:p>187953</text:p>
          </table:table-cell>
          <table:table-cell table:number-columns-repeated="2"/>
          <table:table-cell office:value-type="float" office:value="310347" calcext:value-type="float">
            <text:p>310347</text:p>
          </table:table-cell>
          <table:table-cell table:number-columns-repeated="2"/>
          <table:table-cell office:value-type="float" office:value="183803" calcext:value-type="float">
            <text:p>183803</text:p>
          </table:table-cell>
          <table:table-cell table:number-columns-repeated="3"/>
          <table:table-cell office:value-type="float" office:value="311789" calcext:value-type="float">
            <text:p>311789</text:p>
          </table:table-cell>
          <table:table-cell table:number-columns-repeated="3"/>
          <table:table-cell office:value-type="float" office:value="266714" calcext:value-type="float">
            <text:p>266714</text:p>
          </table:table-cell>
          <table:table-cell/>
          <table:table-cell office:value-type="float" office:value="2000242" calcext:value-type="float">
            <text:p>2000242</text:p>
          </table:table-cell>
          <table:table-cell/>
          <table:table-cell office:value-type="float" office:value="2371308" calcext:value-type="float">
            <text:p>2371308</text:p>
          </table:table-cell>
          <table:table-cell/>
          <table:table-cell office:value-type="float" office:value="5117791" calcext:value-type="float">
            <text:p>5117791</text:p>
          </table:table-cell>
          <table:table-cell/>
          <table:table-cell office:value-type="float" office:value="4652146" calcext:value-type="float">
            <text:p>4652146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05143" calcext:value-type="float">
            <text:p>305143</text:p>
          </table:table-cell>
          <table:table-cell table:number-columns-repeated="2"/>
          <table:table-cell office:value-type="float" office:value="364622" calcext:value-type="float">
            <text:p>364622</text:p>
          </table:table-cell>
          <table:table-cell table:number-columns-repeated="2"/>
          <table:table-cell office:value-type="float" office:value="280657" calcext:value-type="float">
            <text:p>280657</text:p>
          </table:table-cell>
          <table:table-cell table:number-columns-repeated="2"/>
          <table:table-cell office:value-type="float" office:value="280951" calcext:value-type="float">
            <text:p>280951</text:p>
          </table:table-cell>
          <table:table-cell table:number-columns-repeated="2"/>
          <table:table-cell office:value-type="float" office:value="260124" calcext:value-type="float">
            <text:p>260124</text:p>
          </table:table-cell>
          <table:table-cell table:number-columns-repeated="2"/>
          <table:table-cell office:value-type="float" office:value="354509" calcext:value-type="float">
            <text:p>354509</text:p>
          </table:table-cell>
          <table:table-cell table:number-columns-repeated="2"/>
          <table:table-cell office:value-type="float" office:value="162446" calcext:value-type="float">
            <text:p>162446</text:p>
          </table:table-cell>
          <table:table-cell table:number-columns-repeated="3"/>
          <table:table-cell office:value-type="float" office:value="353576" calcext:value-type="float">
            <text:p>353576</text:p>
          </table:table-cell>
          <table:table-cell table:number-columns-repeated="3"/>
          <table:table-cell office:value-type="float" office:value="358534" calcext:value-type="float">
            <text:p>358534</text:p>
          </table:table-cell>
          <table:table-cell/>
          <table:table-cell office:value-type="float" office:value="2350543" calcext:value-type="float">
            <text:p>2350543</text:p>
          </table:table-cell>
          <table:table-cell/>
          <table:table-cell office:value-type="float" office:value="3159869" calcext:value-type="float">
            <text:p>3159869</text:p>
          </table:table-cell>
          <table:table-cell/>
          <table:table-cell office:value-type="float" office:value="6398720" calcext:value-type="float">
            <text:p>6398720</text:p>
          </table:table-cell>
          <table:table-cell/>
          <table:table-cell office:value-type="float" office:value="5428265" calcext:value-type="float">
            <text:p>5428265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83174" calcext:value-type="float">
            <text:p>283174</text:p>
          </table:table-cell>
          <table:table-cell table:number-columns-repeated="2"/>
          <table:table-cell office:value-type="float" office:value="321594" calcext:value-type="float">
            <text:p>321594</text:p>
          </table:table-cell>
          <table:table-cell table:number-columns-repeated="2"/>
          <table:table-cell office:value-type="float" office:value="297616" calcext:value-type="float">
            <text:p>297616</text:p>
          </table:table-cell>
          <table:table-cell table:number-columns-repeated="2"/>
          <table:table-cell office:value-type="float" office:value="446684" calcext:value-type="float">
            <text:p>446684</text:p>
          </table:table-cell>
          <table:table-cell table:number-columns-repeated="2"/>
          <table:table-cell office:value-type="float" office:value="465466" calcext:value-type="float">
            <text:p>465466</text:p>
          </table:table-cell>
          <table:table-cell table:number-columns-repeated="2"/>
          <table:table-cell office:value-type="float" office:value="351607" calcext:value-type="float">
            <text:p>351607</text:p>
          </table:table-cell>
          <table:table-cell table:number-columns-repeated="2"/>
          <table:table-cell office:value-type="float" office:value="338633" calcext:value-type="float">
            <text:p>338633</text:p>
          </table:table-cell>
          <table:table-cell table:number-columns-repeated="3"/>
          <table:table-cell office:value-type="float" office:value="321209" calcext:value-type="float">
            <text:p>321209</text:p>
          </table:table-cell>
          <table:table-cell table:number-columns-repeated="3"/>
          <table:table-cell office:value-type="float" office:value="346390" calcext:value-type="float">
            <text:p>346390</text:p>
          </table:table-cell>
          <table:table-cell/>
          <table:table-cell office:value-type="float" office:value="1652404" calcext:value-type="float">
            <text:p>1652404</text:p>
          </table:table-cell>
          <table:table-cell/>
          <table:table-cell office:value-type="float" office:value="4572895" calcext:value-type="float">
            <text:p>4572895</text:p>
          </table:table-cell>
          <table:table-cell/>
          <table:table-cell office:value-type="float" office:value="6107548" calcext:value-type="float">
            <text:p>6107548</text:p>
          </table:table-cell>
          <table:table-cell/>
          <table:table-cell office:value-type="float" office:value="6073004" calcext:value-type="float">
            <text:p>6073004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75898" calcext:value-type="float">
            <text:p>275898</text:p>
          </table:table-cell>
          <table:table-cell table:number-columns-repeated="2"/>
          <table:table-cell office:value-type="float" office:value="393195" calcext:value-type="float">
            <text:p>393195</text:p>
          </table:table-cell>
          <table:table-cell table:number-columns-repeated="2"/>
          <table:table-cell office:value-type="float" office:value="293227" calcext:value-type="float">
            <text:p>293227</text:p>
          </table:table-cell>
          <table:table-cell table:number-columns-repeated="2"/>
          <table:table-cell office:value-type="float" office:value="298029" calcext:value-type="float">
            <text:p>298029</text:p>
          </table:table-cell>
          <table:table-cell table:number-columns-repeated="2"/>
          <table:table-cell office:value-type="float" office:value="294918" calcext:value-type="float">
            <text:p>294918</text:p>
          </table:table-cell>
          <table:table-cell table:number-columns-repeated="2"/>
          <table:table-cell office:value-type="float" office:value="352184" calcext:value-type="float">
            <text:p>352184</text:p>
          </table:table-cell>
          <table:table-cell table:number-columns-repeated="2"/>
          <table:table-cell office:value-type="float" office:value="365242" calcext:value-type="float">
            <text:p>365242</text:p>
          </table:table-cell>
          <table:table-cell table:number-columns-repeated="3"/>
          <table:table-cell office:value-type="float" office:value="360581" calcext:value-type="float">
            <text:p>360581</text:p>
          </table:table-cell>
          <table:table-cell table:number-columns-repeated="3"/>
          <table:table-cell office:value-type="float" office:value="394496" calcext:value-type="float">
            <text:p>394496</text:p>
          </table:table-cell>
          <table:table-cell/>
          <table:table-cell office:value-type="float" office:value="2330140" calcext:value-type="float">
            <text:p>2330140</text:p>
          </table:table-cell>
          <table:table-cell/>
          <table:table-cell office:value-type="float" office:value="2783115" calcext:value-type="float">
            <text:p>2783115</text:p>
          </table:table-cell>
          <table:table-cell/>
          <table:table-cell office:value-type="float" office:value="7314033" calcext:value-type="float">
            <text:p>7314033</text:p>
          </table:table-cell>
          <table:table-cell/>
          <table:table-cell office:value-type="float" office:value="6719046" calcext:value-type="float">
            <text:p>6719046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5373" calcext:value-type="float">
            <text:p>105373</text:p>
          </table:table-cell>
          <table:table-cell table:number-columns-repeated="2"/>
          <table:table-cell office:value-type="float" office:value="126294" calcext:value-type="float">
            <text:p>126294</text:p>
          </table:table-cell>
          <table:table-cell table:number-columns-repeated="3"/>
          <table:table-cell office:value-type="float" office:value="38426" calcext:value-type="float">
            <text:p>38426</text:p>
          </table:table-cell>
          <table:table-cell table:number-columns-repeated="3"/>
          <table:table-cell office:value-type="float" office:value="36610" calcext:value-type="float">
            <text:p>36610</text:p>
          </table:table-cell>
          <table:table-cell table:number-columns-repeated="3"/>
          <table:table-cell office:value-type="float" office:value="32719" calcext:value-type="float">
            <text:p>32719</text:p>
          </table:table-cell>
          <table:table-cell table:number-columns-repeated="2"/>
          <table:table-cell office:value-type="float" office:value="118489" calcext:value-type="float">
            <text:p>118489</text:p>
          </table:table-cell>
          <table:table-cell table:number-columns-repeated="3"/>
          <table:table-cell office:value-type="float" office:value="28027" calcext:value-type="float">
            <text:p>28027</text:p>
          </table:table-cell>
          <table:table-cell table:number-columns-repeated="3"/>
          <table:table-cell office:value-type="float" office:value="118659" calcext:value-type="float">
            <text:p>118659</text:p>
          </table:table-cell>
          <table:table-cell table:number-columns-repeated="4"/>
          <table:table-cell office:value-type="float" office:value="26817" calcext:value-type="float">
            <text:p>26817</text:p>
          </table:table-cell>
          <table:table-cell table:number-columns-repeated="2"/>
          <table:table-cell office:value-type="float" office:value="841884" calcext:value-type="float">
            <text:p>841884</text:p>
          </table:table-cell>
          <table:table-cell table:number-columns-repeated="2"/>
          <table:table-cell office:value-type="float" office:value="971797" calcext:value-type="float">
            <text:p>971797</text:p>
          </table:table-cell>
          <table:table-cell/>
          <table:table-cell office:value-type="float" office:value="1350783" calcext:value-type="float">
            <text:p>1350783</text:p>
          </table:table-cell>
          <table:table-cell/>
          <table:table-cell office:value-type="float" office:value="1299295" calcext:value-type="float">
            <text:p>1299295</text:p>
          </table:table-cell>
          <table:table-cell table:number-columns-repeated="15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5422" calcext:value-type="float">
            <text:p>165422</text:p>
          </table:table-cell>
          <table:table-cell table:number-columns-repeated="2"/>
          <table:table-cell office:value-type="float" office:value="192706" calcext:value-type="float">
            <text:p>192706</text:p>
          </table:table-cell>
          <table:table-cell table:number-columns-repeated="3"/>
          <table:table-cell office:value-type="float" office:value="98369" calcext:value-type="float">
            <text:p>98369</text:p>
          </table:table-cell>
          <table:table-cell table:number-columns-repeated="2"/>
          <table:table-cell office:value-type="float" office:value="124392" calcext:value-type="float">
            <text:p>124392</text:p>
          </table:table-cell>
          <table:table-cell table:number-columns-repeated="3"/>
          <table:table-cell office:value-type="float" office:value="68605" calcext:value-type="float">
            <text:p>68605</text:p>
          </table:table-cell>
          <table:table-cell table:number-columns-repeated="2"/>
          <table:table-cell office:value-type="float" office:value="183376" calcext:value-type="float">
            <text:p>183376</text:p>
          </table:table-cell>
          <table:table-cell table:number-columns-repeated="3"/>
          <table:table-cell office:value-type="float" office:value="62906" calcext:value-type="float">
            <text:p>62906</text:p>
          </table:table-cell>
          <table:table-cell table:number-columns-repeated="3"/>
          <table:table-cell office:value-type="float" office:value="182333" calcext:value-type="float">
            <text:p>182333</text:p>
          </table:table-cell>
          <table:table-cell table:number-columns-repeated="4"/>
          <table:table-cell office:value-type="float" office:value="49269" calcext:value-type="float">
            <text:p>49269</text:p>
          </table:table-cell>
          <table:table-cell/>
          <table:table-cell office:value-type="float" office:value="1193175" calcext:value-type="float">
            <text:p>1193175</text:p>
          </table:table-cell>
          <table:table-cell/>
          <table:table-cell office:value-type="float" office:value="1438555" calcext:value-type="float">
            <text:p>1438555</text:p>
          </table:table-cell>
          <table:table-cell/>
          <table:table-cell office:value-type="float" office:value="2307123" calcext:value-type="float">
            <text:p>2307123</text:p>
          </table:table-cell>
          <table:table-cell/>
          <table:table-cell office:value-type="float" office:value="2198475" calcext:value-type="float">
            <text:p>2198475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9485" calcext:value-type="float">
            <text:p>229485</text:p>
          </table:table-cell>
          <table:table-cell table:number-columns-repeated="2"/>
          <table:table-cell office:value-type="float" office:value="259646" calcext:value-type="float">
            <text:p>259646</text:p>
          </table:table-cell>
          <table:table-cell table:number-columns-repeated="2"/>
          <table:table-cell office:value-type="float" office:value="112129" calcext:value-type="float">
            <text:p>112129</text:p>
          </table:table-cell>
          <table:table-cell table:number-columns-repeated="2"/>
          <table:table-cell office:value-type="float" office:value="102014" calcext:value-type="float">
            <text:p>102014</text:p>
          </table:table-cell>
          <table:table-cell table:number-columns-repeated="3"/>
          <table:table-cell office:value-type="float" office:value="87339" calcext:value-type="float">
            <text:p>87339</text:p>
          </table:table-cell>
          <table:table-cell table:number-columns-repeated="2"/>
          <table:table-cell office:value-type="float" office:value="251821" calcext:value-type="float">
            <text:p>251821</text:p>
          </table:table-cell>
          <table:table-cell table:number-columns-repeated="2"/>
          <table:table-cell office:value-type="float" office:value="101623" calcext:value-type="float">
            <text:p>101623</text:p>
          </table:table-cell>
          <table:table-cell table:number-columns-repeated="3"/>
          <table:table-cell office:value-type="float" office:value="250879" calcext:value-type="float">
            <text:p>250879</text:p>
          </table:table-cell>
          <table:table-cell table:number-columns-repeated="4"/>
          <table:table-cell office:value-type="float" office:value="82119" calcext:value-type="float">
            <text:p>82119</text:p>
          </table:table-cell>
          <table:table-cell/>
          <table:table-cell office:value-type="float" office:value="1476130" calcext:value-type="float">
            <text:p>1476130</text:p>
          </table:table-cell>
          <table:table-cell/>
          <table:table-cell office:value-type="float" office:value="1940253" calcext:value-type="float">
            <text:p>1940253</text:p>
          </table:table-cell>
          <table:table-cell/>
          <table:table-cell office:value-type="float" office:value="3388236" calcext:value-type="float">
            <text:p>3388236</text:p>
          </table:table-cell>
          <table:table-cell/>
          <table:table-cell office:value-type="float" office:value="3140488" calcext:value-type="float">
            <text:p>3140488</text:p>
          </table:table-cell>
          <table:table-cell table:number-columns-repeated="21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73084" calcext:value-type="float">
            <text:p>273084</text:p>
          </table:table-cell>
          <table:table-cell table:number-columns-repeated="2"/>
          <table:table-cell office:value-type="float" office:value="321008" calcext:value-type="float">
            <text:p>321008</text:p>
          </table:table-cell>
          <table:table-cell table:number-columns-repeated="2"/>
          <table:table-cell office:value-type="float" office:value="171294" calcext:value-type="float">
            <text:p>171294</text:p>
          </table:table-cell>
          <table:table-cell table:number-columns-repeated="2"/>
          <table:table-cell office:value-type="float" office:value="172963" calcext:value-type="float">
            <text:p>172963</text:p>
          </table:table-cell>
          <table:table-cell table:number-columns-repeated="2"/>
          <table:table-cell office:value-type="float" office:value="164724" calcext:value-type="float">
            <text:p>164724</text:p>
          </table:table-cell>
          <table:table-cell table:number-columns-repeated="2"/>
          <table:table-cell office:value-type="float" office:value="312007" calcext:value-type="float">
            <text:p>312007</text:p>
          </table:table-cell>
          <table:table-cell table:number-columns-repeated="2"/>
          <table:table-cell office:value-type="float" office:value="140931" calcext:value-type="float">
            <text:p>140931</text:p>
          </table:table-cell>
          <table:table-cell table:number-columns-repeated="3"/>
          <table:table-cell office:value-type="float" office:value="311418" calcext:value-type="float">
            <text:p>311418</text:p>
          </table:table-cell>
          <table:table-cell table:number-columns-repeated="3"/>
          <table:table-cell office:value-type="float" office:value="289425" calcext:value-type="float">
            <text:p>289425</text:p>
          </table:table-cell>
          <table:table-cell/>
          <table:table-cell office:value-type="float" office:value="1983258" calcext:value-type="float">
            <text:p>1983258</text:p>
          </table:table-cell>
          <table:table-cell/>
          <table:table-cell office:value-type="float" office:value="2427068" calcext:value-type="float">
            <text:p>2427068</text:p>
          </table:table-cell>
          <table:table-cell/>
          <table:table-cell office:value-type="float" office:value="4732165" calcext:value-type="float">
            <text:p>4732165</text:p>
          </table:table-cell>
          <table:table-cell/>
          <table:table-cell office:value-type="float" office:value="4420457" calcext:value-type="float">
            <text:p>4420457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22405" calcext:value-type="float">
            <text:p>322405</text:p>
          </table:table-cell>
          <table:table-cell table:number-columns-repeated="2"/>
          <table:table-cell office:value-type="float" office:value="361054" calcext:value-type="float">
            <text:p>361054</text:p>
          </table:table-cell>
          <table:table-cell table:number-columns-repeated="2"/>
          <table:table-cell office:value-type="float" office:value="186513" calcext:value-type="float">
            <text:p>186513</text:p>
          </table:table-cell>
          <table:table-cell table:number-columns-repeated="2"/>
          <table:table-cell office:value-type="float" office:value="182674" calcext:value-type="float">
            <text:p>182674</text:p>
          </table:table-cell>
          <table:table-cell table:number-columns-repeated="2"/>
          <table:table-cell office:value-type="float" office:value="182985" calcext:value-type="float">
            <text:p>182985</text:p>
          </table:table-cell>
          <table:table-cell table:number-columns-repeated="2"/>
          <table:table-cell office:value-type="float" office:value="352809" calcext:value-type="float">
            <text:p>352809</text:p>
          </table:table-cell>
          <table:table-cell table:number-columns-repeated="2"/>
          <table:table-cell office:value-type="float" office:value="297319" calcext:value-type="float">
            <text:p>297319</text:p>
          </table:table-cell>
          <table:table-cell table:number-columns-repeated="3"/>
          <table:table-cell office:value-type="float" office:value="357806" calcext:value-type="float">
            <text:p>357806</text:p>
          </table:table-cell>
          <table:table-cell table:number-columns-repeated="3"/>
          <table:table-cell office:value-type="float" office:value="341585" calcext:value-type="float">
            <text:p>341585</text:p>
          </table:table-cell>
          <table:table-cell/>
          <table:table-cell office:value-type="float" office:value="2205248" calcext:value-type="float">
            <text:p>2205248</text:p>
          </table:table-cell>
          <table:table-cell/>
          <table:table-cell office:value-type="float" office:value="2811557" calcext:value-type="float">
            <text:p>2811557</text:p>
          </table:table-cell>
          <table:table-cell/>
          <table:table-cell office:value-type="float" office:value="6395018" calcext:value-type="float">
            <text:p>6395018</text:p>
          </table:table-cell>
          <table:table-cell/>
          <table:table-cell office:value-type="float" office:value="5331314" calcext:value-type="float">
            <text:p>5331314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90247" calcext:value-type="float">
            <text:p>290247</text:p>
          </table:table-cell>
          <table:table-cell table:number-columns-repeated="2"/>
          <table:table-cell office:value-type="float" office:value="332437" calcext:value-type="float">
            <text:p>332437</text:p>
          </table:table-cell>
          <table:table-cell table:number-columns-repeated="2"/>
          <table:table-cell office:value-type="float" office:value="305308" calcext:value-type="float">
            <text:p>305308</text:p>
          </table:table-cell>
          <table:table-cell table:number-columns-repeated="2"/>
          <table:table-cell office:value-type="float" office:value="314520" calcext:value-type="float">
            <text:p>314520</text:p>
          </table:table-cell>
          <table:table-cell table:number-columns-repeated="2"/>
          <table:table-cell office:value-type="float" office:value="308245" calcext:value-type="float">
            <text:p>308245</text:p>
          </table:table-cell>
          <table:table-cell table:number-columns-repeated="2"/>
          <table:table-cell office:value-type="float" office:value="326523" calcext:value-type="float">
            <text:p>326523</text:p>
          </table:table-cell>
          <table:table-cell table:number-columns-repeated="2"/>
          <table:table-cell office:value-type="float" office:value="393830" calcext:value-type="float">
            <text:p>393830</text:p>
          </table:table-cell>
          <table:table-cell table:number-columns-repeated="3"/>
          <table:table-cell office:value-type="float" office:value="328874" calcext:value-type="float">
            <text:p>328874</text:p>
          </table:table-cell>
          <table:table-cell table:number-columns-repeated="3"/>
          <table:table-cell office:value-type="float" office:value="210624" calcext:value-type="float">
            <text:p>210624</text:p>
          </table:table-cell>
          <table:table-cell/>
          <table:table-cell office:value-type="float" office:value="2307123" calcext:value-type="float">
            <text:p>2307123</text:p>
          </table:table-cell>
          <table:table-cell/>
          <table:table-cell office:value-type="float" office:value="3393590" calcext:value-type="float">
            <text:p>3393590</text:p>
          </table:table-cell>
          <table:table-cell/>
          <table:table-cell office:value-type="float" office:value="7211022" calcext:value-type="float">
            <text:p>7211022</text:p>
          </table:table-cell>
          <table:table-cell/>
          <table:table-cell office:value-type="float" office:value="5870558" calcext:value-type="float">
            <text:p>5870558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00818" calcext:value-type="float">
            <text:p>300818</text:p>
          </table:table-cell>
          <table:table-cell table:number-columns-repeated="2"/>
          <table:table-cell office:value-type="float" office:value="372645" calcext:value-type="float">
            <text:p>372645</text:p>
          </table:table-cell>
          <table:table-cell table:number-columns-repeated="2"/>
          <table:table-cell office:value-type="float" office:value="616065" calcext:value-type="float">
            <text:p>616065</text:p>
          </table:table-cell>
          <table:table-cell table:number-columns-repeated="2"/>
          <table:table-cell office:value-type="float" office:value="629058" calcext:value-type="float">
            <text:p>629058</text:p>
          </table:table-cell>
          <table:table-cell table:number-columns-repeated="2"/>
          <table:table-cell office:value-type="float" office:value="693899" calcext:value-type="float">
            <text:p>693899</text:p>
          </table:table-cell>
          <table:table-cell table:number-columns-repeated="2"/>
          <table:table-cell office:value-type="float" office:value="359062" calcext:value-type="float">
            <text:p>359062</text:p>
          </table:table-cell>
          <table:table-cell table:number-columns-repeated="2"/>
          <table:table-cell office:value-type="float" office:value="418628" calcext:value-type="float">
            <text:p>418628</text:p>
          </table:table-cell>
          <table:table-cell table:number-columns-repeated="3"/>
          <table:table-cell office:value-type="float" office:value="376500" calcext:value-type="float">
            <text:p>376500</text:p>
          </table:table-cell>
          <table:table-cell table:number-columns-repeated="3"/>
          <table:table-cell office:value-type="float" office:value="395644" calcext:value-type="float">
            <text:p>395644</text:p>
          </table:table-cell>
          <table:table-cell/>
          <table:table-cell office:value-type="float" office:value="1667552" calcext:value-type="float">
            <text:p>1667552</text:p>
          </table:table-cell>
          <table:table-cell/>
          <table:table-cell office:value-type="float" office:value="4457157" calcext:value-type="float">
            <text:p>4457157</text:p>
          </table:table-cell>
          <table:table-cell/>
          <table:table-cell office:value-type="float" office:value="7620440" calcext:value-type="float">
            <text:p>7620440</text:p>
          </table:table-cell>
          <table:table-cell/>
          <table:table-cell office:value-type="float" office:value="6414119" calcext:value-type="float">
            <text:p>6414119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82088" calcext:value-type="float">
            <text:p>282088</text:p>
          </table:table-cell>
          <table:table-cell table:number-columns-repeated="2"/>
          <table:table-cell office:value-type="float" office:value="384660" calcext:value-type="float">
            <text:p>384660</text:p>
          </table:table-cell>
          <table:table-cell table:number-columns-repeated="2"/>
          <table:table-cell office:value-type="float" office:value="510964" calcext:value-type="float">
            <text:p>510964</text:p>
          </table:table-cell>
          <table:table-cell table:number-columns-repeated="2"/>
          <table:table-cell office:value-type="float" office:value="505432" calcext:value-type="float">
            <text:p>505432</text:p>
          </table:table-cell>
          <table:table-cell table:number-columns-repeated="2"/>
          <table:table-cell office:value-type="float" office:value="504956" calcext:value-type="float">
            <text:p>504956</text:p>
          </table:table-cell>
          <table:table-cell table:number-columns-repeated="2"/>
          <table:table-cell office:value-type="float" office:value="383218" calcext:value-type="float">
            <text:p>383218</text:p>
          </table:table-cell>
          <table:table-cell table:number-columns-repeated="2"/>
          <table:table-cell office:value-type="float" office:value="317214" calcext:value-type="float">
            <text:p>317214</text:p>
          </table:table-cell>
          <table:table-cell table:number-columns-repeated="3"/>
          <table:table-cell office:value-type="float" office:value="384936" calcext:value-type="float">
            <text:p>384936</text:p>
          </table:table-cell>
          <table:table-cell table:number-columns-repeated="3"/>
          <table:table-cell office:value-type="float" office:value="454705" calcext:value-type="float">
            <text:p>454705</text:p>
          </table:table-cell>
          <table:table-cell/>
          <table:table-cell office:value-type="float" office:value="2360376" calcext:value-type="float">
            <text:p>2360376</text:p>
          </table:table-cell>
          <table:table-cell/>
          <table:table-cell office:value-type="float" office:value="2942541" calcext:value-type="float">
            <text:p>2942541</text:p>
          </table:table-cell>
          <table:table-cell/>
          <table:table-cell office:value-type="float" office:value="7988981" calcext:value-type="float">
            <text:p>7988981</text:p>
          </table:table-cell>
          <table:table-cell/>
          <table:table-cell office:value-type="float" office:value="6551087" calcext:value-type="float">
            <text:p>6551087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5873" calcext:value-type="float">
            <text:p>105873</text:p>
          </table:table-cell>
          <table:table-cell table:number-columns-repeated="2"/>
          <table:table-cell office:value-type="float" office:value="127538" calcext:value-type="float">
            <text:p>127538</text:p>
          </table:table-cell>
          <table:table-cell table:number-columns-repeated="3"/>
          <table:table-cell office:value-type="float" office:value="34508" calcext:value-type="float">
            <text:p>34508</text:p>
          </table:table-cell>
          <table:table-cell table:number-columns-repeated="3"/>
          <table:table-cell office:value-type="float" office:value="33945" calcext:value-type="float">
            <text:p>33945</text:p>
          </table:table-cell>
          <table:table-cell table:number-columns-repeated="3"/>
          <table:table-cell office:value-type="float" office:value="28329" calcext:value-type="float">
            <text:p>28329</text:p>
          </table:table-cell>
          <table:table-cell table:number-columns-repeated="2"/>
          <table:table-cell office:value-type="float" office:value="118600" calcext:value-type="float">
            <text:p>118600</text:p>
          </table:table-cell>
          <table:table-cell table:number-columns-repeated="3"/>
          <table:table-cell office:value-type="float" office:value="34340" calcext:value-type="float">
            <text:p>34340</text:p>
          </table:table-cell>
          <table:table-cell table:number-columns-repeated="3"/>
          <table:table-cell office:value-type="float" office:value="117703" calcext:value-type="float">
            <text:p>117703</text:p>
          </table:table-cell>
          <table:table-cell table:number-columns-repeated="4"/>
          <table:table-cell office:value-type="float" office:value="30636" calcext:value-type="float">
            <text:p>30636</text:p>
          </table:table-cell>
          <table:table-cell table:number-columns-repeated="2"/>
          <table:table-cell office:value-type="float" office:value="839384" calcext:value-type="float">
            <text:p>839384</text:p>
          </table:table-cell>
          <table:table-cell table:number-columns-repeated="2"/>
          <table:table-cell office:value-type="float" office:value="973296" calcext:value-type="float">
            <text:p>973296</text:p>
          </table:table-cell>
          <table:table-cell/>
          <table:table-cell office:value-type="float" office:value="1334750" calcext:value-type="float">
            <text:p>1334750</text:p>
          </table:table-cell>
          <table:table-cell/>
          <table:table-cell office:value-type="float" office:value="1304348" calcext:value-type="float">
            <text:p>1304348</text:p>
          </table:table-cell>
          <table:table-cell table:number-columns-repeated="16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5135" calcext:value-type="float">
            <text:p>165135</text:p>
          </table:table-cell>
          <table:table-cell table:number-columns-repeated="2"/>
          <table:table-cell office:value-type="float" office:value="192843" calcext:value-type="float">
            <text:p>192843</text:p>
          </table:table-cell>
          <table:table-cell table:number-columns-repeated="3"/>
          <table:table-cell office:value-type="float" office:value="85992" calcext:value-type="float">
            <text:p>85992</text:p>
          </table:table-cell>
          <table:table-cell table:number-columns-repeated="3"/>
          <table:table-cell office:value-type="float" office:value="84971" calcext:value-type="float">
            <text:p>84971</text:p>
          </table:table-cell>
          <table:table-cell table:number-columns-repeated="3"/>
          <table:table-cell office:value-type="float" office:value="57385" calcext:value-type="float">
            <text:p>57385</text:p>
          </table:table-cell>
          <table:table-cell table:number-columns-repeated="2"/>
          <table:table-cell office:value-type="float" office:value="182502" calcext:value-type="float">
            <text:p>182502</text:p>
          </table:table-cell>
          <table:table-cell table:number-columns-repeated="3"/>
          <table:table-cell office:value-type="float" office:value="60847" calcext:value-type="float">
            <text:p>60847</text:p>
          </table:table-cell>
          <table:table-cell table:number-columns-repeated="3"/>
          <table:table-cell office:value-type="float" office:value="182789" calcext:value-type="float">
            <text:p>182789</text:p>
          </table:table-cell>
          <table:table-cell table:number-columns-repeated="4"/>
          <table:table-cell office:value-type="float" office:value="56853" calcext:value-type="float">
            <text:p>56853</text:p>
          </table:table-cell>
          <table:table-cell/>
          <table:table-cell office:value-type="float" office:value="1207534" calcext:value-type="float">
            <text:p>1207534</text:p>
          </table:table-cell>
          <table:table-cell/>
          <table:table-cell office:value-type="float" office:value="1426517" calcext:value-type="float">
            <text:p>1426517</text:p>
          </table:table-cell>
          <table:table-cell/>
          <table:table-cell office:value-type="float" office:value="2236023" calcext:value-type="float">
            <text:p>2236023</text:p>
          </table:table-cell>
          <table:table-cell/>
          <table:table-cell office:value-type="float" office:value="2169388" calcext:value-type="float">
            <text:p>2169388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34482" calcext:value-type="float">
            <text:p>234482</text:p>
          </table:table-cell>
          <table:table-cell table:number-columns-repeated="2"/>
          <table:table-cell office:value-type="float" office:value="258658" calcext:value-type="float">
            <text:p>258658</text:p>
          </table:table-cell>
          <table:table-cell table:number-columns-repeated="3"/>
          <table:table-cell office:value-type="float" office:value="99960" calcext:value-type="float">
            <text:p>99960</text:p>
          </table:table-cell>
          <table:table-cell table:number-columns-repeated="3"/>
          <table:table-cell office:value-type="float" office:value="96276" calcext:value-type="float">
            <text:p>96276</text:p>
          </table:table-cell>
          <table:table-cell table:number-columns-repeated="3"/>
          <table:table-cell office:value-type="float" office:value="82895" calcext:value-type="float">
            <text:p>82895</text:p>
          </table:table-cell>
          <table:table-cell table:number-columns-repeated="2"/>
          <table:table-cell office:value-type="float" office:value="250379" calcext:value-type="float">
            <text:p>250379</text:p>
          </table:table-cell>
          <table:table-cell table:number-columns-repeated="3"/>
          <table:table-cell office:value-type="float" office:value="84718" calcext:value-type="float">
            <text:p>84718</text:p>
          </table:table-cell>
          <table:table-cell table:number-columns-repeated="3"/>
          <table:table-cell office:value-type="float" office:value="252410" calcext:value-type="float">
            <text:p>252410</text:p>
          </table:table-cell>
          <table:table-cell table:number-columns-repeated="4"/>
          <table:table-cell office:value-type="float" office:value="79269" calcext:value-type="float">
            <text:p>79269</text:p>
          </table:table-cell>
          <table:table-cell/>
          <table:table-cell office:value-type="float" office:value="1568189" calcext:value-type="float">
            <text:p>1568189</text:p>
          </table:table-cell>
          <table:table-cell/>
          <table:table-cell office:value-type="float" office:value="1835608" calcext:value-type="float">
            <text:p>1835608</text:p>
          </table:table-cell>
          <table:table-cell/>
          <table:table-cell office:value-type="float" office:value="2820430" calcext:value-type="float">
            <text:p>2820430</text:p>
          </table:table-cell>
          <table:table-cell/>
          <table:table-cell office:value-type="float" office:value="2774874" calcext:value-type="float">
            <text:p>2774874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3576" calcext:value-type="float">
            <text:p>293576</text:p>
          </table:table-cell>
          <table:table-cell table:number-columns-repeated="2"/>
          <table:table-cell office:value-type="float" office:value="318008" calcext:value-type="float">
            <text:p>318008</text:p>
          </table:table-cell>
          <table:table-cell table:number-columns-repeated="2"/>
          <table:table-cell office:value-type="float" office:value="203583" calcext:value-type="float">
            <text:p>203583</text:p>
          </table:table-cell>
          <table:table-cell table:number-columns-repeated="2"/>
          <table:table-cell office:value-type="float" office:value="183484" calcext:value-type="float">
            <text:p>183484</text:p>
          </table:table-cell>
          <table:table-cell table:number-columns-repeated="2"/>
          <table:table-cell office:value-type="float" office:value="184572" calcext:value-type="float">
            <text:p>184572</text:p>
          </table:table-cell>
          <table:table-cell table:number-columns-repeated="2"/>
          <table:table-cell office:value-type="float" office:value="312388" calcext:value-type="float">
            <text:p>312388</text:p>
          </table:table-cell>
          <table:table-cell table:number-columns-repeated="2"/>
          <table:table-cell office:value-type="float" office:value="160957" calcext:value-type="float">
            <text:p>160957</text:p>
          </table:table-cell>
          <table:table-cell table:number-columns-repeated="3"/>
          <table:table-cell office:value-type="float" office:value="313254" calcext:value-type="float">
            <text:p>313254</text:p>
          </table:table-cell>
          <table:table-cell table:number-columns-repeated="3"/>
          <table:table-cell office:value-type="float" office:value="130626" calcext:value-type="float">
            <text:p>130626</text:p>
          </table:table-cell>
          <table:table-cell/>
          <table:table-cell office:value-type="float" office:value="2031864" calcext:value-type="float">
            <text:p>2031864</text:p>
          </table:table-cell>
          <table:table-cell/>
          <table:table-cell office:value-type="float" office:value="2375790" calcext:value-type="float">
            <text:p>2375790</text:p>
          </table:table-cell>
          <table:table-cell/>
          <table:table-cell office:value-type="float" office:value="5219904" calcext:value-type="float">
            <text:p>5219904</text:p>
          </table:table-cell>
          <table:table-cell/>
          <table:table-cell office:value-type="float" office:value="4470172" calcext:value-type="float">
            <text:p>4470172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35523" calcext:value-type="float">
            <text:p>335523</text:p>
          </table:table-cell>
          <table:table-cell table:number-columns-repeated="2"/>
          <table:table-cell office:value-type="float" office:value="358816" calcext:value-type="float">
            <text:p>358816</text:p>
          </table:table-cell>
          <table:table-cell table:number-columns-repeated="2"/>
          <table:table-cell office:value-type="float" office:value="176487" calcext:value-type="float">
            <text:p>176487</text:p>
          </table:table-cell>
          <table:table-cell table:number-columns-repeated="2"/>
          <table:table-cell office:value-type="float" office:value="181147" calcext:value-type="float">
            <text:p>181147</text:p>
          </table:table-cell>
          <table:table-cell table:number-columns-repeated="2"/>
          <table:table-cell office:value-type="float" office:value="175463" calcext:value-type="float">
            <text:p>175463</text:p>
          </table:table-cell>
          <table:table-cell table:number-columns-repeated="2"/>
          <table:table-cell office:value-type="float" office:value="342807" calcext:value-type="float">
            <text:p>342807</text:p>
          </table:table-cell>
          <table:table-cell table:number-columns-repeated="2"/>
          <table:table-cell office:value-type="float" office:value="212887" calcext:value-type="float">
            <text:p>212887</text:p>
          </table:table-cell>
          <table:table-cell table:number-columns-repeated="3"/>
          <table:table-cell office:value-type="float" office:value="344208" calcext:value-type="float">
            <text:p>344208</text:p>
          </table:table-cell>
          <table:table-cell table:number-columns-repeated="3"/>
          <table:table-cell office:value-type="float" office:value="330845" calcext:value-type="float">
            <text:p>330845</text:p>
          </table:table-cell>
          <table:table-cell/>
          <table:table-cell office:value-type="float" office:value="2015654" calcext:value-type="float">
            <text:p>2015654</text:p>
          </table:table-cell>
          <table:table-cell/>
          <table:table-cell office:value-type="float" office:value="2619192" calcext:value-type="float">
            <text:p>2619192</text:p>
          </table:table-cell>
          <table:table-cell/>
          <table:table-cell office:value-type="float" office:value="6059442" calcext:value-type="float">
            <text:p>6059442</text:p>
          </table:table-cell>
          <table:table-cell/>
          <table:table-cell office:value-type="float" office:value="5472650" calcext:value-type="float">
            <text:p>5472650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24251" calcext:value-type="float">
            <text:p>324251</text:p>
          </table:table-cell>
          <table:table-cell table:number-columns-repeated="2"/>
          <table:table-cell office:value-type="float" office:value="371671" calcext:value-type="float">
            <text:p>371671</text:p>
          </table:table-cell>
          <table:table-cell table:number-columns-repeated="2"/>
          <table:table-cell office:value-type="float" office:value="270893" calcext:value-type="float">
            <text:p>270893</text:p>
          </table:table-cell>
          <table:table-cell table:number-columns-repeated="2"/>
          <table:table-cell office:value-type="float" office:value="274529" calcext:value-type="float">
            <text:p>274529</text:p>
          </table:table-cell>
          <table:table-cell table:number-columns-repeated="2"/>
          <table:table-cell office:value-type="float" office:value="255610" calcext:value-type="float">
            <text:p>255610</text:p>
          </table:table-cell>
          <table:table-cell table:number-columns-repeated="2"/>
          <table:table-cell office:value-type="float" office:value="318811" calcext:value-type="float">
            <text:p>318811</text:p>
          </table:table-cell>
          <table:table-cell table:number-columns-repeated="2"/>
          <table:table-cell office:value-type="float" office:value="215439" calcext:value-type="float">
            <text:p>215439</text:p>
          </table:table-cell>
          <table:table-cell table:number-columns-repeated="3"/>
          <table:table-cell office:value-type="float" office:value="315462" calcext:value-type="float">
            <text:p>315462</text:p>
          </table:table-cell>
          <table:table-cell table:number-columns-repeated="3"/>
          <table:table-cell office:value-type="float" office:value="329373" calcext:value-type="float">
            <text:p>329373</text:p>
          </table:table-cell>
          <table:table-cell/>
          <table:table-cell office:value-type="float" office:value="2403712" calcext:value-type="float">
            <text:p>2403712</text:p>
          </table:table-cell>
          <table:table-cell/>
          <table:table-cell office:value-type="float" office:value="2827858" calcext:value-type="float">
            <text:p>2827858</text:p>
          </table:table-cell>
          <table:table-cell/>
          <table:table-cell office:value-type="float" office:value="7113161" calcext:value-type="float">
            <text:p>7113161</text:p>
          </table:table-cell>
          <table:table-cell/>
          <table:table-cell office:value-type="float" office:value="5660167" calcext:value-type="float">
            <text:p>5660167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29272" calcext:value-type="float">
            <text:p>329272</text:p>
          </table:table-cell>
          <table:table-cell table:number-columns-repeated="2"/>
          <table:table-cell office:value-type="float" office:value="342342" calcext:value-type="float">
            <text:p>342342</text:p>
          </table:table-cell>
          <table:table-cell table:number-columns-repeated="2"/>
          <table:table-cell office:value-type="float" office:value="283874" calcext:value-type="float">
            <text:p>283874</text:p>
          </table:table-cell>
          <table:table-cell table:number-columns-repeated="2"/>
          <table:table-cell office:value-type="float" office:value="304568" calcext:value-type="float">
            <text:p>304568</text:p>
          </table:table-cell>
          <table:table-cell table:number-columns-repeated="2"/>
          <table:table-cell office:value-type="float" office:value="293315" calcext:value-type="float">
            <text:p>293315</text:p>
          </table:table-cell>
          <table:table-cell table:number-columns-repeated="2"/>
          <table:table-cell office:value-type="float" office:value="360563" calcext:value-type="float">
            <text:p>360563</text:p>
          </table:table-cell>
          <table:table-cell table:number-columns-repeated="2"/>
          <table:table-cell office:value-type="float" office:value="296802" calcext:value-type="float">
            <text:p>296802</text:p>
          </table:table-cell>
          <table:table-cell table:number-columns-repeated="3"/>
          <table:table-cell office:value-type="float" office:value="352138" calcext:value-type="float">
            <text:p>352138</text:p>
          </table:table-cell>
          <table:table-cell table:number-columns-repeated="3"/>
          <table:table-cell office:value-type="float" office:value="296638" calcext:value-type="float">
            <text:p>296638</text:p>
          </table:table-cell>
          <table:table-cell/>
          <table:table-cell office:value-type="float" office:value="2694787" calcext:value-type="float">
            <text:p>2694787</text:p>
          </table:table-cell>
          <table:table-cell/>
          <table:table-cell office:value-type="float" office:value="3458646" calcext:value-type="float">
            <text:p>3458646</text:p>
          </table:table-cell>
          <table:table-cell/>
          <table:table-cell office:value-type="float" office:value="7699755" calcext:value-type="float">
            <text:p>7699755</text:p>
          </table:table-cell>
          <table:table-cell/>
          <table:table-cell office:value-type="float" office:value="6364746" calcext:value-type="float">
            <text:p>6364746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27041" calcext:value-type="float">
            <text:p>327041</text:p>
          </table:table-cell>
          <table:table-cell table:number-columns-repeated="2"/>
          <table:table-cell office:value-type="float" office:value="366502" calcext:value-type="float">
            <text:p>366502</text:p>
          </table:table-cell>
          <table:table-cell table:number-columns-repeated="2"/>
          <table:table-cell office:value-type="float" office:value="355049" calcext:value-type="float">
            <text:p>355049</text:p>
          </table:table-cell>
          <table:table-cell table:number-columns-repeated="2"/>
          <table:table-cell office:value-type="float" office:value="359808" calcext:value-type="float">
            <text:p>359808</text:p>
          </table:table-cell>
          <table:table-cell table:number-columns-repeated="2"/>
          <table:table-cell office:value-type="float" office:value="365069" calcext:value-type="float">
            <text:p>365069</text:p>
          </table:table-cell>
          <table:table-cell table:number-columns-repeated="2"/>
          <table:table-cell office:value-type="float" office:value="375637" calcext:value-type="float">
            <text:p>375637</text:p>
          </table:table-cell>
          <table:table-cell table:number-columns-repeated="2"/>
          <table:table-cell office:value-type="float" office:value="619424" calcext:value-type="float">
            <text:p>619424</text:p>
          </table:table-cell>
          <table:table-cell table:number-columns-repeated="3"/>
          <table:table-cell office:value-type="float" office:value="388164" calcext:value-type="float">
            <text:p>388164</text:p>
          </table:table-cell>
          <table:table-cell table:number-columns-repeated="3"/>
          <table:table-cell office:value-type="float" office:value="414220" calcext:value-type="float">
            <text:p>414220</text:p>
          </table:table-cell>
          <table:table-cell/>
          <table:table-cell office:value-type="float" office:value="1027060" calcext:value-type="float">
            <text:p>1027060</text:p>
          </table:table-cell>
          <table:table-cell/>
          <table:table-cell office:value-type="float" office:value="4805258" calcext:value-type="float">
            <text:p>4805258</text:p>
          </table:table-cell>
          <table:table-cell/>
          <table:table-cell office:value-type="float" office:value="7699755" calcext:value-type="float">
            <text:p>7699755</text:p>
          </table:table-cell>
          <table:table-cell/>
          <table:table-cell office:value-type="float" office:value="5917516" calcext:value-type="float">
            <text:p>5917516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99952" calcext:value-type="float">
            <text:p>299952</text:p>
          </table:table-cell>
          <table:table-cell table:number-columns-repeated="2"/>
          <table:table-cell office:value-type="float" office:value="374523" calcext:value-type="float">
            <text:p>374523</text:p>
          </table:table-cell>
          <table:table-cell table:number-columns-repeated="2"/>
          <table:table-cell office:value-type="float" office:value="331176" calcext:value-type="float">
            <text:p>331176</text:p>
          </table:table-cell>
          <table:table-cell table:number-columns-repeated="2"/>
          <table:table-cell office:value-type="float" office:value="318315" calcext:value-type="float">
            <text:p>318315</text:p>
          </table:table-cell>
          <table:table-cell table:number-columns-repeated="2"/>
          <table:table-cell office:value-type="float" office:value="298805" calcext:value-type="float">
            <text:p>298805</text:p>
          </table:table-cell>
          <table:table-cell table:number-columns-repeated="2"/>
          <table:table-cell office:value-type="float" office:value="379688" calcext:value-type="float">
            <text:p>379688</text:p>
          </table:table-cell>
          <table:table-cell table:number-columns-repeated="2"/>
          <table:table-cell office:value-type="float" office:value="344539" calcext:value-type="float">
            <text:p>344539</text:p>
          </table:table-cell>
          <table:table-cell table:number-columns-repeated="3"/>
          <table:table-cell office:value-type="float" office:value="386557" calcext:value-type="float">
            <text:p>386557</text:p>
          </table:table-cell>
          <table:table-cell table:number-columns-repeated="3"/>
          <table:table-cell office:value-type="float" office:value="305848" calcext:value-type="float">
            <text:p>305848</text:p>
          </table:table-cell>
          <table:table-cell/>
          <table:table-cell office:value-type="float" office:value="2111788" calcext:value-type="float">
            <text:p>2111788</text:p>
          </table:table-cell>
          <table:table-cell/>
          <table:table-cell office:value-type="float" office:value="3261656" calcext:value-type="float">
            <text:p>3261656</text:p>
          </table:table-cell>
          <table:table-cell/>
          <table:table-cell office:value-type="float" office:value="4162573" calcext:value-type="float">
            <text:p>4162573</text:p>
          </table:table-cell>
          <table:table-cell/>
          <table:table-cell office:value-type="float" office:value="4488860" calcext:value-type="float">
            <text:p>4488860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4714" calcext:value-type="float">
            <text:p>104714</text:p>
          </table:table-cell>
          <table:table-cell table:number-columns-repeated="2"/>
          <table:table-cell office:value-type="float" office:value="127006" calcext:value-type="float">
            <text:p>127006</text:p>
          </table:table-cell>
          <table:table-cell table:number-columns-repeated="3"/>
          <table:table-cell office:value-type="float" office:value="33100" calcext:value-type="float">
            <text:p>33100</text:p>
          </table:table-cell>
          <table:table-cell table:number-columns-repeated="3"/>
          <table:table-cell office:value-type="float" office:value="32866" calcext:value-type="float">
            <text:p>32866</text:p>
          </table:table-cell>
          <table:table-cell table:number-columns-repeated="3"/>
          <table:table-cell office:value-type="float" office:value="27692" calcext:value-type="float">
            <text:p>27692</text:p>
          </table:table-cell>
          <table:table-cell table:number-columns-repeated="2"/>
          <table:table-cell office:value-type="float" office:value="117754" calcext:value-type="float">
            <text:p>117754</text:p>
          </table:table-cell>
          <table:table-cell table:number-columns-repeated="3"/>
          <table:table-cell office:value-type="float" office:value="33128" calcext:value-type="float">
            <text:p>33128</text:p>
          </table:table-cell>
          <table:table-cell table:number-columns-repeated="3"/>
          <table:table-cell office:value-type="float" office:value="117958" calcext:value-type="float">
            <text:p>117958</text:p>
          </table:table-cell>
          <table:table-cell table:number-columns-repeated="4"/>
          <table:table-cell office:value-type="float" office:value="16727" calcext:value-type="float">
            <text:p>16727</text:p>
          </table:table-cell>
          <table:table-cell table:number-columns-repeated="2"/>
          <table:table-cell office:value-type="float" office:value="835287" calcext:value-type="float">
            <text:p>835287</text:p>
          </table:table-cell>
          <table:table-cell table:number-columns-repeated="2"/>
          <table:table-cell office:value-type="float" office:value="959254" calcext:value-type="float">
            <text:p>959254</text:p>
          </table:table-cell>
          <table:table-cell/>
          <table:table-cell office:value-type="float" office:value="1204623" calcext:value-type="float">
            <text:p>1204623</text:p>
          </table:table-cell>
          <table:table-cell/>
          <table:table-cell office:value-type="float" office:value="1110125" calcext:value-type="float">
            <text:p>1110125</text:p>
          </table:table-cell>
          <table:table-cell table:number-columns-repeated="16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8841" calcext:value-type="float">
            <text:p>118841</text:p>
          </table:table-cell>
          <table:table-cell table:number-columns-repeated="2"/>
          <table:table-cell office:value-type="float" office:value="192734" calcext:value-type="float">
            <text:p>192734</text:p>
          </table:table-cell>
          <table:table-cell table:number-columns-repeated="3"/>
          <table:table-cell office:value-type="float" office:value="52751" calcext:value-type="float">
            <text:p>52751</text:p>
          </table:table-cell>
          <table:table-cell table:number-columns-repeated="3"/>
          <table:table-cell office:value-type="float" office:value="50916" calcext:value-type="float">
            <text:p>50916</text:p>
          </table:table-cell>
          <table:table-cell table:number-columns-repeated="3"/>
          <table:table-cell office:value-type="float" office:value="57360" calcext:value-type="float">
            <text:p>57360</text:p>
          </table:table-cell>
          <table:table-cell table:number-columns-repeated="2"/>
          <table:table-cell office:value-type="float" office:value="182323" calcext:value-type="float">
            <text:p>182323</text:p>
          </table:table-cell>
          <table:table-cell table:number-columns-repeated="3"/>
          <table:table-cell office:value-type="float" office:value="47763" calcext:value-type="float">
            <text:p>47763</text:p>
          </table:table-cell>
          <table:table-cell table:number-columns-repeated="3"/>
          <table:table-cell office:value-type="float" office:value="159540" calcext:value-type="float">
            <text:p>159540</text:p>
          </table:table-cell>
          <table:table-cell table:number-columns-repeated="4"/>
          <table:table-cell office:value-type="float" office:value="34748" calcext:value-type="float">
            <text:p>34748</text:p>
          </table:table-cell>
          <table:table-cell/>
          <table:table-cell office:value-type="float" office:value="1232272" calcext:value-type="float">
            <text:p>1232272</text:p>
          </table:table-cell>
          <table:table-cell/>
          <table:table-cell office:value-type="float" office:value="1420104" calcext:value-type="float">
            <text:p>1420104</text:p>
          </table:table-cell>
          <table:table-cell/>
          <table:table-cell office:value-type="float" office:value="2243502" calcext:value-type="float">
            <text:p>2243502</text:p>
          </table:table-cell>
          <table:table-cell/>
          <table:table-cell office:value-type="float" office:value="2072957" calcext:value-type="float">
            <text:p>2072957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6214" calcext:value-type="float">
            <text:p>216214</text:p>
          </table:table-cell>
          <table:table-cell table:number-columns-repeated="2"/>
          <table:table-cell office:value-type="float" office:value="230269" calcext:value-type="float">
            <text:p>230269</text:p>
          </table:table-cell>
          <table:table-cell table:number-columns-repeated="3"/>
          <table:table-cell office:value-type="float" office:value="89284" calcext:value-type="float">
            <text:p>89284</text:p>
          </table:table-cell>
          <table:table-cell table:number-columns-repeated="3"/>
          <table:table-cell office:value-type="float" office:value="87409" calcext:value-type="float">
            <text:p>87409</text:p>
          </table:table-cell>
          <table:table-cell table:number-columns-repeated="3"/>
          <table:table-cell office:value-type="float" office:value="90184" calcext:value-type="float">
            <text:p>90184</text:p>
          </table:table-cell>
          <table:table-cell table:number-columns-repeated="2"/>
          <table:table-cell office:value-type="float" office:value="224956" calcext:value-type="float">
            <text:p>224956</text:p>
          </table:table-cell>
          <table:table-cell table:number-columns-repeated="2"/>
          <table:table-cell office:value-type="float" office:value="107608" calcext:value-type="float">
            <text:p>107608</text:p>
          </table:table-cell>
          <table:table-cell table:number-columns-repeated="3"/>
          <table:table-cell office:value-type="float" office:value="248905" calcext:value-type="float">
            <text:p>248905</text:p>
          </table:table-cell>
          <table:table-cell table:number-columns-repeated="3"/>
          <table:table-cell office:value-type="float" office:value="104997" calcext:value-type="float">
            <text:p>104997</text:p>
          </table:table-cell>
          <table:table-cell/>
          <table:table-cell office:value-type="float" office:value="1555075" calcext:value-type="float">
            <text:p>1555075</text:p>
          </table:table-cell>
          <table:table-cell/>
          <table:table-cell office:value-type="float" office:value="1837102" calcext:value-type="float">
            <text:p>1837102</text:p>
          </table:table-cell>
          <table:table-cell/>
          <table:table-cell office:value-type="float" office:value="2719361" calcext:value-type="float">
            <text:p>2719361</text:p>
          </table:table-cell>
          <table:table-cell/>
          <table:table-cell office:value-type="float" office:value="2635914" calcext:value-type="float">
            <text:p>2635914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2285" calcext:value-type="float">
            <text:p>292285</text:p>
          </table:table-cell>
          <table:table-cell table:number-columns-repeated="2"/>
          <table:table-cell office:value-type="float" office:value="317665" calcext:value-type="float">
            <text:p>317665</text:p>
          </table:table-cell>
          <table:table-cell table:number-columns-repeated="2"/>
          <table:table-cell office:value-type="float" office:value="144509" calcext:value-type="float">
            <text:p>144509</text:p>
          </table:table-cell>
          <table:table-cell table:number-columns-repeated="2"/>
          <table:table-cell office:value-type="float" office:value="134276" calcext:value-type="float">
            <text:p>134276</text:p>
          </table:table-cell>
          <table:table-cell table:number-columns-repeated="2"/>
          <table:table-cell office:value-type="float" office:value="144468" calcext:value-type="float">
            <text:p>144468</text:p>
          </table:table-cell>
          <table:table-cell table:number-columns-repeated="2"/>
          <table:table-cell office:value-type="float" office:value="310444" calcext:value-type="float">
            <text:p>310444</text:p>
          </table:table-cell>
          <table:table-cell table:number-columns-repeated="2"/>
          <table:table-cell office:value-type="float" office:value="164922" calcext:value-type="float">
            <text:p>164922</text:p>
          </table:table-cell>
          <table:table-cell table:number-columns-repeated="3"/>
          <table:table-cell office:value-type="float" office:value="310018" calcext:value-type="float">
            <text:p>310018</text:p>
          </table:table-cell>
          <table:table-cell table:number-columns-repeated="3"/>
          <table:table-cell office:value-type="float" office:value="190956" calcext:value-type="float">
            <text:p>190956</text:p>
          </table:table-cell>
          <table:table-cell/>
          <table:table-cell office:value-type="float" office:value="2005679" calcext:value-type="float">
            <text:p>2005679</text:p>
          </table:table-cell>
          <table:table-cell/>
          <table:table-cell office:value-type="float" office:value="2314219" calcext:value-type="float">
            <text:p>2314219</text:p>
          </table:table-cell>
          <table:table-cell/>
          <table:table-cell office:value-type="float" office:value="5107566" calcext:value-type="float">
            <text:p>5107566</text:p>
          </table:table-cell>
          <table:table-cell/>
          <table:table-cell office:value-type="float" office:value="4396514" calcext:value-type="float">
            <text:p>4396514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38802" calcext:value-type="float">
            <text:p>338802</text:p>
          </table:table-cell>
          <table:table-cell table:number-columns-repeated="2"/>
          <table:table-cell office:value-type="float" office:value="357469" calcext:value-type="float">
            <text:p>357469</text:p>
          </table:table-cell>
          <table:table-cell table:number-columns-repeated="2"/>
          <table:table-cell office:value-type="float" office:value="196225" calcext:value-type="float">
            <text:p>196225</text:p>
          </table:table-cell>
          <table:table-cell table:number-columns-repeated="2"/>
          <table:table-cell office:value-type="float" office:value="195662" calcext:value-type="float">
            <text:p>195662</text:p>
          </table:table-cell>
          <table:table-cell table:number-columns-repeated="2"/>
          <table:table-cell office:value-type="float" office:value="178957" calcext:value-type="float">
            <text:p>178957</text:p>
          </table:table-cell>
          <table:table-cell table:number-columns-repeated="2"/>
          <table:table-cell office:value-type="float" office:value="330804" calcext:value-type="float">
            <text:p>330804</text:p>
          </table:table-cell>
          <table:table-cell table:number-columns-repeated="2"/>
          <table:table-cell office:value-type="float" office:value="190545" calcext:value-type="float">
            <text:p>190545</text:p>
          </table:table-cell>
          <table:table-cell table:number-columns-repeated="3"/>
          <table:table-cell office:value-type="float" office:value="352743" calcext:value-type="float">
            <text:p>352743</text:p>
          </table:table-cell>
          <table:table-cell table:number-columns-repeated="3"/>
          <table:table-cell office:value-type="float" office:value="333333" calcext:value-type="float">
            <text:p>333333</text:p>
          </table:table-cell>
          <table:table-cell/>
          <table:table-cell office:value-type="float" office:value="2085540" calcext:value-type="float">
            <text:p>2085540</text:p>
          </table:table-cell>
          <table:table-cell/>
          <table:table-cell office:value-type="float" office:value="2579710" calcext:value-type="float">
            <text:p>2579710</text:p>
          </table:table-cell>
          <table:table-cell/>
          <table:table-cell office:value-type="float" office:value="4365235" calcext:value-type="float">
            <text:p>4365235</text:p>
          </table:table-cell>
          <table:table-cell/>
          <table:table-cell office:value-type="float" office:value="4162181" calcext:value-type="float">
            <text:p>4162181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05172" calcext:value-type="float">
            <text:p>305172</text:p>
          </table:table-cell>
          <table:table-cell table:number-columns-repeated="2"/>
          <table:table-cell office:value-type="float" office:value="324150" calcext:value-type="float">
            <text:p>324150</text:p>
          </table:table-cell>
          <table:table-cell table:number-columns-repeated="2"/>
          <table:table-cell office:value-type="float" office:value="543948" calcext:value-type="float">
            <text:p>543948</text:p>
          </table:table-cell>
          <table:table-cell table:number-columns-repeated="2"/>
          <table:table-cell office:value-type="float" office:value="535571" calcext:value-type="float">
            <text:p>535571</text:p>
          </table:table-cell>
          <table:table-cell table:number-columns-repeated="2"/>
          <table:table-cell office:value-type="float" office:value="490774" calcext:value-type="float">
            <text:p>490774</text:p>
          </table:table-cell>
          <table:table-cell table:number-columns-repeated="2"/>
          <table:table-cell office:value-type="float" office:value="324665" calcext:value-type="float">
            <text:p>324665</text:p>
          </table:table-cell>
          <table:table-cell table:number-columns-repeated="2"/>
          <table:table-cell office:value-type="float" office:value="229005" calcext:value-type="float">
            <text:p>229005</text:p>
          </table:table-cell>
          <table:table-cell table:number-columns-repeated="3"/>
          <table:table-cell office:value-type="float" office:value="320845" calcext:value-type="float">
            <text:p>320845</text:p>
          </table:table-cell>
          <table:table-cell table:number-columns-repeated="3"/>
          <table:table-cell office:value-type="float" office:value="347070" calcext:value-type="float">
            <text:p>347070</text:p>
          </table:table-cell>
          <table:table-cell/>
          <table:table-cell office:value-type="float" office:value="2500850" calcext:value-type="float">
            <text:p>2500850</text:p>
          </table:table-cell>
          <table:table-cell/>
          <table:table-cell office:value-type="float" office:value="2639154" calcext:value-type="float">
            <text:p>2639154</text:p>
          </table:table-cell>
          <table:table-cell/>
          <table:table-cell office:value-type="float" office:value="4785996" calcext:value-type="float">
            <text:p>4785996</text:p>
          </table:table-cell>
          <table:table-cell/>
          <table:table-cell office:value-type="float" office:value="4248644" calcext:value-type="float">
            <text:p>4248644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36177" calcext:value-type="float">
            <text:p>336177</text:p>
          </table:table-cell>
          <table:table-cell table:number-columns-repeated="2"/>
          <table:table-cell office:value-type="float" office:value="361593" calcext:value-type="float">
            <text:p>361593</text:p>
          </table:table-cell>
          <table:table-cell table:number-columns-repeated="2"/>
          <table:table-cell office:value-type="float" office:value="389711" calcext:value-type="float">
            <text:p>389711</text:p>
          </table:table-cell>
          <table:table-cell table:number-columns-repeated="2"/>
          <table:table-cell office:value-type="float" office:value="384099" calcext:value-type="float">
            <text:p>384099</text:p>
          </table:table-cell>
          <table:table-cell table:number-columns-repeated="2"/>
          <table:table-cell office:value-type="float" office:value="382168" calcext:value-type="float">
            <text:p>382168</text:p>
          </table:table-cell>
          <table:table-cell table:number-columns-repeated="2"/>
          <table:table-cell office:value-type="float" office:value="362035" calcext:value-type="float">
            <text:p>362035</text:p>
          </table:table-cell>
          <table:table-cell table:number-columns-repeated="2"/>
          <table:table-cell office:value-type="float" office:value="593440" calcext:value-type="float">
            <text:p>593440</text:p>
          </table:table-cell>
          <table:table-cell table:number-columns-repeated="3"/>
          <table:table-cell office:value-type="float" office:value="307004" calcext:value-type="float">
            <text:p>307004</text:p>
          </table:table-cell>
          <table:table-cell table:number-columns-repeated="3"/>
          <table:table-cell office:value-type="float" office:value="361653" calcext:value-type="float">
            <text:p>361653</text:p>
          </table:table-cell>
          <table:table-cell/>
          <table:table-cell office:value-type="float" office:value="2335614" calcext:value-type="float">
            <text:p>2335614</text:p>
          </table:table-cell>
          <table:table-cell/>
          <table:table-cell office:value-type="float" office:value="2994254" calcext:value-type="float">
            <text:p>2994254</text:p>
          </table:table-cell>
          <table:table-cell/>
          <table:table-cell office:value-type="float" office:value="6397004" calcext:value-type="float">
            <text:p>6397004</text:p>
          </table:table-cell>
          <table:table-cell/>
          <table:table-cell office:value-type="float" office:value="5416763" calcext:value-type="float">
            <text:p>5416763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44730" calcext:value-type="float">
            <text:p>344730</text:p>
          </table:table-cell>
          <table:table-cell table:number-columns-repeated="2"/>
          <table:table-cell office:value-type="float" office:value="379048" calcext:value-type="float">
            <text:p>379048</text:p>
          </table:table-cell>
          <table:table-cell table:number-columns-repeated="2"/>
          <table:table-cell office:value-type="float" office:value="322980" calcext:value-type="float">
            <text:p>322980</text:p>
          </table:table-cell>
          <table:table-cell table:number-columns-repeated="2"/>
          <table:table-cell office:value-type="float" office:value="326268" calcext:value-type="float">
            <text:p>326268</text:p>
          </table:table-cell>
          <table:table-cell table:number-columns-repeated="2"/>
          <table:table-cell office:value-type="float" office:value="337670" calcext:value-type="float">
            <text:p>337670</text:p>
          </table:table-cell>
          <table:table-cell table:number-columns-repeated="2"/>
          <table:table-cell office:value-type="float" office:value="397906" calcext:value-type="float">
            <text:p>397906</text:p>
          </table:table-cell>
          <table:table-cell table:number-columns-repeated="2"/>
          <table:table-cell office:value-type="float" office:value="449904" calcext:value-type="float">
            <text:p>449904</text:p>
          </table:table-cell>
          <table:table-cell table:number-columns-repeated="3"/>
          <table:table-cell office:value-type="float" office:value="379971" calcext:value-type="float">
            <text:p>379971</text:p>
          </table:table-cell>
          <table:table-cell table:number-columns-repeated="3"/>
          <table:table-cell office:value-type="float" office:value="491364" calcext:value-type="float">
            <text:p>491364</text:p>
          </table:table-cell>
          <table:table-cell/>
          <table:table-cell office:value-type="float" office:value="1421279" calcext:value-type="float">
            <text:p>1421279</text:p>
          </table:table-cell>
          <table:table-cell/>
          <table:table-cell office:value-type="float" office:value="3493539" calcext:value-type="float">
            <text:p>3493539</text:p>
          </table:table-cell>
          <table:table-cell/>
          <table:table-cell office:value-type="float" office:value="5319484" calcext:value-type="float">
            <text:p>5319484</text:p>
          </table:table-cell>
          <table:table-cell/>
          <table:table-cell office:value-type="float" office:value="6588354" calcext:value-type="float">
            <text:p>6588354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25021" calcext:value-type="float">
            <text:p>325021</text:p>
          </table:table-cell>
          <table:table-cell table:number-columns-repeated="2"/>
          <table:table-cell office:value-type="float" office:value="373592" calcext:value-type="float">
            <text:p>373592</text:p>
          </table:table-cell>
          <table:table-cell table:number-columns-repeated="2"/>
          <table:table-cell office:value-type="float" office:value="304988" calcext:value-type="float">
            <text:p>304988</text:p>
          </table:table-cell>
          <table:table-cell table:number-columns-repeated="2"/>
          <table:table-cell office:value-type="float" office:value="303094" calcext:value-type="float">
            <text:p>303094</text:p>
          </table:table-cell>
          <table:table-cell table:number-columns-repeated="2"/>
          <table:table-cell office:value-type="float" office:value="293404" calcext:value-type="float">
            <text:p>293404</text:p>
          </table:table-cell>
          <table:table-cell table:number-columns-repeated="2"/>
          <table:table-cell office:value-type="float" office:value="378214" calcext:value-type="float">
            <text:p>378214</text:p>
          </table:table-cell>
          <table:table-cell table:number-columns-repeated="2"/>
          <table:table-cell office:value-type="float" office:value="313629" calcext:value-type="float">
            <text:p>313629</text:p>
          </table:table-cell>
          <table:table-cell table:number-columns-repeated="3"/>
          <table:table-cell office:value-type="float" office:value="382594" calcext:value-type="float">
            <text:p>382594</text:p>
          </table:table-cell>
          <table:table-cell table:number-columns-repeated="3"/>
          <table:table-cell office:value-type="float" office:value="315125" calcext:value-type="float">
            <text:p>315125</text:p>
          </table:table-cell>
          <table:table-cell table:number-columns-repeated="2"/>
          <table:table-cell office:value-type="float" office:value="999549" calcext:value-type="float">
            <text:p>999549</text:p>
          </table:table-cell>
          <table:table-cell/>
          <table:table-cell office:value-type="float" office:value="5020987" calcext:value-type="float">
            <text:p>5020987</text:p>
          </table:table-cell>
          <table:table-cell/>
          <table:table-cell office:value-type="float" office:value="5389574" calcext:value-type="float">
            <text:p>5389574</text:p>
          </table:table-cell>
          <table:table-cell/>
          <table:table-cell office:value-type="float" office:value="6303124" calcext:value-type="float">
            <text:p>6303124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02113" calcext:value-type="float">
            <text:p>302113</text:p>
          </table:table-cell>
          <table:table-cell table:number-columns-repeated="2"/>
          <table:table-cell office:value-type="float" office:value="391362" calcext:value-type="float">
            <text:p>391362</text:p>
          </table:table-cell>
          <table:table-cell table:number-columns-repeated="2"/>
          <table:table-cell office:value-type="float" office:value="597402" calcext:value-type="float">
            <text:p>597402</text:p>
          </table:table-cell>
          <table:table-cell table:number-columns-repeated="2"/>
          <table:table-cell office:value-type="float" office:value="607543" calcext:value-type="float">
            <text:p>607543</text:p>
          </table:table-cell>
          <table:table-cell table:number-columns-repeated="2"/>
          <table:table-cell office:value-type="float" office:value="612263" calcext:value-type="float">
            <text:p>612263</text:p>
          </table:table-cell>
          <table:table-cell table:number-columns-repeated="2"/>
          <table:table-cell office:value-type="float" office:value="392560" calcext:value-type="float">
            <text:p>392560</text:p>
          </table:table-cell>
          <table:table-cell table:number-columns-repeated="2"/>
          <table:table-cell office:value-type="float" office:value="298367" calcext:value-type="float">
            <text:p>298367</text:p>
          </table:table-cell>
          <table:table-cell table:number-columns-repeated="3"/>
          <table:table-cell office:value-type="float" office:value="392704" calcext:value-type="float">
            <text:p>392704</text:p>
          </table:table-cell>
          <table:table-cell table:number-columns-repeated="3"/>
          <table:table-cell office:value-type="float" office:value="342476" calcext:value-type="float">
            <text:p>342476</text:p>
          </table:table-cell>
          <table:table-cell/>
          <table:table-cell office:value-type="float" office:value="2343259" calcext:value-type="float">
            <text:p>2343259</text:p>
          </table:table-cell>
          <table:table-cell/>
          <table:table-cell office:value-type="float" office:value="2568909" calcext:value-type="float">
            <text:p>2568909</text:p>
          </table:table-cell>
          <table:table-cell/>
          <table:table-cell office:value-type="float" office:value="7135648" calcext:value-type="float">
            <text:p>7135648</text:p>
          </table:table-cell>
          <table:table-cell/>
          <table:table-cell office:value-type="float" office:value="6603549" calcext:value-type="float">
            <text:p>6603549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2187" calcext:value-type="float">
            <text:p>92187</text:p>
          </table:table-cell>
          <table:table-cell table:number-columns-repeated="2"/>
          <table:table-cell office:value-type="float" office:value="126866" calcext:value-type="float">
            <text:p>126866</text:p>
          </table:table-cell>
          <table:table-cell table:number-columns-repeated="3"/>
          <table:table-cell office:value-type="float" office:value="40562" calcext:value-type="float">
            <text:p>40562</text:p>
          </table:table-cell>
          <table:table-cell table:number-columns-repeated="3"/>
          <table:table-cell office:value-type="float" office:value="40394" calcext:value-type="float">
            <text:p>40394</text:p>
          </table:table-cell>
          <table:table-cell table:number-columns-repeated="3"/>
          <table:table-cell office:value-type="float" office:value="29468" calcext:value-type="float">
            <text:p>29468</text:p>
          </table:table-cell>
          <table:table-cell table:number-columns-repeated="2"/>
          <table:table-cell office:value-type="float" office:value="117346" calcext:value-type="float">
            <text:p>117346</text:p>
          </table:table-cell>
          <table:table-cell table:number-columns-repeated="3"/>
          <table:table-cell office:value-type="float" office:value="31475" calcext:value-type="float">
            <text:p>31475</text:p>
          </table:table-cell>
          <table:table-cell table:number-columns-repeated="3"/>
          <table:table-cell office:value-type="float" office:value="117630" calcext:value-type="float">
            <text:p>117630</text:p>
          </table:table-cell>
          <table:table-cell table:number-columns-repeated="4"/>
          <table:table-cell office:value-type="float" office:value="13138" calcext:value-type="float">
            <text:p>13138</text:p>
          </table:table-cell>
          <table:table-cell table:number-columns-repeated="2"/>
          <table:table-cell office:value-type="float" office:value="844020" calcext:value-type="float">
            <text:p>844020</text:p>
          </table:table-cell>
          <table:table-cell table:number-columns-repeated="2"/>
          <table:table-cell office:value-type="float" office:value="971777" calcext:value-type="float">
            <text:p>971777</text:p>
          </table:table-cell>
          <table:table-cell/>
          <table:table-cell office:value-type="float" office:value="1207570" calcext:value-type="float">
            <text:p>1207570</text:p>
          </table:table-cell>
          <table:table-cell/>
          <table:table-cell office:value-type="float" office:value="1252286" calcext:value-type="float">
            <text:p>1252286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6423" calcext:value-type="float">
            <text:p>166423</text:p>
          </table:table-cell>
          <table:table-cell table:number-columns-repeated="2"/>
          <table:table-cell office:value-type="float" office:value="192354" calcext:value-type="float">
            <text:p>192354</text:p>
          </table:table-cell>
          <table:table-cell table:number-columns-repeated="3"/>
          <table:table-cell office:value-type="float" office:value="51907" calcext:value-type="float">
            <text:p>51907</text:p>
          </table:table-cell>
          <table:table-cell table:number-columns-repeated="3"/>
          <table:table-cell office:value-type="float" office:value="55654" calcext:value-type="float">
            <text:p>55654</text:p>
          </table:table-cell>
          <table:table-cell table:number-columns-repeated="3"/>
          <table:table-cell office:value-type="float" office:value="55861" calcext:value-type="float">
            <text:p>55861</text:p>
          </table:table-cell>
          <table:table-cell table:number-columns-repeated="2"/>
          <table:table-cell office:value-type="float" office:value="182052" calcext:value-type="float">
            <text:p>182052</text:p>
          </table:table-cell>
          <table:table-cell table:number-columns-repeated="3"/>
          <table:table-cell office:value-type="float" office:value="51559" calcext:value-type="float">
            <text:p>51559</text:p>
          </table:table-cell>
          <table:table-cell table:number-columns-repeated="3"/>
          <table:table-cell office:value-type="float" office:value="180959" calcext:value-type="float">
            <text:p>180959</text:p>
          </table:table-cell>
          <table:table-cell table:number-columns-repeated="4"/>
          <table:table-cell office:value-type="float" office:value="27696" calcext:value-type="float">
            <text:p>27696</text:p>
          </table:table-cell>
          <table:table-cell/>
          <table:table-cell office:value-type="float" office:value="1207485" calcext:value-type="float">
            <text:p>1207485</text:p>
          </table:table-cell>
          <table:table-cell/>
          <table:table-cell office:value-type="float" office:value="1447358" calcext:value-type="float">
            <text:p>1447358</text:p>
          </table:table-cell>
          <table:table-cell/>
          <table:table-cell office:value-type="float" office:value="2151031" calcext:value-type="float">
            <text:p>2151031</text:p>
          </table:table-cell>
          <table:table-cell/>
          <table:table-cell office:value-type="float" office:value="2025735" calcext:value-type="float">
            <text:p>2025735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3399" calcext:value-type="float">
            <text:p>213399</text:p>
          </table:table-cell>
          <table:table-cell table:number-columns-repeated="2"/>
          <table:table-cell office:value-type="float" office:value="231254" calcext:value-type="float">
            <text:p>231254</text:p>
          </table:table-cell>
          <table:table-cell table:number-columns-repeated="3"/>
          <table:table-cell office:value-type="float" office:value="91343" calcext:value-type="float">
            <text:p>91343</text:p>
          </table:table-cell>
          <table:table-cell table:number-columns-repeated="3"/>
          <table:table-cell office:value-type="float" office:value="89163" calcext:value-type="float">
            <text:p>89163</text:p>
          </table:table-cell>
          <table:table-cell table:number-columns-repeated="3"/>
          <table:table-cell office:value-type="float" office:value="89021" calcext:value-type="float">
            <text:p>89021</text:p>
          </table:table-cell>
          <table:table-cell table:number-columns-repeated="2"/>
          <table:table-cell office:value-type="float" office:value="230785" calcext:value-type="float">
            <text:p>230785</text:p>
          </table:table-cell>
          <table:table-cell table:number-columns-repeated="3"/>
          <table:table-cell office:value-type="float" office:value="98996" calcext:value-type="float">
            <text:p>98996</text:p>
          </table:table-cell>
          <table:table-cell table:number-columns-repeated="3"/>
          <table:table-cell office:value-type="float" office:value="247449" calcext:value-type="float">
            <text:p>247449</text:p>
          </table:table-cell>
          <table:table-cell table:number-columns-repeated="3"/>
          <table:table-cell office:value-type="float" office:value="105867" calcext:value-type="float">
            <text:p>105867</text:p>
          </table:table-cell>
          <table:table-cell/>
          <table:table-cell office:value-type="float" office:value="1559848" calcext:value-type="float">
            <text:p>1559848</text:p>
          </table:table-cell>
          <table:table-cell/>
          <table:table-cell office:value-type="float" office:value="1866807" calcext:value-type="float">
            <text:p>1866807</text:p>
          </table:table-cell>
          <table:table-cell/>
          <table:table-cell office:value-type="float" office:value="2795836" calcext:value-type="float">
            <text:p>2795836</text:p>
          </table:table-cell>
          <table:table-cell/>
          <table:table-cell office:value-type="float" office:value="2936325" calcext:value-type="float">
            <text:p>2936325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2235" calcext:value-type="float">
            <text:p>292235</text:p>
          </table:table-cell>
          <table:table-cell table:number-columns-repeated="2"/>
          <table:table-cell office:value-type="float" office:value="313245" calcext:value-type="float">
            <text:p>313245</text:p>
          </table:table-cell>
          <table:table-cell table:number-columns-repeated="2"/>
          <table:table-cell office:value-type="float" office:value="147359" calcext:value-type="float">
            <text:p>147359</text:p>
          </table:table-cell>
          <table:table-cell table:number-columns-repeated="2"/>
          <table:table-cell office:value-type="float" office:value="145377" calcext:value-type="float">
            <text:p>145377</text:p>
          </table:table-cell>
          <table:table-cell table:number-columns-repeated="2"/>
          <table:table-cell office:value-type="float" office:value="164149" calcext:value-type="float">
            <text:p>164149</text:p>
          </table:table-cell>
          <table:table-cell table:number-columns-repeated="2"/>
          <table:table-cell office:value-type="float" office:value="286012" calcext:value-type="float">
            <text:p>286012</text:p>
          </table:table-cell>
          <table:table-cell table:number-columns-repeated="2"/>
          <table:table-cell office:value-type="float" office:value="144882" calcext:value-type="float">
            <text:p>144882</text:p>
          </table:table-cell>
          <table:table-cell table:number-columns-repeated="3"/>
          <table:table-cell office:value-type="float" office:value="285319" calcext:value-type="float">
            <text:p>285319</text:p>
          </table:table-cell>
          <table:table-cell table:number-columns-repeated="3"/>
          <table:table-cell office:value-type="float" office:value="173906" calcext:value-type="float">
            <text:p>173906</text:p>
          </table:table-cell>
          <table:table-cell/>
          <table:table-cell office:value-type="float" office:value="1860943" calcext:value-type="float">
            <text:p>1860943</text:p>
          </table:table-cell>
          <table:table-cell/>
          <table:table-cell office:value-type="float" office:value="2291930" calcext:value-type="float">
            <text:p>2291930</text:p>
          </table:table-cell>
          <table:table-cell/>
          <table:table-cell office:value-type="float" office:value="3706707" calcext:value-type="float">
            <text:p>3706707</text:p>
          </table:table-cell>
          <table:table-cell/>
          <table:table-cell office:value-type="float" office:value="3864287" calcext:value-type="float">
            <text:p>3864287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34584" calcext:value-type="float">
            <text:p>334584</text:p>
          </table:table-cell>
          <table:table-cell table:number-columns-repeated="2"/>
          <table:table-cell office:value-type="float" office:value="330135" calcext:value-type="float">
            <text:p>330135</text:p>
          </table:table-cell>
          <table:table-cell table:number-columns-repeated="2"/>
          <table:table-cell office:value-type="float" office:value="212989" calcext:value-type="float">
            <text:p>212989</text:p>
          </table:table-cell>
          <table:table-cell table:number-columns-repeated="2"/>
          <table:table-cell office:value-type="float" office:value="205634" calcext:value-type="float">
            <text:p>205634</text:p>
          </table:table-cell>
          <table:table-cell table:number-columns-repeated="2"/>
          <table:table-cell office:value-type="float" office:value="202832" calcext:value-type="float">
            <text:p>202832</text:p>
          </table:table-cell>
          <table:table-cell table:number-columns-repeated="2"/>
          <table:table-cell office:value-type="float" office:value="332358" calcext:value-type="float">
            <text:p>332358</text:p>
          </table:table-cell>
          <table:table-cell table:number-columns-repeated="2"/>
          <table:table-cell office:value-type="float" office:value="283679" calcext:value-type="float">
            <text:p>283679</text:p>
          </table:table-cell>
          <table:table-cell table:number-columns-repeated="3"/>
          <table:table-cell office:value-type="float" office:value="332873" calcext:value-type="float">
            <text:p>332873</text:p>
          </table:table-cell>
          <table:table-cell table:number-columns-repeated="3"/>
          <table:table-cell office:value-type="float" office:value="330535" calcext:value-type="float">
            <text:p>330535</text:p>
          </table:table-cell>
          <table:table-cell/>
          <table:table-cell office:value-type="float" office:value="2239351" calcext:value-type="float">
            <text:p>2239351</text:p>
          </table:table-cell>
          <table:table-cell/>
          <table:table-cell office:value-type="float" office:value="2564616" calcext:value-type="float">
            <text:p>2564616</text:p>
          </table:table-cell>
          <table:table-cell/>
          <table:table-cell office:value-type="float" office:value="4565707" calcext:value-type="float">
            <text:p>4565707</text:p>
          </table:table-cell>
          <table:table-cell/>
          <table:table-cell office:value-type="float" office:value="4311344" calcext:value-type="float">
            <text:p>4311344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07091" calcext:value-type="float">
            <text:p>307091</text:p>
          </table:table-cell>
          <table:table-cell table:number-columns-repeated="2"/>
          <table:table-cell office:value-type="float" office:value="309760" calcext:value-type="float">
            <text:p>309760</text:p>
          </table:table-cell>
          <table:table-cell table:number-columns-repeated="2"/>
          <table:table-cell office:value-type="float" office:value="467100" calcext:value-type="float">
            <text:p>467100</text:p>
          </table:table-cell>
          <table:table-cell table:number-columns-repeated="2"/>
          <table:table-cell office:value-type="float" office:value="486464" calcext:value-type="float">
            <text:p>486464</text:p>
          </table:table-cell>
          <table:table-cell table:number-columns-repeated="2"/>
          <table:table-cell office:value-type="float" office:value="390089" calcext:value-type="float">
            <text:p>390089</text:p>
          </table:table-cell>
          <table:table-cell table:number-columns-repeated="2"/>
          <table:table-cell office:value-type="float" office:value="307972" calcext:value-type="float">
            <text:p>307972</text:p>
          </table:table-cell>
          <table:table-cell table:number-columns-repeated="2"/>
          <table:table-cell office:value-type="float" office:value="304015" calcext:value-type="float">
            <text:p>304015</text:p>
          </table:table-cell>
          <table:table-cell table:number-columns-repeated="3"/>
          <table:table-cell office:value-type="float" office:value="303698" calcext:value-type="float">
            <text:p>303698</text:p>
          </table:table-cell>
          <table:table-cell table:number-columns-repeated="3"/>
          <table:table-cell office:value-type="float" office:value="511811" calcext:value-type="float">
            <text:p>511811</text:p>
          </table:table-cell>
          <table:table-cell/>
          <table:table-cell office:value-type="float" office:value="2185788" calcext:value-type="float">
            <text:p>2185788</text:p>
          </table:table-cell>
          <table:table-cell/>
          <table:table-cell office:value-type="float" office:value="2708986" calcext:value-type="float">
            <text:p>2708986</text:p>
          </table:table-cell>
          <table:table-cell/>
          <table:table-cell office:value-type="float" office:value="6293440" calcext:value-type="float">
            <text:p>6293440</text:p>
          </table:table-cell>
          <table:table-cell/>
          <table:table-cell office:value-type="float" office:value="5461198" calcext:value-type="float">
            <text:p>5461198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31019" calcext:value-type="float">
            <text:p>331019</text:p>
          </table:table-cell>
          <table:table-cell table:number-columns-repeated="2"/>
          <table:table-cell office:value-type="float" office:value="342018" calcext:value-type="float">
            <text:p>342018</text:p>
          </table:table-cell>
          <table:table-cell table:number-columns-repeated="2"/>
          <table:table-cell office:value-type="float" office:value="343022" calcext:value-type="float">
            <text:p>343022</text:p>
          </table:table-cell>
          <table:table-cell table:number-columns-repeated="2"/>
          <table:table-cell office:value-type="float" office:value="346593" calcext:value-type="float">
            <text:p>346593</text:p>
          </table:table-cell>
          <table:table-cell table:number-columns-repeated="2"/>
          <table:table-cell office:value-type="float" office:value="336228" calcext:value-type="float">
            <text:p>336228</text:p>
          </table:table-cell>
          <table:table-cell table:number-columns-repeated="2"/>
          <table:table-cell office:value-type="float" office:value="356985" calcext:value-type="float">
            <text:p>356985</text:p>
          </table:table-cell>
          <table:table-cell table:number-columns-repeated="2"/>
          <table:table-cell office:value-type="float" office:value="625431" calcext:value-type="float">
            <text:p>625431</text:p>
          </table:table-cell>
          <table:table-cell table:number-columns-repeated="3"/>
          <table:table-cell office:value-type="float" office:value="340365" calcext:value-type="float">
            <text:p>340365</text:p>
          </table:table-cell>
          <table:table-cell table:number-columns-repeated="3"/>
          <table:table-cell office:value-type="float" office:value="367485" calcext:value-type="float">
            <text:p>367485</text:p>
          </table:table-cell>
          <table:table-cell/>
          <table:table-cell office:value-type="float" office:value="2193882" calcext:value-type="float">
            <text:p>2193882</text:p>
          </table:table-cell>
          <table:table-cell/>
          <table:table-cell office:value-type="float" office:value="2921346" calcext:value-type="float">
            <text:p>2921346</text:p>
          </table:table-cell>
          <table:table-cell/>
          <table:table-cell office:value-type="float" office:value="4899008" calcext:value-type="float">
            <text:p>4899008</text:p>
          </table:table-cell>
          <table:table-cell/>
          <table:table-cell office:value-type="float" office:value="4367238" calcext:value-type="float">
            <text:p>4367238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46971" calcext:value-type="float">
            <text:p>346971</text:p>
          </table:table-cell>
          <table:table-cell table:number-columns-repeated="2"/>
          <table:table-cell office:value-type="float" office:value="361355" calcext:value-type="float">
            <text:p>361355</text:p>
          </table:table-cell>
          <table:table-cell table:number-columns-repeated="2"/>
          <table:table-cell office:value-type="float" office:value="654525" calcext:value-type="float">
            <text:p>654525</text:p>
          </table:table-cell>
          <table:table-cell table:number-columns-repeated="2"/>
          <table:table-cell office:value-type="float" office:value="649944" calcext:value-type="float">
            <text:p>649944</text:p>
          </table:table-cell>
          <table:table-cell table:number-columns-repeated="2"/>
          <table:table-cell office:value-type="float" office:value="591984" calcext:value-type="float">
            <text:p>591984</text:p>
          </table:table-cell>
          <table:table-cell table:number-columns-repeated="2"/>
          <table:table-cell office:value-type="float" office:value="367556" calcext:value-type="float">
            <text:p>367556</text:p>
          </table:table-cell>
          <table:table-cell table:number-columns-repeated="2"/>
          <table:table-cell office:value-type="float" office:value="432798" calcext:value-type="float">
            <text:p>432798</text:p>
          </table:table-cell>
          <table:table-cell table:number-columns-repeated="3"/>
          <table:table-cell office:value-type="float" office:value="354174" calcext:value-type="float">
            <text:p>354174</text:p>
          </table:table-cell>
          <table:table-cell table:number-columns-repeated="3"/>
          <table:table-cell office:value-type="float" office:value="507682" calcext:value-type="float">
            <text:p>507682</text:p>
          </table:table-cell>
          <table:table-cell/>
          <table:table-cell office:value-type="float" office:value="1674646" calcext:value-type="float">
            <text:p>1674646</text:p>
          </table:table-cell>
          <table:table-cell/>
          <table:table-cell office:value-type="float" office:value="3052133" calcext:value-type="float">
            <text:p>3052133</text:p>
          </table:table-cell>
          <table:table-cell/>
          <table:table-cell office:value-type="float" office:value="4723889" calcext:value-type="float">
            <text:p>4723889</text:p>
          </table:table-cell>
          <table:table-cell/>
          <table:table-cell office:value-type="float" office:value="4209920" calcext:value-type="float">
            <text:p>420992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52250" calcext:value-type="float">
            <text:p>352250</text:p>
          </table:table-cell>
          <table:table-cell table:number-columns-repeated="2"/>
          <table:table-cell office:value-type="float" office:value="367186" calcext:value-type="float">
            <text:p>367186</text:p>
          </table:table-cell>
          <table:table-cell table:number-columns-repeated="2"/>
          <table:table-cell office:value-type="float" office:value="478164" calcext:value-type="float">
            <text:p>478164</text:p>
          </table:table-cell>
          <table:table-cell table:number-columns-repeated="2"/>
          <table:table-cell office:value-type="float" office:value="477327" calcext:value-type="float">
            <text:p>477327</text:p>
          </table:table-cell>
          <table:table-cell table:number-columns-repeated="2"/>
          <table:table-cell office:value-type="float" office:value="466352" calcext:value-type="float">
            <text:p>466352</text:p>
          </table:table-cell>
          <table:table-cell table:number-columns-repeated="2"/>
          <table:table-cell office:value-type="float" office:value="363542" calcext:value-type="float">
            <text:p>363542</text:p>
          </table:table-cell>
          <table:table-cell table:number-columns-repeated="2"/>
          <table:table-cell office:value-type="float" office:value="803443" calcext:value-type="float">
            <text:p>803443</text:p>
          </table:table-cell>
          <table:table-cell table:number-columns-repeated="3"/>
          <table:table-cell office:value-type="float" office:value="371281" calcext:value-type="float">
            <text:p>371281</text:p>
          </table:table-cell>
          <table:table-cell table:number-columns-repeated="3"/>
          <table:table-cell office:value-type="float" office:value="297415" calcext:value-type="float">
            <text:p>297415</text:p>
          </table:table-cell>
          <table:table-cell/>
          <table:table-cell office:value-type="float" office:value="1387957" calcext:value-type="float">
            <text:p>1387957</text:p>
          </table:table-cell>
          <table:table-cell/>
          <table:table-cell office:value-type="float" office:value="3530734" calcext:value-type="float">
            <text:p>3530734</text:p>
          </table:table-cell>
          <table:table-cell/>
          <table:table-cell office:value-type="float" office:value="5461198" calcext:value-type="float">
            <text:p>5461198</text:p>
          </table:table-cell>
          <table:table-cell/>
          <table:table-cell office:value-type="float" office:value="6638778" calcext:value-type="float">
            <text:p>6638778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34506" calcext:value-type="float">
            <text:p>334506</text:p>
          </table:table-cell>
          <table:table-cell table:number-columns-repeated="2"/>
          <table:table-cell office:value-type="float" office:value="382133" calcext:value-type="float">
            <text:p>382133</text:p>
          </table:table-cell>
          <table:table-cell table:number-columns-repeated="2"/>
          <table:table-cell office:value-type="float" office:value="935375" calcext:value-type="float">
            <text:p>935375</text:p>
          </table:table-cell>
          <table:table-cell table:number-columns-repeated="2"/>
          <table:table-cell office:value-type="float" office:value="944893" calcext:value-type="float">
            <text:p>944893</text:p>
          </table:table-cell>
          <table:table-cell table:number-columns-repeated="2"/>
          <table:table-cell office:value-type="float" office:value="970844" calcext:value-type="float">
            <text:p>970844</text:p>
          </table:table-cell>
          <table:table-cell table:number-columns-repeated="2"/>
          <table:table-cell office:value-type="float" office:value="379574" calcext:value-type="float">
            <text:p>379574</text:p>
          </table:table-cell>
          <table:table-cell table:number-columns-repeated="2"/>
          <table:table-cell office:value-type="float" office:value="473459" calcext:value-type="float">
            <text:p>473459</text:p>
          </table:table-cell>
          <table:table-cell table:number-columns-repeated="3"/>
          <table:table-cell office:value-type="float" office:value="375953" calcext:value-type="float">
            <text:p>375953</text:p>
          </table:table-cell>
          <table:table-cell table:number-columns-repeated="2"/>
          <table:table-cell office:value-type="float" office:value="1082414" calcext:value-type="float">
            <text:p>1082414</text:p>
          </table:table-cell>
          <table:table-cell/>
          <table:table-cell office:value-type="float" office:value="1007628" calcext:value-type="float">
            <text:p>1007628</text:p>
          </table:table-cell>
          <table:table-cell/>
          <table:table-cell office:value-type="float" office:value="3945943" calcext:value-type="float">
            <text:p>3945943</text:p>
          </table:table-cell>
          <table:table-cell/>
          <table:table-cell office:value-type="float" office:value="5171846" calcext:value-type="float">
            <text:p>5171846</text:p>
          </table:table-cell>
          <table:table-cell/>
          <table:table-cell office:value-type="float" office:value="5203173" calcext:value-type="float">
            <text:p>5203173</text:p>
          </table:table-cell>
          <table:table-cell table:number-columns-repeated="27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04150" calcext:value-type="float">
            <text:p>304150</text:p>
          </table:table-cell>
          <table:table-cell table:number-columns-repeated="2"/>
          <table:table-cell office:value-type="float" office:value="387179" calcext:value-type="float">
            <text:p>387179</text:p>
          </table:table-cell>
          <table:table-cell table:number-columns-repeated="2"/>
          <table:table-cell office:value-type="float" office:value="506499" calcext:value-type="float">
            <text:p>506499</text:p>
          </table:table-cell>
          <table:table-cell table:number-columns-repeated="2"/>
          <table:table-cell office:value-type="float" office:value="496717" calcext:value-type="float">
            <text:p>496717</text:p>
          </table:table-cell>
          <table:table-cell table:number-columns-repeated="2"/>
          <table:table-cell office:value-type="float" office:value="497033" calcext:value-type="float">
            <text:p>497033</text:p>
          </table:table-cell>
          <table:table-cell table:number-columns-repeated="2"/>
          <table:table-cell office:value-type="float" office:value="388730" calcext:value-type="float">
            <text:p>388730</text:p>
          </table:table-cell>
          <table:table-cell/>
          <table:table-cell office:value-type="float" office:value="1133027" calcext:value-type="float">
            <text:p>1133027</text:p>
          </table:table-cell>
          <table:table-cell table:number-columns-repeated="3"/>
          <table:table-cell office:value-type="float" office:value="394071" calcext:value-type="float">
            <text:p>394071</text:p>
          </table:table-cell>
          <table:table-cell table:number-columns-repeated="3"/>
          <table:table-cell office:value-type="float" office:value="574619" calcext:value-type="float">
            <text:p>574619</text:p>
          </table:table-cell>
          <table:table-cell/>
          <table:table-cell office:value-type="float" office:value="2172795" calcext:value-type="float">
            <text:p>2172795</text:p>
          </table:table-cell>
          <table:table-cell/>
          <table:table-cell office:value-type="float" office:value="2925325" calcext:value-type="float">
            <text:p>2925325</text:p>
          </table:table-cell>
          <table:table-cell/>
          <table:table-cell office:value-type="float" office:value="4906002" calcext:value-type="float">
            <text:p>4906002</text:p>
          </table:table-cell>
          <table:table-cell/>
          <table:table-cell office:value-type="float" office:value="5396016" calcext:value-type="float">
            <text:p>5396016</text:p>
          </table:table-cell>
          <table:table-cell table:number-columns-repeated="27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4043" calcext:value-type="float">
            <text:p>94043</text:p>
          </table:table-cell>
          <table:table-cell table:number-columns-repeated="2"/>
          <table:table-cell office:value-type="float" office:value="103966" calcext:value-type="float">
            <text:p>103966</text:p>
          </table:table-cell>
          <table:table-cell table:number-columns-repeated="3"/>
          <table:table-cell office:value-type="float" office:value="44215" calcext:value-type="float">
            <text:p>44215</text:p>
          </table:table-cell>
          <table:table-cell table:number-columns-repeated="3"/>
          <table:table-cell office:value-type="float" office:value="44106" calcext:value-type="float">
            <text:p>44106</text:p>
          </table:table-cell>
          <table:table-cell table:number-columns-repeated="3"/>
          <table:table-cell office:value-type="float" office:value="32141" calcext:value-type="float">
            <text:p>32141</text:p>
          </table:table-cell>
          <table:table-cell table:number-columns-repeated="2"/>
          <table:table-cell office:value-type="float" office:value="116993" calcext:value-type="float">
            <text:p>116993</text:p>
          </table:table-cell>
          <table:table-cell table:number-columns-repeated="3"/>
          <table:table-cell office:value-type="float" office:value="29428" calcext:value-type="float">
            <text:p>29428</text:p>
          </table:table-cell>
          <table:table-cell table:number-columns-repeated="3"/>
          <table:table-cell office:value-type="float" office:value="117518" calcext:value-type="float">
            <text:p>117518</text:p>
          </table:table-cell>
          <table:table-cell table:number-columns-repeated="4"/>
          <table:table-cell office:value-type="float" office:value="12188" calcext:value-type="float">
            <text:p>12188</text:p>
          </table:table-cell>
          <table:table-cell table:number-columns-repeated="2"/>
          <table:table-cell office:value-type="float" office:value="854235" calcext:value-type="float">
            <text:p>854235</text:p>
          </table:table-cell>
          <table:table-cell table:number-columns-repeated="2"/>
          <table:table-cell office:value-type="float" office:value="997675" calcext:value-type="float">
            <text:p>997675</text:p>
          </table:table-cell>
          <table:table-cell/>
          <table:table-cell office:value-type="float" office:value="1212163" calcext:value-type="float">
            <text:p>1212163</text:p>
          </table:table-cell>
          <table:table-cell/>
          <table:table-cell office:value-type="float" office:value="1206841" calcext:value-type="float">
            <text:p>1206841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6128" calcext:value-type="float">
            <text:p>166128</text:p>
          </table:table-cell>
          <table:table-cell table:number-columns-repeated="2"/>
          <table:table-cell office:value-type="float" office:value="189889" calcext:value-type="float">
            <text:p>189889</text:p>
          </table:table-cell>
          <table:table-cell table:number-columns-repeated="3"/>
          <table:table-cell office:value-type="float" office:value="49935" calcext:value-type="float">
            <text:p>49935</text:p>
          </table:table-cell>
          <table:table-cell table:number-columns-repeated="3"/>
          <table:table-cell office:value-type="float" office:value="47051" calcext:value-type="float">
            <text:p>47051</text:p>
          </table:table-cell>
          <table:table-cell table:number-columns-repeated="3"/>
          <table:table-cell office:value-type="float" office:value="55728" calcext:value-type="float">
            <text:p>55728</text:p>
          </table:table-cell>
          <table:table-cell table:number-columns-repeated="2"/>
          <table:table-cell office:value-type="float" office:value="162989" calcext:value-type="float">
            <text:p>162989</text:p>
          </table:table-cell>
          <table:table-cell table:number-columns-repeated="3"/>
          <table:table-cell office:value-type="float" office:value="53416" calcext:value-type="float">
            <text:p>53416</text:p>
          </table:table-cell>
          <table:table-cell table:number-columns-repeated="3"/>
          <table:table-cell office:value-type="float" office:value="156067" calcext:value-type="float">
            <text:p>156067</text:p>
          </table:table-cell>
          <table:table-cell table:number-columns-repeated="4"/>
          <table:table-cell office:value-type="float" office:value="25785" calcext:value-type="float">
            <text:p>25785</text:p>
          </table:table-cell>
          <table:table-cell/>
          <table:table-cell office:value-type="float" office:value="1196752" calcext:value-type="float">
            <text:p>1196752</text:p>
          </table:table-cell>
          <table:table-cell/>
          <table:table-cell office:value-type="float" office:value="1467812" calcext:value-type="float">
            <text:p>1467812</text:p>
          </table:table-cell>
          <table:table-cell/>
          <table:table-cell office:value-type="float" office:value="1962202" calcext:value-type="float">
            <text:p>1962202</text:p>
          </table:table-cell>
          <table:table-cell/>
          <table:table-cell office:value-type="float" office:value="1968722" calcext:value-type="float">
            <text:p>196872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0731" calcext:value-type="float">
            <text:p>220731</text:p>
          </table:table-cell>
          <table:table-cell table:number-columns-repeated="2"/>
          <table:table-cell office:value-type="float" office:value="226054" calcext:value-type="float">
            <text:p>226054</text:p>
          </table:table-cell>
          <table:table-cell table:number-columns-repeated="3"/>
          <table:table-cell office:value-type="float" office:value="78650" calcext:value-type="float">
            <text:p>78650</text:p>
          </table:table-cell>
          <table:table-cell table:number-columns-repeated="3"/>
          <table:table-cell office:value-type="float" office:value="76745" calcext:value-type="float">
            <text:p>76745</text:p>
          </table:table-cell>
          <table:table-cell table:number-columns-repeated="3"/>
          <table:table-cell office:value-type="float" office:value="94074" calcext:value-type="float">
            <text:p>94074</text:p>
          </table:table-cell>
          <table:table-cell table:number-columns-repeated="2"/>
          <table:table-cell office:value-type="float" office:value="242325" calcext:value-type="float">
            <text:p>242325</text:p>
          </table:table-cell>
          <table:table-cell table:number-columns-repeated="3"/>
          <table:table-cell office:value-type="float" office:value="94967" calcext:value-type="float">
            <text:p>94967</text:p>
          </table:table-cell>
          <table:table-cell table:number-columns-repeated="3"/>
          <table:table-cell office:value-type="float" office:value="219570" calcext:value-type="float">
            <text:p>219570</text:p>
          </table:table-cell>
          <table:table-cell table:number-columns-repeated="4"/>
          <table:table-cell office:value-type="float" office:value="99347" calcext:value-type="float">
            <text:p>99347</text:p>
          </table:table-cell>
          <table:table-cell/>
          <table:table-cell office:value-type="float" office:value="1518138" calcext:value-type="float">
            <text:p>1518138</text:p>
          </table:table-cell>
          <table:table-cell/>
          <table:table-cell office:value-type="float" office:value="1934800" calcext:value-type="float">
            <text:p>1934800</text:p>
          </table:table-cell>
          <table:table-cell/>
          <table:table-cell office:value-type="float" office:value="2836411" calcext:value-type="float">
            <text:p>2836411</text:p>
          </table:table-cell>
          <table:table-cell/>
          <table:table-cell office:value-type="float" office:value="2725923" calcext:value-type="float">
            <text:p>2725923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69988" calcext:value-type="float">
            <text:p>269988</text:p>
          </table:table-cell>
          <table:table-cell table:number-columns-repeated="2"/>
          <table:table-cell office:value-type="float" office:value="281367" calcext:value-type="float">
            <text:p>281367</text:p>
          </table:table-cell>
          <table:table-cell table:number-columns-repeated="2"/>
          <table:table-cell office:value-type="float" office:value="129786" calcext:value-type="float">
            <text:p>129786</text:p>
          </table:table-cell>
          <table:table-cell table:number-columns-repeated="2"/>
          <table:table-cell office:value-type="float" office:value="133021" calcext:value-type="float">
            <text:p>133021</text:p>
          </table:table-cell>
          <table:table-cell table:number-columns-repeated="2"/>
          <table:table-cell office:value-type="float" office:value="161415" calcext:value-type="float">
            <text:p>161415</text:p>
          </table:table-cell>
          <table:table-cell table:number-columns-repeated="2"/>
          <table:table-cell office:value-type="float" office:value="293944" calcext:value-type="float">
            <text:p>293944</text:p>
          </table:table-cell>
          <table:table-cell table:number-columns-repeated="2"/>
          <table:table-cell office:value-type="float" office:value="160885" calcext:value-type="float">
            <text:p>160885</text:p>
          </table:table-cell>
          <table:table-cell table:number-columns-repeated="3"/>
          <table:table-cell office:value-type="float" office:value="274983" calcext:value-type="float">
            <text:p>274983</text:p>
          </table:table-cell>
          <table:table-cell table:number-columns-repeated="3"/>
          <table:table-cell office:value-type="float" office:value="175839" calcext:value-type="float">
            <text:p>175839</text:p>
          </table:table-cell>
          <table:table-cell/>
          <table:table-cell office:value-type="float" office:value="1843748" calcext:value-type="float">
            <text:p>1843748</text:p>
          </table:table-cell>
          <table:table-cell/>
          <table:table-cell office:value-type="float" office:value="2370977" calcext:value-type="float">
            <text:p>2370977</text:p>
          </table:table-cell>
          <table:table-cell/>
          <table:table-cell office:value-type="float" office:value="3735645" calcext:value-type="float">
            <text:p>3735645</text:p>
          </table:table-cell>
          <table:table-cell/>
          <table:table-cell office:value-type="float" office:value="3637950" calcext:value-type="float">
            <text:p>3637950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23562" calcext:value-type="float">
            <text:p>323562</text:p>
          </table:table-cell>
          <table:table-cell table:number-columns-repeated="2"/>
          <table:table-cell office:value-type="float" office:value="331364" calcext:value-type="float">
            <text:p>331364</text:p>
          </table:table-cell>
          <table:table-cell table:number-columns-repeated="2"/>
          <table:table-cell office:value-type="float" office:value="345567" calcext:value-type="float">
            <text:p>345567</text:p>
          </table:table-cell>
          <table:table-cell table:number-columns-repeated="2"/>
          <table:table-cell office:value-type="float" office:value="338847" calcext:value-type="float">
            <text:p>338847</text:p>
          </table:table-cell>
          <table:table-cell table:number-columns-repeated="2"/>
          <table:table-cell office:value-type="float" office:value="285188" calcext:value-type="float">
            <text:p>285188</text:p>
          </table:table-cell>
          <table:table-cell table:number-columns-repeated="2"/>
          <table:table-cell office:value-type="float" office:value="329818" calcext:value-type="float">
            <text:p>329818</text:p>
          </table:table-cell>
          <table:table-cell table:number-columns-repeated="2"/>
          <table:table-cell office:value-type="float" office:value="292217" calcext:value-type="float">
            <text:p>292217</text:p>
          </table:table-cell>
          <table:table-cell table:number-columns-repeated="3"/>
          <table:table-cell office:value-type="float" office:value="317001" calcext:value-type="float">
            <text:p>317001</text:p>
          </table:table-cell>
          <table:table-cell table:number-columns-repeated="3"/>
          <table:table-cell office:value-type="float" office:value="321468" calcext:value-type="float">
            <text:p>321468</text:p>
          </table:table-cell>
          <table:table-cell/>
          <table:table-cell office:value-type="float" office:value="2003389" calcext:value-type="float">
            <text:p>2003389</text:p>
          </table:table-cell>
          <table:table-cell/>
          <table:table-cell office:value-type="float" office:value="2656378" calcext:value-type="float">
            <text:p>2656378</text:p>
          </table:table-cell>
          <table:table-cell/>
          <table:table-cell office:value-type="float" office:value="4730266" calcext:value-type="float">
            <text:p>4730266</text:p>
          </table:table-cell>
          <table:table-cell/>
          <table:table-cell office:value-type="float" office:value="4705005" calcext:value-type="float">
            <text:p>4705005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96586" calcext:value-type="float">
            <text:p>296586</text:p>
          </table:table-cell>
          <table:table-cell table:number-columns-repeated="2"/>
          <table:table-cell office:value-type="float" office:value="312708" calcext:value-type="float">
            <text:p>312708</text:p>
          </table:table-cell>
          <table:table-cell table:number-columns-repeated="2"/>
          <table:table-cell office:value-type="float" office:value="592084" calcext:value-type="float">
            <text:p>592084</text:p>
          </table:table-cell>
          <table:table-cell table:number-columns-repeated="2"/>
          <table:table-cell office:value-type="float" office:value="641197" calcext:value-type="float">
            <text:p>641197</text:p>
          </table:table-cell>
          <table:table-cell table:number-columns-repeated="2"/>
          <table:table-cell office:value-type="float" office:value="455845" calcext:value-type="float">
            <text:p>455845</text:p>
          </table:table-cell>
          <table:table-cell table:number-columns-repeated="2"/>
          <table:table-cell office:value-type="float" office:value="308433" calcext:value-type="float">
            <text:p>308433</text:p>
          </table:table-cell>
          <table:table-cell table:number-columns-repeated="2"/>
          <table:table-cell office:value-type="float" office:value="442878" calcext:value-type="float">
            <text:p>442878</text:p>
          </table:table-cell>
          <table:table-cell table:number-columns-repeated="3"/>
          <table:table-cell office:value-type="float" office:value="293512" calcext:value-type="float">
            <text:p>293512</text:p>
          </table:table-cell>
          <table:table-cell table:number-columns-repeated="3"/>
          <table:table-cell office:value-type="float" office:value="500733" calcext:value-type="float">
            <text:p>500733</text:p>
          </table:table-cell>
          <table:table-cell/>
          <table:table-cell office:value-type="float" office:value="2109667" calcext:value-type="float">
            <text:p>2109667</text:p>
          </table:table-cell>
          <table:table-cell/>
          <table:table-cell office:value-type="float" office:value="2769426" calcext:value-type="float">
            <text:p>2769426</text:p>
          </table:table-cell>
          <table:table-cell/>
          <table:table-cell office:value-type="float" office:value="5035275" calcext:value-type="float">
            <text:p>5035275</text:p>
          </table:table-cell>
          <table:table-cell/>
          <table:table-cell office:value-type="float" office:value="4967573" calcext:value-type="float">
            <text:p>4967573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20389" calcext:value-type="float">
            <text:p>320389</text:p>
          </table:table-cell>
          <table:table-cell table:number-columns-repeated="2"/>
          <table:table-cell office:value-type="float" office:value="319501" calcext:value-type="float">
            <text:p>319501</text:p>
          </table:table-cell>
          <table:table-cell table:number-columns-repeated="2"/>
          <table:table-cell office:value-type="float" office:value="781226" calcext:value-type="float">
            <text:p>781226</text:p>
          </table:table-cell>
          <table:table-cell table:number-columns-repeated="2"/>
          <table:table-cell office:value-type="float" office:value="802970" calcext:value-type="float">
            <text:p>802970</text:p>
          </table:table-cell>
          <table:table-cell table:number-columns-repeated="2"/>
          <table:table-cell office:value-type="float" office:value="544935" calcext:value-type="float">
            <text:p>544935</text:p>
          </table:table-cell>
          <table:table-cell table:number-columns-repeated="2"/>
          <table:table-cell office:value-type="float" office:value="323346" calcext:value-type="float">
            <text:p>323346</text:p>
          </table:table-cell>
          <table:table-cell table:number-columns-repeated="2"/>
          <table:table-cell office:value-type="float" office:value="569833" calcext:value-type="float">
            <text:p>569833</text:p>
          </table:table-cell>
          <table:table-cell table:number-columns-repeated="3"/>
          <table:table-cell office:value-type="float" office:value="324964" calcext:value-type="float">
            <text:p>324964</text:p>
          </table:table-cell>
          <table:table-cell table:number-columns-repeated="3"/>
          <table:table-cell office:value-type="float" office:value="626878" calcext:value-type="float">
            <text:p>626878</text:p>
          </table:table-cell>
          <table:table-cell/>
          <table:table-cell office:value-type="float" office:value="2174693" calcext:value-type="float">
            <text:p>2174693</text:p>
          </table:table-cell>
          <table:table-cell/>
          <table:table-cell office:value-type="float" office:value="2677075" calcext:value-type="float">
            <text:p>2677075</text:p>
          </table:table-cell>
          <table:table-cell/>
          <table:table-cell office:value-type="float" office:value="5066458" calcext:value-type="float">
            <text:p>5066458</text:p>
          </table:table-cell>
          <table:table-cell/>
          <table:table-cell office:value-type="float" office:value="5432536" calcext:value-type="float">
            <text:p>5432536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29419" calcext:value-type="float">
            <text:p>329419</text:p>
          </table:table-cell>
          <table:table-cell table:number-columns-repeated="2"/>
          <table:table-cell office:value-type="float" office:value="330458" calcext:value-type="float">
            <text:p>330458</text:p>
          </table:table-cell>
          <table:table-cell table:number-columns-repeated="2"/>
          <table:table-cell office:value-type="float" office:value="941703" calcext:value-type="float">
            <text:p>941703</text:p>
          </table:table-cell>
          <table:table-cell table:number-columns-repeated="2"/>
          <table:table-cell office:value-type="float" office:value="976855" calcext:value-type="float">
            <text:p>976855</text:p>
          </table:table-cell>
          <table:table-cell table:number-columns-repeated="2"/>
          <table:table-cell office:value-type="float" office:value="690373" calcext:value-type="float">
            <text:p>690373</text:p>
          </table:table-cell>
          <table:table-cell table:number-columns-repeated="2"/>
          <table:table-cell office:value-type="float" office:value="331041" calcext:value-type="float">
            <text:p>331041</text:p>
          </table:table-cell>
          <table:table-cell table:number-columns-repeated="2"/>
          <table:table-cell office:value-type="float" office:value="867608" calcext:value-type="float">
            <text:p>867608</text:p>
          </table:table-cell>
          <table:table-cell table:number-columns-repeated="3"/>
          <table:table-cell office:value-type="float" office:value="332888" calcext:value-type="float">
            <text:p>332888</text:p>
          </table:table-cell>
          <table:table-cell table:number-columns-repeated="3"/>
          <table:table-cell office:value-type="float" office:value="307946" calcext:value-type="float">
            <text:p>307946</text:p>
          </table:table-cell>
          <table:table-cell/>
          <table:table-cell office:value-type="float" office:value="1863952" calcext:value-type="float">
            <text:p>1863952</text:p>
          </table:table-cell>
          <table:table-cell/>
          <table:table-cell office:value-type="float" office:value="2955217" calcext:value-type="float">
            <text:p>2955217</text:p>
          </table:table-cell>
          <table:table-cell/>
          <table:table-cell office:value-type="float" office:value="5171695" calcext:value-type="float">
            <text:p>5171695</text:p>
          </table:table-cell>
          <table:table-cell/>
          <table:table-cell office:value-type="float" office:value="4976927" calcext:value-type="float">
            <text:p>4976927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27092" calcext:value-type="float">
            <text:p>327092</text:p>
          </table:table-cell>
          <table:table-cell table:number-columns-repeated="2"/>
          <table:table-cell office:value-type="float" office:value="340465" calcext:value-type="float">
            <text:p>340465</text:p>
          </table:table-cell>
          <table:table-cell/>
          <table:table-cell office:value-type="float" office:value="1000347" calcext:value-type="float">
            <text:p>1000347</text:p>
          </table:table-cell>
          <table:table-cell/>
          <table:table-cell office:value-type="float" office:value="1017137" calcext:value-type="float">
            <text:p>1017137</text:p>
          </table:table-cell>
          <table:table-cell table:number-columns-repeated="2"/>
          <table:table-cell office:value-type="float" office:value="946606" calcext:value-type="float">
            <text:p>946606</text:p>
          </table:table-cell>
          <table:table-cell table:number-columns-repeated="2"/>
          <table:table-cell office:value-type="float" office:value="342864" calcext:value-type="float">
            <text:p>342864</text:p>
          </table:table-cell>
          <table:table-cell table:number-columns-repeated="2"/>
          <table:table-cell office:value-type="float" office:value="972680" calcext:value-type="float">
            <text:p>972680</text:p>
          </table:table-cell>
          <table:table-cell table:number-columns-repeated="3"/>
          <table:table-cell office:value-type="float" office:value="340000" calcext:value-type="float">
            <text:p>340000</text:p>
          </table:table-cell>
          <table:table-cell table:number-columns-repeated="3"/>
          <table:table-cell office:value-type="float" office:value="309751" calcext:value-type="float">
            <text:p>309751</text:p>
          </table:table-cell>
          <table:table-cell/>
          <table:table-cell office:value-type="float" office:value="1628670" calcext:value-type="float">
            <text:p>1628670</text:p>
          </table:table-cell>
          <table:table-cell/>
          <table:table-cell office:value-type="float" office:value="2992016" calcext:value-type="float">
            <text:p>2992016</text:p>
          </table:table-cell>
          <table:table-cell/>
          <table:table-cell office:value-type="float" office:value="5274909" calcext:value-type="float">
            <text:p>5274909</text:p>
          </table:table-cell>
          <table:table-cell/>
          <table:table-cell office:value-type="float" office:value="5097274" calcext:value-type="float">
            <text:p>5097274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28258" calcext:value-type="float">
            <text:p>328258</text:p>
          </table:table-cell>
          <table:table-cell table:number-columns-repeated="2"/>
          <table:table-cell office:value-type="float" office:value="349725" calcext:value-type="float">
            <text:p>349725</text:p>
          </table:table-cell>
          <table:table-cell/>
          <table:table-cell office:value-type="float" office:value="1176670" calcext:value-type="float">
            <text:p>1176670</text:p>
          </table:table-cell>
          <table:table-cell/>
          <table:table-cell office:value-type="float" office:value="1214004" calcext:value-type="float">
            <text:p>1214004</text:p>
          </table:table-cell>
          <table:table-cell/>
          <table:table-cell office:value-type="float" office:value="1164626" calcext:value-type="float">
            <text:p>1164626</text:p>
          </table:table-cell>
          <table:table-cell table:number-columns-repeated="2"/>
          <table:table-cell office:value-type="float" office:value="349874" calcext:value-type="float">
            <text:p>349874</text:p>
          </table:table-cell>
          <table:table-cell table:number-columns-repeated="2"/>
          <table:table-cell office:value-type="float" office:value="654211" calcext:value-type="float">
            <text:p>654211</text:p>
          </table:table-cell>
          <table:table-cell table:number-columns-repeated="3"/>
          <table:table-cell office:value-type="float" office:value="348579" calcext:value-type="float">
            <text:p>348579</text:p>
          </table:table-cell>
          <table:table-cell table:number-columns-repeated="3"/>
          <table:table-cell office:value-type="float" office:value="314944" calcext:value-type="float">
            <text:p>314944</text:p>
          </table:table-cell>
          <table:table-cell/>
          <table:table-cell office:value-type="float" office:value="1338788" calcext:value-type="float">
            <text:p>1338788</text:p>
          </table:table-cell>
          <table:table-cell/>
          <table:table-cell office:value-type="float" office:value="3192451" calcext:value-type="float">
            <text:p>3192451</text:p>
          </table:table-cell>
          <table:table-cell/>
          <table:table-cell office:value-type="float" office:value="5019093" calcext:value-type="float">
            <text:p>5019093</text:p>
          </table:table-cell>
          <table:table-cell/>
          <table:table-cell office:value-type="float" office:value="5198297" calcext:value-type="float">
            <text:p>5198297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18928" calcext:value-type="float">
            <text:p>318928</text:p>
          </table:table-cell>
          <table:table-cell table:number-columns-repeated="2"/>
          <table:table-cell office:value-type="float" office:value="360403" calcext:value-type="float">
            <text:p>360403</text:p>
          </table:table-cell>
          <table:table-cell table:number-columns-repeated="2"/>
          <table:table-cell office:value-type="float" office:value="644481" calcext:value-type="float">
            <text:p>644481</text:p>
          </table:table-cell>
          <table:table-cell table:number-columns-repeated="2"/>
          <table:table-cell office:value-type="float" office:value="654523" calcext:value-type="float">
            <text:p>654523</text:p>
          </table:table-cell>
          <table:table-cell table:number-columns-repeated="2"/>
          <table:table-cell office:value-type="float" office:value="621447" calcext:value-type="float">
            <text:p>621447</text:p>
          </table:table-cell>
          <table:table-cell table:number-columns-repeated="2"/>
          <table:table-cell office:value-type="float" office:value="356981" calcext:value-type="float">
            <text:p>356981</text:p>
          </table:table-cell>
          <table:table-cell table:number-columns-repeated="2"/>
          <table:table-cell office:value-type="float" office:value="673023" calcext:value-type="float">
            <text:p>673023</text:p>
          </table:table-cell>
          <table:table-cell table:number-columns-repeated="3"/>
          <table:table-cell office:value-type="float" office:value="358530" calcext:value-type="float">
            <text:p>358530</text:p>
          </table:table-cell>
          <table:table-cell table:number-columns-repeated="3"/>
          <table:table-cell office:value-type="float" office:value="580461" calcext:value-type="float">
            <text:p>580461</text:p>
          </table:table-cell>
          <table:table-cell/>
          <table:table-cell office:value-type="float" office:value="1014375" calcext:value-type="float">
            <text:p>1014375</text:p>
          </table:table-cell>
          <table:table-cell/>
          <table:table-cell office:value-type="float" office:value="3733615" calcext:value-type="float">
            <text:p>3733615</text:p>
          </table:table-cell>
          <table:table-cell/>
          <table:table-cell office:value-type="float" office:value="4545657" calcext:value-type="float">
            <text:p>4545657</text:p>
          </table:table-cell>
          <table:table-cell/>
          <table:table-cell office:value-type="float" office:value="4620228" calcext:value-type="float">
            <text:p>4620228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85425" calcext:value-type="float">
            <text:p>285425</text:p>
          </table:table-cell>
          <table:table-cell table:number-columns-repeated="2"/>
          <table:table-cell office:value-type="float" office:value="364963" calcext:value-type="float">
            <text:p>364963</text:p>
          </table:table-cell>
          <table:table-cell table:number-columns-repeated="2"/>
          <table:table-cell office:value-type="float" office:value="717654" calcext:value-type="float">
            <text:p>717654</text:p>
          </table:table-cell>
          <table:table-cell table:number-columns-repeated="2"/>
          <table:table-cell office:value-type="float" office:value="685360" calcext:value-type="float">
            <text:p>685360</text:p>
          </table:table-cell>
          <table:table-cell table:number-columns-repeated="2"/>
          <table:table-cell office:value-type="float" office:value="716144" calcext:value-type="float">
            <text:p>716144</text:p>
          </table:table-cell>
          <table:table-cell table:number-columns-repeated="2"/>
          <table:table-cell office:value-type="float" office:value="363376" calcext:value-type="float">
            <text:p>363376</text:p>
          </table:table-cell>
          <table:table-cell table:number-columns-repeated="2"/>
          <table:table-cell office:value-type="float" office:value="773053" calcext:value-type="float">
            <text:p>773053</text:p>
          </table:table-cell>
          <table:table-cell table:number-columns-repeated="3"/>
          <table:table-cell office:value-type="float" office:value="363830" calcext:value-type="float">
            <text:p>363830</text:p>
          </table:table-cell>
          <table:table-cell table:number-columns-repeated="3"/>
          <table:table-cell office:value-type="float" office:value="908511" calcext:value-type="float">
            <text:p>908511</text:p>
          </table:table-cell>
          <table:table-cell/>
          <table:table-cell office:value-type="float" office:value="2237136" calcext:value-type="float">
            <text:p>2237136</text:p>
          </table:table-cell>
          <table:table-cell/>
          <table:table-cell office:value-type="float" office:value="2792156" calcext:value-type="float">
            <text:p>2792156</text:p>
          </table:table-cell>
          <table:table-cell/>
          <table:table-cell office:value-type="float" office:value="4430195" calcext:value-type="float">
            <text:p>4430195</text:p>
          </table:table-cell>
          <table:table-cell/>
          <table:table-cell office:value-type="float" office:value="4300447" calcext:value-type="float">
            <text:p>4300447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2949" calcext:value-type="float">
            <text:p>102949</text:p>
          </table:table-cell>
          <table:table-cell table:number-columns-repeated="2"/>
          <table:table-cell office:value-type="float" office:value="127263" calcext:value-type="float">
            <text:p>127263</text:p>
          </table:table-cell>
          <table:table-cell table:number-columns-repeated="3"/>
          <table:table-cell office:value-type="float" office:value="61892" calcext:value-type="float">
            <text:p>61892</text:p>
          </table:table-cell>
          <table:table-cell table:number-columns-repeated="3"/>
          <table:table-cell office:value-type="float" office:value="63512" calcext:value-type="float">
            <text:p>63512</text:p>
          </table:table-cell>
          <table:table-cell table:number-columns-repeated="3"/>
          <table:table-cell office:value-type="float" office:value="31365" calcext:value-type="float">
            <text:p>31365</text:p>
          </table:table-cell>
          <table:table-cell table:number-columns-repeated="3"/>
          <table:table-cell office:value-type="float" office:value="99624" calcext:value-type="float">
            <text:p>99624</text:p>
          </table:table-cell>
          <table:table-cell table:number-columns-repeated="3"/>
          <table:table-cell office:value-type="float" office:value="31148" calcext:value-type="float">
            <text:p>31148</text:p>
          </table:table-cell>
          <table:table-cell table:number-columns-repeated="4"/>
          <table:table-cell office:value-type="float" office:value="99813" calcext:value-type="float">
            <text:p>99813</text:p>
          </table:table-cell>
          <table:table-cell table:number-columns-repeated="4"/>
          <table:table-cell office:value-type="float" office:value="11627" calcext:value-type="float">
            <text:p>11627</text:p>
          </table:table-cell>
          <table:table-cell table:number-columns-repeated="2"/>
          <table:table-cell office:value-type="float" office:value="847856" calcext:value-type="float">
            <text:p>847856</text:p>
          </table:table-cell>
          <table:table-cell table:number-columns-repeated="2"/>
          <table:table-cell office:value-type="float" office:value="961894" calcext:value-type="float">
            <text:p>961894</text:p>
          </table:table-cell>
          <table:table-cell/>
          <table:table-cell office:value-type="float" office:value="1222053" calcext:value-type="float">
            <text:p>1222053</text:p>
          </table:table-cell>
          <table:table-cell/>
          <table:table-cell office:value-type="float" office:value="1186725" calcext:value-type="float">
            <text:p>118672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41915" calcext:value-type="float">
            <text:p>141915</text:p>
          </table:table-cell>
          <table:table-cell table:number-columns-repeated="2"/>
          <table:table-cell office:value-type="float" office:value="161751" calcext:value-type="float">
            <text:p>161751</text:p>
          </table:table-cell>
          <table:table-cell table:number-columns-repeated="3"/>
          <table:table-cell office:value-type="float" office:value="64366" calcext:value-type="float">
            <text:p>64366</text:p>
          </table:table-cell>
          <table:table-cell table:number-columns-repeated="3"/>
          <table:table-cell office:value-type="float" office:value="63510" calcext:value-type="float">
            <text:p>63510</text:p>
          </table:table-cell>
          <table:table-cell table:number-columns-repeated="3"/>
          <table:table-cell office:value-type="float" office:value="54910" calcext:value-type="float">
            <text:p>54910</text:p>
          </table:table-cell>
          <table:table-cell table:number-columns-repeated="2"/>
          <table:table-cell office:value-type="float" office:value="153750" calcext:value-type="float">
            <text:p>153750</text:p>
          </table:table-cell>
          <table:table-cell table:number-columns-repeated="3"/>
          <table:table-cell office:value-type="float" office:value="54258" calcext:value-type="float">
            <text:p>54258</text:p>
          </table:table-cell>
          <table:table-cell table:number-columns-repeated="3"/>
          <table:table-cell office:value-type="float" office:value="152824" calcext:value-type="float">
            <text:p>152824</text:p>
          </table:table-cell>
          <table:table-cell table:number-columns-repeated="4"/>
          <table:table-cell office:value-type="float" office:value="25133" calcext:value-type="float">
            <text:p>25133</text:p>
          </table:table-cell>
          <table:table-cell/>
          <table:table-cell office:value-type="float" office:value="1208173" calcext:value-type="float">
            <text:p>1208173</text:p>
          </table:table-cell>
          <table:table-cell/>
          <table:table-cell office:value-type="float" office:value="1429309" calcext:value-type="float">
            <text:p>1429309</text:p>
          </table:table-cell>
          <table:table-cell/>
          <table:table-cell office:value-type="float" office:value="2066079" calcext:value-type="float">
            <text:p>2066079</text:p>
          </table:table-cell>
          <table:table-cell/>
          <table:table-cell office:value-type="float" office:value="1909149" calcext:value-type="float">
            <text:p>1909149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01700" calcext:value-type="float">
            <text:p>201700</text:p>
          </table:table-cell>
          <table:table-cell table:number-columns-repeated="2"/>
          <table:table-cell office:value-type="float" office:value="216450" calcext:value-type="float">
            <text:p>216450</text:p>
          </table:table-cell>
          <table:table-cell table:number-columns-repeated="3"/>
          <table:table-cell office:value-type="float" office:value="73357" calcext:value-type="float">
            <text:p>73357</text:p>
          </table:table-cell>
          <table:table-cell table:number-columns-repeated="3"/>
          <table:table-cell office:value-type="float" office:value="71112" calcext:value-type="float">
            <text:p>71112</text:p>
          </table:table-cell>
          <table:table-cell table:number-columns-repeated="3"/>
          <table:table-cell office:value-type="float" office:value="95223" calcext:value-type="float">
            <text:p>95223</text:p>
          </table:table-cell>
          <table:table-cell table:number-columns-repeated="2"/>
          <table:table-cell office:value-type="float" office:value="207900" calcext:value-type="float">
            <text:p>207900</text:p>
          </table:table-cell>
          <table:table-cell table:number-columns-repeated="3"/>
          <table:table-cell office:value-type="float" office:value="99407" calcext:value-type="float">
            <text:p>99407</text:p>
          </table:table-cell>
          <table:table-cell table:number-columns-repeated="3"/>
          <table:table-cell office:value-type="float" office:value="207518" calcext:value-type="float">
            <text:p>207518</text:p>
          </table:table-cell>
          <table:table-cell table:number-columns-repeated="4"/>
          <table:table-cell office:value-type="float" office:value="98145" calcext:value-type="float">
            <text:p>98145</text:p>
          </table:table-cell>
          <table:table-cell/>
          <table:table-cell office:value-type="float" office:value="1526495" calcext:value-type="float">
            <text:p>1526495</text:p>
          </table:table-cell>
          <table:table-cell/>
          <table:table-cell office:value-type="float" office:value="1890868" calcext:value-type="float">
            <text:p>1890868</text:p>
          </table:table-cell>
          <table:table-cell/>
          <table:table-cell office:value-type="float" office:value="3039634" calcext:value-type="float">
            <text:p>3039634</text:p>
          </table:table-cell>
          <table:table-cell/>
          <table:table-cell office:value-type="float" office:value="2766172" calcext:value-type="float">
            <text:p>2766172</text:p>
          </table:table-cell>
          <table:table-cell table:number-columns-repeated="20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51945" calcext:value-type="float">
            <text:p>251945</text:p>
          </table:table-cell>
          <table:table-cell table:number-columns-repeated="2"/>
          <table:table-cell office:value-type="float" office:value="259840" calcext:value-type="float">
            <text:p>259840</text:p>
          </table:table-cell>
          <table:table-cell table:number-columns-repeated="2"/>
          <table:table-cell office:value-type="float" office:value="122206" calcext:value-type="float">
            <text:p>122206</text:p>
          </table:table-cell>
          <table:table-cell table:number-columns-repeated="2"/>
          <table:table-cell office:value-type="float" office:value="124108" calcext:value-type="float">
            <text:p>124108</text:p>
          </table:table-cell>
          <table:table-cell table:number-columns-repeated="2"/>
          <table:table-cell office:value-type="float" office:value="165394" calcext:value-type="float">
            <text:p>165394</text:p>
          </table:table-cell>
          <table:table-cell table:number-columns-repeated="2"/>
          <table:table-cell office:value-type="float" office:value="256280" calcext:value-type="float">
            <text:p>256280</text:p>
          </table:table-cell>
          <table:table-cell table:number-columns-repeated="2"/>
          <table:table-cell office:value-type="float" office:value="171104" calcext:value-type="float">
            <text:p>171104</text:p>
          </table:table-cell>
          <table:table-cell table:number-columns-repeated="3"/>
          <table:table-cell office:value-type="float" office:value="254794" calcext:value-type="float">
            <text:p>254794</text:p>
          </table:table-cell>
          <table:table-cell table:number-columns-repeated="3"/>
          <table:table-cell office:value-type="float" office:value="176314" calcext:value-type="float">
            <text:p>176314</text:p>
          </table:table-cell>
          <table:table-cell/>
          <table:table-cell office:value-type="float" office:value="1821068" calcext:value-type="float">
            <text:p>1821068</text:p>
          </table:table-cell>
          <table:table-cell/>
          <table:table-cell office:value-type="float" office:value="2325311" calcext:value-type="float">
            <text:p>2325311</text:p>
          </table:table-cell>
          <table:table-cell/>
          <table:table-cell office:value-type="float" office:value="3784569" calcext:value-type="float">
            <text:p>3784569</text:p>
          </table:table-cell>
          <table:table-cell/>
          <table:table-cell office:value-type="float" office:value="3630417" calcext:value-type="float">
            <text:p>3630417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82662" calcext:value-type="float">
            <text:p>282662</text:p>
          </table:table-cell>
          <table:table-cell table:number-columns-repeated="2"/>
          <table:table-cell office:value-type="float" office:value="289209" calcext:value-type="float">
            <text:p>289209</text:p>
          </table:table-cell>
          <table:table-cell table:number-columns-repeated="2"/>
          <table:table-cell office:value-type="float" office:value="398704" calcext:value-type="float">
            <text:p>398704</text:p>
          </table:table-cell>
          <table:table-cell table:number-columns-repeated="2"/>
          <table:table-cell office:value-type="float" office:value="398462" calcext:value-type="float">
            <text:p>398462</text:p>
          </table:table-cell>
          <table:table-cell table:number-columns-repeated="2"/>
          <table:table-cell office:value-type="float" office:value="292445" calcext:value-type="float">
            <text:p>292445</text:p>
          </table:table-cell>
          <table:table-cell table:number-columns-repeated="2"/>
          <table:table-cell office:value-type="float" office:value="285181" calcext:value-type="float">
            <text:p>285181</text:p>
          </table:table-cell>
          <table:table-cell table:number-columns-repeated="2"/>
          <table:table-cell office:value-type="float" office:value="316433" calcext:value-type="float">
            <text:p>316433</text:p>
          </table:table-cell>
          <table:table-cell table:number-columns-repeated="3"/>
          <table:table-cell office:value-type="float" office:value="294062" calcext:value-type="float">
            <text:p>294062</text:p>
          </table:table-cell>
          <table:table-cell table:number-columns-repeated="3"/>
          <table:table-cell office:value-type="float" office:value="328139" calcext:value-type="float">
            <text:p>328139</text:p>
          </table:table-cell>
          <table:table-cell/>
          <table:table-cell office:value-type="float" office:value="1996567" calcext:value-type="float">
            <text:p>1996567</text:p>
          </table:table-cell>
          <table:table-cell/>
          <table:table-cell office:value-type="float" office:value="2599484" calcext:value-type="float">
            <text:p>2599484</text:p>
          </table:table-cell>
          <table:table-cell/>
          <table:table-cell office:value-type="float" office:value="4441306" calcext:value-type="float">
            <text:p>4441306</text:p>
          </table:table-cell>
          <table:table-cell/>
          <table:table-cell office:value-type="float" office:value="4428142" calcext:value-type="float">
            <text:p>4428142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57108" calcext:value-type="float">
            <text:p>257108</text:p>
          </table:table-cell>
          <table:table-cell table:number-columns-repeated="2"/>
          <table:table-cell office:value-type="float" office:value="262585" calcext:value-type="float">
            <text:p>262585</text:p>
          </table:table-cell>
          <table:table-cell table:number-columns-repeated="2"/>
          <table:table-cell office:value-type="float" office:value="851428" calcext:value-type="float">
            <text:p>851428</text:p>
          </table:table-cell>
          <table:table-cell table:number-columns-repeated="2"/>
          <table:table-cell office:value-type="float" office:value="852178" calcext:value-type="float">
            <text:p>852178</text:p>
          </table:table-cell>
          <table:table-cell table:number-columns-repeated="2"/>
          <table:table-cell office:value-type="float" office:value="507511" calcext:value-type="float">
            <text:p>507511</text:p>
          </table:table-cell>
          <table:table-cell table:number-columns-repeated="2"/>
          <table:table-cell office:value-type="float" office:value="269904" calcext:value-type="float">
            <text:p>269904</text:p>
          </table:table-cell>
          <table:table-cell table:number-columns-repeated="2"/>
          <table:table-cell office:value-type="float" office:value="452921" calcext:value-type="float">
            <text:p>452921</text:p>
          </table:table-cell>
          <table:table-cell table:number-columns-repeated="3"/>
          <table:table-cell office:value-type="float" office:value="263591" calcext:value-type="float">
            <text:p>263591</text:p>
          </table:table-cell>
          <table:table-cell table:number-columns-repeated="3"/>
          <table:table-cell office:value-type="float" office:value="512993" calcext:value-type="float">
            <text:p>512993</text:p>
          </table:table-cell>
          <table:table-cell/>
          <table:table-cell office:value-type="float" office:value="2102425" calcext:value-type="float">
            <text:p>2102425</text:p>
          </table:table-cell>
          <table:table-cell/>
          <table:table-cell office:value-type="float" office:value="2757292" calcext:value-type="float">
            <text:p>2757292</text:p>
          </table:table-cell>
          <table:table-cell/>
          <table:table-cell office:value-type="float" office:value="4820117" calcext:value-type="float">
            <text:p>4820117</text:p>
          </table:table-cell>
          <table:table-cell/>
          <table:table-cell office:value-type="float" office:value="4532108" calcext:value-type="float">
            <text:p>4532108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83753" calcext:value-type="float">
            <text:p>283753</text:p>
          </table:table-cell>
          <table:table-cell table:number-columns-repeated="2"/>
          <table:table-cell office:value-type="float" office:value="290929" calcext:value-type="float">
            <text:p>290929</text:p>
          </table:table-cell>
          <table:table-cell/>
          <table:table-cell office:value-type="float" office:value="1042439" calcext:value-type="float">
            <text:p>1042439</text:p>
          </table:table-cell>
          <table:table-cell/>
          <table:table-cell office:value-type="float" office:value="1042834" calcext:value-type="float">
            <text:p>1042834</text:p>
          </table:table-cell>
          <table:table-cell table:number-columns-repeated="2"/>
          <table:table-cell office:value-type="float" office:value="566642" calcext:value-type="float">
            <text:p>566642</text:p>
          </table:table-cell>
          <table:table-cell table:number-columns-repeated="2"/>
          <table:table-cell office:value-type="float" office:value="288607" calcext:value-type="float">
            <text:p>288607</text:p>
          </table:table-cell>
          <table:table-cell table:number-columns-repeated="2"/>
          <table:table-cell office:value-type="float" office:value="516680" calcext:value-type="float">
            <text:p>516680</text:p>
          </table:table-cell>
          <table:table-cell table:number-columns-repeated="3"/>
          <table:table-cell office:value-type="float" office:value="287826" calcext:value-type="float">
            <text:p>287826</text:p>
          </table:table-cell>
          <table:table-cell table:number-columns-repeated="3"/>
          <table:table-cell office:value-type="float" office:value="603995" calcext:value-type="float">
            <text:p>603995</text:p>
          </table:table-cell>
          <table:table-cell/>
          <table:table-cell office:value-type="float" office:value="2145016" calcext:value-type="float">
            <text:p>2145016</text:p>
          </table:table-cell>
          <table:table-cell/>
          <table:table-cell office:value-type="float" office:value="2645620" calcext:value-type="float">
            <text:p>2645620</text:p>
          </table:table-cell>
          <table:table-cell/>
          <table:table-cell office:value-type="float" office:value="4883486" calcext:value-type="float">
            <text:p>4883486</text:p>
          </table:table-cell>
          <table:table-cell/>
          <table:table-cell office:value-type="float" office:value="4906849" calcext:value-type="float">
            <text:p>4906849</text:p>
          </table:table-cell>
          <table:table-cell table:number-columns-repeated="28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82165" calcext:value-type="float">
            <text:p>282165</text:p>
          </table:table-cell>
          <table:table-cell table:number-columns-repeated="2"/>
          <table:table-cell office:value-type="float" office:value="295174" calcext:value-type="float">
            <text:p>295174</text:p>
          </table:table-cell>
          <table:table-cell/>
          <table:table-cell office:value-type="float" office:value="1094820" calcext:value-type="float">
            <text:p>1094820</text:p>
          </table:table-cell>
          <table:table-cell/>
          <table:table-cell office:value-type="float" office:value="1095553" calcext:value-type="float">
            <text:p>1095553</text:p>
          </table:table-cell>
          <table:table-cell table:number-columns-repeated="2"/>
          <table:table-cell office:value-type="float" office:value="724347" calcext:value-type="float">
            <text:p>724347</text:p>
          </table:table-cell>
          <table:table-cell table:number-columns-repeated="2"/>
          <table:table-cell office:value-type="float" office:value="291836" calcext:value-type="float">
            <text:p>291836</text:p>
          </table:table-cell>
          <table:table-cell table:number-columns-repeated="2"/>
          <table:table-cell office:value-type="float" office:value="829526" calcext:value-type="float">
            <text:p>829526</text:p>
          </table:table-cell>
          <table:table-cell table:number-columns-repeated="3"/>
          <table:table-cell office:value-type="float" office:value="286653" calcext:value-type="float">
            <text:p>286653</text:p>
          </table:table-cell>
          <table:table-cell table:number-columns-repeated="3"/>
          <table:table-cell office:value-type="float" office:value="759190" calcext:value-type="float">
            <text:p>759190</text:p>
          </table:table-cell>
          <table:table-cell/>
          <table:table-cell office:value-type="float" office:value="1993671" calcext:value-type="float">
            <text:p>1993671</text:p>
          </table:table-cell>
          <table:table-cell/>
          <table:table-cell office:value-type="float" office:value="2695113" calcext:value-type="float">
            <text:p>2695113</text:p>
          </table:table-cell>
          <table:table-cell/>
          <table:table-cell office:value-type="float" office:value="5639767" calcext:value-type="float">
            <text:p>5639767</text:p>
          </table:table-cell>
          <table:table-cell/>
          <table:table-cell office:value-type="float" office:value="5072369" calcext:value-type="float">
            <text:p>5072369</text:p>
          </table:table-cell>
          <table:table-cell table:number-columns-repeated="28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86939" calcext:value-type="float">
            <text:p>286939</text:p>
          </table:table-cell>
          <table:table-cell table:number-columns-repeated="2"/>
          <table:table-cell office:value-type="float" office:value="287675" calcext:value-type="float">
            <text:p>287675</text:p>
          </table:table-cell>
          <table:table-cell table:number-columns-repeated="2"/>
          <table:table-cell office:value-type="float" office:value="954280" calcext:value-type="float">
            <text:p>954280</text:p>
          </table:table-cell>
          <table:table-cell table:number-columns-repeated="2"/>
          <table:table-cell office:value-type="float" office:value="954996" calcext:value-type="float">
            <text:p>954996</text:p>
          </table:table-cell>
          <table:table-cell table:number-columns-repeated="2"/>
          <table:table-cell office:value-type="float" office:value="879352" calcext:value-type="float">
            <text:p>879352</text:p>
          </table:table-cell>
          <table:table-cell table:number-columns-repeated="2"/>
          <table:table-cell office:value-type="float" office:value="285384" calcext:value-type="float">
            <text:p>285384</text:p>
          </table:table-cell>
          <table:table-cell table:number-columns-repeated="2"/>
          <table:table-cell office:value-type="float" office:value="981779" calcext:value-type="float">
            <text:p>981779</text:p>
          </table:table-cell>
          <table:table-cell table:number-columns-repeated="3"/>
          <table:table-cell office:value-type="float" office:value="299065" calcext:value-type="float">
            <text:p>299065</text:p>
          </table:table-cell>
          <table:table-cell table:number-columns-repeated="3"/>
          <table:table-cell office:value-type="float" office:value="306041" calcext:value-type="float">
            <text:p>306041</text:p>
          </table:table-cell>
          <table:table-cell/>
          <table:table-cell office:value-type="float" office:value="1231690" calcext:value-type="float">
            <text:p>1231690</text:p>
          </table:table-cell>
          <table:table-cell/>
          <table:table-cell office:value-type="float" office:value="2761947" calcext:value-type="float">
            <text:p>2761947</text:p>
          </table:table-cell>
          <table:table-cell/>
          <table:table-cell office:value-type="float" office:value="5439763" calcext:value-type="float">
            <text:p>5439763</text:p>
          </table:table-cell>
          <table:table-cell/>
          <table:table-cell office:value-type="float" office:value="5278477" calcext:value-type="float">
            <text:p>5278477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84528" calcext:value-type="float">
            <text:p>284528</text:p>
          </table:table-cell>
          <table:table-cell table:number-columns-repeated="2"/>
          <table:table-cell office:value-type="float" office:value="293757" calcext:value-type="float">
            <text:p>293757</text:p>
          </table:table-cell>
          <table:table-cell table:number-columns-repeated="2"/>
          <table:table-cell office:value-type="float" office:value="886911" calcext:value-type="float">
            <text:p>886911</text:p>
          </table:table-cell>
          <table:table-cell table:number-columns-repeated="2"/>
          <table:table-cell office:value-type="float" office:value="918847" calcext:value-type="float">
            <text:p>918847</text:p>
          </table:table-cell>
          <table:table-cell table:number-columns-repeated="2"/>
          <table:table-cell office:value-type="float" office:value="866512" calcext:value-type="float">
            <text:p>866512</text:p>
          </table:table-cell>
          <table:table-cell table:number-columns-repeated="2"/>
          <table:table-cell office:value-type="float" office:value="291411" calcext:value-type="float">
            <text:p>291411</text:p>
          </table:table-cell>
          <table:table-cell table:number-columns-repeated="2"/>
          <table:table-cell office:value-type="float" office:value="991754" calcext:value-type="float">
            <text:p>991754</text:p>
          </table:table-cell>
          <table:table-cell table:number-columns-repeated="3"/>
          <table:table-cell office:value-type="float" office:value="291556" calcext:value-type="float">
            <text:p>291556</text:p>
          </table:table-cell>
          <table:table-cell table:number-columns-repeated="2"/>
          <table:table-cell office:value-type="float" office:value="1119267" calcext:value-type="float">
            <text:p>1119267</text:p>
          </table:table-cell>
          <table:table-cell/>
          <table:table-cell office:value-type="float" office:value="1645943" calcext:value-type="float">
            <text:p>1645943</text:p>
          </table:table-cell>
          <table:table-cell/>
          <table:table-cell office:value-type="float" office:value="2877482" calcext:value-type="float">
            <text:p>2877482</text:p>
          </table:table-cell>
          <table:table-cell/>
          <table:table-cell office:value-type="float" office:value="5410639" calcext:value-type="float">
            <text:p>5410639</text:p>
          </table:table-cell>
          <table:table-cell/>
          <table:table-cell office:value-type="float" office:value="4952824" calcext:value-type="float">
            <text:p>4952824</text:p>
          </table:table-cell>
          <table:table-cell table:number-columns-repeated="28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78544" calcext:value-type="float">
            <text:p>278544</text:p>
          </table:table-cell>
          <table:table-cell table:number-columns-repeated="2"/>
          <table:table-cell office:value-type="float" office:value="293214" calcext:value-type="float">
            <text:p>293214</text:p>
          </table:table-cell>
          <table:table-cell table:number-columns-repeated="2"/>
          <table:table-cell office:value-type="float" office:value="884866" calcext:value-type="float">
            <text:p>884866</text:p>
          </table:table-cell>
          <table:table-cell table:number-columns-repeated="2"/>
          <table:table-cell office:value-type="float" office:value="878913" calcext:value-type="float">
            <text:p>878913</text:p>
          </table:table-cell>
          <table:table-cell table:number-columns-repeated="2"/>
          <table:table-cell office:value-type="float" office:value="865737" calcext:value-type="float">
            <text:p>865737</text:p>
          </table:table-cell>
          <table:table-cell table:number-columns-repeated="2"/>
          <table:table-cell office:value-type="float" office:value="293331" calcext:value-type="float">
            <text:p>293331</text:p>
          </table:table-cell>
          <table:table-cell table:number-columns-repeated="2"/>
          <table:table-cell office:value-type="float" office:value="961625" calcext:value-type="float">
            <text:p>961625</text:p>
          </table:table-cell>
          <table:table-cell table:number-columns-repeated="3"/>
          <table:table-cell office:value-type="float" office:value="292393" calcext:value-type="float">
            <text:p>292393</text:p>
          </table:table-cell>
          <table:table-cell table:number-columns-repeated="3"/>
          <table:table-cell office:value-type="float" office:value="714303" calcext:value-type="float">
            <text:p>714303</text:p>
          </table:table-cell>
          <table:table-cell/>
          <table:table-cell office:value-type="float" office:value="1285610" calcext:value-type="float">
            <text:p>1285610</text:p>
          </table:table-cell>
          <table:table-cell/>
          <table:table-cell office:value-type="float" office:value="2928369" calcext:value-type="float">
            <text:p>2928369</text:p>
          </table:table-cell>
          <table:table-cell/>
          <table:table-cell office:value-type="float" office:value="5417891" calcext:value-type="float">
            <text:p>5417891</text:p>
          </table:table-cell>
          <table:table-cell/>
          <table:table-cell office:value-type="float" office:value="5060044" calcext:value-type="float">
            <text:p>5060044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66926" calcext:value-type="float">
            <text:p>266926</text:p>
          </table:table-cell>
          <table:table-cell table:number-columns-repeated="2"/>
          <table:table-cell office:value-type="float" office:value="293857" calcext:value-type="float">
            <text:p>293857</text:p>
          </table:table-cell>
          <table:table-cell/>
          <table:table-cell office:value-type="float" office:value="1377149" calcext:value-type="float">
            <text:p>1377149</text:p>
          </table:table-cell>
          <table:table-cell/>
          <table:table-cell office:value-type="float" office:value="1389793" calcext:value-type="float">
            <text:p>1389793</text:p>
          </table:table-cell>
          <table:table-cell/>
          <table:table-cell office:value-type="float" office:value="1389400" calcext:value-type="float">
            <text:p>1389400</text:p>
          </table:table-cell>
          <table:table-cell table:number-columns-repeated="2"/>
          <table:table-cell office:value-type="float" office:value="292571" calcext:value-type="float">
            <text:p>292571</text:p>
          </table:table-cell>
          <table:table-cell table:number-columns-repeated="2"/>
          <table:table-cell office:value-type="float" office:value="887931" calcext:value-type="float">
            <text:p>887931</text:p>
          </table:table-cell>
          <table:table-cell table:number-columns-repeated="3"/>
          <table:table-cell office:value-type="float" office:value="290883" calcext:value-type="float">
            <text:p>290883</text:p>
          </table:table-cell>
          <table:table-cell table:number-columns-repeated="3"/>
          <table:table-cell office:value-type="float" office:value="782541" calcext:value-type="float">
            <text:p>782541</text:p>
          </table:table-cell>
          <table:table-cell/>
          <table:table-cell office:value-type="float" office:value="1010048" calcext:value-type="float">
            <text:p>1010048</text:p>
          </table:table-cell>
          <table:table-cell/>
          <table:table-cell office:value-type="float" office:value="3817365" calcext:value-type="float">
            <text:p>3817365</text:p>
          </table:table-cell>
          <table:table-cell/>
          <table:table-cell office:value-type="float" office:value="4964632" calcext:value-type="float">
            <text:p>4964632</text:p>
          </table:table-cell>
          <table:table-cell/>
          <table:table-cell office:value-type="float" office:value="4585637" calcext:value-type="float">
            <text:p>4585637</text:p>
          </table:table-cell>
          <table:table-cell table:number-columns-repeated="30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39168" calcext:value-type="float">
            <text:p>239168</text:p>
          </table:table-cell>
          <table:table-cell table:number-columns-repeated="2"/>
          <table:table-cell office:value-type="float" office:value="290641" calcext:value-type="float">
            <text:p>290641</text:p>
          </table:table-cell>
          <table:table-cell/>
          <table:table-cell office:value-type="float" office:value="1162573" calcext:value-type="float">
            <text:p>1162573</text:p>
          </table:table-cell>
          <table:table-cell/>
          <table:table-cell office:value-type="float" office:value="1147661" calcext:value-type="float">
            <text:p>1147661</text:p>
          </table:table-cell>
          <table:table-cell/>
          <table:table-cell office:value-type="float" office:value="1133221" calcext:value-type="float">
            <text:p>1133221</text:p>
          </table:table-cell>
          <table:table-cell table:number-columns-repeated="2"/>
          <table:table-cell office:value-type="float" office:value="288124" calcext:value-type="float">
            <text:p>288124</text:p>
          </table:table-cell>
          <table:table-cell/>
          <table:table-cell office:value-type="float" office:value="1409144" calcext:value-type="float">
            <text:p>1409144</text:p>
          </table:table-cell>
          <table:table-cell table:number-columns-repeated="3"/>
          <table:table-cell office:value-type="float" office:value="288964" calcext:value-type="float">
            <text:p>288964</text:p>
          </table:table-cell>
          <table:table-cell table:number-columns-repeated="3"/>
          <table:table-cell office:value-type="float" office:value="922721" calcext:value-type="float">
            <text:p>922721</text:p>
          </table:table-cell>
          <table:table-cell/>
          <table:table-cell office:value-type="float" office:value="2227621" calcext:value-type="float">
            <text:p>2227621</text:p>
          </table:table-cell>
          <table:table-cell/>
          <table:table-cell office:value-type="float" office:value="2815586" calcext:value-type="float">
            <text:p>2815586</text:p>
          </table:table-cell>
          <table:table-cell/>
          <table:table-cell office:value-type="float" office:value="5058181" calcext:value-type="float">
            <text:p>5058181</text:p>
          </table:table-cell>
          <table:table-cell/>
          <table:table-cell office:value-type="float" office:value="4336487" calcext:value-type="float">
            <text:p>4336487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45782" calcext:value-type="float">
            <text:p>245782</text:p>
          </table:table-cell>
          <table:table-cell table:number-columns-repeated="2"/>
          <table:table-cell office:value-type="float" office:value="251278" calcext:value-type="float">
            <text:p>251278</text:p>
          </table:table-cell>
          <table:table-cell table:number-columns-repeated="2"/>
          <table:table-cell office:value-type="float" office:value="567383" calcext:value-type="float">
            <text:p>567383</text:p>
          </table:table-cell>
          <table:table-cell table:number-columns-repeated="2"/>
          <table:table-cell office:value-type="float" office:value="584401" calcext:value-type="float">
            <text:p>584401</text:p>
          </table:table-cell>
          <table:table-cell table:number-columns-repeated="2"/>
          <table:table-cell office:value-type="float" office:value="334760" calcext:value-type="float">
            <text:p>334760</text:p>
          </table:table-cell>
          <table:table-cell table:number-columns-repeated="2"/>
          <table:table-cell office:value-type="float" office:value="252125" calcext:value-type="float">
            <text:p>252125</text:p>
          </table:table-cell>
          <table:table-cell table:number-columns-repeated="2"/>
          <table:table-cell office:value-type="float" office:value="325845" calcext:value-type="float">
            <text:p>325845</text:p>
          </table:table-cell>
          <table:table-cell table:number-columns-repeated="3"/>
          <table:table-cell office:value-type="float" office:value="249609" calcext:value-type="float">
            <text:p>249609</text:p>
          </table:table-cell>
          <table:table-cell table:number-columns-repeated="3"/>
          <table:table-cell office:value-type="float" office:value="328965" calcext:value-type="float">
            <text:p>328965</text:p>
          </table:table-cell>
          <table:table-cell/>
          <table:table-cell office:value-type="float" office:value="1946760" calcext:value-type="float">
            <text:p>1946760</text:p>
          </table:table-cell>
          <table:table-cell/>
          <table:table-cell office:value-type="float" office:value="2471754" calcext:value-type="float">
            <text:p>2471754</text:p>
          </table:table-cell>
          <table:table-cell/>
          <table:table-cell office:value-type="float" office:value="4631503" calcext:value-type="float">
            <text:p>4631503</text:p>
          </table:table-cell>
          <table:table-cell/>
          <table:table-cell office:value-type="float" office:value="4331540" calcext:value-type="float">
            <text:p>4331540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19934" calcext:value-type="float">
            <text:p>219934</text:p>
          </table:table-cell>
          <table:table-cell table:number-columns-repeated="2"/>
          <table:table-cell office:value-type="float" office:value="230991" calcext:value-type="float">
            <text:p>230991</text:p>
          </table:table-cell>
          <table:table-cell table:number-columns-repeated="2"/>
          <table:table-cell office:value-type="float" office:value="786426" calcext:value-type="float">
            <text:p>786426</text:p>
          </table:table-cell>
          <table:table-cell table:number-columns-repeated="2"/>
          <table:table-cell office:value-type="float" office:value="764480" calcext:value-type="float">
            <text:p>764480</text:p>
          </table:table-cell>
          <table:table-cell table:number-columns-repeated="2"/>
          <table:table-cell office:value-type="float" office:value="494379" calcext:value-type="float">
            <text:p>494379</text:p>
          </table:table-cell>
          <table:table-cell table:number-columns-repeated="2"/>
          <table:table-cell office:value-type="float" office:value="226565" calcext:value-type="float">
            <text:p>226565</text:p>
          </table:table-cell>
          <table:table-cell table:number-columns-repeated="2"/>
          <table:table-cell office:value-type="float" office:value="466143" calcext:value-type="float">
            <text:p>466143</text:p>
          </table:table-cell>
          <table:table-cell table:number-columns-repeated="3"/>
          <table:table-cell office:value-type="float" office:value="217834" calcext:value-type="float">
            <text:p>217834</text:p>
          </table:table-cell>
          <table:table-cell table:number-columns-repeated="3"/>
          <table:table-cell office:value-type="float" office:value="498335" calcext:value-type="float">
            <text:p>498335</text:p>
          </table:table-cell>
          <table:table-cell/>
          <table:table-cell office:value-type="float" office:value="1997926" calcext:value-type="float">
            <text:p>1997926</text:p>
          </table:table-cell>
          <table:table-cell/>
          <table:table-cell office:value-type="float" office:value="2551222" calcext:value-type="float">
            <text:p>2551222</text:p>
          </table:table-cell>
          <table:table-cell/>
          <table:table-cell office:value-type="float" office:value="4997451" calcext:value-type="float">
            <text:p>4997451</text:p>
          </table:table-cell>
          <table:table-cell/>
          <table:table-cell office:value-type="float" office:value="4647949" calcext:value-type="float">
            <text:p>4647949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30376" calcext:value-type="float">
            <text:p>230376</text:p>
          </table:table-cell>
          <table:table-cell table:number-columns-repeated="2"/>
          <table:table-cell office:value-type="float" office:value="230724" calcext:value-type="float">
            <text:p>230724</text:p>
          </table:table-cell>
          <table:table-cell table:number-columns-repeated="2"/>
          <table:table-cell office:value-type="float" office:value="962863" calcext:value-type="float">
            <text:p>962863</text:p>
          </table:table-cell>
          <table:table-cell table:number-columns-repeated="2"/>
          <table:table-cell office:value-type="float" office:value="966071" calcext:value-type="float">
            <text:p>966071</text:p>
          </table:table-cell>
          <table:table-cell table:number-columns-repeated="2"/>
          <table:table-cell office:value-type="float" office:value="568472" calcext:value-type="float">
            <text:p>568472</text:p>
          </table:table-cell>
          <table:table-cell table:number-columns-repeated="2"/>
          <table:table-cell office:value-type="float" office:value="230039" calcext:value-type="float">
            <text:p>230039</text:p>
          </table:table-cell>
          <table:table-cell table:number-columns-repeated="2"/>
          <table:table-cell office:value-type="float" office:value="593504" calcext:value-type="float">
            <text:p>593504</text:p>
          </table:table-cell>
          <table:table-cell table:number-columns-repeated="3"/>
          <table:table-cell office:value-type="float" office:value="229365" calcext:value-type="float">
            <text:p>229365</text:p>
          </table:table-cell>
          <table:table-cell table:number-columns-repeated="3"/>
          <table:table-cell office:value-type="float" office:value="596497" calcext:value-type="float">
            <text:p>596497</text:p>
          </table:table-cell>
          <table:table-cell/>
          <table:table-cell office:value-type="float" office:value="2056459" calcext:value-type="float">
            <text:p>2056459</text:p>
          </table:table-cell>
          <table:table-cell/>
          <table:table-cell office:value-type="float" office:value="2629262" calcext:value-type="float">
            <text:p>2629262</text:p>
          </table:table-cell>
          <table:table-cell/>
          <table:table-cell office:value-type="float" office:value="5188959" calcext:value-type="float">
            <text:p>5188959</text:p>
          </table:table-cell>
          <table:table-cell/>
          <table:table-cell office:value-type="float" office:value="4874792" calcext:value-type="float">
            <text:p>4874792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25616" calcext:value-type="float">
            <text:p>225616</text:p>
          </table:table-cell>
          <table:table-cell table:number-columns-repeated="2"/>
          <table:table-cell office:value-type="float" office:value="224555" calcext:value-type="float">
            <text:p>224555</text:p>
          </table:table-cell>
          <table:table-cell/>
          <table:table-cell office:value-type="float" office:value="1325187" calcext:value-type="float">
            <text:p>1325187</text:p>
          </table:table-cell>
          <table:table-cell/>
          <table:table-cell office:value-type="float" office:value="1318791" calcext:value-type="float">
            <text:p>1318791</text:p>
          </table:table-cell>
          <table:table-cell table:number-columns-repeated="2"/>
          <table:table-cell office:value-type="float" office:value="793569" calcext:value-type="float">
            <text:p>793569</text:p>
          </table:table-cell>
          <table:table-cell table:number-columns-repeated="2"/>
          <table:table-cell office:value-type="float" office:value="221537" calcext:value-type="float">
            <text:p>221537</text:p>
          </table:table-cell>
          <table:table-cell table:number-columns-repeated="2"/>
          <table:table-cell office:value-type="float" office:value="775261" calcext:value-type="float">
            <text:p>775261</text:p>
          </table:table-cell>
          <table:table-cell table:number-columns-repeated="3"/>
          <table:table-cell office:value-type="float" office:value="219768" calcext:value-type="float">
            <text:p>219768</text:p>
          </table:table-cell>
          <table:table-cell table:number-columns-repeated="3"/>
          <table:table-cell office:value-type="float" office:value="818055" calcext:value-type="float">
            <text:p>818055</text:p>
          </table:table-cell>
          <table:table-cell/>
          <table:table-cell office:value-type="float" office:value="1985687" calcext:value-type="float">
            <text:p>1985687</text:p>
          </table:table-cell>
          <table:table-cell/>
          <table:table-cell office:value-type="float" office:value="2668209" calcext:value-type="float">
            <text:p>2668209</text:p>
          </table:table-cell>
          <table:table-cell/>
          <table:table-cell office:value-type="float" office:value="5349941" calcext:value-type="float">
            <text:p>5349941</text:p>
          </table:table-cell>
          <table:table-cell/>
          <table:table-cell office:value-type="float" office:value="5018070" calcext:value-type="float">
            <text:p>5018070</text:p>
          </table:table-cell>
          <table:table-cell table:number-columns-repeated="28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16655" calcext:value-type="float">
            <text:p>216655</text:p>
          </table:table-cell>
          <table:table-cell table:number-columns-repeated="2"/>
          <table:table-cell office:value-type="float" office:value="218172" calcext:value-type="float">
            <text:p>218172</text:p>
          </table:table-cell>
          <table:table-cell/>
          <table:table-cell office:value-type="float" office:value="1002232" calcext:value-type="float">
            <text:p>1002232</text:p>
          </table:table-cell>
          <table:table-cell/>
          <table:table-cell office:value-type="float" office:value="1005892" calcext:value-type="float">
            <text:p>1005892</text:p>
          </table:table-cell>
          <table:table-cell table:number-columns-repeated="2"/>
          <table:table-cell office:value-type="float" office:value="901009" calcext:value-type="float">
            <text:p>901009</text:p>
          </table:table-cell>
          <table:table-cell table:number-columns-repeated="2"/>
          <table:table-cell office:value-type="float" office:value="215239" calcext:value-type="float">
            <text:p>215239</text:p>
          </table:table-cell>
          <table:table-cell table:number-columns-repeated="2"/>
          <table:table-cell office:value-type="float" office:value="805390" calcext:value-type="float">
            <text:p>805390</text:p>
          </table:table-cell>
          <table:table-cell table:number-columns-repeated="3"/>
          <table:table-cell office:value-type="float" office:value="203781" calcext:value-type="float">
            <text:p>203781</text:p>
          </table:table-cell>
          <table:table-cell table:number-columns-repeated="3"/>
          <table:table-cell office:value-type="float" office:value="949663" calcext:value-type="float">
            <text:p>949663</text:p>
          </table:table-cell>
          <table:table-cell/>
          <table:table-cell office:value-type="float" office:value="1929000" calcext:value-type="float">
            <text:p>1929000</text:p>
          </table:table-cell>
          <table:table-cell/>
          <table:table-cell office:value-type="float" office:value="2696954" calcext:value-type="float">
            <text:p>2696954</text:p>
          </table:table-cell>
          <table:table-cell/>
          <table:table-cell office:value-type="float" office:value="5663427" calcext:value-type="float">
            <text:p>5663427</text:p>
          </table:table-cell>
          <table:table-cell/>
          <table:table-cell office:value-type="float" office:value="5091311" calcext:value-type="float">
            <text:p>5091311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10561" calcext:value-type="float">
            <text:p>210561</text:p>
          </table:table-cell>
          <table:table-cell table:number-columns-repeated="2"/>
          <table:table-cell office:value-type="float" office:value="212203" calcext:value-type="float">
            <text:p>212203</text:p>
          </table:table-cell>
          <table:table-cell/>
          <table:table-cell office:value-type="float" office:value="1094967" calcext:value-type="float">
            <text:p>1094967</text:p>
          </table:table-cell>
          <table:table-cell/>
          <table:table-cell office:value-type="float" office:value="1102264" calcext:value-type="float">
            <text:p>1102264</text:p>
          </table:table-cell>
          <table:table-cell/>
          <table:table-cell office:value-type="float" office:value="1045458" calcext:value-type="float">
            <text:p>1045458</text:p>
          </table:table-cell>
          <table:table-cell table:number-columns-repeated="2"/>
          <table:table-cell office:value-type="float" office:value="209427" calcext:value-type="float">
            <text:p>209427</text:p>
          </table:table-cell>
          <table:table-cell table:number-columns-repeated="2"/>
          <table:table-cell office:value-type="float" office:value="980202" calcext:value-type="float">
            <text:p>980202</text:p>
          </table:table-cell>
          <table:table-cell table:number-columns-repeated="3"/>
          <table:table-cell office:value-type="float" office:value="206077" calcext:value-type="float">
            <text:p>206077</text:p>
          </table:table-cell>
          <table:table-cell table:number-columns-repeated="3"/>
          <table:table-cell office:value-type="float" office:value="333201" calcext:value-type="float">
            <text:p>333201</text:p>
          </table:table-cell>
          <table:table-cell/>
          <table:table-cell office:value-type="float" office:value="1782518" calcext:value-type="float">
            <text:p>1782518</text:p>
          </table:table-cell>
          <table:table-cell/>
          <table:table-cell office:value-type="float" office:value="2667329" calcext:value-type="float">
            <text:p>2667329</text:p>
          </table:table-cell>
          <table:table-cell/>
          <table:table-cell office:value-type="float" office:value="5637872" calcext:value-type="float">
            <text:p>5637872</text:p>
          </table:table-cell>
          <table:table-cell/>
          <table:table-cell office:value-type="float" office:value="5132761" calcext:value-type="float">
            <text:p>5132761</text:p>
          </table:table-cell>
          <table:table-cell table:number-columns-repeated="30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00957" calcext:value-type="float">
            <text:p>200957</text:p>
          </table:table-cell>
          <table:table-cell table:number-columns-repeated="2"/>
          <table:table-cell office:value-type="float" office:value="203211" calcext:value-type="float">
            <text:p>203211</text:p>
          </table:table-cell>
          <table:table-cell/>
          <table:table-cell office:value-type="float" office:value="1088859" calcext:value-type="float">
            <text:p>1088859</text:p>
          </table:table-cell>
          <table:table-cell/>
          <table:table-cell office:value-type="float" office:value="1093982" calcext:value-type="float">
            <text:p>1093982</text:p>
          </table:table-cell>
          <table:table-cell/>
          <table:table-cell office:value-type="float" office:value="1064685" calcext:value-type="float">
            <text:p>1064685</text:p>
          </table:table-cell>
          <table:table-cell table:number-columns-repeated="2"/>
          <table:table-cell office:value-type="float" office:value="200736" calcext:value-type="float">
            <text:p>200736</text:p>
          </table:table-cell>
          <table:table-cell/>
          <table:table-cell office:value-type="float" office:value="1338780" calcext:value-type="float">
            <text:p>1338780</text:p>
          </table:table-cell>
          <table:table-cell table:number-columns-repeated="3"/>
          <table:table-cell office:value-type="float" office:value="198430" calcext:value-type="float">
            <text:p>198430</text:p>
          </table:table-cell>
          <table:table-cell table:number-columns-repeated="2"/>
          <table:table-cell office:value-type="float" office:value="1322090" calcext:value-type="float">
            <text:p>1322090</text:p>
          </table:table-cell>
          <table:table-cell/>
          <table:table-cell office:value-type="float" office:value="1524511" calcext:value-type="float">
            <text:p>1524511</text:p>
          </table:table-cell>
          <table:table-cell/>
          <table:table-cell office:value-type="float" office:value="2553212" calcext:value-type="float">
            <text:p>2553212</text:p>
          </table:table-cell>
          <table:table-cell/>
          <table:table-cell office:value-type="float" office:value="5688744" calcext:value-type="float">
            <text:p>5688744</text:p>
          </table:table-cell>
          <table:table-cell/>
          <table:table-cell office:value-type="float" office:value="4992913" calcext:value-type="float">
            <text:p>4992913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88603" calcext:value-type="float">
            <text:p>188603</text:p>
          </table:table-cell>
          <table:table-cell table:number-columns-repeated="2"/>
          <table:table-cell office:value-type="float" office:value="193140" calcext:value-type="float">
            <text:p>193140</text:p>
          </table:table-cell>
          <table:table-cell/>
          <table:table-cell office:value-type="float" office:value="1379177" calcext:value-type="float">
            <text:p>1379177</text:p>
          </table:table-cell>
          <table:table-cell/>
          <table:table-cell office:value-type="float" office:value="1378016" calcext:value-type="float">
            <text:p>1378016</text:p>
          </table:table-cell>
          <table:table-cell/>
          <table:table-cell office:value-type="float" office:value="1371334" calcext:value-type="float">
            <text:p>1371334</text:p>
          </table:table-cell>
          <table:table-cell table:number-columns-repeated="2"/>
          <table:table-cell office:value-type="float" office:value="191302" calcext:value-type="float">
            <text:p>191302</text:p>
          </table:table-cell>
          <table:table-cell/>
          <table:table-cell office:value-type="float" office:value="1338937" calcext:value-type="float">
            <text:p>1338937</text:p>
          </table:table-cell>
          <table:table-cell table:number-columns-repeated="3"/>
          <table:table-cell office:value-type="float" office:value="189579" calcext:value-type="float">
            <text:p>189579</text:p>
          </table:table-cell>
          <table:table-cell table:number-columns-repeated="2"/>
          <table:table-cell office:value-type="float" office:value="1042074" calcext:value-type="float">
            <text:p>1042074</text:p>
          </table:table-cell>
          <table:table-cell/>
          <table:table-cell office:value-type="float" office:value="1289528" calcext:value-type="float">
            <text:p>1289528</text:p>
          </table:table-cell>
          <table:table-cell/>
          <table:table-cell office:value-type="float" office:value="2814652" calcext:value-type="float">
            <text:p>2814652</text:p>
          </table:table-cell>
          <table:table-cell/>
          <table:table-cell office:value-type="float" office:value="5070087" calcext:value-type="float">
            <text:p>5070087</text:p>
          </table:table-cell>
          <table:table-cell/>
          <table:table-cell office:value-type="float" office:value="4478325" calcext:value-type="float">
            <text:p>4478325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72618" calcext:value-type="float">
            <text:p>172618</text:p>
          </table:table-cell>
          <table:table-cell table:number-columns-repeated="2"/>
          <table:table-cell office:value-type="float" office:value="182169" calcext:value-type="float">
            <text:p>182169</text:p>
          </table:table-cell>
          <table:table-cell/>
          <table:table-cell office:value-type="float" office:value="1310142" calcext:value-type="float">
            <text:p>1310142</text:p>
          </table:table-cell>
          <table:table-cell/>
          <table:table-cell office:value-type="float" office:value="1299956" calcext:value-type="float">
            <text:p>1299956</text:p>
          </table:table-cell>
          <table:table-cell/>
          <table:table-cell office:value-type="float" office:value="1310617" calcext:value-type="float">
            <text:p>1310617</text:p>
          </table:table-cell>
          <table:table-cell table:number-columns-repeated="2"/>
          <table:table-cell office:value-type="float" office:value="176032" calcext:value-type="float">
            <text:p>176032</text:p>
          </table:table-cell>
          <table:table-cell/>
          <table:table-cell office:value-type="float" office:value="1279146" calcext:value-type="float">
            <text:p>1279146</text:p>
          </table:table-cell>
          <table:table-cell table:number-columns-repeated="3"/>
          <table:table-cell office:value-type="float" office:value="177768" calcext:value-type="float">
            <text:p>177768</text:p>
          </table:table-cell>
          <table:table-cell table:number-columns-repeated="2"/>
          <table:table-cell office:value-type="float" office:value="1084272" calcext:value-type="float">
            <text:p>1084272</text:p>
          </table:table-cell>
          <table:table-cell/>
          <table:table-cell office:value-type="float" office:value="1013518" calcext:value-type="float">
            <text:p>1013518</text:p>
          </table:table-cell>
          <table:table-cell/>
          <table:table-cell office:value-type="float" office:value="3846511" calcext:value-type="float">
            <text:p>3846511</text:p>
          </table:table-cell>
          <table:table-cell/>
          <table:table-cell office:value-type="float" office:value="4915766" calcext:value-type="float">
            <text:p>4915766</text:p>
          </table:table-cell>
          <table:table-cell/>
          <table:table-cell office:value-type="float" office:value="4287757" calcext:value-type="float">
            <text:p>4287757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57648" calcext:value-type="float">
            <text:p>157648</text:p>
          </table:table-cell>
          <table:table-cell table:number-columns-repeated="2"/>
          <table:table-cell office:value-type="float" office:value="197916" calcext:value-type="float">
            <text:p>197916</text:p>
          </table:table-cell>
          <table:table-cell table:number-columns-repeated="2"/>
          <table:table-cell office:value-type="float" office:value="172530" calcext:value-type="float">
            <text:p>172530</text:p>
          </table:table-cell>
          <table:table-cell table:number-columns-repeated="2"/>
          <table:table-cell office:value-type="float" office:value="482414" calcext:value-type="float">
            <text:p>482414</text:p>
          </table:table-cell>
          <table:table-cell table:number-columns-repeated="2"/>
          <table:table-cell office:value-type="float" office:value="318271" calcext:value-type="float">
            <text:p>318271</text:p>
          </table:table-cell>
          <table:table-cell table:number-columns-repeated="2"/>
          <table:table-cell office:value-type="float" office:value="267419" calcext:value-type="float">
            <text:p>267419</text:p>
          </table:table-cell>
          <table:table-cell table:number-columns-repeated="2"/>
          <table:table-cell office:value-type="float" office:value="325505" calcext:value-type="float">
            <text:p>325505</text:p>
          </table:table-cell>
          <table:table-cell table:number-columns-repeated="3"/>
          <table:table-cell office:value-type="float" office:value="264783" calcext:value-type="float">
            <text:p>264783</text:p>
          </table:table-cell>
          <table:table-cell table:number-columns-repeated="3"/>
          <table:table-cell office:value-type="float" office:value="330734" calcext:value-type="float">
            <text:p>330734</text:p>
          </table:table-cell>
          <table:table-cell table:number-columns-repeated="2"/>
          <table:table-cell office:value-type="float" office:value="543361" calcext:value-type="float">
            <text:p>543361</text:p>
          </table:table-cell>
          <table:table-cell table:number-columns-repeated="2"/>
          <table:table-cell office:value-type="float" office:value="585629" calcext:value-type="float">
            <text:p>585629</text:p>
          </table:table-cell>
          <table:table-cell/>
          <table:table-cell office:value-type="float" office:value="4891866" calcext:value-type="float">
            <text:p>4891866</text:p>
          </table:table-cell>
          <table:table-cell/>
          <table:table-cell office:value-type="float" office:value="4357206" calcext:value-type="float">
            <text:p>4357206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38928" calcext:value-type="float">
            <text:p>238928</text:p>
          </table:table-cell>
          <table:table-cell table:number-columns-repeated="2"/>
          <table:table-cell office:value-type="float" office:value="238229" calcext:value-type="float">
            <text:p>238229</text:p>
          </table:table-cell>
          <table:table-cell table:number-columns-repeated="2"/>
          <table:table-cell office:value-type="float" office:value="874550" calcext:value-type="float">
            <text:p>874550</text:p>
          </table:table-cell>
          <table:table-cell table:number-columns-repeated="2"/>
          <table:table-cell office:value-type="float" office:value="886114" calcext:value-type="float">
            <text:p>886114</text:p>
          </table:table-cell>
          <table:table-cell table:number-columns-repeated="2"/>
          <table:table-cell office:value-type="float" office:value="505165" calcext:value-type="float">
            <text:p>505165</text:p>
          </table:table-cell>
          <table:table-cell table:number-columns-repeated="2"/>
          <table:table-cell office:value-type="float" office:value="238724" calcext:value-type="float">
            <text:p>238724</text:p>
          </table:table-cell>
          <table:table-cell table:number-columns-repeated="2"/>
          <table:table-cell office:value-type="float" office:value="505288" calcext:value-type="float">
            <text:p>505288</text:p>
          </table:table-cell>
          <table:table-cell table:number-columns-repeated="3"/>
          <table:table-cell office:value-type="float" office:value="222906" calcext:value-type="float">
            <text:p>222906</text:p>
          </table:table-cell>
          <table:table-cell table:number-columns-repeated="3"/>
          <table:table-cell office:value-type="float" office:value="503967" calcext:value-type="float">
            <text:p>503967</text:p>
          </table:table-cell>
          <table:table-cell table:number-columns-repeated="2"/>
          <table:table-cell office:value-type="float" office:value="523994" calcext:value-type="float">
            <text:p>523994</text:p>
          </table:table-cell>
          <table:table-cell table:number-columns-repeated="2"/>
          <table:table-cell office:value-type="float" office:value="504173" calcext:value-type="float">
            <text:p>504173</text:p>
          </table:table-cell>
          <table:table-cell/>
          <table:table-cell office:value-type="float" office:value="5194333" calcext:value-type="float">
            <text:p>5194333</text:p>
          </table:table-cell>
          <table:table-cell/>
          <table:table-cell office:value-type="float" office:value="4741415" calcext:value-type="float">
            <text:p>4741415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28934" calcext:value-type="float">
            <text:p>228934</text:p>
          </table:table-cell>
          <table:table-cell table:number-columns-repeated="2"/>
          <table:table-cell office:value-type="float" office:value="231467" calcext:value-type="float">
            <text:p>231467</text:p>
          </table:table-cell>
          <table:table-cell/>
          <table:table-cell office:value-type="float" office:value="1172378" calcext:value-type="float">
            <text:p>1172378</text:p>
          </table:table-cell>
          <table:table-cell/>
          <table:table-cell office:value-type="float" office:value="1164052" calcext:value-type="float">
            <text:p>1164052</text:p>
          </table:table-cell>
          <table:table-cell table:number-columns-repeated="2"/>
          <table:table-cell office:value-type="float" office:value="565233" calcext:value-type="float">
            <text:p>565233</text:p>
          </table:table-cell>
          <table:table-cell table:number-columns-repeated="2"/>
          <table:table-cell office:value-type="float" office:value="230542" calcext:value-type="float">
            <text:p>230542</text:p>
          </table:table-cell>
          <table:table-cell table:number-columns-repeated="2"/>
          <table:table-cell office:value-type="float" office:value="548946" calcext:value-type="float">
            <text:p>548946</text:p>
          </table:table-cell>
          <table:table-cell table:number-columns-repeated="3"/>
          <table:table-cell office:value-type="float" office:value="222417" calcext:value-type="float">
            <text:p>222417</text:p>
          </table:table-cell>
          <table:table-cell table:number-columns-repeated="3"/>
          <table:table-cell office:value-type="float" office:value="567342" calcext:value-type="float">
            <text:p>567342</text:p>
          </table:table-cell>
          <table:table-cell table:number-columns-repeated="2"/>
          <table:table-cell office:value-type="float" office:value="467067" calcext:value-type="float">
            <text:p>467067</text:p>
          </table:table-cell>
          <table:table-cell table:number-columns-repeated="2"/>
          <table:table-cell office:value-type="float" office:value="466770" calcext:value-type="float">
            <text:p>466770</text:p>
          </table:table-cell>
          <table:table-cell/>
          <table:table-cell office:value-type="float" office:value="5430995" calcext:value-type="float">
            <text:p>5430995</text:p>
          </table:table-cell>
          <table:table-cell/>
          <table:table-cell office:value-type="float" office:value="4880574" calcext:value-type="float">
            <text:p>4880574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21249" calcext:value-type="float">
            <text:p>221249</text:p>
          </table:table-cell>
          <table:table-cell table:number-columns-repeated="2"/>
          <table:table-cell office:value-type="float" office:value="220060" calcext:value-type="float">
            <text:p>220060</text:p>
          </table:table-cell>
          <table:table-cell/>
          <table:table-cell office:value-type="float" office:value="1374150" calcext:value-type="float">
            <text:p>1374150</text:p>
          </table:table-cell>
          <table:table-cell/>
          <table:table-cell office:value-type="float" office:value="1400703" calcext:value-type="float">
            <text:p>1400703</text:p>
          </table:table-cell>
          <table:table-cell table:number-columns-repeated="2"/>
          <table:table-cell office:value-type="float" office:value="787077" calcext:value-type="float">
            <text:p>787077</text:p>
          </table:table-cell>
          <table:table-cell table:number-columns-repeated="2"/>
          <table:table-cell office:value-type="float" office:value="215277" calcext:value-type="float">
            <text:p>215277</text:p>
          </table:table-cell>
          <table:table-cell table:number-columns-repeated="2"/>
          <table:table-cell office:value-type="float" office:value="771065" calcext:value-type="float">
            <text:p>771065</text:p>
          </table:table-cell>
          <table:table-cell table:number-columns-repeated="3"/>
          <table:table-cell office:value-type="float" office:value="199265" calcext:value-type="float">
            <text:p>199265</text:p>
          </table:table-cell>
          <table:table-cell table:number-columns-repeated="3"/>
          <table:table-cell office:value-type="float" office:value="799445" calcext:value-type="float">
            <text:p>799445</text:p>
          </table:table-cell>
          <table:table-cell table:number-columns-repeated="2"/>
          <table:table-cell office:value-type="float" office:value="493385" calcext:value-type="float">
            <text:p>493385</text:p>
          </table:table-cell>
          <table:table-cell table:number-columns-repeated="2"/>
          <table:table-cell office:value-type="float" office:value="431109" calcext:value-type="float">
            <text:p>431109</text:p>
          </table:table-cell>
          <table:table-cell/>
          <table:table-cell office:value-type="float" office:value="5801216" calcext:value-type="float">
            <text:p>5801216</text:p>
          </table:table-cell>
          <table:table-cell/>
          <table:table-cell office:value-type="float" office:value="5209888" calcext:value-type="float">
            <text:p>5209888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05818" calcext:value-type="float">
            <text:p>205818</text:p>
          </table:table-cell>
          <table:table-cell table:number-columns-repeated="2"/>
          <table:table-cell office:value-type="float" office:value="201325" calcext:value-type="float">
            <text:p>201325</text:p>
          </table:table-cell>
          <table:table-cell/>
          <table:table-cell office:value-type="float" office:value="1087859" calcext:value-type="float">
            <text:p>1087859</text:p>
          </table:table-cell>
          <table:table-cell/>
          <table:table-cell office:value-type="float" office:value="1107419" calcext:value-type="float">
            <text:p>1107419</text:p>
          </table:table-cell>
          <table:table-cell table:number-columns-repeated="2"/>
          <table:table-cell office:value-type="float" office:value="977302" calcext:value-type="float">
            <text:p>977302</text:p>
          </table:table-cell>
          <table:table-cell table:number-columns-repeated="2"/>
          <table:table-cell office:value-type="float" office:value="198663" calcext:value-type="float">
            <text:p>198663</text:p>
          </table:table-cell>
          <table:table-cell table:number-columns-repeated="2"/>
          <table:table-cell office:value-type="float" office:value="915884" calcext:value-type="float">
            <text:p>915884</text:p>
          </table:table-cell>
          <table:table-cell table:number-columns-repeated="3"/>
          <table:table-cell office:value-type="float" office:value="192894" calcext:value-type="float">
            <text:p>192894</text:p>
          </table:table-cell>
          <table:table-cell table:number-columns-repeated="3"/>
          <table:table-cell office:value-type="float" office:value="974935" calcext:value-type="float">
            <text:p>974935</text:p>
          </table:table-cell>
          <table:table-cell table:number-columns-repeated="2"/>
          <table:table-cell office:value-type="float" office:value="469146" calcext:value-type="float">
            <text:p>469146</text:p>
          </table:table-cell>
          <table:table-cell table:number-columns-repeated="2"/>
          <table:table-cell office:value-type="float" office:value="509235" calcext:value-type="float">
            <text:p>509235</text:p>
          </table:table-cell>
          <table:table-cell/>
          <table:table-cell office:value-type="float" office:value="5779747" calcext:value-type="float">
            <text:p>5779747</text:p>
          </table:table-cell>
          <table:table-cell/>
          <table:table-cell office:value-type="float" office:value="5091292" calcext:value-type="float">
            <text:p>5091292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86501" calcext:value-type="float">
            <text:p>186501</text:p>
          </table:table-cell>
          <table:table-cell table:number-columns-repeated="2"/>
          <table:table-cell office:value-type="float" office:value="184566" calcext:value-type="float">
            <text:p>184566</text:p>
          </table:table-cell>
          <table:table-cell/>
          <table:table-cell office:value-type="float" office:value="1236057" calcext:value-type="float">
            <text:p>1236057</text:p>
          </table:table-cell>
          <table:table-cell/>
          <table:table-cell office:value-type="float" office:value="1157474" calcext:value-type="float">
            <text:p>1157474</text:p>
          </table:table-cell>
          <table:table-cell/>
          <table:table-cell office:value-type="float" office:value="1076657" calcext:value-type="float">
            <text:p>1076657</text:p>
          </table:table-cell>
          <table:table-cell table:number-columns-repeated="2"/>
          <table:table-cell office:value-type="float" office:value="178253" calcext:value-type="float">
            <text:p>178253</text:p>
          </table:table-cell>
          <table:table-cell/>
          <table:table-cell office:value-type="float" office:value="1124117" calcext:value-type="float">
            <text:p>1124117</text:p>
          </table:table-cell>
          <table:table-cell table:number-columns-repeated="3"/>
          <table:table-cell office:value-type="float" office:value="179302" calcext:value-type="float">
            <text:p>179302</text:p>
          </table:table-cell>
          <table:table-cell table:number-columns-repeated="3"/>
          <table:table-cell office:value-type="float" office:value="583792" calcext:value-type="float">
            <text:p>583792</text:p>
          </table:table-cell>
          <table:table-cell table:number-columns-repeated="2"/>
          <table:table-cell office:value-type="float" office:value="533194" calcext:value-type="float">
            <text:p>533194</text:p>
          </table:table-cell>
          <table:table-cell table:number-columns-repeated="2"/>
          <table:table-cell office:value-type="float" office:value="564323" calcext:value-type="float">
            <text:p>564323</text:p>
          </table:table-cell>
          <table:table-cell/>
          <table:table-cell office:value-type="float" office:value="5765926" calcext:value-type="float">
            <text:p>5765926</text:p>
          </table:table-cell>
          <table:table-cell/>
          <table:table-cell office:value-type="float" office:value="5093368" calcext:value-type="float">
            <text:p>5093368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38620" calcext:value-type="float">
            <text:p>238620</text:p>
          </table:table-cell>
          <table:table-cell table:number-columns-repeated="2"/>
          <table:table-cell office:value-type="float" office:value="246861" calcext:value-type="float">
            <text:p>246861</text:p>
          </table:table-cell>
          <table:table-cell table:number-columns-repeated="2"/>
          <table:table-cell office:value-type="float" office:value="712115" calcext:value-type="float">
            <text:p>712115</text:p>
          </table:table-cell>
          <table:table-cell table:number-columns-repeated="2"/>
          <table:table-cell office:value-type="float" office:value="805050" calcext:value-type="float">
            <text:p>805050</text:p>
          </table:table-cell>
          <table:table-cell/>
          <table:table-cell office:value-type="float" office:value="1172253" calcext:value-type="float">
            <text:p>1172253</text:p>
          </table:table-cell>
          <table:table-cell table:number-columns-repeated="2"/>
          <table:table-cell office:value-type="float" office:value="361241" calcext:value-type="float">
            <text:p>361241</text:p>
          </table:table-cell>
          <table:table-cell/>
          <table:table-cell office:value-type="float" office:value="1325429" calcext:value-type="float">
            <text:p>1325429</text:p>
          </table:table-cell>
          <table:table-cell table:number-columns-repeated="3"/>
          <table:table-cell office:value-type="float" office:value="357426" calcext:value-type="float">
            <text:p>357426</text:p>
          </table:table-cell>
          <table:table-cell table:number-columns-repeated="3"/>
          <table:table-cell office:value-type="float" office:value="681714" calcext:value-type="float">
            <text:p>681714</text:p>
          </table:table-cell>
          <table:table-cell table:number-columns-repeated="2"/>
          <table:table-cell office:value-type="float" office:value="610107" calcext:value-type="float">
            <text:p>610107</text:p>
          </table:table-cell>
          <table:table-cell table:number-columns-repeated="2"/>
          <table:table-cell office:value-type="float" office:value="689221" calcext:value-type="float">
            <text:p>689221</text:p>
          </table:table-cell>
          <table:table-cell/>
          <table:table-cell office:value-type="float" office:value="5869219" calcext:value-type="float">
            <text:p>5869219</text:p>
          </table:table-cell>
          <table:table-cell/>
          <table:table-cell office:value-type="float" office:value="5233695" calcext:value-type="float">
            <text:p>5233695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32324" calcext:value-type="float">
            <text:p>332324</text:p>
          </table:table-cell>
          <table:table-cell table:number-columns-repeated="2"/>
          <table:table-cell office:value-type="float" office:value="306092" calcext:value-type="float">
            <text:p>306092</text:p>
          </table:table-cell>
          <table:table-cell/>
          <table:table-cell office:value-type="float" office:value="1598092" calcext:value-type="float">
            <text:p>1598092</text:p>
          </table:table-cell>
          <table:table-cell/>
          <table:table-cell office:value-type="float" office:value="1590454" calcext:value-type="float">
            <text:p>1590454</text:p>
          </table:table-cell>
          <table:table-cell/>
          <table:table-cell office:value-type="float" office:value="1399711" calcext:value-type="float">
            <text:p>1399711</text:p>
          </table:table-cell>
          <table:table-cell table:number-columns-repeated="2"/>
          <table:table-cell office:value-type="float" office:value="309509" calcext:value-type="float">
            <text:p>309509</text:p>
          </table:table-cell>
          <table:table-cell/>
          <table:table-cell office:value-type="float" office:value="1308102" calcext:value-type="float">
            <text:p>1308102</text:p>
          </table:table-cell>
          <table:table-cell table:number-columns-repeated="3"/>
          <table:table-cell office:value-type="float" office:value="340552" calcext:value-type="float">
            <text:p>340552</text:p>
          </table:table-cell>
          <table:table-cell table:number-columns-repeated="2"/>
          <table:table-cell office:value-type="float" office:value="1344765" calcext:value-type="float">
            <text:p>1344765</text:p>
          </table:table-cell>
          <table:table-cell table:number-columns-repeated="2"/>
          <table:table-cell office:value-type="float" office:value="654312" calcext:value-type="float">
            <text:p>654312</text:p>
          </table:table-cell>
          <table:table-cell table:number-columns-repeated="2"/>
          <table:table-cell office:value-type="float" office:value="727046" calcext:value-type="float">
            <text:p>727046</text:p>
          </table:table-cell>
          <table:table-cell/>
          <table:table-cell office:value-type="float" office:value="5156719" calcext:value-type="float">
            <text:p>5156719</text:p>
          </table:table-cell>
          <table:table-cell/>
          <table:table-cell office:value-type="float" office:value="4580397" calcext:value-type="float">
            <text:p>4580397</text:p>
          </table:table-cell>
          <table:table-cell table:number-columns-repeated="30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14908" calcext:value-type="float">
            <text:p>314908</text:p>
          </table:table-cell>
          <table:table-cell table:number-columns-repeated="2"/>
          <table:table-cell office:value-type="float" office:value="330229" calcext:value-type="float">
            <text:p>330229</text:p>
          </table:table-cell>
          <table:table-cell/>
          <table:table-cell office:value-type="float" office:value="1779711" calcext:value-type="float">
            <text:p>1779711</text:p>
          </table:table-cell>
          <table:table-cell/>
          <table:table-cell office:value-type="float" office:value="1774129" calcext:value-type="float">
            <text:p>1774129</text:p>
          </table:table-cell>
          <table:table-cell/>
          <table:table-cell office:value-type="float" office:value="1524940" calcext:value-type="float">
            <text:p>1524940</text:p>
          </table:table-cell>
          <table:table-cell table:number-columns-repeated="2"/>
          <table:table-cell office:value-type="float" office:value="326017" calcext:value-type="float">
            <text:p>326017</text:p>
          </table:table-cell>
          <table:table-cell/>
          <table:table-cell office:value-type="float" office:value="1414637" calcext:value-type="float">
            <text:p>1414637</text:p>
          </table:table-cell>
          <table:table-cell table:number-columns-repeated="3"/>
          <table:table-cell office:value-type="float" office:value="322791" calcext:value-type="float">
            <text:p>322791</text:p>
          </table:table-cell>
          <table:table-cell table:number-columns-repeated="3"/>
          <table:table-cell office:value-type="float" office:value="960866" calcext:value-type="float">
            <text:p>960866</text:p>
          </table:table-cell>
          <table:table-cell table:number-columns-repeated="2"/>
          <table:table-cell office:value-type="float" office:value="673545" calcext:value-type="float">
            <text:p>673545</text:p>
          </table:table-cell>
          <table:table-cell table:number-columns-repeated="2"/>
          <table:table-cell office:value-type="float" office:value="816425" calcext:value-type="float">
            <text:p>816425</text:p>
          </table:table-cell>
          <table:table-cell/>
          <table:table-cell office:value-type="float" office:value="5025391" calcext:value-type="float">
            <text:p>5025391</text:p>
          </table:table-cell>
          <table:table-cell/>
          <table:table-cell office:value-type="float" office:value="4440977" calcext:value-type="float">
            <text:p>4440977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59791" calcext:value-type="float">
            <text:p>259791</text:p>
          </table:table-cell>
          <table:table-cell table:number-columns-repeated="2"/>
          <table:table-cell office:value-type="float" office:value="264424" calcext:value-type="float">
            <text:p>264424</text:p>
          </table:table-cell>
          <table:table-cell table:number-columns-repeated="2"/>
          <table:table-cell office:value-type="float" office:value="578786" calcext:value-type="float">
            <text:p>578786</text:p>
          </table:table-cell>
          <table:table-cell table:number-columns-repeated="2"/>
          <table:table-cell office:value-type="float" office:value="580663" calcext:value-type="float">
            <text:p>580663</text:p>
          </table:table-cell>
          <table:table-cell table:number-columns-repeated="2"/>
          <table:table-cell office:value-type="float" office:value="339673" calcext:value-type="float">
            <text:p>339673</text:p>
          </table:table-cell>
          <table:table-cell table:number-columns-repeated="2"/>
          <table:table-cell office:value-type="float" office:value="253150" calcext:value-type="float">
            <text:p>253150</text:p>
          </table:table-cell>
          <table:table-cell table:number-columns-repeated="2"/>
          <table:table-cell office:value-type="float" office:value="328138" calcext:value-type="float">
            <text:p>328138</text:p>
          </table:table-cell>
          <table:table-cell table:number-columns-repeated="3"/>
          <table:table-cell office:value-type="float" office:value="250759" calcext:value-type="float">
            <text:p>250759</text:p>
          </table:table-cell>
          <table:table-cell table:number-columns-repeated="3"/>
          <table:table-cell office:value-type="float" office:value="328411" calcext:value-type="float">
            <text:p>328411</text:p>
          </table:table-cell>
          <table:table-cell table:number-columns-repeated="2"/>
          <table:table-cell office:value-type="float" office:value="383805" calcext:value-type="float">
            <text:p>383805</text:p>
          </table:table-cell>
          <table:table-cell table:number-columns-repeated="2"/>
          <table:table-cell office:value-type="float" office:value="353295" calcext:value-type="float">
            <text:p>353295</text:p>
          </table:table-cell>
          <table:table-cell/>
          <table:table-cell office:value-type="float" office:value="4956023" calcext:value-type="float">
            <text:p>4956023</text:p>
          </table:table-cell>
          <table:table-cell/>
          <table:table-cell office:value-type="float" office:value="4422714" calcext:value-type="float">
            <text:p>4422714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11957" calcext:value-type="float">
            <text:p>211957</text:p>
          </table:table-cell>
          <table:table-cell table:number-columns-repeated="2"/>
          <table:table-cell office:value-type="float" office:value="211489" calcext:value-type="float">
            <text:p>211489</text:p>
          </table:table-cell>
          <table:table-cell table:number-columns-repeated="2"/>
          <table:table-cell office:value-type="float" office:value="889528" calcext:value-type="float">
            <text:p>889528</text:p>
          </table:table-cell>
          <table:table-cell table:number-columns-repeated="2"/>
          <table:table-cell office:value-type="float" office:value="892476" calcext:value-type="float">
            <text:p>892476</text:p>
          </table:table-cell>
          <table:table-cell table:number-columns-repeated="2"/>
          <table:table-cell office:value-type="float" office:value="506398" calcext:value-type="float">
            <text:p>506398</text:p>
          </table:table-cell>
          <table:table-cell table:number-columns-repeated="2"/>
          <table:table-cell office:value-type="float" office:value="204218" calcext:value-type="float">
            <text:p>204218</text:p>
          </table:table-cell>
          <table:table-cell table:number-columns-repeated="2"/>
          <table:table-cell office:value-type="float" office:value="505485" calcext:value-type="float">
            <text:p>505485</text:p>
          </table:table-cell>
          <table:table-cell table:number-columns-repeated="3"/>
          <table:table-cell office:value-type="float" office:value="197994" calcext:value-type="float">
            <text:p>197994</text:p>
          </table:table-cell>
          <table:table-cell table:number-columns-repeated="3"/>
          <table:table-cell office:value-type="float" office:value="522723" calcext:value-type="float">
            <text:p>522723</text:p>
          </table:table-cell>
          <table:table-cell table:number-columns-repeated="2"/>
          <table:table-cell office:value-type="float" office:value="322867" calcext:value-type="float">
            <text:p>322867</text:p>
          </table:table-cell>
          <table:table-cell table:number-columns-repeated="2"/>
          <table:table-cell office:value-type="float" office:value="292061" calcext:value-type="float">
            <text:p>292061</text:p>
          </table:table-cell>
          <table:table-cell/>
          <table:table-cell office:value-type="float" office:value="5447290" calcext:value-type="float">
            <text:p>5447290</text:p>
          </table:table-cell>
          <table:table-cell/>
          <table:table-cell office:value-type="float" office:value="4783280" calcext:value-type="float">
            <text:p>4783280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84309" calcext:value-type="float">
            <text:p>184309</text:p>
          </table:table-cell>
          <table:table-cell table:number-columns-repeated="2"/>
          <table:table-cell office:value-type="float" office:value="182309" calcext:value-type="float">
            <text:p>182309</text:p>
          </table:table-cell>
          <table:table-cell/>
          <table:table-cell office:value-type="float" office:value="1227013" calcext:value-type="float">
            <text:p>1227013</text:p>
          </table:table-cell>
          <table:table-cell/>
          <table:table-cell office:value-type="float" office:value="1254503" calcext:value-type="float">
            <text:p>1254503</text:p>
          </table:table-cell>
          <table:table-cell table:number-columns-repeated="2"/>
          <table:table-cell office:value-type="float" office:value="576122" calcext:value-type="float">
            <text:p>576122</text:p>
          </table:table-cell>
          <table:table-cell table:number-columns-repeated="2"/>
          <table:table-cell office:value-type="float" office:value="172918" calcext:value-type="float">
            <text:p>172918</text:p>
          </table:table-cell>
          <table:table-cell table:number-columns-repeated="2"/>
          <table:table-cell office:value-type="float" office:value="576789" calcext:value-type="float">
            <text:p>576789</text:p>
          </table:table-cell>
          <table:table-cell table:number-columns-repeated="3"/>
          <table:table-cell office:value-type="float" office:value="162408" calcext:value-type="float">
            <text:p>162408</text:p>
          </table:table-cell>
          <table:table-cell table:number-columns-repeated="3"/>
          <table:table-cell office:value-type="float" office:value="602325" calcext:value-type="float">
            <text:p>602325</text:p>
          </table:table-cell>
          <table:table-cell table:number-columns-repeated="2"/>
          <table:table-cell office:value-type="float" office:value="246910" calcext:value-type="float">
            <text:p>246910</text:p>
          </table:table-cell>
          <table:table-cell table:number-columns-repeated="2"/>
          <table:table-cell office:value-type="float" office:value="239859" calcext:value-type="float">
            <text:p>239859</text:p>
          </table:table-cell>
          <table:table-cell/>
          <table:table-cell office:value-type="float" office:value="5554165" calcext:value-type="float">
            <text:p>5554165</text:p>
          </table:table-cell>
          <table:table-cell/>
          <table:table-cell office:value-type="float" office:value="4867300" calcext:value-type="float">
            <text:p>4867300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64800" calcext:value-type="float">
            <text:p>164800</text:p>
          </table:table-cell>
          <table:table-cell table:number-columns-repeated="2"/>
          <table:table-cell office:value-type="float" office:value="216875" calcext:value-type="float">
            <text:p>216875</text:p>
          </table:table-cell>
          <table:table-cell table:number-columns-repeated="2"/>
          <table:table-cell office:value-type="float" office:value="591125" calcext:value-type="float">
            <text:p>591125</text:p>
          </table:table-cell>
          <table:table-cell table:number-columns-repeated="2"/>
          <table:table-cell office:value-type="float" office:value="525622" calcext:value-type="float">
            <text:p>525622</text:p>
          </table:table-cell>
          <table:table-cell table:number-columns-repeated="2"/>
          <table:table-cell office:value-type="float" office:value="797304" calcext:value-type="float">
            <text:p>797304</text:p>
          </table:table-cell>
          <table:table-cell table:number-columns-repeated="2"/>
          <table:table-cell office:value-type="float" office:value="312066" calcext:value-type="float">
            <text:p>312066</text:p>
          </table:table-cell>
          <table:table-cell table:number-columns-repeated="2"/>
          <table:table-cell office:value-type="float" office:value="810402" calcext:value-type="float">
            <text:p>810402</text:p>
          </table:table-cell>
          <table:table-cell table:number-columns-repeated="3"/>
          <table:table-cell office:value-type="float" office:value="303041" calcext:value-type="float">
            <text:p>303041</text:p>
          </table:table-cell>
          <table:table-cell table:number-columns-repeated="3"/>
          <table:table-cell office:value-type="float" office:value="812245" calcext:value-type="float">
            <text:p>812245</text:p>
          </table:table-cell>
          <table:table-cell table:number-columns-repeated="2"/>
          <table:table-cell office:value-type="float" office:value="442761" calcext:value-type="float">
            <text:p>442761</text:p>
          </table:table-cell>
          <table:table-cell table:number-columns-repeated="2"/>
          <table:table-cell office:value-type="float" office:value="386551" calcext:value-type="float">
            <text:p>386551</text:p>
          </table:table-cell>
          <table:table-cell/>
          <table:table-cell office:value-type="float" office:value="5761624" calcext:value-type="float">
            <text:p>5761624</text:p>
          </table:table-cell>
          <table:table-cell/>
          <table:table-cell office:value-type="float" office:value="5059142" calcext:value-type="float">
            <text:p>5059142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87232" calcext:value-type="float">
            <text:p>287232</text:p>
          </table:table-cell>
          <table:table-cell table:number-columns-repeated="2"/>
          <table:table-cell office:value-type="float" office:value="285157" calcext:value-type="float">
            <text:p>285157</text:p>
          </table:table-cell>
          <table:table-cell/>
          <table:table-cell office:value-type="float" office:value="1090448" calcext:value-type="float">
            <text:p>1090448</text:p>
          </table:table-cell>
          <table:table-cell/>
          <table:table-cell office:value-type="float" office:value="1047118" calcext:value-type="float">
            <text:p>1047118</text:p>
          </table:table-cell>
          <table:table-cell table:number-columns-repeated="2"/>
          <table:table-cell office:value-type="float" office:value="927706" calcext:value-type="float">
            <text:p>927706</text:p>
          </table:table-cell>
          <table:table-cell table:number-columns-repeated="2"/>
          <table:table-cell office:value-type="float" office:value="278538" calcext:value-type="float">
            <text:p>278538</text:p>
          </table:table-cell>
          <table:table-cell table:number-columns-repeated="2"/>
          <table:table-cell office:value-type="float" office:value="929035" calcext:value-type="float">
            <text:p>929035</text:p>
          </table:table-cell>
          <table:table-cell table:number-columns-repeated="3"/>
          <table:table-cell office:value-type="float" office:value="269786" calcext:value-type="float">
            <text:p>269786</text:p>
          </table:table-cell>
          <table:table-cell table:number-columns-repeated="3"/>
          <table:table-cell office:value-type="float" office:value="975142" calcext:value-type="float">
            <text:p>975142</text:p>
          </table:table-cell>
          <table:table-cell table:number-columns-repeated="2"/>
          <table:table-cell office:value-type="float" office:value="373885" calcext:value-type="float">
            <text:p>373885</text:p>
          </table:table-cell>
          <table:table-cell table:number-columns-repeated="2"/>
          <table:table-cell office:value-type="float" office:value="360730" calcext:value-type="float">
            <text:p>360730</text:p>
          </table:table-cell>
          <table:table-cell/>
          <table:table-cell office:value-type="float" office:value="5910856" calcext:value-type="float">
            <text:p>5910856</text:p>
          </table:table-cell>
          <table:table-cell/>
          <table:table-cell office:value-type="float" office:value="5170921" calcext:value-type="float">
            <text:p>5170921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56758" calcext:value-type="float">
            <text:p>256758</text:p>
          </table:table-cell>
          <table:table-cell table:number-columns-repeated="2"/>
          <table:table-cell office:value-type="float" office:value="249455" calcext:value-type="float">
            <text:p>249455</text:p>
          </table:table-cell>
          <table:table-cell/>
          <table:table-cell office:value-type="float" office:value="1341205" calcext:value-type="float">
            <text:p>1341205</text:p>
          </table:table-cell>
          <table:table-cell/>
          <table:table-cell office:value-type="float" office:value="1284692" calcext:value-type="float">
            <text:p>1284692</text:p>
          </table:table-cell>
          <table:table-cell/>
          <table:table-cell office:value-type="float" office:value="1180892" calcext:value-type="float">
            <text:p>1180892</text:p>
          </table:table-cell>
          <table:table-cell table:number-columns-repeated="2"/>
          <table:table-cell office:value-type="float" office:value="241538" calcext:value-type="float">
            <text:p>241538</text:p>
          </table:table-cell>
          <table:table-cell/>
          <table:table-cell office:value-type="float" office:value="1170159" calcext:value-type="float">
            <text:p>1170159</text:p>
          </table:table-cell>
          <table:table-cell table:number-columns-repeated="3"/>
          <table:table-cell office:value-type="float" office:value="233764" calcext:value-type="float">
            <text:p>233764</text:p>
          </table:table-cell>
          <table:table-cell table:number-columns-repeated="2"/>
          <table:table-cell office:value-type="float" office:value="1143983" calcext:value-type="float">
            <text:p>1143983</text:p>
          </table:table-cell>
          <table:table-cell table:number-columns-repeated="2"/>
          <table:table-cell office:value-type="float" office:value="317484" calcext:value-type="float">
            <text:p>317484</text:p>
          </table:table-cell>
          <table:table-cell table:number-columns-repeated="2"/>
          <table:table-cell office:value-type="float" office:value="301579" calcext:value-type="float">
            <text:p>301579</text:p>
          </table:table-cell>
          <table:table-cell/>
          <table:table-cell office:value-type="float" office:value="5876925" calcext:value-type="float">
            <text:p>5876925</text:p>
          </table:table-cell>
          <table:table-cell/>
          <table:table-cell office:value-type="float" office:value="5268797" calcext:value-type="float">
            <text:p>5268797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34132" calcext:value-type="float">
            <text:p>234132</text:p>
          </table:table-cell>
          <table:table-cell table:number-columns-repeated="2"/>
          <table:table-cell office:value-type="float" office:value="254435" calcext:value-type="float">
            <text:p>254435</text:p>
          </table:table-cell>
          <table:table-cell table:number-columns-repeated="2"/>
          <table:table-cell office:value-type="float" office:value="442004" calcext:value-type="float">
            <text:p>442004</text:p>
          </table:table-cell>
          <table:table-cell/>
          <table:table-cell office:value-type="float" office:value="1387533" calcext:value-type="float">
            <text:p>1387533</text:p>
          </table:table-cell>
          <table:table-cell/>
          <table:table-cell office:value-type="float" office:value="1341261" calcext:value-type="float">
            <text:p>1341261</text:p>
          </table:table-cell>
          <table:table-cell table:number-columns-repeated="2"/>
          <table:table-cell office:value-type="float" office:value="355234" calcext:value-type="float">
            <text:p>355234</text:p>
          </table:table-cell>
          <table:table-cell/>
          <table:table-cell office:value-type="float" office:value="1354933" calcext:value-type="float">
            <text:p>1354933</text:p>
          </table:table-cell>
          <table:table-cell table:number-columns-repeated="3"/>
          <table:table-cell office:value-type="float" office:value="345818" calcext:value-type="float">
            <text:p>345818</text:p>
          </table:table-cell>
          <table:table-cell table:number-columns-repeated="2"/>
          <table:table-cell office:value-type="float" office:value="1308469" calcext:value-type="float">
            <text:p>1308469</text:p>
          </table:table-cell>
          <table:table-cell table:number-columns-repeated="2"/>
          <table:table-cell office:value-type="float" office:value="433829" calcext:value-type="float">
            <text:p>433829</text:p>
          </table:table-cell>
          <table:table-cell table:number-columns-repeated="2"/>
          <table:table-cell office:value-type="float" office:value="426097" calcext:value-type="float">
            <text:p>426097</text:p>
          </table:table-cell>
          <table:table-cell/>
          <table:table-cell office:value-type="float" office:value="5893810" calcext:value-type="float">
            <text:p>5893810</text:p>
          </table:table-cell>
          <table:table-cell/>
          <table:table-cell office:value-type="float" office:value="5120590" calcext:value-type="float">
            <text:p>5120590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33488" calcext:value-type="float">
            <text:p>333488</text:p>
          </table:table-cell>
          <table:table-cell table:number-columns-repeated="2"/>
          <table:table-cell office:value-type="float" office:value="330923" calcext:value-type="float">
            <text:p>330923</text:p>
          </table:table-cell>
          <table:table-cell/>
          <table:table-cell office:value-type="float" office:value="1652780" calcext:value-type="float">
            <text:p>1652780</text:p>
          </table:table-cell>
          <table:table-cell/>
          <table:table-cell office:value-type="float" office:value="2011357" calcext:value-type="float">
            <text:p>2011357</text:p>
          </table:table-cell>
          <table:table-cell/>
          <table:table-cell office:value-type="float" office:value="1480672" calcext:value-type="float">
            <text:p>1480672</text:p>
          </table:table-cell>
          <table:table-cell table:number-columns-repeated="2"/>
          <table:table-cell office:value-type="float" office:value="322565" calcext:value-type="float">
            <text:p>322565</text:p>
          </table:table-cell>
          <table:table-cell/>
          <table:table-cell office:value-type="float" office:value="1453477" calcext:value-type="float">
            <text:p>1453477</text:p>
          </table:table-cell>
          <table:table-cell table:number-columns-repeated="3"/>
          <table:table-cell office:value-type="float" office:value="314196" calcext:value-type="float">
            <text:p>314196</text:p>
          </table:table-cell>
          <table:table-cell table:number-columns-repeated="3"/>
          <table:table-cell office:value-type="float" office:value="966765" calcext:value-type="float">
            <text:p>966765</text:p>
          </table:table-cell>
          <table:table-cell table:number-columns-repeated="2"/>
          <table:table-cell office:value-type="float" office:value="403381" calcext:value-type="float">
            <text:p>403381</text:p>
          </table:table-cell>
          <table:table-cell table:number-columns-repeated="2"/>
          <table:table-cell office:value-type="float" office:value="360371" calcext:value-type="float">
            <text:p>360371</text:p>
          </table:table-cell>
          <table:table-cell/>
          <table:table-cell office:value-type="float" office:value="5341126" calcext:value-type="float">
            <text:p>5341126</text:p>
          </table:table-cell>
          <table:table-cell/>
          <table:table-cell office:value-type="float" office:value="4840515" calcext:value-type="float">
            <text:p>4840515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43648" calcext:value-type="float">
            <text:p>243648</text:p>
          </table:table-cell>
          <table:table-cell table:number-columns-repeated="2"/>
          <table:table-cell office:value-type="float" office:value="215603" calcext:value-type="float">
            <text:p>215603</text:p>
          </table:table-cell>
          <table:table-cell/>
          <table:table-cell office:value-type="float" office:value="1628685" calcext:value-type="float">
            <text:p>1628685</text:p>
          </table:table-cell>
          <table:table-cell/>
          <table:table-cell office:value-type="float" office:value="1935297" calcext:value-type="float">
            <text:p>1935297</text:p>
          </table:table-cell>
          <table:table-cell/>
          <table:table-cell office:value-type="float" office:value="1540174" calcext:value-type="float">
            <text:p>1540174</text:p>
          </table:table-cell>
          <table:table-cell table:number-columns-repeated="2"/>
          <table:table-cell office:value-type="float" office:value="355324" calcext:value-type="float">
            <text:p>355324</text:p>
          </table:table-cell>
          <table:table-cell/>
          <table:table-cell office:value-type="float" office:value="1535125" calcext:value-type="float">
            <text:p>1535125</text:p>
          </table:table-cell>
          <table:table-cell table:number-columns-repeated="3"/>
          <table:table-cell office:value-type="float" office:value="340727" calcext:value-type="float">
            <text:p>340727</text:p>
          </table:table-cell>
          <table:table-cell table:number-columns-repeated="2"/>
          <table:table-cell office:value-type="float" office:value="1202572" calcext:value-type="float">
            <text:p>1202572</text:p>
          </table:table-cell>
          <table:table-cell table:number-columns-repeated="2"/>
          <table:table-cell office:value-type="float" office:value="422908" calcext:value-type="float">
            <text:p>422908</text:p>
          </table:table-cell>
          <table:table-cell table:number-columns-repeated="2"/>
          <table:table-cell office:value-type="float" office:value="509440" calcext:value-type="float">
            <text:p>509440</text:p>
          </table:table-cell>
          <table:table-cell/>
          <table:table-cell office:value-type="float" office:value="5077740" calcext:value-type="float">
            <text:p>5077740</text:p>
          </table:table-cell>
          <table:table-cell/>
          <table:table-cell office:value-type="float" office:value="4440540" calcext:value-type="float">
            <text:p>4440540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92701" calcext:value-type="float">
            <text:p>292701</text:p>
          </table:table-cell>
          <table:table-cell table:number-columns-repeated="2"/>
          <table:table-cell office:value-type="float" office:value="290032" calcext:value-type="float">
            <text:p>290032</text:p>
          </table:table-cell>
          <table:table-cell table:number-columns-repeated="2"/>
          <table:table-cell office:value-type="float" office:value="558197" calcext:value-type="float">
            <text:p>558197</text:p>
          </table:table-cell>
          <table:table-cell table:number-columns-repeated="2"/>
          <table:table-cell office:value-type="float" office:value="557039" calcext:value-type="float">
            <text:p>557039</text:p>
          </table:table-cell>
          <table:table-cell table:number-columns-repeated="2"/>
          <table:table-cell office:value-type="float" office:value="325329" calcext:value-type="float">
            <text:p>325329</text:p>
          </table:table-cell>
          <table:table-cell table:number-columns-repeated="2"/>
          <table:table-cell office:value-type="float" office:value="265279" calcext:value-type="float">
            <text:p>265279</text:p>
          </table:table-cell>
          <table:table-cell table:number-columns-repeated="2"/>
          <table:table-cell office:value-type="float" office:value="326208" calcext:value-type="float">
            <text:p>326208</text:p>
          </table:table-cell>
          <table:table-cell table:number-columns-repeated="3"/>
          <table:table-cell office:value-type="float" office:value="255909" calcext:value-type="float">
            <text:p>255909</text:p>
          </table:table-cell>
          <table:table-cell table:number-columns-repeated="3"/>
          <table:table-cell office:value-type="float" office:value="333397" calcext:value-type="float">
            <text:p>333397</text:p>
          </table:table-cell>
          <table:table-cell table:number-columns-repeated="2"/>
          <table:table-cell office:value-type="float" office:value="316362" calcext:value-type="float">
            <text:p>316362</text:p>
          </table:table-cell>
          <table:table-cell table:number-columns-repeated="2"/>
          <table:table-cell office:value-type="float" office:value="295176" calcext:value-type="float">
            <text:p>295176</text:p>
          </table:table-cell>
          <table:table-cell/>
          <table:table-cell office:value-type="float" office:value="1419549" calcext:value-type="float">
            <text:p>1419549</text:p>
          </table:table-cell>
          <table:table-cell/>
          <table:table-cell office:value-type="float" office:value="1376235" calcext:value-type="float">
            <text:p>1376235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10348" calcext:value-type="float">
            <text:p>210348</text:p>
          </table:table-cell>
          <table:table-cell table:number-columns-repeated="2"/>
          <table:table-cell office:value-type="float" office:value="199011" calcext:value-type="float">
            <text:p>199011</text:p>
          </table:table-cell>
          <table:table-cell table:number-columns-repeated="2"/>
          <table:table-cell office:value-type="float" office:value="149340" calcext:value-type="float">
            <text:p>149340</text:p>
          </table:table-cell>
          <table:table-cell table:number-columns-repeated="2"/>
          <table:table-cell office:value-type="float" office:value="637523" calcext:value-type="float">
            <text:p>637523</text:p>
          </table:table-cell>
          <table:table-cell table:number-columns-repeated="2"/>
          <table:table-cell office:value-type="float" office:value="486680" calcext:value-type="float">
            <text:p>486680</text:p>
          </table:table-cell>
          <table:table-cell table:number-columns-repeated="2"/>
          <table:table-cell office:value-type="float" office:value="287711" calcext:value-type="float">
            <text:p>287711</text:p>
          </table:table-cell>
          <table:table-cell table:number-columns-repeated="2"/>
          <table:table-cell office:value-type="float" office:value="485311" calcext:value-type="float">
            <text:p>485311</text:p>
          </table:table-cell>
          <table:table-cell table:number-columns-repeated="3"/>
          <table:table-cell office:value-type="float" office:value="277771" calcext:value-type="float">
            <text:p>277771</text:p>
          </table:table-cell>
          <table:table-cell table:number-columns-repeated="3"/>
          <table:table-cell office:value-type="float" office:value="484659" calcext:value-type="float">
            <text:p>484659</text:p>
          </table:table-cell>
          <table:table-cell table:number-columns-repeated="2"/>
          <table:table-cell office:value-type="float" office:value="350357" calcext:value-type="float">
            <text:p>350357</text:p>
          </table:table-cell>
          <table:table-cell table:number-columns-repeated="2"/>
          <table:table-cell office:value-type="float" office:value="371931" calcext:value-type="float">
            <text:p>371931</text:p>
          </table:table-cell>
          <table:table-cell/>
          <table:table-cell office:value-type="float" office:value="1447606" calcext:value-type="float">
            <text:p>1447606</text:p>
          </table:table-cell>
          <table:table-cell/>
          <table:table-cell office:value-type="float" office:value="1424540" calcext:value-type="float">
            <text:p>1424540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71704" calcext:value-type="float">
            <text:p>271704</text:p>
          </table:table-cell>
          <table:table-cell table:number-columns-repeated="2"/>
          <table:table-cell office:value-type="float" office:value="233005" calcext:value-type="float">
            <text:p>233005</text:p>
          </table:table-cell>
          <table:table-cell table:number-columns-repeated="2"/>
          <table:table-cell office:value-type="float" office:value="321689" calcext:value-type="float">
            <text:p>321689</text:p>
          </table:table-cell>
          <table:table-cell/>
          <table:table-cell office:value-type="float" office:value="1278271" calcext:value-type="float">
            <text:p>1278271</text:p>
          </table:table-cell>
          <table:table-cell table:number-columns-repeated="2"/>
          <table:table-cell office:value-type="float" office:value="584543" calcext:value-type="float">
            <text:p>584543</text:p>
          </table:table-cell>
          <table:table-cell table:number-columns-repeated="2"/>
          <table:table-cell office:value-type="float" office:value="300597" calcext:value-type="float">
            <text:p>300597</text:p>
          </table:table-cell>
          <table:table-cell table:number-columns-repeated="2"/>
          <table:table-cell office:value-type="float" office:value="580533" calcext:value-type="float">
            <text:p>580533</text:p>
          </table:table-cell>
          <table:table-cell table:number-columns-repeated="3"/>
          <table:table-cell office:value-type="float" office:value="288579" calcext:value-type="float">
            <text:p>288579</text:p>
          </table:table-cell>
          <table:table-cell table:number-columns-repeated="3"/>
          <table:table-cell office:value-type="float" office:value="575440" calcext:value-type="float">
            <text:p>575440</text:p>
          </table:table-cell>
          <table:table-cell table:number-columns-repeated="2"/>
          <table:table-cell office:value-type="float" office:value="342483" calcext:value-type="float">
            <text:p>342483</text:p>
          </table:table-cell>
          <table:table-cell table:number-columns-repeated="2"/>
          <table:table-cell office:value-type="float" office:value="334294" calcext:value-type="float">
            <text:p>334294</text:p>
          </table:table-cell>
          <table:table-cell/>
          <table:table-cell office:value-type="float" office:value="1376850" calcext:value-type="float">
            <text:p>1376850</text:p>
          </table:table-cell>
          <table:table-cell/>
          <table:table-cell office:value-type="float" office:value="1391621" calcext:value-type="float">
            <text:p>1391621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48630" calcext:value-type="float">
            <text:p>248630</text:p>
          </table:table-cell>
          <table:table-cell table:number-columns-repeated="2"/>
          <table:table-cell office:value-type="float" office:value="223971" calcext:value-type="float">
            <text:p>223971</text:p>
          </table:table-cell>
          <table:table-cell table:number-columns-repeated="2"/>
          <table:table-cell office:value-type="float" office:value="418171" calcext:value-type="float">
            <text:p>418171</text:p>
          </table:table-cell>
          <table:table-cell/>
          <table:table-cell office:value-type="float" office:value="1574627" calcext:value-type="float">
            <text:p>1574627</text:p>
          </table:table-cell>
          <table:table-cell table:number-columns-repeated="2"/>
          <table:table-cell office:value-type="float" office:value="817345" calcext:value-type="float">
            <text:p>817345</text:p>
          </table:table-cell>
          <table:table-cell table:number-columns-repeated="2"/>
          <table:table-cell office:value-type="float" office:value="275017" calcext:value-type="float">
            <text:p>275017</text:p>
          </table:table-cell>
          <table:table-cell table:number-columns-repeated="2"/>
          <table:table-cell office:value-type="float" office:value="815215" calcext:value-type="float">
            <text:p>815215</text:p>
          </table:table-cell>
          <table:table-cell table:number-columns-repeated="3"/>
          <table:table-cell office:value-type="float" office:value="258783" calcext:value-type="float">
            <text:p>258783</text:p>
          </table:table-cell>
          <table:table-cell table:number-columns-repeated="3"/>
          <table:table-cell office:value-type="float" office:value="808006" calcext:value-type="float">
            <text:p>808006</text:p>
          </table:table-cell>
          <table:table-cell table:number-columns-repeated="2"/>
          <table:table-cell office:value-type="float" office:value="312196" calcext:value-type="float">
            <text:p>312196</text:p>
          </table:table-cell>
          <table:table-cell table:number-columns-repeated="2"/>
          <table:table-cell office:value-type="float" office:value="295997" calcext:value-type="float">
            <text:p>295997</text:p>
          </table:table-cell>
          <table:table-cell/>
          <table:table-cell office:value-type="float" office:value="1398213" calcext:value-type="float">
            <text:p>1398213</text:p>
          </table:table-cell>
          <table:table-cell/>
          <table:table-cell office:value-type="float" office:value="1428304" calcext:value-type="float">
            <text:p>1428304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22511" calcext:value-type="float">
            <text:p>222511</text:p>
          </table:table-cell>
          <table:table-cell table:number-columns-repeated="2"/>
          <table:table-cell office:value-type="float" office:value="207335" calcext:value-type="float">
            <text:p>207335</text:p>
          </table:table-cell>
          <table:table-cell table:number-columns-repeated="2"/>
          <table:table-cell office:value-type="float" office:value="602690" calcext:value-type="float">
            <text:p>602690</text:p>
          </table:table-cell>
          <table:table-cell/>
          <table:table-cell office:value-type="float" office:value="1331558" calcext:value-type="float">
            <text:p>1331558</text:p>
          </table:table-cell>
          <table:table-cell/>
          <table:table-cell office:value-type="float" office:value="1000514" calcext:value-type="float">
            <text:p>1000514</text:p>
          </table:table-cell>
          <table:table-cell table:number-columns-repeated="2"/>
          <table:table-cell office:value-type="float" office:value="270695" calcext:value-type="float">
            <text:p>270695</text:p>
          </table:table-cell>
          <table:table-cell table:number-columns-repeated="2"/>
          <table:table-cell office:value-type="float" office:value="962370" calcext:value-type="float">
            <text:p>962370</text:p>
          </table:table-cell>
          <table:table-cell table:number-columns-repeated="3"/>
          <table:table-cell office:value-type="float" office:value="250886" calcext:value-type="float">
            <text:p>250886</text:p>
          </table:table-cell>
          <table:table-cell table:number-columns-repeated="3"/>
          <table:table-cell office:value-type="float" office:value="974433" calcext:value-type="float">
            <text:p>974433</text:p>
          </table:table-cell>
          <table:table-cell table:number-columns-repeated="2"/>
          <table:table-cell office:value-type="float" office:value="298769" calcext:value-type="float">
            <text:p>298769</text:p>
          </table:table-cell>
          <table:table-cell table:number-columns-repeated="2"/>
          <table:table-cell office:value-type="float" office:value="287561" calcext:value-type="float">
            <text:p>287561</text:p>
          </table:table-cell>
          <table:table-cell/>
          <table:table-cell office:value-type="float" office:value="1432027" calcext:value-type="float">
            <text:p>1432027</text:p>
          </table:table-cell>
          <table:table-cell/>
          <table:table-cell office:value-type="float" office:value="1449975" calcext:value-type="float">
            <text:p>1449975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07987" calcext:value-type="float">
            <text:p>207987</text:p>
          </table:table-cell>
          <table:table-cell table:number-columns-repeated="2"/>
          <table:table-cell office:value-type="float" office:value="214355" calcext:value-type="float">
            <text:p>214355</text:p>
          </table:table-cell>
          <table:table-cell/>
          <table:table-cell office:value-type="float" office:value="1216778" calcext:value-type="float">
            <text:p>1216778</text:p>
          </table:table-cell>
          <table:table-cell/>
          <table:table-cell office:value-type="float" office:value="1494115" calcext:value-type="float">
            <text:p>1494115</text:p>
          </table:table-cell>
          <table:table-cell/>
          <table:table-cell office:value-type="float" office:value="1131633" calcext:value-type="float">
            <text:p>1131633</text:p>
          </table:table-cell>
          <table:table-cell table:number-columns-repeated="2"/>
          <table:table-cell office:value-type="float" office:value="266650" calcext:value-type="float">
            <text:p>266650</text:p>
          </table:table-cell>
          <table:table-cell/>
          <table:table-cell office:value-type="float" office:value="1146336" calcext:value-type="float">
            <text:p>1146336</text:p>
          </table:table-cell>
          <table:table-cell table:number-columns-repeated="3"/>
          <table:table-cell office:value-type="float" office:value="248346" calcext:value-type="float">
            <text:p>248346</text:p>
          </table:table-cell>
          <table:table-cell table:number-columns-repeated="2"/>
          <table:table-cell office:value-type="float" office:value="1154240" calcext:value-type="float">
            <text:p>1154240</text:p>
          </table:table-cell>
          <table:table-cell table:number-columns-repeated="2"/>
          <table:table-cell office:value-type="float" office:value="285258" calcext:value-type="float">
            <text:p>285258</text:p>
          </table:table-cell>
          <table:table-cell table:number-columns-repeated="2"/>
          <table:table-cell office:value-type="float" office:value="278189" calcext:value-type="float">
            <text:p>278189</text:p>
          </table:table-cell>
          <table:table-cell/>
          <table:table-cell office:value-type="float" office:value="1349087" calcext:value-type="float">
            <text:p>1349087</text:p>
          </table:table-cell>
          <table:table-cell/>
          <table:table-cell office:value-type="float" office:value="1360140" calcext:value-type="float">
            <text:p>1360140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00701" calcext:value-type="float">
            <text:p>200701</text:p>
          </table:table-cell>
          <table:table-cell table:number-columns-repeated="2"/>
          <table:table-cell office:value-type="float" office:value="216694" calcext:value-type="float">
            <text:p>216694</text:p>
          </table:table-cell>
          <table:table-cell/>
          <table:table-cell office:value-type="float" office:value="1905144" calcext:value-type="float">
            <text:p>1905144</text:p>
          </table:table-cell>
          <table:table-cell/>
          <table:table-cell office:value-type="float" office:value="1935327" calcext:value-type="float">
            <text:p>1935327</text:p>
          </table:table-cell>
          <table:table-cell/>
          <table:table-cell office:value-type="float" office:value="1321490" calcext:value-type="float">
            <text:p>1321490</text:p>
          </table:table-cell>
          <table:table-cell table:number-columns-repeated="2"/>
          <table:table-cell office:value-type="float" office:value="263403" calcext:value-type="float">
            <text:p>263403</text:p>
          </table:table-cell>
          <table:table-cell/>
          <table:table-cell office:value-type="float" office:value="1309790" calcext:value-type="float">
            <text:p>1309790</text:p>
          </table:table-cell>
          <table:table-cell table:number-columns-repeated="3"/>
          <table:table-cell office:value-type="float" office:value="241298" calcext:value-type="float">
            <text:p>241298</text:p>
          </table:table-cell>
          <table:table-cell table:number-columns-repeated="2"/>
          <table:table-cell office:value-type="float" office:value="1321469" calcext:value-type="float">
            <text:p>1321469</text:p>
          </table:table-cell>
          <table:table-cell table:number-columns-repeated="2"/>
          <table:table-cell office:value-type="float" office:value="277865" calcext:value-type="float">
            <text:p>277865</text:p>
          </table:table-cell>
          <table:table-cell table:number-columns-repeated="2"/>
          <table:table-cell office:value-type="float" office:value="262109" calcext:value-type="float">
            <text:p>262109</text:p>
          </table:table-cell>
          <table:table-cell/>
          <table:table-cell office:value-type="float" office:value="1403460" calcext:value-type="float">
            <text:p>1403460</text:p>
          </table:table-cell>
          <table:table-cell/>
          <table:table-cell office:value-type="float" office:value="1366294" calcext:value-type="float">
            <text:p>1366294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99405" calcext:value-type="float">
            <text:p>199405</text:p>
          </table:table-cell>
          <table:table-cell table:number-columns-repeated="2"/>
          <table:table-cell office:value-type="float" office:value="237705" calcext:value-type="float">
            <text:p>237705</text:p>
          </table:table-cell>
          <table:table-cell/>
          <table:table-cell office:value-type="float" office:value="1892040" calcext:value-type="float">
            <text:p>1892040</text:p>
          </table:table-cell>
          <table:table-cell/>
          <table:table-cell office:value-type="float" office:value="1945019" calcext:value-type="float">
            <text:p>1945019</text:p>
          </table:table-cell>
          <table:table-cell/>
          <table:table-cell office:value-type="float" office:value="1447015" calcext:value-type="float">
            <text:p>1447015</text:p>
          </table:table-cell>
          <table:table-cell table:number-columns-repeated="2"/>
          <table:table-cell office:value-type="float" office:value="249394" calcext:value-type="float">
            <text:p>249394</text:p>
          </table:table-cell>
          <table:table-cell table:number-columns-repeated="2"/>
          <table:table-cell office:value-type="float" office:value="379619" calcext:value-type="float">
            <text:p>379619</text:p>
          </table:table-cell>
          <table:table-cell table:number-columns-repeated="3"/>
          <table:table-cell office:value-type="float" office:value="279580" calcext:value-type="float">
            <text:p>279580</text:p>
          </table:table-cell>
          <table:table-cell table:number-columns-repeated="2"/>
          <table:table-cell office:value-type="float" office:value="1412382" calcext:value-type="float">
            <text:p>1412382</text:p>
          </table:table-cell>
          <table:table-cell table:number-columns-repeated="2"/>
          <table:table-cell office:value-type="float" office:value="317537" calcext:value-type="float">
            <text:p>317537</text:p>
          </table:table-cell>
          <table:table-cell table:number-columns-repeated="2"/>
          <table:table-cell office:value-type="float" office:value="297964" calcext:value-type="float">
            <text:p>297964</text:p>
          </table:table-cell>
          <table:table-cell/>
          <table:table-cell office:value-type="float" office:value="1443506" calcext:value-type="float">
            <text:p>1443506</text:p>
          </table:table-cell>
          <table:table-cell/>
          <table:table-cell office:value-type="float" office:value="1472561" calcext:value-type="float">
            <text:p>1472561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29292" calcext:value-type="float">
            <text:p>229292</text:p>
          </table:table-cell>
          <table:table-cell table:number-columns-repeated="2"/>
          <table:table-cell office:value-type="float" office:value="215283" calcext:value-type="float">
            <text:p>215283</text:p>
          </table:table-cell>
          <table:table-cell/>
          <table:table-cell office:value-type="float" office:value="2149302" calcext:value-type="float">
            <text:p>2149302</text:p>
          </table:table-cell>
          <table:table-cell/>
          <table:table-cell office:value-type="float" office:value="2148596" calcext:value-type="float">
            <text:p>2148596</text:p>
          </table:table-cell>
          <table:table-cell/>
          <table:table-cell office:value-type="float" office:value="1493050" calcext:value-type="float">
            <text:p>1493050</text:p>
          </table:table-cell>
          <table:table-cell table:number-columns-repeated="2"/>
          <table:table-cell office:value-type="float" office:value="191023" calcext:value-type="float">
            <text:p>191023</text:p>
          </table:table-cell>
          <table:table-cell table:number-columns-repeated="2"/>
          <table:table-cell office:value-type="float" office:value="850790" calcext:value-type="float">
            <text:p>850790</text:p>
          </table:table-cell>
          <table:table-cell table:number-columns-repeated="3"/>
          <table:table-cell office:value-type="float" office:value="269256" calcext:value-type="float">
            <text:p>269256</text:p>
          </table:table-cell>
          <table:table-cell table:number-columns-repeated="2"/>
          <table:table-cell office:value-type="float" office:value="1230711" calcext:value-type="float">
            <text:p>1230711</text:p>
          </table:table-cell>
          <table:table-cell table:number-columns-repeated="2"/>
          <table:table-cell office:value-type="float" office:value="305976" calcext:value-type="float">
            <text:p>305976</text:p>
          </table:table-cell>
          <table:table-cell table:number-columns-repeated="2"/>
          <table:table-cell office:value-type="float" office:value="291448" calcext:value-type="float">
            <text:p>291448</text:p>
          </table:table-cell>
          <table:table-cell/>
          <table:table-cell office:value-type="float" office:value="1432872" calcext:value-type="float">
            <text:p>1432872</text:p>
          </table:table-cell>
          <table:table-cell/>
          <table:table-cell office:value-type="float" office:value="1422005" calcext:value-type="float">
            <text:p>1422005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70485" calcext:value-type="float">
            <text:p>170485</text:p>
          </table:table-cell>
          <table:table-cell table:number-columns-repeated="2"/>
          <table:table-cell office:value-type="float" office:value="178179" calcext:value-type="float">
            <text:p>178179</text:p>
          </table:table-cell>
          <table:table-cell table:number-columns-repeated="2"/>
          <table:table-cell office:value-type="float" office:value="588734" calcext:value-type="float">
            <text:p>588734</text:p>
          </table:table-cell>
          <table:table-cell table:number-columns-repeated="2"/>
          <table:table-cell office:value-type="float" office:value="570392" calcext:value-type="float">
            <text:p>570392</text:p>
          </table:table-cell>
          <table:table-cell table:number-columns-repeated="2"/>
          <table:table-cell office:value-type="float" office:value="327918" calcext:value-type="float">
            <text:p>327918</text:p>
          </table:table-cell>
          <table:table-cell table:number-columns-repeated="2"/>
          <table:table-cell office:value-type="float" office:value="189515" calcext:value-type="float">
            <text:p>189515</text:p>
          </table:table-cell>
          <table:table-cell table:number-columns-repeated="2"/>
          <table:table-cell office:value-type="float" office:value="334668" calcext:value-type="float">
            <text:p>334668</text:p>
          </table:table-cell>
          <table:table-cell table:number-columns-repeated="3"/>
          <table:table-cell office:value-type="float" office:value="158961" calcext:value-type="float">
            <text:p>158961</text:p>
          </table:table-cell>
          <table:table-cell table:number-columns-repeated="3"/>
          <table:table-cell office:value-type="float" office:value="339401" calcext:value-type="float">
            <text:p>339401</text:p>
          </table:table-cell>
          <table:table-cell table:number-columns-repeated="2"/>
          <table:table-cell office:value-type="float" office:value="176288" calcext:value-type="float">
            <text:p>176288</text:p>
          </table:table-cell>
          <table:table-cell table:number-columns-repeated="2"/>
          <table:table-cell office:value-type="float" office:value="155872" calcext:value-type="float">
            <text:p>155872</text:p>
          </table:table-cell>
          <table:table-cell/>
          <table:table-cell office:value-type="float" office:value="1314888" calcext:value-type="float">
            <text:p>1314888</text:p>
          </table:table-cell>
          <table:table-cell/>
          <table:table-cell office:value-type="float" office:value="1305758" calcext:value-type="float">
            <text:p>1305758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93849" calcext:value-type="float">
            <text:p>193849</text:p>
          </table:table-cell>
          <table:table-cell table:number-columns-repeated="2"/>
          <table:table-cell office:value-type="float" office:value="171735" calcext:value-type="float">
            <text:p>171735</text:p>
          </table:table-cell>
          <table:table-cell table:number-columns-repeated="2"/>
          <table:table-cell office:value-type="float" office:value="952838" calcext:value-type="float">
            <text:p>952838</text:p>
          </table:table-cell>
          <table:table-cell table:number-columns-repeated="2"/>
          <table:table-cell office:value-type="float" office:value="946698" calcext:value-type="float">
            <text:p>946698</text:p>
          </table:table-cell>
          <table:table-cell table:number-columns-repeated="2"/>
          <table:table-cell office:value-type="float" office:value="514313" calcext:value-type="float">
            <text:p>514313</text:p>
          </table:table-cell>
          <table:table-cell table:number-columns-repeated="2"/>
          <table:table-cell office:value-type="float" office:value="139917" calcext:value-type="float">
            <text:p>139917</text:p>
          </table:table-cell>
          <table:table-cell table:number-columns-repeated="2"/>
          <table:table-cell office:value-type="float" office:value="501717" calcext:value-type="float">
            <text:p>501717</text:p>
          </table:table-cell>
          <table:table-cell table:number-columns-repeated="3"/>
          <table:table-cell office:value-type="float" office:value="111118" calcext:value-type="float">
            <text:p>111118</text:p>
          </table:table-cell>
          <table:table-cell table:number-columns-repeated="3"/>
          <table:table-cell office:value-type="float" office:value="439481" calcext:value-type="float">
            <text:p>439481</text:p>
          </table:table-cell>
          <table:table-cell table:number-columns-repeated="2"/>
          <table:table-cell office:value-type="float" office:value="191158" calcext:value-type="float">
            <text:p>191158</text:p>
          </table:table-cell>
          <table:table-cell table:number-columns-repeated="2"/>
          <table:table-cell office:value-type="float" office:value="188849" calcext:value-type="float">
            <text:p>188849</text:p>
          </table:table-cell>
          <table:table-cell/>
          <table:table-cell office:value-type="float" office:value="1449526" calcext:value-type="float">
            <text:p>1449526</text:p>
          </table:table-cell>
          <table:table-cell/>
          <table:table-cell office:value-type="float" office:value="1442979" calcext:value-type="float">
            <text:p>1442979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77666" calcext:value-type="float">
            <text:p>177666</text:p>
          </table:table-cell>
          <table:table-cell table:number-columns-repeated="2"/>
          <table:table-cell office:value-type="float" office:value="168194" calcext:value-type="float">
            <text:p>168194</text:p>
          </table:table-cell>
          <table:table-cell table:number-columns-repeated="2"/>
          <table:table-cell office:value-type="float" office:value="417762" calcext:value-type="float">
            <text:p>417762</text:p>
          </table:table-cell>
          <table:table-cell/>
          <table:table-cell office:value-type="float" office:value="1300472" calcext:value-type="float">
            <text:p>1300472</text:p>
          </table:table-cell>
          <table:table-cell table:number-columns-repeated="2"/>
          <table:table-cell office:value-type="float" office:value="598223" calcext:value-type="float">
            <text:p>598223</text:p>
          </table:table-cell>
          <table:table-cell table:number-columns-repeated="2"/>
          <table:table-cell office:value-type="float" office:value="174554" calcext:value-type="float">
            <text:p>174554</text:p>
          </table:table-cell>
          <table:table-cell table:number-columns-repeated="2"/>
          <table:table-cell office:value-type="float" office:value="559623" calcext:value-type="float">
            <text:p>559623</text:p>
          </table:table-cell>
          <table:table-cell table:number-columns-repeated="3"/>
          <table:table-cell office:value-type="float" office:value="144765" calcext:value-type="float">
            <text:p>144765</text:p>
          </table:table-cell>
          <table:table-cell table:number-columns-repeated="3"/>
          <table:table-cell office:value-type="float" office:value="560822" calcext:value-type="float">
            <text:p>560822</text:p>
          </table:table-cell>
          <table:table-cell table:number-columns-repeated="2"/>
          <table:table-cell office:value-type="float" office:value="139064" calcext:value-type="float">
            <text:p>139064</text:p>
          </table:table-cell>
          <table:table-cell table:number-columns-repeated="2"/>
          <table:table-cell office:value-type="float" office:value="166825" calcext:value-type="float">
            <text:p>166825</text:p>
          </table:table-cell>
          <table:table-cell/>
          <table:table-cell office:value-type="float" office:value="1379785" calcext:value-type="float">
            <text:p>1379785</text:p>
          </table:table-cell>
          <table:table-cell/>
          <table:table-cell office:value-type="float" office:value="1362750" calcext:value-type="float">
            <text:p>1362750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58047" calcext:value-type="float">
            <text:p>158047</text:p>
          </table:table-cell>
          <table:table-cell table:number-columns-repeated="2"/>
          <table:table-cell office:value-type="float" office:value="156924" calcext:value-type="float">
            <text:p>156924</text:p>
          </table:table-cell>
          <table:table-cell table:number-columns-repeated="2"/>
          <table:table-cell office:value-type="float" office:value="333271" calcext:value-type="float">
            <text:p>333271</text:p>
          </table:table-cell>
          <table:table-cell/>
          <table:table-cell office:value-type="float" office:value="1547384" calcext:value-type="float">
            <text:p>1547384</text:p>
          </table:table-cell>
          <table:table-cell table:number-columns-repeated="2"/>
          <table:table-cell office:value-type="float" office:value="803419" calcext:value-type="float">
            <text:p>803419</text:p>
          </table:table-cell>
          <table:table-cell table:number-columns-repeated="2"/>
          <table:table-cell office:value-type="float" office:value="177524" calcext:value-type="float">
            <text:p>177524</text:p>
          </table:table-cell>
          <table:table-cell table:number-columns-repeated="2"/>
          <table:table-cell office:value-type="float" office:value="810242" calcext:value-type="float">
            <text:p>810242</text:p>
          </table:table-cell>
          <table:table-cell table:number-columns-repeated="3"/>
          <table:table-cell office:value-type="float" office:value="147519" calcext:value-type="float">
            <text:p>147519</text:p>
          </table:table-cell>
          <table:table-cell table:number-columns-repeated="3"/>
          <table:table-cell office:value-type="float" office:value="819529" calcext:value-type="float">
            <text:p>819529</text:p>
          </table:table-cell>
          <table:table-cell table:number-columns-repeated="2"/>
          <table:table-cell office:value-type="float" office:value="139823" calcext:value-type="float">
            <text:p>139823</text:p>
          </table:table-cell>
          <table:table-cell table:number-columns-repeated="2"/>
          <table:table-cell office:value-type="float" office:value="194900" calcext:value-type="float">
            <text:p>194900</text:p>
          </table:table-cell>
          <table:table-cell/>
          <table:table-cell office:value-type="float" office:value="1409581" calcext:value-type="float">
            <text:p>1409581</text:p>
          </table:table-cell>
          <table:table-cell/>
          <table:table-cell office:value-type="float" office:value="1413384" calcext:value-type="float">
            <text:p>1413384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78523" calcext:value-type="float">
            <text:p>178523</text:p>
          </table:table-cell>
          <table:table-cell table:number-columns-repeated="2"/>
          <table:table-cell office:value-type="float" office:value="170765" calcext:value-type="float">
            <text:p>170765</text:p>
          </table:table-cell>
          <table:table-cell table:number-columns-repeated="2"/>
          <table:table-cell office:value-type="float" office:value="193317" calcext:value-type="float">
            <text:p>193317</text:p>
          </table:table-cell>
          <table:table-cell/>
          <table:table-cell office:value-type="float" office:value="1146807" calcext:value-type="float">
            <text:p>1146807</text:p>
          </table:table-cell>
          <table:table-cell table:number-columns-repeated="2"/>
          <table:table-cell office:value-type="float" office:value="986406" calcext:value-type="float">
            <text:p>986406</text:p>
          </table:table-cell>
          <table:table-cell table:number-columns-repeated="2"/>
          <table:table-cell office:value-type="float" office:value="199801" calcext:value-type="float">
            <text:p>199801</text:p>
          </table:table-cell>
          <table:table-cell table:number-columns-repeated="2"/>
          <table:table-cell office:value-type="float" office:value="989567" calcext:value-type="float">
            <text:p>989567</text:p>
          </table:table-cell>
          <table:table-cell table:number-columns-repeated="3"/>
          <table:table-cell office:value-type="float" office:value="170493" calcext:value-type="float">
            <text:p>170493</text:p>
          </table:table-cell>
          <table:table-cell table:number-columns-repeated="3"/>
          <table:table-cell office:value-type="float" office:value="993009" calcext:value-type="float">
            <text:p>993009</text:p>
          </table:table-cell>
          <table:table-cell table:number-columns-repeated="2"/>
          <table:table-cell office:value-type="float" office:value="161749" calcext:value-type="float">
            <text:p>161749</text:p>
          </table:table-cell>
          <table:table-cell table:number-columns-repeated="2"/>
          <table:table-cell office:value-type="float" office:value="210245" calcext:value-type="float">
            <text:p>210245</text:p>
          </table:table-cell>
          <table:table-cell table:number-columns-repeated="2"/>
          <table:table-cell office:value-type="float" office:value="200080" calcext:value-type="float">
            <text:p>200080</text:p>
          </table:table-cell>
          <table:table-cell/>
          <table:table-cell office:value-type="float" office:value="1456679" calcext:value-type="float">
            <text:p>1456679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04687" calcext:value-type="float">
            <text:p>204687</text:p>
          </table:table-cell>
          <table:table-cell table:number-columns-repeated="2"/>
          <table:table-cell office:value-type="float" office:value="172214" calcext:value-type="float">
            <text:p>172214</text:p>
          </table:table-cell>
          <table:table-cell/>
          <table:table-cell office:value-type="float" office:value="1560585" calcext:value-type="float">
            <text:p>1560585</text:p>
          </table:table-cell>
          <table:table-cell/>
          <table:table-cell office:value-type="float" office:value="1542771" calcext:value-type="float">
            <text:p>1542771</text:p>
          </table:table-cell>
          <table:table-cell/>
          <table:table-cell office:value-type="float" office:value="1135211" calcext:value-type="float">
            <text:p>1135211</text:p>
          </table:table-cell>
          <table:table-cell table:number-columns-repeated="2"/>
          <table:table-cell office:value-type="float" office:value="147011" calcext:value-type="float">
            <text:p>147011</text:p>
          </table:table-cell>
          <table:table-cell/>
          <table:table-cell office:value-type="float" office:value="1026293" calcext:value-type="float">
            <text:p>1026293</text:p>
          </table:table-cell>
          <table:table-cell table:number-columns-repeated="3"/>
          <table:table-cell office:value-type="float" office:value="164937" calcext:value-type="float">
            <text:p>164937</text:p>
          </table:table-cell>
          <table:table-cell table:number-columns-repeated="2"/>
          <table:table-cell office:value-type="float" office:value="1169395" calcext:value-type="float">
            <text:p>1169395</text:p>
          </table:table-cell>
          <table:table-cell table:number-columns-repeated="2"/>
          <table:table-cell office:value-type="float" office:value="170528" calcext:value-type="float">
            <text:p>170528</text:p>
          </table:table-cell>
          <table:table-cell table:number-columns-repeated="2"/>
          <table:table-cell office:value-type="float" office:value="162713" calcext:value-type="float">
            <text:p>162713</text:p>
          </table:table-cell>
          <table:table-cell table:number-columns-repeated="2"/>
          <table:table-cell office:value-type="float" office:value="270272" calcext:value-type="float">
            <text:p>270272</text:p>
          </table:table-cell>
          <table:table-cell/>
          <table:table-cell office:value-type="float" office:value="1481604" calcext:value-type="float">
            <text:p>1481604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83713" calcext:value-type="float">
            <text:p>183713</text:p>
          </table:table-cell>
          <table:table-cell table:number-columns-repeated="2"/>
          <table:table-cell office:value-type="float" office:value="152005" calcext:value-type="float">
            <text:p>152005</text:p>
          </table:table-cell>
          <table:table-cell/>
          <table:table-cell office:value-type="float" office:value="2034475" calcext:value-type="float">
            <text:p>2034475</text:p>
          </table:table-cell>
          <table:table-cell/>
          <table:table-cell office:value-type="float" office:value="2039863" calcext:value-type="float">
            <text:p>2039863</text:p>
          </table:table-cell>
          <table:table-cell/>
          <table:table-cell office:value-type="float" office:value="1358681" calcext:value-type="float">
            <text:p>1358681</text:p>
          </table:table-cell>
          <table:table-cell table:number-columns-repeated="2"/>
          <table:table-cell office:value-type="float" office:value="138227" calcext:value-type="float">
            <text:p>138227</text:p>
          </table:table-cell>
          <table:table-cell/>
          <table:table-cell office:value-type="float" office:value="1365208" calcext:value-type="float">
            <text:p>1365208</text:p>
          </table:table-cell>
          <table:table-cell table:number-columns-repeated="3"/>
          <table:table-cell office:value-type="float" office:value="148172" calcext:value-type="float">
            <text:p>148172</text:p>
          </table:table-cell>
          <table:table-cell table:number-columns-repeated="3"/>
          <table:table-cell office:value-type="float" office:value="351124" calcext:value-type="float">
            <text:p>351124</text:p>
          </table:table-cell>
          <table:table-cell table:number-columns-repeated="2"/>
          <table:table-cell office:value-type="float" office:value="171010" calcext:value-type="float">
            <text:p>171010</text:p>
          </table:table-cell>
          <table:table-cell table:number-columns-repeated="2"/>
          <table:table-cell office:value-type="float" office:value="153736" calcext:value-type="float">
            <text:p>153736</text:p>
          </table:table-cell>
          <table:table-cell/>
          <table:table-cell office:value-type="float" office:value="1462098" calcext:value-type="float">
            <text:p>1462098</text:p>
          </table:table-cell>
          <table:table-cell/>
          <table:table-cell office:value-type="float" office:value="1475322" calcext:value-type="float">
            <text:p>1475322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36674" calcext:value-type="float">
            <text:p>136674</text:p>
          </table:table-cell>
          <table:table-cell table:number-columns-repeated="2"/>
          <table:table-cell office:value-type="float" office:value="152980" calcext:value-type="float">
            <text:p>152980</text:p>
          </table:table-cell>
          <table:table-cell/>
          <table:table-cell office:value-type="float" office:value="2188107" calcext:value-type="float">
            <text:p>2188107</text:p>
          </table:table-cell>
          <table:table-cell/>
          <table:table-cell office:value-type="float" office:value="1989155" calcext:value-type="float">
            <text:p>1989155</text:p>
          </table:table-cell>
          <table:table-cell/>
          <table:table-cell office:value-type="float" office:value="1447098" calcext:value-type="float">
            <text:p>1447098</text:p>
          </table:table-cell>
          <table:table-cell table:number-columns-repeated="2"/>
          <table:table-cell office:value-type="float" office:value="131023" calcext:value-type="float">
            <text:p>131023</text:p>
          </table:table-cell>
          <table:table-cell table:number-columns-repeated="2"/>
          <table:table-cell office:value-type="float" office:value="262962" calcext:value-type="float">
            <text:p>262962</text:p>
          </table:table-cell>
          <table:table-cell table:number-columns-repeated="3"/>
          <table:table-cell office:value-type="float" office:value="156229" calcext:value-type="float">
            <text:p>156229</text:p>
          </table:table-cell>
          <table:table-cell table:number-columns-repeated="2"/>
          <table:table-cell office:value-type="float" office:value="1485929" calcext:value-type="float">
            <text:p>1485929</text:p>
          </table:table-cell>
          <table:table-cell table:number-columns-repeated="2"/>
          <table:table-cell office:value-type="float" office:value="137277" calcext:value-type="float">
            <text:p>137277</text:p>
          </table:table-cell>
          <table:table-cell table:number-columns-repeated="2"/>
          <table:table-cell office:value-type="float" office:value="158288" calcext:value-type="float">
            <text:p>158288</text:p>
          </table:table-cell>
          <table:table-cell/>
          <table:table-cell office:value-type="float" office:value="1452602" calcext:value-type="float">
            <text:p>1452602</text:p>
          </table:table-cell>
          <table:table-cell/>
          <table:table-cell office:value-type="float" office:value="1413628" calcext:value-type="float">
            <text:p>1413628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69337" calcext:value-type="float">
            <text:p>169337</text:p>
          </table:table-cell>
          <table:table-cell table:number-columns-repeated="2"/>
          <table:table-cell office:value-type="float" office:value="181712" calcext:value-type="float">
            <text:p>181712</text:p>
          </table:table-cell>
          <table:table-cell table:number-columns-repeated="2"/>
          <table:table-cell office:value-type="float" office:value="180240" calcext:value-type="float">
            <text:p>180240</text:p>
          </table:table-cell>
          <table:table-cell/>
          <table:table-cell office:value-type="float" office:value="1489607" calcext:value-type="float">
            <text:p>1489607</text:p>
          </table:table-cell>
          <table:table-cell/>
          <table:table-cell office:value-type="float" office:value="1494145" calcext:value-type="float">
            <text:p>1494145</text:p>
          </table:table-cell>
          <table:table-cell table:number-columns-repeated="2"/>
          <table:table-cell office:value-type="float" office:value="210057" calcext:value-type="float">
            <text:p>210057</text:p>
          </table:table-cell>
          <table:table-cell/>
          <table:table-cell office:value-type="float" office:value="1507779" calcext:value-type="float">
            <text:p>1507779</text:p>
          </table:table-cell>
          <table:table-cell table:number-columns-repeated="3"/>
          <table:table-cell office:value-type="float" office:value="175611" calcext:value-type="float">
            <text:p>175611</text:p>
          </table:table-cell>
          <table:table-cell table:number-columns-repeated="2"/>
          <table:table-cell office:value-type="float" office:value="1508550" calcext:value-type="float">
            <text:p>1508550</text:p>
          </table:table-cell>
          <table:table-cell table:number-columns-repeated="2"/>
          <table:table-cell office:value-type="float" office:value="160509" calcext:value-type="float">
            <text:p>160509</text:p>
          </table:table-cell>
          <table:table-cell table:number-columns-repeated="2"/>
          <table:table-cell office:value-type="float" office:value="225571" calcext:value-type="float">
            <text:p>225571</text:p>
          </table:table-cell>
          <table:table-cell/>
          <table:table-cell office:value-type="float" office:value="1425916" calcext:value-type="float">
            <text:p>1425916</text:p>
          </table:table-cell>
          <table:table-cell/>
          <table:table-cell office:value-type="float" office:value="1407919" calcext:value-type="float">
            <text:p>1407919</text:p>
          </table:table-cell>
          <table:table-cell table:number-columns-repeated="31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61000" calcext:value-type="float">
            <text:p>161000</text:p>
          </table:table-cell>
          <table:table-cell table:number-columns-repeated="2"/>
          <table:table-cell office:value-type="float" office:value="146203" calcext:value-type="float">
            <text:p>146203</text:p>
          </table:table-cell>
          <table:table-cell table:number-columns-repeated="2"/>
          <table:table-cell office:value-type="float" office:value="353878" calcext:value-type="float">
            <text:p>353878</text:p>
          </table:table-cell>
          <table:table-cell table:number-columns-repeated="2"/>
          <table:table-cell office:value-type="float" office:value="593105" calcext:value-type="float">
            <text:p>593105</text:p>
          </table:table-cell>
          <table:table-cell table:number-columns-repeated="2"/>
          <table:table-cell office:value-type="float" office:value="336609" calcext:value-type="float">
            <text:p>336609</text:p>
          </table:table-cell>
          <table:table-cell table:number-columns-repeated="2"/>
          <table:table-cell office:value-type="float" office:value="140604" calcext:value-type="float">
            <text:p>140604</text:p>
          </table:table-cell>
          <table:table-cell table:number-columns-repeated="2"/>
          <table:table-cell office:value-type="float" office:value="232085" calcext:value-type="float">
            <text:p>232085</text:p>
          </table:table-cell>
          <table:table-cell table:number-columns-repeated="3"/>
          <table:table-cell office:value-type="float" office:value="147908" calcext:value-type="float">
            <text:p>147908</text:p>
          </table:table-cell>
          <table:table-cell table:number-columns-repeated="3"/>
          <table:table-cell office:value-type="float" office:value="331627" calcext:value-type="float">
            <text:p>331627</text:p>
          </table:table-cell>
          <table:table-cell table:number-columns-repeated="2"/>
          <table:table-cell office:value-type="float" office:value="164845" calcext:value-type="float">
            <text:p>164845</text:p>
          </table:table-cell>
          <table:table-cell table:number-columns-repeated="2"/>
          <table:table-cell office:value-type="float" office:value="224505" calcext:value-type="float">
            <text:p>224505</text:p>
          </table:table-cell>
          <table:table-cell table:number-columns-repeated="2"/>
          <table:table-cell office:value-type="float" office:value="370224" calcext:value-type="float">
            <text:p>370224</text:p>
          </table:table-cell>
          <table:table-cell/>
          <table:table-cell office:value-type="float" office:value="1402921" calcext:value-type="float">
            <text:p>1402921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25459" calcext:value-type="float">
            <text:p>225459</text:p>
          </table:table-cell>
          <table:table-cell table:number-columns-repeated="2"/>
          <table:table-cell office:value-type="float" office:value="172664" calcext:value-type="float">
            <text:p>172664</text:p>
          </table:table-cell>
          <table:table-cell table:number-columns-repeated="2"/>
          <table:table-cell office:value-type="float" office:value="245293" calcext:value-type="float">
            <text:p>245293</text:p>
          </table:table-cell>
          <table:table-cell table:number-columns-repeated="2"/>
          <table:table-cell office:value-type="float" office:value="942010" calcext:value-type="float">
            <text:p>942010</text:p>
          </table:table-cell>
          <table:table-cell table:number-columns-repeated="2"/>
          <table:table-cell office:value-type="float" office:value="498201" calcext:value-type="float">
            <text:p>498201</text:p>
          </table:table-cell>
          <table:table-cell table:number-columns-repeated="2"/>
          <table:table-cell office:value-type="float" office:value="191100" calcext:value-type="float">
            <text:p>191100</text:p>
          </table:table-cell>
          <table:table-cell table:number-columns-repeated="2"/>
          <table:table-cell office:value-type="float" office:value="390192" calcext:value-type="float">
            <text:p>390192</text:p>
          </table:table-cell>
          <table:table-cell table:number-columns-repeated="3"/>
          <table:table-cell office:value-type="float" office:value="231998" calcext:value-type="float">
            <text:p>231998</text:p>
          </table:table-cell>
          <table:table-cell table:number-columns-repeated="3"/>
          <table:table-cell office:value-type="float" office:value="502857" calcext:value-type="float">
            <text:p>502857</text:p>
          </table:table-cell>
          <table:table-cell table:number-columns-repeated="2"/>
          <table:table-cell office:value-type="float" office:value="223108" calcext:value-type="float">
            <text:p>223108</text:p>
          </table:table-cell>
          <table:table-cell table:number-columns-repeated="2"/>
          <table:table-cell office:value-type="float" office:value="247948" calcext:value-type="float">
            <text:p>247948</text:p>
          </table:table-cell>
          <table:table-cell/>
          <table:table-cell office:value-type="float" office:value="1362992" calcext:value-type="float">
            <text:p>1362992</text:p>
          </table:table-cell>
          <table:table-cell/>
          <table:table-cell office:value-type="float" office:value="1409753" calcext:value-type="float">
            <text:p>1409753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35999" calcext:value-type="float">
            <text:p>235999</text:p>
          </table:table-cell>
          <table:table-cell table:number-columns-repeated="2"/>
          <table:table-cell office:value-type="float" office:value="169437" calcext:value-type="float">
            <text:p>169437</text:p>
          </table:table-cell>
          <table:table-cell table:number-columns-repeated="2"/>
          <table:table-cell office:value-type="float" office:value="620459" calcext:value-type="float">
            <text:p>620459</text:p>
          </table:table-cell>
          <table:table-cell/>
          <table:table-cell office:value-type="float" office:value="1302549" calcext:value-type="float">
            <text:p>1302549</text:p>
          </table:table-cell>
          <table:table-cell table:number-columns-repeated="2"/>
          <table:table-cell office:value-type="float" office:value="602533" calcext:value-type="float">
            <text:p>602533</text:p>
          </table:table-cell>
          <table:table-cell table:number-columns-repeated="2"/>
          <table:table-cell office:value-type="float" office:value="173916" calcext:value-type="float">
            <text:p>173916</text:p>
          </table:table-cell>
          <table:table-cell table:number-columns-repeated="2"/>
          <table:table-cell office:value-type="float" office:value="595940" calcext:value-type="float">
            <text:p>595940</text:p>
          </table:table-cell>
          <table:table-cell table:number-columns-repeated="3"/>
          <table:table-cell office:value-type="float" office:value="148657" calcext:value-type="float">
            <text:p>148657</text:p>
          </table:table-cell>
          <table:table-cell table:number-columns-repeated="3"/>
          <table:table-cell office:value-type="float" office:value="334225" calcext:value-type="float">
            <text:p>334225</text:p>
          </table:table-cell>
          <table:table-cell table:number-columns-repeated="2"/>
          <table:table-cell office:value-type="float" office:value="222215" calcext:value-type="float">
            <text:p>222215</text:p>
          </table:table-cell>
          <table:table-cell table:number-columns-repeated="2"/>
          <table:table-cell office:value-type="float" office:value="180542" calcext:value-type="float">
            <text:p>180542</text:p>
          </table:table-cell>
          <table:table-cell/>
          <table:table-cell office:value-type="float" office:value="1414576" calcext:value-type="float">
            <text:p>1414576</text:p>
          </table:table-cell>
          <table:table-cell/>
          <table:table-cell office:value-type="float" office:value="1381210" calcext:value-type="float">
            <text:p>1381210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21241" calcext:value-type="float">
            <text:p>221241</text:p>
          </table:table-cell>
          <table:table-cell table:number-columns-repeated="2"/>
          <table:table-cell office:value-type="float" office:value="171199" calcext:value-type="float">
            <text:p>171199</text:p>
          </table:table-cell>
          <table:table-cell table:number-columns-repeated="2"/>
          <table:table-cell office:value-type="float" office:value="428948" calcext:value-type="float">
            <text:p>428948</text:p>
          </table:table-cell>
          <table:table-cell/>
          <table:table-cell office:value-type="float" office:value="1580454" calcext:value-type="float">
            <text:p>1580454</text:p>
          </table:table-cell>
          <table:table-cell table:number-columns-repeated="2"/>
          <table:table-cell office:value-type="float" office:value="822806" calcext:value-type="float">
            <text:p>822806</text:p>
          </table:table-cell>
          <table:table-cell table:number-columns-repeated="2"/>
          <table:table-cell office:value-type="float" office:value="204253" calcext:value-type="float">
            <text:p>204253</text:p>
          </table:table-cell>
          <table:table-cell table:number-columns-repeated="2"/>
          <table:table-cell office:value-type="float" office:value="818402" calcext:value-type="float">
            <text:p>818402</text:p>
          </table:table-cell>
          <table:table-cell table:number-columns-repeated="3"/>
          <table:table-cell office:value-type="float" office:value="161771" calcext:value-type="float">
            <text:p>161771</text:p>
          </table:table-cell>
          <table:table-cell table:number-columns-repeated="3"/>
          <table:table-cell office:value-type="float" office:value="597250" calcext:value-type="float">
            <text:p>597250</text:p>
          </table:table-cell>
          <table:table-cell table:number-columns-repeated="2"/>
          <table:table-cell office:value-type="float" office:value="242753" calcext:value-type="float">
            <text:p>242753</text:p>
          </table:table-cell>
          <table:table-cell table:number-columns-repeated="2"/>
          <table:table-cell office:value-type="float" office:value="195406" calcext:value-type="float">
            <text:p>195406</text:p>
          </table:table-cell>
          <table:table-cell table:number-columns-repeated="2"/>
          <table:table-cell office:value-type="float" office:value="931056" calcext:value-type="float">
            <text:p>931056</text:p>
          </table:table-cell>
          <table:table-cell/>
          <table:table-cell office:value-type="float" office:value="1400358" calcext:value-type="float">
            <text:p>1400358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01574" calcext:value-type="float">
            <text:p>201574</text:p>
          </table:table-cell>
          <table:table-cell table:number-columns-repeated="2"/>
          <table:table-cell office:value-type="float" office:value="170869" calcext:value-type="float">
            <text:p>170869</text:p>
          </table:table-cell>
          <table:table-cell/>
          <table:table-cell office:value-type="float" office:value="1369577" calcext:value-type="float">
            <text:p>1369577</text:p>
          </table:table-cell>
          <table:table-cell/>
          <table:table-cell office:value-type="float" office:value="1425848" calcext:value-type="float">
            <text:p>1425848</text:p>
          </table:table-cell>
          <table:table-cell/>
          <table:table-cell office:value-type="float" office:value="1020306" calcext:value-type="float">
            <text:p>1020306</text:p>
          </table:table-cell>
          <table:table-cell table:number-columns-repeated="2"/>
          <table:table-cell office:value-type="float" office:value="175949" calcext:value-type="float">
            <text:p>175949</text:p>
          </table:table-cell>
          <table:table-cell table:number-columns-repeated="2"/>
          <table:table-cell office:value-type="float" office:value="586118" calcext:value-type="float">
            <text:p>586118</text:p>
          </table:table-cell>
          <table:table-cell table:number-columns-repeated="3"/>
          <table:table-cell office:value-type="float" office:value="198566" calcext:value-type="float">
            <text:p>198566</text:p>
          </table:table-cell>
          <table:table-cell table:number-columns-repeated="2"/>
          <table:table-cell office:value-type="float" office:value="1013479" calcext:value-type="float">
            <text:p>1013479</text:p>
          </table:table-cell>
          <table:table-cell table:number-columns-repeated="2"/>
          <table:table-cell office:value-type="float" office:value="186406" calcext:value-type="float">
            <text:p>186406</text:p>
          </table:table-cell>
          <table:table-cell table:number-columns-repeated="2"/>
          <table:table-cell office:value-type="float" office:value="179385" calcext:value-type="float">
            <text:p>179385</text:p>
          </table:table-cell>
          <table:table-cell table:number-columns-repeated="2"/>
          <table:table-cell office:value-type="float" office:value="492850" calcext:value-type="float">
            <text:p>492850</text:p>
          </table:table-cell>
          <table:table-cell/>
          <table:table-cell office:value-type="float" office:value="1442950" calcext:value-type="float">
            <text:p>1442950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78376" calcext:value-type="float">
            <text:p>178376</text:p>
          </table:table-cell>
          <table:table-cell table:number-columns-repeated="2"/>
          <table:table-cell office:value-type="float" office:value="160284" calcext:value-type="float">
            <text:p>160284</text:p>
          </table:table-cell>
          <table:table-cell table:number-columns-repeated="2"/>
          <table:table-cell office:value-type="float" office:value="495512" calcext:value-type="float">
            <text:p>495512</text:p>
          </table:table-cell>
          <table:table-cell/>
          <table:table-cell office:value-type="float" office:value="1663529" calcext:value-type="float">
            <text:p>1663529</text:p>
          </table:table-cell>
          <table:table-cell/>
          <table:table-cell office:value-type="float" office:value="1226416" calcext:value-type="float">
            <text:p>1226416</text:p>
          </table:table-cell>
          <table:table-cell table:number-columns-repeated="2"/>
          <table:table-cell office:value-type="float" office:value="180466" calcext:value-type="float">
            <text:p>180466</text:p>
          </table:table-cell>
          <table:table-cell/>
          <table:table-cell office:value-type="float" office:value="1213816" calcext:value-type="float">
            <text:p>1213816</text:p>
          </table:table-cell>
          <table:table-cell table:number-columns-repeated="3"/>
          <table:table-cell office:value-type="float" office:value="159576" calcext:value-type="float">
            <text:p>159576</text:p>
          </table:table-cell>
          <table:table-cell table:number-columns-repeated="3"/>
          <table:table-cell office:value-type="float" office:value="471679" calcext:value-type="float">
            <text:p>471679</text:p>
          </table:table-cell>
          <table:table-cell table:number-columns-repeated="2"/>
          <table:table-cell office:value-type="float" office:value="245478" calcext:value-type="float">
            <text:p>245478</text:p>
          </table:table-cell>
          <table:table-cell table:number-columns-repeated="2"/>
          <table:table-cell office:value-type="float" office:value="181645" calcext:value-type="float">
            <text:p>181645</text:p>
          </table:table-cell>
          <table:table-cell table:number-columns-repeated="2"/>
          <table:table-cell office:value-type="float" office:value="917301" calcext:value-type="float">
            <text:p>917301</text:p>
          </table:table-cell>
          <table:table-cell/>
          <table:table-cell office:value-type="float" office:value="1435689" calcext:value-type="float">
            <text:p>1435689</text:p>
          </table:table-cell>
          <table:table-cell table:number-columns-repeated="29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32877" calcext:value-type="float">
            <text:p>232877</text:p>
          </table:table-cell>
          <table:table-cell table:number-columns-repeated="2"/>
          <table:table-cell office:value-type="float" office:value="176244" calcext:value-type="float">
            <text:p>176244</text:p>
          </table:table-cell>
          <table:table-cell/>
          <table:table-cell office:value-type="float" office:value="1153402" calcext:value-type="float">
            <text:p>1153402</text:p>
          </table:table-cell>
          <table:table-cell/>
          <table:table-cell office:value-type="float" office:value="1965263" calcext:value-type="float">
            <text:p>1965263</text:p>
          </table:table-cell>
          <table:table-cell/>
          <table:table-cell office:value-type="float" office:value="1373663" calcext:value-type="float">
            <text:p>1373663</text:p>
          </table:table-cell>
          <table:table-cell table:number-columns-repeated="2"/>
          <table:table-cell office:value-type="float" office:value="216624" calcext:value-type="float">
            <text:p>216624</text:p>
          </table:table-cell>
          <table:table-cell/>
          <table:table-cell office:value-type="float" office:value="1365727" calcext:value-type="float">
            <text:p>1365727</text:p>
          </table:table-cell>
          <table:table-cell table:number-columns-repeated="3"/>
          <table:table-cell office:value-type="float" office:value="184417" calcext:value-type="float">
            <text:p>184417</text:p>
          </table:table-cell>
          <table:table-cell table:number-columns-repeated="3"/>
          <table:table-cell office:value-type="float" office:value="689546" calcext:value-type="float">
            <text:p>689546</text:p>
          </table:table-cell>
          <table:table-cell table:number-columns-repeated="2"/>
          <table:table-cell office:value-type="float" office:value="230403" calcext:value-type="float">
            <text:p>230403</text:p>
          </table:table-cell>
          <table:table-cell table:number-columns-repeated="2"/>
          <table:table-cell office:value-type="float" office:value="180721" calcext:value-type="float">
            <text:p>180721</text:p>
          </table:table-cell>
          <table:table-cell/>
          <table:table-cell office:value-type="float" office:value="1423156" calcext:value-type="float">
            <text:p>1423156</text:p>
          </table:table-cell>
          <table:table-cell/>
          <table:table-cell office:value-type="float" office:value="1436417" calcext:value-type="float">
            <text:p>1436417</text:p>
          </table:table-cell>
          <table:table-cell table:number-columns-repeated="31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14123" calcext:value-type="float">
            <text:p>214123</text:p>
          </table:table-cell>
          <table:table-cell table:number-columns-repeated="2"/>
          <table:table-cell office:value-type="float" office:value="177848" calcext:value-type="float">
            <text:p>177848</text:p>
          </table:table-cell>
          <table:table-cell table:number-columns-repeated="2"/>
          <table:table-cell office:value-type="float" office:value="460629" calcext:value-type="float">
            <text:p>460629</text:p>
          </table:table-cell>
          <table:table-cell/>
          <table:table-cell office:value-type="float" office:value="2244738" calcext:value-type="float">
            <text:p>2244738</text:p>
          </table:table-cell>
          <table:table-cell/>
          <table:table-cell office:value-type="float" office:value="1451453" calcext:value-type="float">
            <text:p>1451453</text:p>
          </table:table-cell>
          <table:table-cell table:number-columns-repeated="2"/>
          <table:table-cell office:value-type="float" office:value="200163" calcext:value-type="float">
            <text:p>200163</text:p>
          </table:table-cell>
          <table:table-cell table:number-columns-repeated="2"/>
          <table:table-cell office:value-type="float" office:value="730777" calcext:value-type="float">
            <text:p>730777</text:p>
          </table:table-cell>
          <table:table-cell table:number-columns-repeated="3"/>
          <table:table-cell office:value-type="float" office:value="241332" calcext:value-type="float">
            <text:p>241332</text:p>
          </table:table-cell>
          <table:table-cell table:number-columns-repeated="2"/>
          <table:table-cell office:value-type="float" office:value="1480635" calcext:value-type="float">
            <text:p>1480635</text:p>
          </table:table-cell>
          <table:table-cell table:number-columns-repeated="2"/>
          <table:table-cell office:value-type="float" office:value="189163" calcext:value-type="float">
            <text:p>189163</text:p>
          </table:table-cell>
          <table:table-cell table:number-columns-repeated="2"/>
          <table:table-cell office:value-type="float" office:value="219786" calcext:value-type="float">
            <text:p>219786</text:p>
          </table:table-cell>
          <table:table-cell/>
          <table:table-cell office:value-type="float" office:value="1396327" calcext:value-type="float">
            <text:p>1396327</text:p>
          </table:table-cell>
          <table:table-cell/>
          <table:table-cell office:value-type="float" office:value="1412546" calcext:value-type="float">
            <text:p>1412546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30301" calcext:value-type="float">
            <text:p>230301</text:p>
          </table:table-cell>
          <table:table-cell table:number-columns-repeated="2"/>
          <table:table-cell office:value-type="float" office:value="175031" calcext:value-type="float">
            <text:p>175031</text:p>
          </table:table-cell>
          <table:table-cell table:number-columns-repeated="2"/>
          <table:table-cell office:value-type="float" office:value="274784" calcext:value-type="float">
            <text:p>274784</text:p>
          </table:table-cell>
          <table:table-cell/>
          <table:table-cell office:value-type="float" office:value="2355567" calcext:value-type="float">
            <text:p>2355567</text:p>
          </table:table-cell>
          <table:table-cell/>
          <table:table-cell office:value-type="float" office:value="1537715" calcext:value-type="float">
            <text:p>1537715</text:p>
          </table:table-cell>
          <table:table-cell table:number-columns-repeated="2"/>
          <table:table-cell office:value-type="float" office:value="198372" calcext:value-type="float">
            <text:p>198372</text:p>
          </table:table-cell>
          <table:table-cell/>
          <table:table-cell office:value-type="float" office:value="1519059" calcext:value-type="float">
            <text:p>1519059</text:p>
          </table:table-cell>
          <table:table-cell table:number-columns-repeated="3"/>
          <table:table-cell office:value-type="float" office:value="167513" calcext:value-type="float">
            <text:p>167513</text:p>
          </table:table-cell>
          <table:table-cell table:number-columns-repeated="3"/>
          <table:table-cell office:value-type="float" office:value="611663" calcext:value-type="float">
            <text:p>611663</text:p>
          </table:table-cell>
          <table:table-cell table:number-columns-repeated="2"/>
          <table:table-cell office:value-type="float" office:value="237270" calcext:value-type="float">
            <text:p>237270</text:p>
          </table:table-cell>
          <table:table-cell table:number-columns-repeated="2"/>
          <table:table-cell office:value-type="float" office:value="201753" calcext:value-type="float">
            <text:p>201753</text:p>
          </table:table-cell>
          <table:table-cell/>
          <table:table-cell office:value-type="float" office:value="1426271" calcext:value-type="float">
            <text:p>1426271</text:p>
          </table:table-cell>
          <table:table-cell/>
          <table:table-cell office:value-type="float" office:value="1412457" calcext:value-type="float">
            <text:p>1412457</text:p>
          </table:table-cell>
          <table:table-cell table:number-columns-repeated="31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90743" calcext:value-type="float">
            <text:p>190743</text:p>
          </table:table-cell>
          <table:table-cell table:number-columns-repeated="2"/>
          <table:table-cell office:value-type="float" office:value="150150" calcext:value-type="float">
            <text:p>150150</text:p>
          </table:table-cell>
          <table:table-cell table:number-columns-repeated="2"/>
          <table:table-cell office:value-type="float" office:value="581308" calcext:value-type="float">
            <text:p>581308</text:p>
          </table:table-cell>
          <table:table-cell table:number-columns-repeated="2"/>
          <table:table-cell office:value-type="float" office:value="580624" calcext:value-type="float">
            <text:p>580624</text:p>
          </table:table-cell>
          <table:table-cell table:number-columns-repeated="2"/>
          <table:table-cell office:value-type="float" office:value="328802" calcext:value-type="float">
            <text:p>328802</text:p>
          </table:table-cell>
          <table:table-cell table:number-columns-repeated="2"/>
          <table:table-cell office:value-type="float" office:value="155779" calcext:value-type="float">
            <text:p>155779</text:p>
          </table:table-cell>
          <table:table-cell table:number-columns-repeated="2"/>
          <table:table-cell office:value-type="float" office:value="333685" calcext:value-type="float">
            <text:p>333685</text:p>
          </table:table-cell>
          <table:table-cell table:number-columns-repeated="3"/>
          <table:table-cell office:value-type="float" office:value="134977" calcext:value-type="float">
            <text:p>134977</text:p>
          </table:table-cell>
          <table:table-cell table:number-columns-repeated="3"/>
          <table:table-cell office:value-type="float" office:value="285476" calcext:value-type="float">
            <text:p>285476</text:p>
          </table:table-cell>
          <table:table-cell table:number-columns-repeated="2"/>
          <table:table-cell office:value-type="float" office:value="220317" calcext:value-type="float">
            <text:p>220317</text:p>
          </table:table-cell>
          <table:table-cell table:number-columns-repeated="2"/>
          <table:table-cell office:value-type="float" office:value="214415" calcext:value-type="float">
            <text:p>214415</text:p>
          </table:table-cell>
          <table:table-cell/>
          <table:table-cell office:value-type="float" office:value="1388078" calcext:value-type="float">
            <text:p>1388078</text:p>
          </table:table-cell>
          <table:table-cell/>
          <table:table-cell office:value-type="float" office:value="1385309" calcext:value-type="float">
            <text:p>1385309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92701" calcext:value-type="float">
            <text:p>192701</text:p>
          </table:table-cell>
          <table:table-cell table:number-columns-repeated="2"/>
          <table:table-cell office:value-type="float" office:value="196732" calcext:value-type="float">
            <text:p>196732</text:p>
          </table:table-cell>
          <table:table-cell table:number-columns-repeated="2"/>
          <table:table-cell office:value-type="float" office:value="669683" calcext:value-type="float">
            <text:p>669683</text:p>
          </table:table-cell>
          <table:table-cell table:number-columns-repeated="2"/>
          <table:table-cell office:value-type="float" office:value="903737" calcext:value-type="float">
            <text:p>903737</text:p>
          </table:table-cell>
          <table:table-cell table:number-columns-repeated="2"/>
          <table:table-cell office:value-type="float" office:value="502083" calcext:value-type="float">
            <text:p>502083</text:p>
          </table:table-cell>
          <table:table-cell table:number-columns-repeated="2"/>
          <table:table-cell office:value-type="float" office:value="200488" calcext:value-type="float">
            <text:p>200488</text:p>
          </table:table-cell>
          <table:table-cell table:number-columns-repeated="2"/>
          <table:table-cell office:value-type="float" office:value="508464" calcext:value-type="float">
            <text:p>508464</text:p>
          </table:table-cell>
          <table:table-cell table:number-columns-repeated="3"/>
          <table:table-cell office:value-type="float" office:value="188393" calcext:value-type="float">
            <text:p>188393</text:p>
          </table:table-cell>
          <table:table-cell table:number-columns-repeated="3"/>
          <table:table-cell office:value-type="float" office:value="506453" calcext:value-type="float">
            <text:p>506453</text:p>
          </table:table-cell>
          <table:table-cell table:number-columns-repeated="2"/>
          <table:table-cell office:value-type="float" office:value="194586" calcext:value-type="float">
            <text:p>194586</text:p>
          </table:table-cell>
          <table:table-cell table:number-columns-repeated="2"/>
          <table:table-cell office:value-type="float" office:value="242067" calcext:value-type="float">
            <text:p>242067</text:p>
          </table:table-cell>
          <table:table-cell/>
          <table:table-cell office:value-type="float" office:value="1388230" calcext:value-type="float">
            <text:p>1388230</text:p>
          </table:table-cell>
          <table:table-cell/>
          <table:table-cell office:value-type="float" office:value="1402572" calcext:value-type="float">
            <text:p>1402572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41276" calcext:value-type="float">
            <text:p>241276</text:p>
          </table:table-cell>
          <table:table-cell table:number-columns-repeated="2"/>
          <table:table-cell office:value-type="float" office:value="214000" calcext:value-type="float">
            <text:p>214000</text:p>
          </table:table-cell>
          <table:table-cell table:number-columns-repeated="2"/>
          <table:table-cell office:value-type="float" office:value="725298" calcext:value-type="float">
            <text:p>725298</text:p>
          </table:table-cell>
          <table:table-cell/>
          <table:table-cell office:value-type="float" office:value="1263015" calcext:value-type="float">
            <text:p>1263015</text:p>
          </table:table-cell>
          <table:table-cell table:number-columns-repeated="2"/>
          <table:table-cell office:value-type="float" office:value="576154" calcext:value-type="float">
            <text:p>576154</text:p>
          </table:table-cell>
          <table:table-cell table:number-columns-repeated="2"/>
          <table:table-cell office:value-type="float" office:value="233802" calcext:value-type="float">
            <text:p>233802</text:p>
          </table:table-cell>
          <table:table-cell table:number-columns-repeated="2"/>
          <table:table-cell office:value-type="float" office:value="569451" calcext:value-type="float">
            <text:p>569451</text:p>
          </table:table-cell>
          <table:table-cell table:number-columns-repeated="3"/>
          <table:table-cell office:value-type="float" office:value="227571" calcext:value-type="float">
            <text:p>227571</text:p>
          </table:table-cell>
          <table:table-cell table:number-columns-repeated="3"/>
          <table:table-cell office:value-type="float" office:value="596576" calcext:value-type="float">
            <text:p>596576</text:p>
          </table:table-cell>
          <table:table-cell table:number-columns-repeated="2"/>
          <table:table-cell office:value-type="float" office:value="222819" calcext:value-type="float">
            <text:p>222819</text:p>
          </table:table-cell>
          <table:table-cell table:number-columns-repeated="2"/>
          <table:table-cell office:value-type="float" office:value="266582" calcext:value-type="float">
            <text:p>266582</text:p>
          </table:table-cell>
          <table:table-cell table:number-columns-repeated="2"/>
          <table:table-cell office:value-type="float" office:value="608509" calcext:value-type="float">
            <text:p>608509</text:p>
          </table:table-cell>
          <table:table-cell/>
          <table:table-cell office:value-type="float" office:value="1401090" calcext:value-type="float">
            <text:p>1401090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52036" calcext:value-type="float">
            <text:p>252036</text:p>
          </table:table-cell>
          <table:table-cell table:number-columns-repeated="2"/>
          <table:table-cell office:value-type="float" office:value="239402" calcext:value-type="float">
            <text:p>239402</text:p>
          </table:table-cell>
          <table:table-cell/>
          <table:table-cell office:value-type="float" office:value="1545423" calcext:value-type="float">
            <text:p>1545423</text:p>
          </table:table-cell>
          <table:table-cell/>
          <table:table-cell office:value-type="float" office:value="1557207" calcext:value-type="float">
            <text:p>1557207</text:p>
          </table:table-cell>
          <table:table-cell table:number-columns-repeated="2"/>
          <table:table-cell office:value-type="float" office:value="819664" calcext:value-type="float">
            <text:p>819664</text:p>
          </table:table-cell>
          <table:table-cell table:number-columns-repeated="2"/>
          <table:table-cell office:value-type="float" office:value="228247" calcext:value-type="float">
            <text:p>228247</text:p>
          </table:table-cell>
          <table:table-cell table:number-columns-repeated="2"/>
          <table:table-cell office:value-type="float" office:value="810914" calcext:value-type="float">
            <text:p>810914</text:p>
          </table:table-cell>
          <table:table-cell table:number-columns-repeated="3"/>
          <table:table-cell office:value-type="float" office:value="257226" calcext:value-type="float">
            <text:p>257226</text:p>
          </table:table-cell>
          <table:table-cell table:number-columns-repeated="3"/>
          <table:table-cell office:value-type="float" office:value="819435" calcext:value-type="float">
            <text:p>819435</text:p>
          </table:table-cell>
          <table:table-cell table:number-columns-repeated="2"/>
          <table:table-cell office:value-type="float" office:value="239961" calcext:value-type="float">
            <text:p>239961</text:p>
          </table:table-cell>
          <table:table-cell table:number-columns-repeated="2"/>
          <table:table-cell office:value-type="float" office:value="245060" calcext:value-type="float">
            <text:p>245060</text:p>
          </table:table-cell>
          <table:table-cell table:number-columns-repeated="2"/>
          <table:table-cell office:value-type="float" office:value="997597" calcext:value-type="float">
            <text:p>997597</text:p>
          </table:table-cell>
          <table:table-cell/>
          <table:table-cell office:value-type="float" office:value="1415181" calcext:value-type="float">
            <text:p>1415181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84594" calcext:value-type="float">
            <text:p>284594</text:p>
          </table:table-cell>
          <table:table-cell table:number-columns-repeated="2"/>
          <table:table-cell office:value-type="float" office:value="260774" calcext:value-type="float">
            <text:p>260774</text:p>
          </table:table-cell>
          <table:table-cell/>
          <table:table-cell office:value-type="float" office:value="1351594" calcext:value-type="float">
            <text:p>1351594</text:p>
          </table:table-cell>
          <table:table-cell/>
          <table:table-cell office:value-type="float" office:value="1351504" calcext:value-type="float">
            <text:p>1351504</text:p>
          </table:table-cell>
          <table:table-cell/>
          <table:table-cell office:value-type="float" office:value="1003175" calcext:value-type="float">
            <text:p>1003175</text:p>
          </table:table-cell>
          <table:table-cell table:number-columns-repeated="2"/>
          <table:table-cell office:value-type="float" office:value="249396" calcext:value-type="float">
            <text:p>249396</text:p>
          </table:table-cell>
          <table:table-cell table:number-columns-repeated="2"/>
          <table:table-cell office:value-type="float" office:value="987798" calcext:value-type="float">
            <text:p>987798</text:p>
          </table:table-cell>
          <table:table-cell table:number-columns-repeated="3"/>
          <table:table-cell office:value-type="float" office:value="243279" calcext:value-type="float">
            <text:p>243279</text:p>
          </table:table-cell>
          <table:table-cell table:number-columns-repeated="2"/>
          <table:table-cell office:value-type="float" office:value="1021504" calcext:value-type="float">
            <text:p>1021504</text:p>
          </table:table-cell>
          <table:table-cell table:number-columns-repeated="2"/>
          <table:table-cell office:value-type="float" office:value="276171" calcext:value-type="float">
            <text:p>276171</text:p>
          </table:table-cell>
          <table:table-cell table:number-columns-repeated="2"/>
          <table:table-cell office:value-type="float" office:value="286555" calcext:value-type="float">
            <text:p>286555</text:p>
          </table:table-cell>
          <table:table-cell/>
          <table:table-cell office:value-type="float" office:value="1393645" calcext:value-type="float">
            <text:p>1393645</text:p>
          </table:table-cell>
          <table:table-cell/>
          <table:table-cell office:value-type="float" office:value="1382980" calcext:value-type="float">
            <text:p>1382980</text:p>
          </table:table-cell>
          <table:table-cell table:number-columns-repeated="31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65623" calcext:value-type="float">
            <text:p>265623</text:p>
          </table:table-cell>
          <table:table-cell table:number-columns-repeated="2"/>
          <table:table-cell office:value-type="float" office:value="239928" calcext:value-type="float">
            <text:p>239928</text:p>
          </table:table-cell>
          <table:table-cell table:number-columns-repeated="2"/>
          <table:table-cell office:value-type="float" office:value="966913" calcext:value-type="float">
            <text:p>966913</text:p>
          </table:table-cell>
          <table:table-cell/>
          <table:table-cell office:value-type="float" office:value="1741950" calcext:value-type="float">
            <text:p>1741950</text:p>
          </table:table-cell>
          <table:table-cell/>
          <table:table-cell office:value-type="float" office:value="1200856" calcext:value-type="float">
            <text:p>1200856</text:p>
          </table:table-cell>
          <table:table-cell table:number-columns-repeated="2"/>
          <table:table-cell office:value-type="float" office:value="254408" calcext:value-type="float">
            <text:p>254408</text:p>
          </table:table-cell>
          <table:table-cell/>
          <table:table-cell office:value-type="float" office:value="1184266" calcext:value-type="float">
            <text:p>1184266</text:p>
          </table:table-cell>
          <table:table-cell table:number-columns-repeated="3"/>
          <table:table-cell office:value-type="float" office:value="281144" calcext:value-type="float">
            <text:p>281144</text:p>
          </table:table-cell>
          <table:table-cell table:number-columns-repeated="2"/>
          <table:table-cell office:value-type="float" office:value="1207766" calcext:value-type="float">
            <text:p>1207766</text:p>
          </table:table-cell>
          <table:table-cell table:number-columns-repeated="2"/>
          <table:table-cell office:value-type="float" office:value="268824" calcext:value-type="float">
            <text:p>268824</text:p>
          </table:table-cell>
          <table:table-cell table:number-columns-repeated="2"/>
          <table:table-cell office:value-type="float" office:value="277431" calcext:value-type="float">
            <text:p>277431</text:p>
          </table:table-cell>
          <table:table-cell table:number-columns-repeated="2"/>
          <table:table-cell office:value-type="float" office:value="696177" calcext:value-type="float">
            <text:p>696177</text:p>
          </table:table-cell>
          <table:table-cell/>
          <table:table-cell office:value-type="float" office:value="1439701" calcext:value-type="float">
            <text:p>1439701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70090" calcext:value-type="float">
            <text:p>270090</text:p>
          </table:table-cell>
          <table:table-cell table:number-columns-repeated="2"/>
          <table:table-cell office:value-type="float" office:value="267754" calcext:value-type="float">
            <text:p>267754</text:p>
          </table:table-cell>
          <table:table-cell/>
          <table:table-cell office:value-type="float" office:value="1257465" calcext:value-type="float">
            <text:p>1257465</text:p>
          </table:table-cell>
          <table:table-cell/>
          <table:table-cell office:value-type="float" office:value="2071110" calcext:value-type="float">
            <text:p>2071110</text:p>
          </table:table-cell>
          <table:table-cell/>
          <table:table-cell office:value-type="float" office:value="1332484" calcext:value-type="float">
            <text:p>1332484</text:p>
          </table:table-cell>
          <table:table-cell table:number-columns-repeated="2"/>
          <table:table-cell office:value-type="float" office:value="286388" calcext:value-type="float">
            <text:p>286388</text:p>
          </table:table-cell>
          <table:table-cell/>
          <table:table-cell office:value-type="float" office:value="1091994" calcext:value-type="float">
            <text:p>1091994</text:p>
          </table:table-cell>
          <table:table-cell table:number-columns-repeated="3"/>
          <table:table-cell office:value-type="float" office:value="246468" calcext:value-type="float">
            <text:p>246468</text:p>
          </table:table-cell>
          <table:table-cell table:number-columns-repeated="2"/>
          <table:table-cell office:value-type="float" office:value="1344353" calcext:value-type="float">
            <text:p>1344353</text:p>
          </table:table-cell>
          <table:table-cell table:number-columns-repeated="2"/>
          <table:table-cell office:value-type="float" office:value="271198" calcext:value-type="float">
            <text:p>271198</text:p>
          </table:table-cell>
          <table:table-cell table:number-columns-repeated="2"/>
          <table:table-cell office:value-type="float" office:value="305292" calcext:value-type="float">
            <text:p>305292</text:p>
          </table:table-cell>
          <table:table-cell/>
          <table:table-cell office:value-type="float" office:value="1430630" calcext:value-type="float">
            <text:p>1430630</text:p>
          </table:table-cell>
          <table:table-cell/>
          <table:table-cell office:value-type="float" office:value="1432310" calcext:value-type="float">
            <text:p>1432310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74018" calcext:value-type="float">
            <text:p>274018</text:p>
          </table:table-cell>
          <table:table-cell table:number-columns-repeated="2"/>
          <table:table-cell office:value-type="float" office:value="305057" calcext:value-type="float">
            <text:p>305057</text:p>
          </table:table-cell>
          <table:table-cell/>
          <table:table-cell office:value-type="float" office:value="2299557" calcext:value-type="float">
            <text:p>2299557</text:p>
          </table:table-cell>
          <table:table-cell/>
          <table:table-cell office:value-type="float" office:value="2321473" calcext:value-type="float">
            <text:p>2321473</text:p>
          </table:table-cell>
          <table:table-cell/>
          <table:table-cell office:value-type="float" office:value="1474925" calcext:value-type="float">
            <text:p>1474925</text:p>
          </table:table-cell>
          <table:table-cell table:number-columns-repeated="2"/>
          <table:table-cell office:value-type="float" office:value="269138" calcext:value-type="float">
            <text:p>269138</text:p>
          </table:table-cell>
          <table:table-cell/>
          <table:table-cell office:value-type="float" office:value="1428211" calcext:value-type="float">
            <text:p>1428211</text:p>
          </table:table-cell>
          <table:table-cell table:number-columns-repeated="3"/>
          <table:table-cell office:value-type="float" office:value="272591" calcext:value-type="float">
            <text:p>272591</text:p>
          </table:table-cell>
          <table:table-cell table:number-columns-repeated="2"/>
          <table:table-cell office:value-type="float" office:value="1436280" calcext:value-type="float">
            <text:p>1436280</text:p>
          </table:table-cell>
          <table:table-cell table:number-columns-repeated="2"/>
          <table:table-cell office:value-type="float" office:value="282324" calcext:value-type="float">
            <text:p>282324</text:p>
          </table:table-cell>
          <table:table-cell table:number-columns-repeated="2"/>
          <table:table-cell office:value-type="float" office:value="304336" calcext:value-type="float">
            <text:p>304336</text:p>
          </table:table-cell>
          <table:table-cell/>
          <table:table-cell office:value-type="float" office:value="1406137" calcext:value-type="float">
            <text:p>1406137</text:p>
          </table:table-cell>
          <table:table-cell/>
          <table:table-cell office:value-type="float" office:value="1412800" calcext:value-type="float">
            <text:p>1412800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01253" calcext:value-type="float">
            <text:p>301253</text:p>
          </table:table-cell>
          <table:table-cell table:number-columns-repeated="2"/>
          <table:table-cell office:value-type="float" office:value="303452" calcext:value-type="float">
            <text:p>303452</text:p>
          </table:table-cell>
          <table:table-cell/>
          <table:table-cell office:value-type="float" office:value="2356948" calcext:value-type="float">
            <text:p>2356948</text:p>
          </table:table-cell>
          <table:table-cell/>
          <table:table-cell office:value-type="float" office:value="2353935" calcext:value-type="float">
            <text:p>2353935</text:p>
          </table:table-cell>
          <table:table-cell/>
          <table:table-cell office:value-type="float" office:value="1527408" calcext:value-type="float">
            <text:p>1527408</text:p>
          </table:table-cell>
          <table:table-cell table:number-columns-repeated="2"/>
          <table:table-cell office:value-type="float" office:value="274431" calcext:value-type="float">
            <text:p>274431</text:p>
          </table:table-cell>
          <table:table-cell/>
          <table:table-cell office:value-type="float" office:value="1529431" calcext:value-type="float">
            <text:p>1529431</text:p>
          </table:table-cell>
          <table:table-cell table:number-columns-repeated="3"/>
          <table:table-cell office:value-type="float" office:value="297404" calcext:value-type="float">
            <text:p>297404</text:p>
          </table:table-cell>
          <table:table-cell table:number-columns-repeated="2"/>
          <table:table-cell office:value-type="float" office:value="1529225" calcext:value-type="float">
            <text:p>1529225</text:p>
          </table:table-cell>
          <table:table-cell table:number-columns-repeated="2"/>
          <table:table-cell office:value-type="float" office:value="292899" calcext:value-type="float">
            <text:p>292899</text:p>
          </table:table-cell>
          <table:table-cell table:number-columns-repeated="2"/>
          <table:table-cell office:value-type="float" office:value="294807" calcext:value-type="float">
            <text:p>294807</text:p>
          </table:table-cell>
          <table:table-cell/>
          <table:table-cell office:value-type="float" office:value="1408872" calcext:value-type="float">
            <text:p>1408872</text:p>
          </table:table-cell>
          <table:table-cell/>
          <table:table-cell office:value-type="float" office:value="1410087" calcext:value-type="float">
            <text:p>1410087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84075" calcext:value-type="float">
            <text:p>284075</text:p>
          </table:table-cell>
          <table:table-cell table:number-columns-repeated="2"/>
          <table:table-cell office:value-type="float" office:value="281543" calcext:value-type="float">
            <text:p>281543</text:p>
          </table:table-cell>
          <table:table-cell table:number-columns-repeated="2"/>
          <table:table-cell office:value-type="float" office:value="518153" calcext:value-type="float">
            <text:p>518153</text:p>
          </table:table-cell>
          <table:table-cell table:number-columns-repeated="2"/>
          <table:table-cell office:value-type="float" office:value="560578" calcext:value-type="float">
            <text:p>560578</text:p>
          </table:table-cell>
          <table:table-cell table:number-columns-repeated="2"/>
          <table:table-cell office:value-type="float" office:value="333319" calcext:value-type="float">
            <text:p>333319</text:p>
          </table:table-cell>
          <table:table-cell table:number-columns-repeated="2"/>
          <table:table-cell office:value-type="float" office:value="244561" calcext:value-type="float">
            <text:p>244561</text:p>
          </table:table-cell>
          <table:table-cell table:number-columns-repeated="2"/>
          <table:table-cell office:value-type="float" office:value="328729" calcext:value-type="float">
            <text:p>328729</text:p>
          </table:table-cell>
          <table:table-cell table:number-columns-repeated="3"/>
          <table:table-cell office:value-type="float" office:value="263578" calcext:value-type="float">
            <text:p>263578</text:p>
          </table:table-cell>
          <table:table-cell table:number-columns-repeated="3"/>
          <table:table-cell office:value-type="float" office:value="329018" calcext:value-type="float">
            <text:p>329018</text:p>
          </table:table-cell>
          <table:table-cell table:number-columns-repeated="2"/>
          <table:table-cell office:value-type="float" office:value="269646" calcext:value-type="float">
            <text:p>269646</text:p>
          </table:table-cell>
          <table:table-cell table:number-columns-repeated="2"/>
          <table:table-cell office:value-type="float" office:value="286414" calcext:value-type="float">
            <text:p>286414</text:p>
          </table:table-cell>
          <table:table-cell/>
          <table:table-cell office:value-type="float" office:value="1377865" calcext:value-type="float">
            <text:p>1377865</text:p>
          </table:table-cell>
          <table:table-cell/>
          <table:table-cell office:value-type="float" office:value="1373004" calcext:value-type="float">
            <text:p>1373004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33013" calcext:value-type="float">
            <text:p>333013</text:p>
          </table:table-cell>
          <table:table-cell table:number-columns-repeated="2"/>
          <table:table-cell office:value-type="float" office:value="296388" calcext:value-type="float">
            <text:p>296388</text:p>
          </table:table-cell>
          <table:table-cell table:number-columns-repeated="2"/>
          <table:table-cell office:value-type="float" office:value="909246" calcext:value-type="float">
            <text:p>909246</text:p>
          </table:table-cell>
          <table:table-cell table:number-columns-repeated="2"/>
          <table:table-cell office:value-type="float" office:value="911069" calcext:value-type="float">
            <text:p>911069</text:p>
          </table:table-cell>
          <table:table-cell table:number-columns-repeated="2"/>
          <table:table-cell office:value-type="float" office:value="507643" calcext:value-type="float">
            <text:p>507643</text:p>
          </table:table-cell>
          <table:table-cell table:number-columns-repeated="2"/>
          <table:table-cell office:value-type="float" office:value="270113" calcext:value-type="float">
            <text:p>270113</text:p>
          </table:table-cell>
          <table:table-cell table:number-columns-repeated="2"/>
          <table:table-cell office:value-type="float" office:value="508538" calcext:value-type="float">
            <text:p>508538</text:p>
          </table:table-cell>
          <table:table-cell table:number-columns-repeated="3"/>
          <table:table-cell office:value-type="float" office:value="271402" calcext:value-type="float">
            <text:p>271402</text:p>
          </table:table-cell>
          <table:table-cell table:number-columns-repeated="3"/>
          <table:table-cell office:value-type="float" office:value="505981" calcext:value-type="float">
            <text:p>505981</text:p>
          </table:table-cell>
          <table:table-cell table:number-columns-repeated="2"/>
          <table:table-cell office:value-type="float" office:value="266652" calcext:value-type="float">
            <text:p>266652</text:p>
          </table:table-cell>
          <table:table-cell table:number-columns-repeated="2"/>
          <table:table-cell office:value-type="float" office:value="318944" calcext:value-type="float">
            <text:p>318944</text:p>
          </table:table-cell>
          <table:table-cell/>
          <table:table-cell office:value-type="float" office:value="1394751" calcext:value-type="float">
            <text:p>1394751</text:p>
          </table:table-cell>
          <table:table-cell/>
          <table:table-cell office:value-type="float" office:value="1378355" calcext:value-type="float">
            <text:p>1378355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21387" calcext:value-type="float">
            <text:p>321387</text:p>
          </table:table-cell>
          <table:table-cell table:number-columns-repeated="2"/>
          <table:table-cell office:value-type="float" office:value="318527" calcext:value-type="float">
            <text:p>318527</text:p>
          </table:table-cell>
          <table:table-cell/>
          <table:table-cell office:value-type="float" office:value="1257518" calcext:value-type="float">
            <text:p>1257518</text:p>
          </table:table-cell>
          <table:table-cell/>
          <table:table-cell office:value-type="float" office:value="1228016" calcext:value-type="float">
            <text:p>1228016</text:p>
          </table:table-cell>
          <table:table-cell table:number-columns-repeated="2"/>
          <table:table-cell office:value-type="float" office:value="389697" calcext:value-type="float">
            <text:p>389697</text:p>
          </table:table-cell>
          <table:table-cell table:number-columns-repeated="2"/>
          <table:table-cell office:value-type="float" office:value="295308" calcext:value-type="float">
            <text:p>295308</text:p>
          </table:table-cell>
          <table:table-cell table:number-columns-repeated="2"/>
          <table:table-cell office:value-type="float" office:value="572253" calcext:value-type="float">
            <text:p>572253</text:p>
          </table:table-cell>
          <table:table-cell table:number-columns-repeated="3"/>
          <table:table-cell office:value-type="float" office:value="316443" calcext:value-type="float">
            <text:p>316443</text:p>
          </table:table-cell>
          <table:table-cell table:number-columns-repeated="3"/>
          <table:table-cell office:value-type="float" office:value="581216" calcext:value-type="float">
            <text:p>581216</text:p>
          </table:table-cell>
          <table:table-cell table:number-columns-repeated="2"/>
          <table:table-cell office:value-type="float" office:value="286296" calcext:value-type="float">
            <text:p>286296</text:p>
          </table:table-cell>
          <table:table-cell table:number-columns-repeated="2"/>
          <table:table-cell office:value-type="float" office:value="323944" calcext:value-type="float">
            <text:p>323944</text:p>
          </table:table-cell>
          <table:table-cell/>
          <table:table-cell office:value-type="float" office:value="1403179" calcext:value-type="float">
            <text:p>1403179</text:p>
          </table:table-cell>
          <table:table-cell/>
          <table:table-cell office:value-type="float" office:value="1399113" calcext:value-type="float">
            <text:p>1399113</text:p>
          </table:table-cell>
          <table:table-cell table:number-columns-repeated="28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17300" calcext:value-type="float">
            <text:p>317300</text:p>
          </table:table-cell>
          <table:table-cell table:number-columns-repeated="2"/>
          <table:table-cell office:value-type="float" office:value="318033" calcext:value-type="float">
            <text:p>318033</text:p>
          </table:table-cell>
          <table:table-cell/>
          <table:table-cell office:value-type="float" office:value="1573378" calcext:value-type="float">
            <text:p>1573378</text:p>
          </table:table-cell>
          <table:table-cell/>
          <table:table-cell office:value-type="float" office:value="1578921" calcext:value-type="float">
            <text:p>1578921</text:p>
          </table:table-cell>
          <table:table-cell table:number-columns-repeated="2"/>
          <table:table-cell office:value-type="float" office:value="810368" calcext:value-type="float">
            <text:p>810368</text:p>
          </table:table-cell>
          <table:table-cell table:number-columns-repeated="2"/>
          <table:table-cell office:value-type="float" office:value="272235" calcext:value-type="float">
            <text:p>272235</text:p>
          </table:table-cell>
          <table:table-cell table:number-columns-repeated="2"/>
          <table:table-cell office:value-type="float" office:value="785681" calcext:value-type="float">
            <text:p>785681</text:p>
          </table:table-cell>
          <table:table-cell table:number-columns-repeated="3"/>
          <table:table-cell office:value-type="float" office:value="339212" calcext:value-type="float">
            <text:p>339212</text:p>
          </table:table-cell>
          <table:table-cell table:number-columns-repeated="3"/>
          <table:table-cell office:value-type="float" office:value="816406" calcext:value-type="float">
            <text:p>816406</text:p>
          </table:table-cell>
          <table:table-cell table:number-columns-repeated="2"/>
          <table:table-cell office:value-type="float" office:value="294193" calcext:value-type="float">
            <text:p>294193</text:p>
          </table:table-cell>
          <table:table-cell table:number-columns-repeated="2"/>
          <table:table-cell office:value-type="float" office:value="313883" calcext:value-type="float">
            <text:p>313883</text:p>
          </table:table-cell>
          <table:table-cell/>
          <table:table-cell office:value-type="float" office:value="1418357" calcext:value-type="float">
            <text:p>1418357</text:p>
          </table:table-cell>
          <table:table-cell/>
          <table:table-cell office:value-type="float" office:value="1414530" calcext:value-type="float">
            <text:p>1414530</text:p>
          </table:table-cell>
          <table:table-cell table:number-columns-repeated="28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17775" calcext:value-type="float">
            <text:p>317775</text:p>
          </table:table-cell>
          <table:table-cell table:number-columns-repeated="2"/>
          <table:table-cell office:value-type="float" office:value="286459" calcext:value-type="float">
            <text:p>286459</text:p>
          </table:table-cell>
          <table:table-cell/>
          <table:table-cell office:value-type="float" office:value="1415867" calcext:value-type="float">
            <text:p>1415867</text:p>
          </table:table-cell>
          <table:table-cell/>
          <table:table-cell office:value-type="float" office:value="1386309" calcext:value-type="float">
            <text:p>1386309</text:p>
          </table:table-cell>
          <table:table-cell/>
          <table:table-cell office:value-type="float" office:value="1017766" calcext:value-type="float">
            <text:p>1017766</text:p>
          </table:table-cell>
          <table:table-cell table:number-columns-repeated="2"/>
          <table:table-cell office:value-type="float" office:value="289366" calcext:value-type="float">
            <text:p>289366</text:p>
          </table:table-cell>
          <table:table-cell table:number-columns-repeated="2"/>
          <table:table-cell office:value-type="float" office:value="941024" calcext:value-type="float">
            <text:p>941024</text:p>
          </table:table-cell>
          <table:table-cell table:number-columns-repeated="3"/>
          <table:table-cell office:value-type="float" office:value="305378" calcext:value-type="float">
            <text:p>305378</text:p>
          </table:table-cell>
          <table:table-cell table:number-columns-repeated="3"/>
          <table:table-cell office:value-type="float" office:value="988024" calcext:value-type="float">
            <text:p>988024</text:p>
          </table:table-cell>
          <table:table-cell table:number-columns-repeated="2"/>
          <table:table-cell office:value-type="float" office:value="286888" calcext:value-type="float">
            <text:p>286888</text:p>
          </table:table-cell>
          <table:table-cell table:number-columns-repeated="2"/>
          <table:table-cell office:value-type="float" office:value="307692" calcext:value-type="float">
            <text:p>307692</text:p>
          </table:table-cell>
          <table:table-cell/>
          <table:table-cell office:value-type="float" office:value="1421780" calcext:value-type="float">
            <text:p>1421780</text:p>
          </table:table-cell>
          <table:table-cell/>
          <table:table-cell office:value-type="float" office:value="1425907" calcext:value-type="float">
            <text:p>1425907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18367" calcext:value-type="float">
            <text:p>318367</text:p>
          </table:table-cell>
          <table:table-cell table:number-columns-repeated="2"/>
          <table:table-cell office:value-type="float" office:value="318037" calcext:value-type="float">
            <text:p>318037</text:p>
          </table:table-cell>
          <table:table-cell/>
          <table:table-cell office:value-type="float" office:value="1710158" calcext:value-type="float">
            <text:p>1710158</text:p>
          </table:table-cell>
          <table:table-cell/>
          <table:table-cell office:value-type="float" office:value="1774424" calcext:value-type="float">
            <text:p>1774424</text:p>
          </table:table-cell>
          <table:table-cell/>
          <table:table-cell office:value-type="float" office:value="1204706" calcext:value-type="float">
            <text:p>1204706</text:p>
          </table:table-cell>
          <table:table-cell table:number-columns-repeated="2"/>
          <table:table-cell office:value-type="float" office:value="302585" calcext:value-type="float">
            <text:p>302585</text:p>
          </table:table-cell>
          <table:table-cell/>
          <table:table-cell office:value-type="float" office:value="1199813" calcext:value-type="float">
            <text:p>1199813</text:p>
          </table:table-cell>
          <table:table-cell table:number-columns-repeated="3"/>
          <table:table-cell office:value-type="float" office:value="319522" calcext:value-type="float">
            <text:p>319522</text:p>
          </table:table-cell>
          <table:table-cell table:number-columns-repeated="2"/>
          <table:table-cell office:value-type="float" office:value="1192992" calcext:value-type="float">
            <text:p>1192992</text:p>
          </table:table-cell>
          <table:table-cell table:number-columns-repeated="2"/>
          <table:table-cell office:value-type="float" office:value="307088" calcext:value-type="float">
            <text:p>307088</text:p>
          </table:table-cell>
          <table:table-cell table:number-columns-repeated="2"/>
          <table:table-cell office:value-type="float" office:value="320495" calcext:value-type="float">
            <text:p>320495</text:p>
          </table:table-cell>
          <table:table-cell/>
          <table:table-cell office:value-type="float" office:value="1432848" calcext:value-type="float">
            <text:p>1432848</text:p>
          </table:table-cell>
          <table:table-cell/>
          <table:table-cell office:value-type="float" office:value="1433161" calcext:value-type="float">
            <text:p>1433161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17762" calcext:value-type="float">
            <text:p>317762</text:p>
          </table:table-cell>
          <table:table-cell table:number-columns-repeated="2"/>
          <table:table-cell office:value-type="float" office:value="321054" calcext:value-type="float">
            <text:p>321054</text:p>
          </table:table-cell>
          <table:table-cell/>
          <table:table-cell office:value-type="float" office:value="2128224" calcext:value-type="float">
            <text:p>2128224</text:p>
          </table:table-cell>
          <table:table-cell/>
          <table:table-cell office:value-type="float" office:value="2138436" calcext:value-type="float">
            <text:p>2138436</text:p>
          </table:table-cell>
          <table:table-cell/>
          <table:table-cell office:value-type="float" office:value="1346247" calcext:value-type="float">
            <text:p>1346247</text:p>
          </table:table-cell>
          <table:table-cell table:number-columns-repeated="2"/>
          <table:table-cell office:value-type="float" office:value="300098" calcext:value-type="float">
            <text:p>300098</text:p>
          </table:table-cell>
          <table:table-cell/>
          <table:table-cell office:value-type="float" office:value="1346942" calcext:value-type="float">
            <text:p>1346942</text:p>
          </table:table-cell>
          <table:table-cell table:number-columns-repeated="3"/>
          <table:table-cell office:value-type="float" office:value="323427" calcext:value-type="float">
            <text:p>323427</text:p>
          </table:table-cell>
          <table:table-cell table:number-columns-repeated="2"/>
          <table:table-cell office:value-type="float" office:value="1351826" calcext:value-type="float">
            <text:p>1351826</text:p>
          </table:table-cell>
          <table:table-cell table:number-columns-repeated="2"/>
          <table:table-cell office:value-type="float" office:value="303864" calcext:value-type="float">
            <text:p>303864</text:p>
          </table:table-cell>
          <table:table-cell table:number-columns-repeated="2"/>
          <table:table-cell office:value-type="float" office:value="322878" calcext:value-type="float">
            <text:p>322878</text:p>
          </table:table-cell>
          <table:table-cell/>
          <table:table-cell office:value-type="float" office:value="1427871" calcext:value-type="float">
            <text:p>1427871</text:p>
          </table:table-cell>
          <table:table-cell/>
          <table:table-cell office:value-type="float" office:value="1426422" calcext:value-type="float">
            <text:p>1426422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03805" calcext:value-type="float">
            <text:p>303805</text:p>
          </table:table-cell>
          <table:table-cell table:number-columns-repeated="2"/>
          <table:table-cell office:value-type="float" office:value="321302" calcext:value-type="float">
            <text:p>321302</text:p>
          </table:table-cell>
          <table:table-cell/>
          <table:table-cell office:value-type="float" office:value="2271032" calcext:value-type="float">
            <text:p>2271032</text:p>
          </table:table-cell>
          <table:table-cell/>
          <table:table-cell office:value-type="float" office:value="2247977" calcext:value-type="float">
            <text:p>2247977</text:p>
          </table:table-cell>
          <table:table-cell/>
          <table:table-cell office:value-type="float" office:value="1461814" calcext:value-type="float">
            <text:p>1461814</text:p>
          </table:table-cell>
          <table:table-cell table:number-columns-repeated="2"/>
          <table:table-cell office:value-type="float" office:value="318612" calcext:value-type="float">
            <text:p>318612</text:p>
          </table:table-cell>
          <table:table-cell/>
          <table:table-cell office:value-type="float" office:value="1456969" calcext:value-type="float">
            <text:p>1456969</text:p>
          </table:table-cell>
          <table:table-cell table:number-columns-repeated="3"/>
          <table:table-cell office:value-type="float" office:value="319723" calcext:value-type="float">
            <text:p>319723</text:p>
          </table:table-cell>
          <table:table-cell table:number-columns-repeated="2"/>
          <table:table-cell office:value-type="float" office:value="1458141" calcext:value-type="float">
            <text:p>1458141</text:p>
          </table:table-cell>
          <table:table-cell table:number-columns-repeated="2"/>
          <table:table-cell office:value-type="float" office:value="304682" calcext:value-type="float">
            <text:p>304682</text:p>
          </table:table-cell>
          <table:table-cell table:number-columns-repeated="2"/>
          <table:table-cell office:value-type="float" office:value="323807" calcext:value-type="float">
            <text:p>323807</text:p>
          </table:table-cell>
          <table:table-cell/>
          <table:table-cell office:value-type="float" office:value="1417907" calcext:value-type="float">
            <text:p>1417907</text:p>
          </table:table-cell>
          <table:table-cell/>
          <table:table-cell office:value-type="float" office:value="1413257" calcext:value-type="float">
            <text:p>1413257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20405" calcext:value-type="float">
            <text:p>320405</text:p>
          </table:table-cell>
          <table:table-cell table:number-columns-repeated="2"/>
          <table:table-cell office:value-type="float" office:value="323949" calcext:value-type="float">
            <text:p>323949</text:p>
          </table:table-cell>
          <table:table-cell/>
          <table:table-cell office:value-type="float" office:value="2390749" calcext:value-type="float">
            <text:p>2390749</text:p>
          </table:table-cell>
          <table:table-cell/>
          <table:table-cell office:value-type="float" office:value="2396846" calcext:value-type="float">
            <text:p>2396846</text:p>
          </table:table-cell>
          <table:table-cell/>
          <table:table-cell office:value-type="float" office:value="1533263" calcext:value-type="float">
            <text:p>1533263</text:p>
          </table:table-cell>
          <table:table-cell table:number-columns-repeated="2"/>
          <table:table-cell office:value-type="float" office:value="310679" calcext:value-type="float">
            <text:p>310679</text:p>
          </table:table-cell>
          <table:table-cell/>
          <table:table-cell office:value-type="float" office:value="1322166" calcext:value-type="float">
            <text:p>1322166</text:p>
          </table:table-cell>
          <table:table-cell table:number-columns-repeated="3"/>
          <table:table-cell office:value-type="float" office:value="338767" calcext:value-type="float">
            <text:p>338767</text:p>
          </table:table-cell>
          <table:table-cell table:number-columns-repeated="2"/>
          <table:table-cell office:value-type="float" office:value="1525102" calcext:value-type="float">
            <text:p>1525102</text:p>
          </table:table-cell>
          <table:table-cell table:number-columns-repeated="2"/>
          <table:table-cell office:value-type="float" office:value="304960" calcext:value-type="float">
            <text:p>304960</text:p>
          </table:table-cell>
          <table:table-cell table:number-columns-repeated="2"/>
          <table:table-cell office:value-type="float" office:value="277107" calcext:value-type="float">
            <text:p>277107</text:p>
          </table:table-cell>
          <table:table-cell/>
          <table:table-cell office:value-type="float" office:value="1390505" calcext:value-type="float">
            <text:p>1390505</text:p>
          </table:table-cell>
          <table:table-cell/>
          <table:table-cell office:value-type="float" office:value="1397211" calcext:value-type="float">
            <text:p>1397211</text:p>
          </table:table-cell>
          <table:table-cell table:number-columns-repeated="3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iozon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mplete.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elow:</text:p>
          </table:table-cell>
          <table:table-cell table:number-columns-repeated="7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Writ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96844" calcext:value-type="float">
            <text:p>96844</text:p>
          </table:table-cell>
          <table:table-cell office:value-type="float" office:value="167165" calcext:value-type="float">
            <text:p>167165</text:p>
          </table:table-cell>
          <table:table-cell office:value-type="float" office:value="191629" calcext:value-type="float">
            <text:p>191629</text:p>
          </table:table-cell>
          <table:table-cell office:value-type="float" office:value="231050" calcext:value-type="float">
            <text:p>231050</text:p>
          </table:table-cell>
          <table:table-cell office:value-type="float" office:value="229470" calcext:value-type="float">
            <text:p>229470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100786" calcext:value-type="float">
            <text:p>100786</text:p>
          </table:table-cell>
          <table:table-cell office:value-type="float" office:value="156121" calcext:value-type="float">
            <text:p>156121</text:p>
          </table:table-cell>
          <table:table-cell office:value-type="float" office:value="215454" calcext:value-type="float">
            <text:p>215454</text:p>
          </table:table-cell>
          <table:table-cell office:value-type="float" office:value="259633" calcext:value-type="float">
            <text:p>259633</text:p>
          </table:table-cell>
          <table:table-cell office:value-type="float" office:value="274641" calcext:value-type="float">
            <text:p>274641</text:p>
          </table:table-cell>
          <table:table-cell office:value-type="float" office:value="216934" calcext:value-type="float">
            <text:p>216934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101787" calcext:value-type="float">
            <text:p>101787</text:p>
          </table:table-cell>
          <table:table-cell office:value-type="float" office:value="162643" calcext:value-type="float">
            <text:p>162643</text:p>
          </table:table-cell>
          <table:table-cell office:value-type="float" office:value="225537" calcext:value-type="float">
            <text:p>225537</text:p>
          </table:table-cell>
          <table:table-cell office:value-type="float" office:value="277969" calcext:value-type="float">
            <text:p>277969</text:p>
          </table:table-cell>
          <table:table-cell office:value-type="float" office:value="305143" calcext:value-type="float">
            <text:p>305143</text:p>
          </table:table-cell>
          <table:table-cell office:value-type="float" office:value="283174" calcext:value-type="float">
            <text:p>283174</text:p>
          </table:table-cell>
          <table:table-cell office:value-type="float" office:value="275898" calcext:value-type="float">
            <text:p>275898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105373" calcext:value-type="float">
            <text:p>105373</text:p>
          </table:table-cell>
          <table:table-cell office:value-type="float" office:value="165422" calcext:value-type="float">
            <text:p>165422</text:p>
          </table:table-cell>
          <table:table-cell office:value-type="float" office:value="229485" calcext:value-type="float">
            <text:p>229485</text:p>
          </table:table-cell>
          <table:table-cell office:value-type="float" office:value="273084" calcext:value-type="float">
            <text:p>273084</text:p>
          </table:table-cell>
          <table:table-cell office:value-type="float" office:value="322405" calcext:value-type="float">
            <text:p>322405</text:p>
          </table:table-cell>
          <table:table-cell office:value-type="float" office:value="290247" calcext:value-type="float">
            <text:p>290247</text:p>
          </table:table-cell>
          <table:table-cell office:value-type="float" office:value="300818" calcext:value-type="float">
            <text:p>300818</text:p>
          </table:table-cell>
          <table:table-cell office:value-type="float" office:value="282088" calcext:value-type="float">
            <text:p>282088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105873" calcext:value-type="float">
            <text:p>105873</text:p>
          </table:table-cell>
          <table:table-cell office:value-type="float" office:value="165135" calcext:value-type="float">
            <text:p>165135</text:p>
          </table:table-cell>
          <table:table-cell office:value-type="float" office:value="234482" calcext:value-type="float">
            <text:p>234482</text:p>
          </table:table-cell>
          <table:table-cell office:value-type="float" office:value="293576" calcext:value-type="float">
            <text:p>293576</text:p>
          </table:table-cell>
          <table:table-cell office:value-type="float" office:value="335523" calcext:value-type="float">
            <text:p>335523</text:p>
          </table:table-cell>
          <table:table-cell office:value-type="float" office:value="324251" calcext:value-type="float">
            <text:p>324251</text:p>
          </table:table-cell>
          <table:table-cell office:value-type="float" office:value="329272" calcext:value-type="float">
            <text:p>329272</text:p>
          </table:table-cell>
          <table:table-cell office:value-type="float" office:value="327041" calcext:value-type="float">
            <text:p>327041</text:p>
          </table:table-cell>
          <table:table-cell office:value-type="float" office:value="299952" calcext:value-type="float">
            <text:p>299952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104714" calcext:value-type="float">
            <text:p>104714</text:p>
          </table:table-cell>
          <table:table-cell office:value-type="float" office:value="118841" calcext:value-type="float">
            <text:p>118841</text:p>
          </table:table-cell>
          <table:table-cell office:value-type="float" office:value="216214" calcext:value-type="float">
            <text:p>216214</text:p>
          </table:table-cell>
          <table:table-cell office:value-type="float" office:value="292285" calcext:value-type="float">
            <text:p>292285</text:p>
          </table:table-cell>
          <table:table-cell office:value-type="float" office:value="338802" calcext:value-type="float">
            <text:p>338802</text:p>
          </table:table-cell>
          <table:table-cell office:value-type="float" office:value="305172" calcext:value-type="float">
            <text:p>305172</text:p>
          </table:table-cell>
          <table:table-cell office:value-type="float" office:value="336177" calcext:value-type="float">
            <text:p>336177</text:p>
          </table:table-cell>
          <table:table-cell office:value-type="float" office:value="344730" calcext:value-type="float">
            <text:p>344730</text:p>
          </table:table-cell>
          <table:table-cell office:value-type="float" office:value="325021" calcext:value-type="float">
            <text:p>325021</text:p>
          </table:table-cell>
          <table:table-cell office:value-type="float" office:value="302113" calcext:value-type="float">
            <text:p>302113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92187" calcext:value-type="float">
            <text:p>92187</text:p>
          </table:table-cell>
          <table:table-cell office:value-type="float" office:value="166423" calcext:value-type="float">
            <text:p>166423</text:p>
          </table:table-cell>
          <table:table-cell office:value-type="float" office:value="213399" calcext:value-type="float">
            <text:p>213399</text:p>
          </table:table-cell>
          <table:table-cell office:value-type="float" office:value="292235" calcext:value-type="float">
            <text:p>292235</text:p>
          </table:table-cell>
          <table:table-cell office:value-type="float" office:value="334584" calcext:value-type="float">
            <text:p>334584</text:p>
          </table:table-cell>
          <table:table-cell office:value-type="float" office:value="307091" calcext:value-type="float">
            <text:p>307091</text:p>
          </table:table-cell>
          <table:table-cell office:value-type="float" office:value="331019" calcext:value-type="float">
            <text:p>331019</text:p>
          </table:table-cell>
          <table:table-cell office:value-type="float" office:value="346971" calcext:value-type="float">
            <text:p>346971</text:p>
          </table:table-cell>
          <table:table-cell office:value-type="float" office:value="352250" calcext:value-type="float">
            <text:p>352250</text:p>
          </table:table-cell>
          <table:table-cell office:value-type="float" office:value="334506" calcext:value-type="float">
            <text:p>334506</text:p>
          </table:table-cell>
          <table:table-cell office:value-type="float" office:value="304150" calcext:value-type="float">
            <text:p>304150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94043" calcext:value-type="float">
            <text:p>94043</text:p>
          </table:table-cell>
          <table:table-cell office:value-type="float" office:value="166128" calcext:value-type="float">
            <text:p>166128</text:p>
          </table:table-cell>
          <table:table-cell office:value-type="float" office:value="220731" calcext:value-type="float">
            <text:p>220731</text:p>
          </table:table-cell>
          <table:table-cell office:value-type="float" office:value="269988" calcext:value-type="float">
            <text:p>269988</text:p>
          </table:table-cell>
          <table:table-cell office:value-type="float" office:value="323562" calcext:value-type="float">
            <text:p>323562</text:p>
          </table:table-cell>
          <table:table-cell office:value-type="float" office:value="296586" calcext:value-type="float">
            <text:p>296586</text:p>
          </table:table-cell>
          <table:table-cell office:value-type="float" office:value="320389" calcext:value-type="float">
            <text:p>320389</text:p>
          </table:table-cell>
          <table:table-cell office:value-type="float" office:value="329419" calcext:value-type="float">
            <text:p>329419</text:p>
          </table:table-cell>
          <table:table-cell office:value-type="float" office:value="327092" calcext:value-type="float">
            <text:p>327092</text:p>
          </table:table-cell>
          <table:table-cell office:value-type="float" office:value="328258" calcext:value-type="float">
            <text:p>328258</text:p>
          </table:table-cell>
          <table:table-cell office:value-type="float" office:value="318928" calcext:value-type="float">
            <text:p>318928</text:p>
          </table:table-cell>
          <table:table-cell office:value-type="float" office:value="285425" calcext:value-type="float">
            <text:p>285425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102949" calcext:value-type="float">
            <text:p>102949</text:p>
          </table:table-cell>
          <table:table-cell office:value-type="float" office:value="141915" calcext:value-type="float">
            <text:p>141915</text:p>
          </table:table-cell>
          <table:table-cell office:value-type="float" office:value="201700" calcext:value-type="float">
            <text:p>201700</text:p>
          </table:table-cell>
          <table:table-cell office:value-type="float" office:value="251945" calcext:value-type="float">
            <text:p>251945</text:p>
          </table:table-cell>
          <table:table-cell office:value-type="float" office:value="282662" calcext:value-type="float">
            <text:p>282662</text:p>
          </table:table-cell>
          <table:table-cell office:value-type="float" office:value="257108" calcext:value-type="float">
            <text:p>257108</text:p>
          </table:table-cell>
          <table:table-cell office:value-type="float" office:value="283753" calcext:value-type="float">
            <text:p>283753</text:p>
          </table:table-cell>
          <table:table-cell office:value-type="float" office:value="282165" calcext:value-type="float">
            <text:p>282165</text:p>
          </table:table-cell>
          <table:table-cell office:value-type="float" office:value="286939" calcext:value-type="float">
            <text:p>286939</text:p>
          </table:table-cell>
          <table:table-cell office:value-type="float" office:value="284528" calcext:value-type="float">
            <text:p>284528</text:p>
          </table:table-cell>
          <table:table-cell office:value-type="float" office:value="278544" calcext:value-type="float">
            <text:p>278544</text:p>
          </table:table-cell>
          <table:table-cell office:value-type="float" office:value="266926" calcext:value-type="float">
            <text:p>266926</text:p>
          </table:table-cell>
          <table:table-cell office:value-type="float" office:value="239168" calcext:value-type="float">
            <text:p>23916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782" calcext:value-type="float">
            <text:p>245782</text:p>
          </table:table-cell>
          <table:table-cell office:value-type="float" office:value="219934" calcext:value-type="float">
            <text:p>219934</text:p>
          </table:table-cell>
          <table:table-cell office:value-type="float" office:value="230376" calcext:value-type="float">
            <text:p>230376</text:p>
          </table:table-cell>
          <table:table-cell office:value-type="float" office:value="225616" calcext:value-type="float">
            <text:p>225616</text:p>
          </table:table-cell>
          <table:table-cell office:value-type="float" office:value="216655" calcext:value-type="float">
            <text:p>216655</text:p>
          </table:table-cell>
          <table:table-cell office:value-type="float" office:value="210561" calcext:value-type="float">
            <text:p>210561</text:p>
          </table:table-cell>
          <table:table-cell office:value-type="float" office:value="200957" calcext:value-type="float">
            <text:p>200957</text:p>
          </table:table-cell>
          <table:table-cell office:value-type="float" office:value="188603" calcext:value-type="float">
            <text:p>188603</text:p>
          </table:table-cell>
          <table:table-cell office:value-type="float" office:value="172618" calcext:value-type="float">
            <text:p>17261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7648" calcext:value-type="float">
            <text:p>157648</text:p>
          </table:table-cell>
          <table:table-cell office:value-type="float" office:value="238928" calcext:value-type="float">
            <text:p>238928</text:p>
          </table:table-cell>
          <table:table-cell office:value-type="float" office:value="228934" calcext:value-type="float">
            <text:p>228934</text:p>
          </table:table-cell>
          <table:table-cell office:value-type="float" office:value="221249" calcext:value-type="float">
            <text:p>221249</text:p>
          </table:table-cell>
          <table:table-cell office:value-type="float" office:value="205818" calcext:value-type="float">
            <text:p>205818</text:p>
          </table:table-cell>
          <table:table-cell office:value-type="float" office:value="186501" calcext:value-type="float">
            <text:p>186501</text:p>
          </table:table-cell>
          <table:table-cell office:value-type="float" office:value="238620" calcext:value-type="float">
            <text:p>238620</text:p>
          </table:table-cell>
          <table:table-cell office:value-type="float" office:value="332324" calcext:value-type="float">
            <text:p>332324</text:p>
          </table:table-cell>
          <table:table-cell office:value-type="float" office:value="314908" calcext:value-type="float">
            <text:p>31490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9791" calcext:value-type="float">
            <text:p>259791</text:p>
          </table:table-cell>
          <table:table-cell office:value-type="float" office:value="211957" calcext:value-type="float">
            <text:p>211957</text:p>
          </table:table-cell>
          <table:table-cell office:value-type="float" office:value="184309" calcext:value-type="float">
            <text:p>184309</text:p>
          </table:table-cell>
          <table:table-cell office:value-type="float" office:value="164800" calcext:value-type="float">
            <text:p>164800</text:p>
          </table:table-cell>
          <table:table-cell office:value-type="float" office:value="287232" calcext:value-type="float">
            <text:p>287232</text:p>
          </table:table-cell>
          <table:table-cell office:value-type="float" office:value="256758" calcext:value-type="float">
            <text:p>256758</text:p>
          </table:table-cell>
          <table:table-cell office:value-type="float" office:value="234132" calcext:value-type="float">
            <text:p>234132</text:p>
          </table:table-cell>
          <table:table-cell office:value-type="float" office:value="333488" calcext:value-type="float">
            <text:p>333488</text:p>
          </table:table-cell>
          <table:table-cell office:value-type="float" office:value="243648" calcext:value-type="float">
            <text:p>24364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2701" calcext:value-type="float">
            <text:p>292701</text:p>
          </table:table-cell>
          <table:table-cell office:value-type="float" office:value="210348" calcext:value-type="float">
            <text:p>210348</text:p>
          </table:table-cell>
          <table:table-cell office:value-type="float" office:value="271704" calcext:value-type="float">
            <text:p>271704</text:p>
          </table:table-cell>
          <table:table-cell office:value-type="float" office:value="248630" calcext:value-type="float">
            <text:p>248630</text:p>
          </table:table-cell>
          <table:table-cell office:value-type="float" office:value="222511" calcext:value-type="float">
            <text:p>222511</text:p>
          </table:table-cell>
          <table:table-cell office:value-type="float" office:value="207987" calcext:value-type="float">
            <text:p>207987</text:p>
          </table:table-cell>
          <table:table-cell office:value-type="float" office:value="200701" calcext:value-type="float">
            <text:p>200701</text:p>
          </table:table-cell>
          <table:table-cell office:value-type="float" office:value="199405" calcext:value-type="float">
            <text:p>199405</text:p>
          </table:table-cell>
          <table:table-cell office:value-type="float" office:value="229292" calcext:value-type="float">
            <text:p>229292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0485" calcext:value-type="float">
            <text:p>170485</text:p>
          </table:table-cell>
          <table:table-cell office:value-type="float" office:value="193849" calcext:value-type="float">
            <text:p>193849</text:p>
          </table:table-cell>
          <table:table-cell office:value-type="float" office:value="177666" calcext:value-type="float">
            <text:p>177666</text:p>
          </table:table-cell>
          <table:table-cell office:value-type="float" office:value="158047" calcext:value-type="float">
            <text:p>158047</text:p>
          </table:table-cell>
          <table:table-cell office:value-type="float" office:value="178523" calcext:value-type="float">
            <text:p>178523</text:p>
          </table:table-cell>
          <table:table-cell office:value-type="float" office:value="204687" calcext:value-type="float">
            <text:p>204687</text:p>
          </table:table-cell>
          <table:table-cell office:value-type="float" office:value="183713" calcext:value-type="float">
            <text:p>183713</text:p>
          </table:table-cell>
          <table:table-cell office:value-type="float" office:value="136674" calcext:value-type="float">
            <text:p>136674</text:p>
          </table:table-cell>
          <table:table-cell office:value-type="float" office:value="169337" calcext:value-type="float">
            <text:p>169337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1000" calcext:value-type="float">
            <text:p>161000</text:p>
          </table:table-cell>
          <table:table-cell office:value-type="float" office:value="225459" calcext:value-type="float">
            <text:p>225459</text:p>
          </table:table-cell>
          <table:table-cell office:value-type="float" office:value="235999" calcext:value-type="float">
            <text:p>235999</text:p>
          </table:table-cell>
          <table:table-cell office:value-type="float" office:value="221241" calcext:value-type="float">
            <text:p>221241</text:p>
          </table:table-cell>
          <table:table-cell office:value-type="float" office:value="201574" calcext:value-type="float">
            <text:p>201574</text:p>
          </table:table-cell>
          <table:table-cell office:value-type="float" office:value="178376" calcext:value-type="float">
            <text:p>178376</text:p>
          </table:table-cell>
          <table:table-cell office:value-type="float" office:value="232877" calcext:value-type="float">
            <text:p>232877</text:p>
          </table:table-cell>
          <table:table-cell office:value-type="float" office:value="214123" calcext:value-type="float">
            <text:p>214123</text:p>
          </table:table-cell>
          <table:table-cell office:value-type="float" office:value="230301" calcext:value-type="float">
            <text:p>230301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0743" calcext:value-type="float">
            <text:p>190743</text:p>
          </table:table-cell>
          <table:table-cell office:value-type="float" office:value="192701" calcext:value-type="float">
            <text:p>192701</text:p>
          </table:table-cell>
          <table:table-cell office:value-type="float" office:value="241276" calcext:value-type="float">
            <text:p>241276</text:p>
          </table:table-cell>
          <table:table-cell office:value-type="float" office:value="252036" calcext:value-type="float">
            <text:p>252036</text:p>
          </table:table-cell>
          <table:table-cell office:value-type="float" office:value="284594" calcext:value-type="float">
            <text:p>284594</text:p>
          </table:table-cell>
          <table:table-cell office:value-type="float" office:value="265623" calcext:value-type="float">
            <text:p>265623</text:p>
          </table:table-cell>
          <table:table-cell office:value-type="float" office:value="270090" calcext:value-type="float">
            <text:p>270090</text:p>
          </table:table-cell>
          <table:table-cell office:value-type="float" office:value="274018" calcext:value-type="float">
            <text:p>274018</text:p>
          </table:table-cell>
          <table:table-cell office:value-type="float" office:value="301253" calcext:value-type="float">
            <text:p>301253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4075" calcext:value-type="float">
            <text:p>284075</text:p>
          </table:table-cell>
          <table:table-cell office:value-type="float" office:value="333013" calcext:value-type="float">
            <text:p>333013</text:p>
          </table:table-cell>
          <table:table-cell office:value-type="float" office:value="321387" calcext:value-type="float">
            <text:p>321387</text:p>
          </table:table-cell>
          <table:table-cell office:value-type="float" office:value="317300" calcext:value-type="float">
            <text:p>317300</text:p>
          </table:table-cell>
          <table:table-cell office:value-type="float" office:value="317775" calcext:value-type="float">
            <text:p>317775</text:p>
          </table:table-cell>
          <table:table-cell office:value-type="float" office:value="318367" calcext:value-type="float">
            <text:p>318367</text:p>
          </table:table-cell>
          <table:table-cell office:value-type="float" office:value="317762" calcext:value-type="float">
            <text:p>317762</text:p>
          </table:table-cell>
          <table:table-cell office:value-type="float" office:value="303805" calcext:value-type="float">
            <text:p>303805</text:p>
          </table:table-cell>
          <table:table-cell office:value-type="float" office:value="320405" calcext:value-type="float">
            <text:p>320405</text:p>
          </table:table-cell>
          <table:table-cell table:number-columns-repeated="64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writ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24057" calcext:value-type="float">
            <text:p>124057</text:p>
          </table:table-cell>
          <table:table-cell/>
          <table:table-cell office:value-type="float" office:value="224480" calcext:value-type="float">
            <text:p>224480</text:p>
          </table:table-cell>
          <table:table-cell/>
          <table:table-cell office:value-type="float" office:value="250919" calcext:value-type="float">
            <text:p>250919</text:p>
          </table:table-cell>
          <table:table-cell/>
          <table:table-cell office:value-type="float" office:value="315136" calcext:value-type="float">
            <text:p>315136</text:p>
          </table:table-cell>
          <table:table-cell/>
          <table:table-cell office:value-type="float" office:value="335206" calcext:value-type="float">
            <text:p>335206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26239" calcext:value-type="float">
            <text:p>126239</text:p>
          </table:table-cell>
          <table:table-cell/>
          <table:table-cell office:value-type="float" office:value="194814" calcext:value-type="float">
            <text:p>194814</text:p>
          </table:table-cell>
          <table:table-cell/>
          <table:table-cell office:value-type="float" office:value="262296" calcext:value-type="float">
            <text:p>262296</text:p>
          </table:table-cell>
          <table:table-cell/>
          <table:table-cell office:value-type="float" office:value="321709" calcext:value-type="float">
            <text:p>321709</text:p>
          </table:table-cell>
          <table:table-cell/>
          <table:table-cell office:value-type="float" office:value="327399" calcext:value-type="float">
            <text:p>327399</text:p>
          </table:table-cell>
          <table:table-cell/>
          <table:table-cell office:value-type="float" office:value="319033" calcext:value-type="float">
            <text:p>319033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26102" calcext:value-type="float">
            <text:p>126102</text:p>
          </table:table-cell>
          <table:table-cell/>
          <table:table-cell office:value-type="float" office:value="191063" calcext:value-type="float">
            <text:p>191063</text:p>
          </table:table-cell>
          <table:table-cell/>
          <table:table-cell office:value-type="float" office:value="258309" calcext:value-type="float">
            <text:p>258309</text:p>
          </table:table-cell>
          <table:table-cell/>
          <table:table-cell office:value-type="float" office:value="320825" calcext:value-type="float">
            <text:p>320825</text:p>
          </table:table-cell>
          <table:table-cell/>
          <table:table-cell office:value-type="float" office:value="364622" calcext:value-type="float">
            <text:p>364622</text:p>
          </table:table-cell>
          <table:table-cell/>
          <table:table-cell office:value-type="float" office:value="321594" calcext:value-type="float">
            <text:p>321594</text:p>
          </table:table-cell>
          <table:table-cell/>
          <table:table-cell office:value-type="float" office:value="393195" calcext:value-type="float">
            <text:p>393195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26294" calcext:value-type="float">
            <text:p>126294</text:p>
          </table:table-cell>
          <table:table-cell/>
          <table:table-cell office:value-type="float" office:value="192706" calcext:value-type="float">
            <text:p>192706</text:p>
          </table:table-cell>
          <table:table-cell/>
          <table:table-cell office:value-type="float" office:value="259646" calcext:value-type="float">
            <text:p>259646</text:p>
          </table:table-cell>
          <table:table-cell/>
          <table:table-cell office:value-type="float" office:value="321008" calcext:value-type="float">
            <text:p>321008</text:p>
          </table:table-cell>
          <table:table-cell/>
          <table:table-cell office:value-type="float" office:value="361054" calcext:value-type="float">
            <text:p>361054</text:p>
          </table:table-cell>
          <table:table-cell/>
          <table:table-cell office:value-type="float" office:value="332437" calcext:value-type="float">
            <text:p>332437</text:p>
          </table:table-cell>
          <table:table-cell/>
          <table:table-cell office:value-type="float" office:value="372645" calcext:value-type="float">
            <text:p>372645</text:p>
          </table:table-cell>
          <table:table-cell/>
          <table:table-cell office:value-type="float" office:value="384660" calcext:value-type="float">
            <text:p>38466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27538" calcext:value-type="float">
            <text:p>127538</text:p>
          </table:table-cell>
          <table:table-cell/>
          <table:table-cell office:value-type="float" office:value="192843" calcext:value-type="float">
            <text:p>192843</text:p>
          </table:table-cell>
          <table:table-cell/>
          <table:table-cell office:value-type="float" office:value="258658" calcext:value-type="float">
            <text:p>258658</text:p>
          </table:table-cell>
          <table:table-cell/>
          <table:table-cell office:value-type="float" office:value="318008" calcext:value-type="float">
            <text:p>318008</text:p>
          </table:table-cell>
          <table:table-cell/>
          <table:table-cell office:value-type="float" office:value="358816" calcext:value-type="float">
            <text:p>358816</text:p>
          </table:table-cell>
          <table:table-cell/>
          <table:table-cell office:value-type="float" office:value="371671" calcext:value-type="float">
            <text:p>371671</text:p>
          </table:table-cell>
          <table:table-cell/>
          <table:table-cell office:value-type="float" office:value="342342" calcext:value-type="float">
            <text:p>342342</text:p>
          </table:table-cell>
          <table:table-cell/>
          <table:table-cell office:value-type="float" office:value="366502" calcext:value-type="float">
            <text:p>366502</text:p>
          </table:table-cell>
          <table:table-cell/>
          <table:table-cell office:value-type="float" office:value="374523" calcext:value-type="float">
            <text:p>374523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27006" calcext:value-type="float">
            <text:p>127006</text:p>
          </table:table-cell>
          <table:table-cell/>
          <table:table-cell office:value-type="float" office:value="192734" calcext:value-type="float">
            <text:p>192734</text:p>
          </table:table-cell>
          <table:table-cell/>
          <table:table-cell office:value-type="float" office:value="230269" calcext:value-type="float">
            <text:p>230269</text:p>
          </table:table-cell>
          <table:table-cell/>
          <table:table-cell office:value-type="float" office:value="317665" calcext:value-type="float">
            <text:p>317665</text:p>
          </table:table-cell>
          <table:table-cell/>
          <table:table-cell office:value-type="float" office:value="357469" calcext:value-type="float">
            <text:p>357469</text:p>
          </table:table-cell>
          <table:table-cell/>
          <table:table-cell office:value-type="float" office:value="324150" calcext:value-type="float">
            <text:p>324150</text:p>
          </table:table-cell>
          <table:table-cell/>
          <table:table-cell office:value-type="float" office:value="361593" calcext:value-type="float">
            <text:p>361593</text:p>
          </table:table-cell>
          <table:table-cell/>
          <table:table-cell office:value-type="float" office:value="379048" calcext:value-type="float">
            <text:p>379048</text:p>
          </table:table-cell>
          <table:table-cell/>
          <table:table-cell office:value-type="float" office:value="373592" calcext:value-type="float">
            <text:p>373592</text:p>
          </table:table-cell>
          <table:table-cell/>
          <table:table-cell office:value-type="float" office:value="391362" calcext:value-type="float">
            <text:p>391362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26866" calcext:value-type="float">
            <text:p>126866</text:p>
          </table:table-cell>
          <table:table-cell/>
          <table:table-cell office:value-type="float" office:value="192354" calcext:value-type="float">
            <text:p>192354</text:p>
          </table:table-cell>
          <table:table-cell/>
          <table:table-cell office:value-type="float" office:value="231254" calcext:value-type="float">
            <text:p>231254</text:p>
          </table:table-cell>
          <table:table-cell/>
          <table:table-cell office:value-type="float" office:value="313245" calcext:value-type="float">
            <text:p>313245</text:p>
          </table:table-cell>
          <table:table-cell/>
          <table:table-cell office:value-type="float" office:value="330135" calcext:value-type="float">
            <text:p>330135</text:p>
          </table:table-cell>
          <table:table-cell/>
          <table:table-cell office:value-type="float" office:value="309760" calcext:value-type="float">
            <text:p>309760</text:p>
          </table:table-cell>
          <table:table-cell/>
          <table:table-cell office:value-type="float" office:value="342018" calcext:value-type="float">
            <text:p>342018</text:p>
          </table:table-cell>
          <table:table-cell/>
          <table:table-cell office:value-type="float" office:value="361355" calcext:value-type="float">
            <text:p>361355</text:p>
          </table:table-cell>
          <table:table-cell/>
          <table:table-cell office:value-type="float" office:value="367186" calcext:value-type="float">
            <text:p>367186</text:p>
          </table:table-cell>
          <table:table-cell/>
          <table:table-cell office:value-type="float" office:value="382133" calcext:value-type="float">
            <text:p>382133</text:p>
          </table:table-cell>
          <table:table-cell/>
          <table:table-cell office:value-type="float" office:value="387179" calcext:value-type="float">
            <text:p>387179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03966" calcext:value-type="float">
            <text:p>103966</text:p>
          </table:table-cell>
          <table:table-cell/>
          <table:table-cell office:value-type="float" office:value="189889" calcext:value-type="float">
            <text:p>189889</text:p>
          </table:table-cell>
          <table:table-cell/>
          <table:table-cell office:value-type="float" office:value="226054" calcext:value-type="float">
            <text:p>226054</text:p>
          </table:table-cell>
          <table:table-cell/>
          <table:table-cell office:value-type="float" office:value="281367" calcext:value-type="float">
            <text:p>281367</text:p>
          </table:table-cell>
          <table:table-cell/>
          <table:table-cell office:value-type="float" office:value="331364" calcext:value-type="float">
            <text:p>331364</text:p>
          </table:table-cell>
          <table:table-cell/>
          <table:table-cell office:value-type="float" office:value="312708" calcext:value-type="float">
            <text:p>312708</text:p>
          </table:table-cell>
          <table:table-cell/>
          <table:table-cell office:value-type="float" office:value="319501" calcext:value-type="float">
            <text:p>319501</text:p>
          </table:table-cell>
          <table:table-cell/>
          <table:table-cell office:value-type="float" office:value="330458" calcext:value-type="float">
            <text:p>330458</text:p>
          </table:table-cell>
          <table:table-cell/>
          <table:table-cell office:value-type="float" office:value="340465" calcext:value-type="float">
            <text:p>340465</text:p>
          </table:table-cell>
          <table:table-cell/>
          <table:table-cell office:value-type="float" office:value="349725" calcext:value-type="float">
            <text:p>349725</text:p>
          </table:table-cell>
          <table:table-cell/>
          <table:table-cell office:value-type="float" office:value="360403" calcext:value-type="float">
            <text:p>360403</text:p>
          </table:table-cell>
          <table:table-cell/>
          <table:table-cell office:value-type="float" office:value="364963" calcext:value-type="float">
            <text:p>364963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27263" calcext:value-type="float">
            <text:p>127263</text:p>
          </table:table-cell>
          <table:table-cell/>
          <table:table-cell office:value-type="float" office:value="161751" calcext:value-type="float">
            <text:p>161751</text:p>
          </table:table-cell>
          <table:table-cell/>
          <table:table-cell office:value-type="float" office:value="216450" calcext:value-type="float">
            <text:p>216450</text:p>
          </table:table-cell>
          <table:table-cell/>
          <table:table-cell office:value-type="float" office:value="259840" calcext:value-type="float">
            <text:p>259840</text:p>
          </table:table-cell>
          <table:table-cell/>
          <table:table-cell office:value-type="float" office:value="289209" calcext:value-type="float">
            <text:p>289209</text:p>
          </table:table-cell>
          <table:table-cell/>
          <table:table-cell office:value-type="float" office:value="262585" calcext:value-type="float">
            <text:p>262585</text:p>
          </table:table-cell>
          <table:table-cell/>
          <table:table-cell office:value-type="float" office:value="290929" calcext:value-type="float">
            <text:p>290929</text:p>
          </table:table-cell>
          <table:table-cell/>
          <table:table-cell office:value-type="float" office:value="295174" calcext:value-type="float">
            <text:p>295174</text:p>
          </table:table-cell>
          <table:table-cell/>
          <table:table-cell office:value-type="float" office:value="287675" calcext:value-type="float">
            <text:p>287675</text:p>
          </table:table-cell>
          <table:table-cell/>
          <table:table-cell office:value-type="float" office:value="293757" calcext:value-type="float">
            <text:p>293757</text:p>
          </table:table-cell>
          <table:table-cell/>
          <table:table-cell office:value-type="float" office:value="293214" calcext:value-type="float">
            <text:p>293214</text:p>
          </table:table-cell>
          <table:table-cell/>
          <table:table-cell office:value-type="float" office:value="293857" calcext:value-type="float">
            <text:p>293857</text:p>
          </table:table-cell>
          <table:table-cell/>
          <table:table-cell office:value-type="float" office:value="290641" calcext:value-type="float">
            <text:p>29064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1278" calcext:value-type="float">
            <text:p>251278</text:p>
          </table:table-cell>
          <table:table-cell/>
          <table:table-cell office:value-type="float" office:value="230991" calcext:value-type="float">
            <text:p>230991</text:p>
          </table:table-cell>
          <table:table-cell/>
          <table:table-cell office:value-type="float" office:value="230724" calcext:value-type="float">
            <text:p>230724</text:p>
          </table:table-cell>
          <table:table-cell/>
          <table:table-cell office:value-type="float" office:value="224555" calcext:value-type="float">
            <text:p>224555</text:p>
          </table:table-cell>
          <table:table-cell/>
          <table:table-cell office:value-type="float" office:value="218172" calcext:value-type="float">
            <text:p>218172</text:p>
          </table:table-cell>
          <table:table-cell/>
          <table:table-cell office:value-type="float" office:value="212203" calcext:value-type="float">
            <text:p>212203</text:p>
          </table:table-cell>
          <table:table-cell/>
          <table:table-cell office:value-type="float" office:value="203211" calcext:value-type="float">
            <text:p>203211</text:p>
          </table:table-cell>
          <table:table-cell/>
          <table:table-cell office:value-type="float" office:value="193140" calcext:value-type="float">
            <text:p>193140</text:p>
          </table:table-cell>
          <table:table-cell/>
          <table:table-cell office:value-type="float" office:value="182169" calcext:value-type="float">
            <text:p>18216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7916" calcext:value-type="float">
            <text:p>197916</text:p>
          </table:table-cell>
          <table:table-cell/>
          <table:table-cell office:value-type="float" office:value="238229" calcext:value-type="float">
            <text:p>238229</text:p>
          </table:table-cell>
          <table:table-cell/>
          <table:table-cell office:value-type="float" office:value="231467" calcext:value-type="float">
            <text:p>231467</text:p>
          </table:table-cell>
          <table:table-cell/>
          <table:table-cell office:value-type="float" office:value="220060" calcext:value-type="float">
            <text:p>220060</text:p>
          </table:table-cell>
          <table:table-cell/>
          <table:table-cell office:value-type="float" office:value="201325" calcext:value-type="float">
            <text:p>201325</text:p>
          </table:table-cell>
          <table:table-cell/>
          <table:table-cell office:value-type="float" office:value="184566" calcext:value-type="float">
            <text:p>184566</text:p>
          </table:table-cell>
          <table:table-cell/>
          <table:table-cell office:value-type="float" office:value="246861" calcext:value-type="float">
            <text:p>246861</text:p>
          </table:table-cell>
          <table:table-cell/>
          <table:table-cell office:value-type="float" office:value="306092" calcext:value-type="float">
            <text:p>306092</text:p>
          </table:table-cell>
          <table:table-cell/>
          <table:table-cell office:value-type="float" office:value="330229" calcext:value-type="float">
            <text:p>33022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4424" calcext:value-type="float">
            <text:p>264424</text:p>
          </table:table-cell>
          <table:table-cell/>
          <table:table-cell office:value-type="float" office:value="211489" calcext:value-type="float">
            <text:p>211489</text:p>
          </table:table-cell>
          <table:table-cell/>
          <table:table-cell office:value-type="float" office:value="182309" calcext:value-type="float">
            <text:p>182309</text:p>
          </table:table-cell>
          <table:table-cell/>
          <table:table-cell office:value-type="float" office:value="216875" calcext:value-type="float">
            <text:p>216875</text:p>
          </table:table-cell>
          <table:table-cell/>
          <table:table-cell office:value-type="float" office:value="285157" calcext:value-type="float">
            <text:p>285157</text:p>
          </table:table-cell>
          <table:table-cell/>
          <table:table-cell office:value-type="float" office:value="249455" calcext:value-type="float">
            <text:p>249455</text:p>
          </table:table-cell>
          <table:table-cell/>
          <table:table-cell office:value-type="float" office:value="254435" calcext:value-type="float">
            <text:p>254435</text:p>
          </table:table-cell>
          <table:table-cell/>
          <table:table-cell office:value-type="float" office:value="330923" calcext:value-type="float">
            <text:p>330923</text:p>
          </table:table-cell>
          <table:table-cell/>
          <table:table-cell office:value-type="float" office:value="215603" calcext:value-type="float">
            <text:p>21560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0032" calcext:value-type="float">
            <text:p>290032</text:p>
          </table:table-cell>
          <table:table-cell/>
          <table:table-cell office:value-type="float" office:value="199011" calcext:value-type="float">
            <text:p>199011</text:p>
          </table:table-cell>
          <table:table-cell/>
          <table:table-cell office:value-type="float" office:value="233005" calcext:value-type="float">
            <text:p>233005</text:p>
          </table:table-cell>
          <table:table-cell/>
          <table:table-cell office:value-type="float" office:value="223971" calcext:value-type="float">
            <text:p>223971</text:p>
          </table:table-cell>
          <table:table-cell/>
          <table:table-cell office:value-type="float" office:value="207335" calcext:value-type="float">
            <text:p>207335</text:p>
          </table:table-cell>
          <table:table-cell/>
          <table:table-cell office:value-type="float" office:value="214355" calcext:value-type="float">
            <text:p>214355</text:p>
          </table:table-cell>
          <table:table-cell/>
          <table:table-cell office:value-type="float" office:value="216694" calcext:value-type="float">
            <text:p>216694</text:p>
          </table:table-cell>
          <table:table-cell/>
          <table:table-cell office:value-type="float" office:value="237705" calcext:value-type="float">
            <text:p>237705</text:p>
          </table:table-cell>
          <table:table-cell/>
          <table:table-cell office:value-type="float" office:value="215283" calcext:value-type="float">
            <text:p>21528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8179" calcext:value-type="float">
            <text:p>178179</text:p>
          </table:table-cell>
          <table:table-cell/>
          <table:table-cell office:value-type="float" office:value="171735" calcext:value-type="float">
            <text:p>171735</text:p>
          </table:table-cell>
          <table:table-cell/>
          <table:table-cell office:value-type="float" office:value="168194" calcext:value-type="float">
            <text:p>168194</text:p>
          </table:table-cell>
          <table:table-cell/>
          <table:table-cell office:value-type="float" office:value="156924" calcext:value-type="float">
            <text:p>156924</text:p>
          </table:table-cell>
          <table:table-cell/>
          <table:table-cell office:value-type="float" office:value="170765" calcext:value-type="float">
            <text:p>170765</text:p>
          </table:table-cell>
          <table:table-cell/>
          <table:table-cell office:value-type="float" office:value="172214" calcext:value-type="float">
            <text:p>172214</text:p>
          </table:table-cell>
          <table:table-cell/>
          <table:table-cell office:value-type="float" office:value="152005" calcext:value-type="float">
            <text:p>152005</text:p>
          </table:table-cell>
          <table:table-cell/>
          <table:table-cell office:value-type="float" office:value="152980" calcext:value-type="float">
            <text:p>152980</text:p>
          </table:table-cell>
          <table:table-cell/>
          <table:table-cell office:value-type="float" office:value="181712" calcext:value-type="float">
            <text:p>18171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6203" calcext:value-type="float">
            <text:p>146203</text:p>
          </table:table-cell>
          <table:table-cell/>
          <table:table-cell office:value-type="float" office:value="172664" calcext:value-type="float">
            <text:p>172664</text:p>
          </table:table-cell>
          <table:table-cell/>
          <table:table-cell office:value-type="float" office:value="169437" calcext:value-type="float">
            <text:p>169437</text:p>
          </table:table-cell>
          <table:table-cell/>
          <table:table-cell office:value-type="float" office:value="171199" calcext:value-type="float">
            <text:p>171199</text:p>
          </table:table-cell>
          <table:table-cell/>
          <table:table-cell office:value-type="float" office:value="170869" calcext:value-type="float">
            <text:p>170869</text:p>
          </table:table-cell>
          <table:table-cell/>
          <table:table-cell office:value-type="float" office:value="160284" calcext:value-type="float">
            <text:p>160284</text:p>
          </table:table-cell>
          <table:table-cell/>
          <table:table-cell office:value-type="float" office:value="176244" calcext:value-type="float">
            <text:p>176244</text:p>
          </table:table-cell>
          <table:table-cell/>
          <table:table-cell office:value-type="float" office:value="177848" calcext:value-type="float">
            <text:p>177848</text:p>
          </table:table-cell>
          <table:table-cell/>
          <table:table-cell office:value-type="float" office:value="175031" calcext:value-type="float">
            <text:p>17503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0150" calcext:value-type="float">
            <text:p>150150</text:p>
          </table:table-cell>
          <table:table-cell/>
          <table:table-cell office:value-type="float" office:value="196732" calcext:value-type="float">
            <text:p>196732</text:p>
          </table:table-cell>
          <table:table-cell/>
          <table:table-cell office:value-type="float" office:value="214000" calcext:value-type="float">
            <text:p>214000</text:p>
          </table:table-cell>
          <table:table-cell/>
          <table:table-cell office:value-type="float" office:value="239402" calcext:value-type="float">
            <text:p>239402</text:p>
          </table:table-cell>
          <table:table-cell/>
          <table:table-cell office:value-type="float" office:value="260774" calcext:value-type="float">
            <text:p>260774</text:p>
          </table:table-cell>
          <table:table-cell/>
          <table:table-cell office:value-type="float" office:value="239928" calcext:value-type="float">
            <text:p>239928</text:p>
          </table:table-cell>
          <table:table-cell/>
          <table:table-cell office:value-type="float" office:value="267754" calcext:value-type="float">
            <text:p>267754</text:p>
          </table:table-cell>
          <table:table-cell/>
          <table:table-cell office:value-type="float" office:value="305057" calcext:value-type="float">
            <text:p>305057</text:p>
          </table:table-cell>
          <table:table-cell/>
          <table:table-cell office:value-type="float" office:value="303452" calcext:value-type="float">
            <text:p>30345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1543" calcext:value-type="float">
            <text:p>281543</text:p>
          </table:table-cell>
          <table:table-cell/>
          <table:table-cell office:value-type="float" office:value="296388" calcext:value-type="float">
            <text:p>296388</text:p>
          </table:table-cell>
          <table:table-cell/>
          <table:table-cell office:value-type="float" office:value="318527" calcext:value-type="float">
            <text:p>318527</text:p>
          </table:table-cell>
          <table:table-cell/>
          <table:table-cell office:value-type="float" office:value="318033" calcext:value-type="float">
            <text:p>318033</text:p>
          </table:table-cell>
          <table:table-cell/>
          <table:table-cell office:value-type="float" office:value="286459" calcext:value-type="float">
            <text:p>286459</text:p>
          </table:table-cell>
          <table:table-cell/>
          <table:table-cell office:value-type="float" office:value="318037" calcext:value-type="float">
            <text:p>318037</text:p>
          </table:table-cell>
          <table:table-cell/>
          <table:table-cell office:value-type="float" office:value="321054" calcext:value-type="float">
            <text:p>321054</text:p>
          </table:table-cell>
          <table:table-cell/>
          <table:table-cell office:value-type="float" office:value="321302" calcext:value-type="float">
            <text:p>321302</text:p>
          </table:table-cell>
          <table:table-cell/>
          <table:table-cell office:value-type="float" office:value="323949" calcext:value-type="float">
            <text:p>323949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ad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44261" calcext:value-type="float">
            <text:p>44261</text:p>
          </table:table-cell>
          <table:table-cell office:value-type="float" office:value="80810" calcext:value-type="float">
            <text:p>80810</text:p>
          </table:table-cell>
          <table:table-cell office:value-type="float" office:value="87330" calcext:value-type="float">
            <text:p>87330</text:p>
          </table:table-cell>
          <table:table-cell office:value-type="float" office:value="245190" calcext:value-type="float">
            <text:p>245190</text:p>
          </table:table-cell>
          <table:table-cell office:value-type="float" office:value="369844" calcext:value-type="float">
            <text:p>369844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56812" calcext:value-type="float">
            <text:p>56812</text:p>
          </table:table-cell>
          <table:table-cell office:value-type="float" office:value="70875" calcext:value-type="float">
            <text:p>70875</text:p>
          </table:table-cell>
          <table:table-cell office:value-type="float" office:value="121003" calcext:value-type="float">
            <text:p>121003</text:p>
          </table:table-cell>
          <table:table-cell office:value-type="float" office:value="224181" calcext:value-type="float">
            <text:p>224181</text:p>
          </table:table-cell>
          <table:table-cell office:value-type="float" office:value="349797" calcext:value-type="float">
            <text:p>349797</text:p>
          </table:table-cell>
          <table:table-cell office:value-type="float" office:value="329205" calcext:value-type="float">
            <text:p>329205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64339" calcext:value-type="float">
            <text:p>64339</text:p>
          </table:table-cell>
          <table:table-cell office:value-type="float" office:value="91986" calcext:value-type="float">
            <text:p>91986</text:p>
          </table:table-cell>
          <table:table-cell office:value-type="float" office:value="87014" calcext:value-type="float">
            <text:p>87014</text:p>
          </table:table-cell>
          <table:table-cell office:value-type="float" office:value="176202" calcext:value-type="float">
            <text:p>176202</text:p>
          </table:table-cell>
          <table:table-cell office:value-type="float" office:value="280657" calcext:value-type="float">
            <text:p>280657</text:p>
          </table:table-cell>
          <table:table-cell office:value-type="float" office:value="297616" calcext:value-type="float">
            <text:p>297616</text:p>
          </table:table-cell>
          <table:table-cell office:value-type="float" office:value="293227" calcext:value-type="float">
            <text:p>293227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38426" calcext:value-type="float">
            <text:p>38426</text:p>
          </table:table-cell>
          <table:table-cell office:value-type="float" office:value="98369" calcext:value-type="float">
            <text:p>98369</text:p>
          </table:table-cell>
          <table:table-cell office:value-type="float" office:value="112129" calcext:value-type="float">
            <text:p>112129</text:p>
          </table:table-cell>
          <table:table-cell office:value-type="float" office:value="171294" calcext:value-type="float">
            <text:p>171294</text:p>
          </table:table-cell>
          <table:table-cell office:value-type="float" office:value="186513" calcext:value-type="float">
            <text:p>186513</text:p>
          </table:table-cell>
          <table:table-cell office:value-type="float" office:value="305308" calcext:value-type="float">
            <text:p>305308</text:p>
          </table:table-cell>
          <table:table-cell office:value-type="float" office:value="616065" calcext:value-type="float">
            <text:p>616065</text:p>
          </table:table-cell>
          <table:table-cell office:value-type="float" office:value="510964" calcext:value-type="float">
            <text:p>510964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34508" calcext:value-type="float">
            <text:p>34508</text:p>
          </table:table-cell>
          <table:table-cell office:value-type="float" office:value="85992" calcext:value-type="float">
            <text:p>85992</text:p>
          </table:table-cell>
          <table:table-cell office:value-type="float" office:value="99960" calcext:value-type="float">
            <text:p>99960</text:p>
          </table:table-cell>
          <table:table-cell office:value-type="float" office:value="203583" calcext:value-type="float">
            <text:p>203583</text:p>
          </table:table-cell>
          <table:table-cell office:value-type="float" office:value="176487" calcext:value-type="float">
            <text:p>176487</text:p>
          </table:table-cell>
          <table:table-cell office:value-type="float" office:value="270893" calcext:value-type="float">
            <text:p>270893</text:p>
          </table:table-cell>
          <table:table-cell office:value-type="float" office:value="283874" calcext:value-type="float">
            <text:p>283874</text:p>
          </table:table-cell>
          <table:table-cell office:value-type="float" office:value="355049" calcext:value-type="float">
            <text:p>355049</text:p>
          </table:table-cell>
          <table:table-cell office:value-type="float" office:value="331176" calcext:value-type="float">
            <text:p>331176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33100" calcext:value-type="float">
            <text:p>33100</text:p>
          </table:table-cell>
          <table:table-cell office:value-type="float" office:value="52751" calcext:value-type="float">
            <text:p>52751</text:p>
          </table:table-cell>
          <table:table-cell office:value-type="float" office:value="89284" calcext:value-type="float">
            <text:p>89284</text:p>
          </table:table-cell>
          <table:table-cell office:value-type="float" office:value="144509" calcext:value-type="float">
            <text:p>144509</text:p>
          </table:table-cell>
          <table:table-cell office:value-type="float" office:value="196225" calcext:value-type="float">
            <text:p>196225</text:p>
          </table:table-cell>
          <table:table-cell office:value-type="float" office:value="543948" calcext:value-type="float">
            <text:p>543948</text:p>
          </table:table-cell>
          <table:table-cell office:value-type="float" office:value="389711" calcext:value-type="float">
            <text:p>389711</text:p>
          </table:table-cell>
          <table:table-cell office:value-type="float" office:value="322980" calcext:value-type="float">
            <text:p>322980</text:p>
          </table:table-cell>
          <table:table-cell office:value-type="float" office:value="304988" calcext:value-type="float">
            <text:p>304988</text:p>
          </table:table-cell>
          <table:table-cell office:value-type="float" office:value="597402" calcext:value-type="float">
            <text:p>597402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40562" calcext:value-type="float">
            <text:p>40562</text:p>
          </table:table-cell>
          <table:table-cell office:value-type="float" office:value="51907" calcext:value-type="float">
            <text:p>51907</text:p>
          </table:table-cell>
          <table:table-cell office:value-type="float" office:value="91343" calcext:value-type="float">
            <text:p>91343</text:p>
          </table:table-cell>
          <table:table-cell office:value-type="float" office:value="147359" calcext:value-type="float">
            <text:p>147359</text:p>
          </table:table-cell>
          <table:table-cell office:value-type="float" office:value="212989" calcext:value-type="float">
            <text:p>212989</text:p>
          </table:table-cell>
          <table:table-cell office:value-type="float" office:value="467100" calcext:value-type="float">
            <text:p>467100</text:p>
          </table:table-cell>
          <table:table-cell office:value-type="float" office:value="343022" calcext:value-type="float">
            <text:p>343022</text:p>
          </table:table-cell>
          <table:table-cell office:value-type="float" office:value="654525" calcext:value-type="float">
            <text:p>654525</text:p>
          </table:table-cell>
          <table:table-cell office:value-type="float" office:value="478164" calcext:value-type="float">
            <text:p>478164</text:p>
          </table:table-cell>
          <table:table-cell office:value-type="float" office:value="935375" calcext:value-type="float">
            <text:p>935375</text:p>
          </table:table-cell>
          <table:table-cell office:value-type="float" office:value="506499" calcext:value-type="float">
            <text:p>506499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44215" calcext:value-type="float">
            <text:p>44215</text:p>
          </table:table-cell>
          <table:table-cell office:value-type="float" office:value="49935" calcext:value-type="float">
            <text:p>49935</text:p>
          </table:table-cell>
          <table:table-cell office:value-type="float" office:value="78650" calcext:value-type="float">
            <text:p>78650</text:p>
          </table:table-cell>
          <table:table-cell office:value-type="float" office:value="129786" calcext:value-type="float">
            <text:p>129786</text:p>
          </table:table-cell>
          <table:table-cell office:value-type="float" office:value="345567" calcext:value-type="float">
            <text:p>345567</text:p>
          </table:table-cell>
          <table:table-cell office:value-type="float" office:value="592084" calcext:value-type="float">
            <text:p>592084</text:p>
          </table:table-cell>
          <table:table-cell office:value-type="float" office:value="781226" calcext:value-type="float">
            <text:p>781226</text:p>
          </table:table-cell>
          <table:table-cell office:value-type="float" office:value="941703" calcext:value-type="float">
            <text:p>941703</text:p>
          </table:table-cell>
          <table:table-cell office:value-type="float" office:value="1000347" calcext:value-type="float">
            <text:p>1000347</text:p>
          </table:table-cell>
          <table:table-cell office:value-type="float" office:value="1176670" calcext:value-type="float">
            <text:p>1176670</text:p>
          </table:table-cell>
          <table:table-cell office:value-type="float" office:value="644481" calcext:value-type="float">
            <text:p>644481</text:p>
          </table:table-cell>
          <table:table-cell office:value-type="float" office:value="717654" calcext:value-type="float">
            <text:p>717654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61892" calcext:value-type="float">
            <text:p>61892</text:p>
          </table:table-cell>
          <table:table-cell office:value-type="float" office:value="64366" calcext:value-type="float">
            <text:p>64366</text:p>
          </table:table-cell>
          <table:table-cell office:value-type="float" office:value="73357" calcext:value-type="float">
            <text:p>73357</text:p>
          </table:table-cell>
          <table:table-cell office:value-type="float" office:value="122206" calcext:value-type="float">
            <text:p>122206</text:p>
          </table:table-cell>
          <table:table-cell office:value-type="float" office:value="398704" calcext:value-type="float">
            <text:p>398704</text:p>
          </table:table-cell>
          <table:table-cell office:value-type="float" office:value="851428" calcext:value-type="float">
            <text:p>851428</text:p>
          </table:table-cell>
          <table:table-cell office:value-type="float" office:value="1042439" calcext:value-type="float">
            <text:p>1042439</text:p>
          </table:table-cell>
          <table:table-cell office:value-type="float" office:value="1094820" calcext:value-type="float">
            <text:p>1094820</text:p>
          </table:table-cell>
          <table:table-cell office:value-type="float" office:value="954280" calcext:value-type="float">
            <text:p>954280</text:p>
          </table:table-cell>
          <table:table-cell office:value-type="float" office:value="886911" calcext:value-type="float">
            <text:p>886911</text:p>
          </table:table-cell>
          <table:table-cell office:value-type="float" office:value="884866" calcext:value-type="float">
            <text:p>884866</text:p>
          </table:table-cell>
          <table:table-cell office:value-type="float" office:value="1377149" calcext:value-type="float">
            <text:p>1377149</text:p>
          </table:table-cell>
          <table:table-cell office:value-type="float" office:value="1162573" calcext:value-type="float">
            <text:p>1162573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7383" calcext:value-type="float">
            <text:p>567383</text:p>
          </table:table-cell>
          <table:table-cell office:value-type="float" office:value="786426" calcext:value-type="float">
            <text:p>786426</text:p>
          </table:table-cell>
          <table:table-cell office:value-type="float" office:value="962863" calcext:value-type="float">
            <text:p>962863</text:p>
          </table:table-cell>
          <table:table-cell office:value-type="float" office:value="1325187" calcext:value-type="float">
            <text:p>1325187</text:p>
          </table:table-cell>
          <table:table-cell office:value-type="float" office:value="1002232" calcext:value-type="float">
            <text:p>1002232</text:p>
          </table:table-cell>
          <table:table-cell office:value-type="float" office:value="1094967" calcext:value-type="float">
            <text:p>1094967</text:p>
          </table:table-cell>
          <table:table-cell office:value-type="float" office:value="1088859" calcext:value-type="float">
            <text:p>1088859</text:p>
          </table:table-cell>
          <table:table-cell office:value-type="float" office:value="1379177" calcext:value-type="float">
            <text:p>1379177</text:p>
          </table:table-cell>
          <table:table-cell office:value-type="float" office:value="1310142" calcext:value-type="float">
            <text:p>1310142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2530" calcext:value-type="float">
            <text:p>172530</text:p>
          </table:table-cell>
          <table:table-cell office:value-type="float" office:value="874550" calcext:value-type="float">
            <text:p>874550</text:p>
          </table:table-cell>
          <table:table-cell office:value-type="float" office:value="1172378" calcext:value-type="float">
            <text:p>1172378</text:p>
          </table:table-cell>
          <table:table-cell office:value-type="float" office:value="1374150" calcext:value-type="float">
            <text:p>1374150</text:p>
          </table:table-cell>
          <table:table-cell office:value-type="float" office:value="1087859" calcext:value-type="float">
            <text:p>1087859</text:p>
          </table:table-cell>
          <table:table-cell office:value-type="float" office:value="1236057" calcext:value-type="float">
            <text:p>1236057</text:p>
          </table:table-cell>
          <table:table-cell office:value-type="float" office:value="712115" calcext:value-type="float">
            <text:p>712115</text:p>
          </table:table-cell>
          <table:table-cell office:value-type="float" office:value="1598092" calcext:value-type="float">
            <text:p>1598092</text:p>
          </table:table-cell>
          <table:table-cell office:value-type="float" office:value="1779711" calcext:value-type="float">
            <text:p>1779711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8786" calcext:value-type="float">
            <text:p>578786</text:p>
          </table:table-cell>
          <table:table-cell office:value-type="float" office:value="889528" calcext:value-type="float">
            <text:p>889528</text:p>
          </table:table-cell>
          <table:table-cell office:value-type="float" office:value="1227013" calcext:value-type="float">
            <text:p>1227013</text:p>
          </table:table-cell>
          <table:table-cell office:value-type="float" office:value="591125" calcext:value-type="float">
            <text:p>591125</text:p>
          </table:table-cell>
          <table:table-cell office:value-type="float" office:value="1090448" calcext:value-type="float">
            <text:p>1090448</text:p>
          </table:table-cell>
          <table:table-cell office:value-type="float" office:value="1341205" calcext:value-type="float">
            <text:p>1341205</text:p>
          </table:table-cell>
          <table:table-cell office:value-type="float" office:value="442004" calcext:value-type="float">
            <text:p>442004</text:p>
          </table:table-cell>
          <table:table-cell office:value-type="float" office:value="1652780" calcext:value-type="float">
            <text:p>1652780</text:p>
          </table:table-cell>
          <table:table-cell office:value-type="float" office:value="1628685" calcext:value-type="float">
            <text:p>162868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8197" calcext:value-type="float">
            <text:p>558197</text:p>
          </table:table-cell>
          <table:table-cell office:value-type="float" office:value="149340" calcext:value-type="float">
            <text:p>149340</text:p>
          </table:table-cell>
          <table:table-cell office:value-type="float" office:value="321689" calcext:value-type="float">
            <text:p>321689</text:p>
          </table:table-cell>
          <table:table-cell office:value-type="float" office:value="418171" calcext:value-type="float">
            <text:p>418171</text:p>
          </table:table-cell>
          <table:table-cell office:value-type="float" office:value="602690" calcext:value-type="float">
            <text:p>602690</text:p>
          </table:table-cell>
          <table:table-cell office:value-type="float" office:value="1216778" calcext:value-type="float">
            <text:p>1216778</text:p>
          </table:table-cell>
          <table:table-cell office:value-type="float" office:value="1905144" calcext:value-type="float">
            <text:p>1905144</text:p>
          </table:table-cell>
          <table:table-cell office:value-type="float" office:value="1892040" calcext:value-type="float">
            <text:p>1892040</text:p>
          </table:table-cell>
          <table:table-cell office:value-type="float" office:value="2149302" calcext:value-type="float">
            <text:p>2149302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8734" calcext:value-type="float">
            <text:p>588734</text:p>
          </table:table-cell>
          <table:table-cell office:value-type="float" office:value="952838" calcext:value-type="float">
            <text:p>952838</text:p>
          </table:table-cell>
          <table:table-cell office:value-type="float" office:value="417762" calcext:value-type="float">
            <text:p>417762</text:p>
          </table:table-cell>
          <table:table-cell office:value-type="float" office:value="333271" calcext:value-type="float">
            <text:p>33327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560585" calcext:value-type="float">
            <text:p>1560585</text:p>
          </table:table-cell>
          <table:table-cell office:value-type="float" office:value="2034475" calcext:value-type="float">
            <text:p>2034475</text:p>
          </table:table-cell>
          <table:table-cell office:value-type="float" office:value="2188107" calcext:value-type="float">
            <text:p>2188107</text:p>
          </table:table-cell>
          <table:table-cell office:value-type="float" office:value="180240" calcext:value-type="float">
            <text:p>180240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3878" calcext:value-type="float">
            <text:p>353878</text:p>
          </table:table-cell>
          <table:table-cell office:value-type="float" office:value="245293" calcext:value-type="float">
            <text:p>245293</text:p>
          </table:table-cell>
          <table:table-cell office:value-type="float" office:value="620459" calcext:value-type="float">
            <text:p>620459</text:p>
          </table:table-cell>
          <table:table-cell office:value-type="float" office:value="428948" calcext:value-type="float">
            <text:p>428948</text:p>
          </table:table-cell>
          <table:table-cell office:value-type="float" office:value="1369577" calcext:value-type="float">
            <text:p>1369577</text:p>
          </table:table-cell>
          <table:table-cell office:value-type="float" office:value="495512" calcext:value-type="float">
            <text:p>495512</text:p>
          </table:table-cell>
          <table:table-cell office:value-type="float" office:value="1153402" calcext:value-type="float">
            <text:p>1153402</text:p>
          </table:table-cell>
          <table:table-cell office:value-type="float" office:value="460629" calcext:value-type="float">
            <text:p>460629</text:p>
          </table:table-cell>
          <table:table-cell office:value-type="float" office:value="274784" calcext:value-type="float">
            <text:p>274784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1308" calcext:value-type="float">
            <text:p>581308</text:p>
          </table:table-cell>
          <table:table-cell office:value-type="float" office:value="669683" calcext:value-type="float">
            <text:p>669683</text:p>
          </table:table-cell>
          <table:table-cell office:value-type="float" office:value="725298" calcext:value-type="float">
            <text:p>725298</text:p>
          </table:table-cell>
          <table:table-cell office:value-type="float" office:value="1545423" calcext:value-type="float">
            <text:p>1545423</text:p>
          </table:table-cell>
          <table:table-cell office:value-type="float" office:value="1351594" calcext:value-type="float">
            <text:p>1351594</text:p>
          </table:table-cell>
          <table:table-cell office:value-type="float" office:value="966913" calcext:value-type="float">
            <text:p>966913</text:p>
          </table:table-cell>
          <table:table-cell office:value-type="float" office:value="1257465" calcext:value-type="float">
            <text:p>1257465</text:p>
          </table:table-cell>
          <table:table-cell office:value-type="float" office:value="2299557" calcext:value-type="float">
            <text:p>2299557</text:p>
          </table:table-cell>
          <table:table-cell office:value-type="float" office:value="2356948" calcext:value-type="float">
            <text:p>235694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8153" calcext:value-type="float">
            <text:p>518153</text:p>
          </table:table-cell>
          <table:table-cell office:value-type="float" office:value="909246" calcext:value-type="float">
            <text:p>909246</text:p>
          </table:table-cell>
          <table:table-cell office:value-type="float" office:value="1257518" calcext:value-type="float">
            <text:p>1257518</text:p>
          </table:table-cell>
          <table:table-cell office:value-type="float" office:value="1573378" calcext:value-type="float">
            <text:p>1573378</text:p>
          </table:table-cell>
          <table:table-cell office:value-type="float" office:value="1415867" calcext:value-type="float">
            <text:p>1415867</text:p>
          </table:table-cell>
          <table:table-cell office:value-type="float" office:value="1710158" calcext:value-type="float">
            <text:p>1710158</text:p>
          </table:table-cell>
          <table:table-cell office:value-type="float" office:value="2128224" calcext:value-type="float">
            <text:p>2128224</text:p>
          </table:table-cell>
          <table:table-cell office:value-type="float" office:value="2271032" calcext:value-type="float">
            <text:p>2271032</text:p>
          </table:table-cell>
          <table:table-cell office:value-type="float" office:value="2390749" calcext:value-type="float">
            <text:p>2390749</text:p>
          </table:table-cell>
          <table:table-cell table:number-columns-repeated="64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Read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64920" calcext:value-type="float">
            <text:p>64920</text:p>
          </table:table-cell>
          <table:table-cell/>
          <table:table-cell office:value-type="float" office:value="103212" calcext:value-type="float">
            <text:p>103212</text:p>
          </table:table-cell>
          <table:table-cell/>
          <table:table-cell office:value-type="float" office:value="90024" calcext:value-type="float">
            <text:p>90024</text:p>
          </table:table-cell>
          <table:table-cell/>
          <table:table-cell office:value-type="float" office:value="303383" calcext:value-type="float">
            <text:p>303383</text:p>
          </table:table-cell>
          <table:table-cell/>
          <table:table-cell office:value-type="float" office:value="374488" calcext:value-type="float">
            <text:p>374488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70448" calcext:value-type="float">
            <text:p>70448</text:p>
          </table:table-cell>
          <table:table-cell/>
          <table:table-cell office:value-type="float" office:value="70098" calcext:value-type="float">
            <text:p>70098</text:p>
          </table:table-cell>
          <table:table-cell/>
          <table:table-cell office:value-type="float" office:value="135614" calcext:value-type="float">
            <text:p>135614</text:p>
          </table:table-cell>
          <table:table-cell/>
          <table:table-cell office:value-type="float" office:value="291017" calcext:value-type="float">
            <text:p>291017</text:p>
          </table:table-cell>
          <table:table-cell/>
          <table:table-cell office:value-type="float" office:value="359398" calcext:value-type="float">
            <text:p>359398</text:p>
          </table:table-cell>
          <table:table-cell/>
          <table:table-cell office:value-type="float" office:value="330625" calcext:value-type="float">
            <text:p>330625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51036" calcext:value-type="float">
            <text:p>51036</text:p>
          </table:table-cell>
          <table:table-cell/>
          <table:table-cell office:value-type="float" office:value="93975" calcext:value-type="float">
            <text:p>93975</text:p>
          </table:table-cell>
          <table:table-cell/>
          <table:table-cell office:value-type="float" office:value="86197" calcext:value-type="float">
            <text:p>86197</text:p>
          </table:table-cell>
          <table:table-cell/>
          <table:table-cell office:value-type="float" office:value="181167" calcext:value-type="float">
            <text:p>181167</text:p>
          </table:table-cell>
          <table:table-cell/>
          <table:table-cell office:value-type="float" office:value="280951" calcext:value-type="float">
            <text:p>280951</text:p>
          </table:table-cell>
          <table:table-cell/>
          <table:table-cell office:value-type="float" office:value="446684" calcext:value-type="float">
            <text:p>446684</text:p>
          </table:table-cell>
          <table:table-cell/>
          <table:table-cell office:value-type="float" office:value="298029" calcext:value-type="float">
            <text:p>298029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36610" calcext:value-type="float">
            <text:p>36610</text:p>
          </table:table-cell>
          <table:table-cell/>
          <table:table-cell office:value-type="float" office:value="124392" calcext:value-type="float">
            <text:p>124392</text:p>
          </table:table-cell>
          <table:table-cell/>
          <table:table-cell office:value-type="float" office:value="102014" calcext:value-type="float">
            <text:p>102014</text:p>
          </table:table-cell>
          <table:table-cell/>
          <table:table-cell office:value-type="float" office:value="172963" calcext:value-type="float">
            <text:p>172963</text:p>
          </table:table-cell>
          <table:table-cell/>
          <table:table-cell office:value-type="float" office:value="182674" calcext:value-type="float">
            <text:p>182674</text:p>
          </table:table-cell>
          <table:table-cell/>
          <table:table-cell office:value-type="float" office:value="314520" calcext:value-type="float">
            <text:p>314520</text:p>
          </table:table-cell>
          <table:table-cell/>
          <table:table-cell office:value-type="float" office:value="629058" calcext:value-type="float">
            <text:p>629058</text:p>
          </table:table-cell>
          <table:table-cell/>
          <table:table-cell office:value-type="float" office:value="505432" calcext:value-type="float">
            <text:p>50543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33945" calcext:value-type="float">
            <text:p>33945</text:p>
          </table:table-cell>
          <table:table-cell/>
          <table:table-cell office:value-type="float" office:value="84971" calcext:value-type="float">
            <text:p>84971</text:p>
          </table:table-cell>
          <table:table-cell/>
          <table:table-cell office:value-type="float" office:value="96276" calcext:value-type="float">
            <text:p>96276</text:p>
          </table:table-cell>
          <table:table-cell/>
          <table:table-cell office:value-type="float" office:value="183484" calcext:value-type="float">
            <text:p>183484</text:p>
          </table:table-cell>
          <table:table-cell/>
          <table:table-cell office:value-type="float" office:value="181147" calcext:value-type="float">
            <text:p>181147</text:p>
          </table:table-cell>
          <table:table-cell/>
          <table:table-cell office:value-type="float" office:value="274529" calcext:value-type="float">
            <text:p>274529</text:p>
          </table:table-cell>
          <table:table-cell/>
          <table:table-cell office:value-type="float" office:value="304568" calcext:value-type="float">
            <text:p>304568</text:p>
          </table:table-cell>
          <table:table-cell/>
          <table:table-cell office:value-type="float" office:value="359808" calcext:value-type="float">
            <text:p>359808</text:p>
          </table:table-cell>
          <table:table-cell/>
          <table:table-cell office:value-type="float" office:value="318315" calcext:value-type="float">
            <text:p>31831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32866" calcext:value-type="float">
            <text:p>32866</text:p>
          </table:table-cell>
          <table:table-cell/>
          <table:table-cell office:value-type="float" office:value="50916" calcext:value-type="float">
            <text:p>50916</text:p>
          </table:table-cell>
          <table:table-cell/>
          <table:table-cell office:value-type="float" office:value="87409" calcext:value-type="float">
            <text:p>87409</text:p>
          </table:table-cell>
          <table:table-cell/>
          <table:table-cell office:value-type="float" office:value="134276" calcext:value-type="float">
            <text:p>134276</text:p>
          </table:table-cell>
          <table:table-cell/>
          <table:table-cell office:value-type="float" office:value="195662" calcext:value-type="float">
            <text:p>195662</text:p>
          </table:table-cell>
          <table:table-cell/>
          <table:table-cell office:value-type="float" office:value="535571" calcext:value-type="float">
            <text:p>535571</text:p>
          </table:table-cell>
          <table:table-cell/>
          <table:table-cell office:value-type="float" office:value="384099" calcext:value-type="float">
            <text:p>384099</text:p>
          </table:table-cell>
          <table:table-cell/>
          <table:table-cell office:value-type="float" office:value="326268" calcext:value-type="float">
            <text:p>326268</text:p>
          </table:table-cell>
          <table:table-cell/>
          <table:table-cell office:value-type="float" office:value="303094" calcext:value-type="float">
            <text:p>303094</text:p>
          </table:table-cell>
          <table:table-cell/>
          <table:table-cell office:value-type="float" office:value="607543" calcext:value-type="float">
            <text:p>607543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40394" calcext:value-type="float">
            <text:p>40394</text:p>
          </table:table-cell>
          <table:table-cell/>
          <table:table-cell office:value-type="float" office:value="55654" calcext:value-type="float">
            <text:p>55654</text:p>
          </table:table-cell>
          <table:table-cell/>
          <table:table-cell office:value-type="float" office:value="89163" calcext:value-type="float">
            <text:p>89163</text:p>
          </table:table-cell>
          <table:table-cell/>
          <table:table-cell office:value-type="float" office:value="145377" calcext:value-type="float">
            <text:p>145377</text:p>
          </table:table-cell>
          <table:table-cell/>
          <table:table-cell office:value-type="float" office:value="205634" calcext:value-type="float">
            <text:p>205634</text:p>
          </table:table-cell>
          <table:table-cell/>
          <table:table-cell office:value-type="float" office:value="486464" calcext:value-type="float">
            <text:p>486464</text:p>
          </table:table-cell>
          <table:table-cell/>
          <table:table-cell office:value-type="float" office:value="346593" calcext:value-type="float">
            <text:p>346593</text:p>
          </table:table-cell>
          <table:table-cell/>
          <table:table-cell office:value-type="float" office:value="649944" calcext:value-type="float">
            <text:p>649944</text:p>
          </table:table-cell>
          <table:table-cell/>
          <table:table-cell office:value-type="float" office:value="477327" calcext:value-type="float">
            <text:p>477327</text:p>
          </table:table-cell>
          <table:table-cell/>
          <table:table-cell office:value-type="float" office:value="944893" calcext:value-type="float">
            <text:p>944893</text:p>
          </table:table-cell>
          <table:table-cell/>
          <table:table-cell office:value-type="float" office:value="496717" calcext:value-type="float">
            <text:p>496717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44106" calcext:value-type="float">
            <text:p>44106</text:p>
          </table:table-cell>
          <table:table-cell/>
          <table:table-cell office:value-type="float" office:value="47051" calcext:value-type="float">
            <text:p>47051</text:p>
          </table:table-cell>
          <table:table-cell/>
          <table:table-cell office:value-type="float" office:value="76745" calcext:value-type="float">
            <text:p>76745</text:p>
          </table:table-cell>
          <table:table-cell/>
          <table:table-cell office:value-type="float" office:value="133021" calcext:value-type="float">
            <text:p>133021</text:p>
          </table:table-cell>
          <table:table-cell/>
          <table:table-cell office:value-type="float" office:value="338847" calcext:value-type="float">
            <text:p>338847</text:p>
          </table:table-cell>
          <table:table-cell/>
          <table:table-cell office:value-type="float" office:value="641197" calcext:value-type="float">
            <text:p>641197</text:p>
          </table:table-cell>
          <table:table-cell/>
          <table:table-cell office:value-type="float" office:value="802970" calcext:value-type="float">
            <text:p>802970</text:p>
          </table:table-cell>
          <table:table-cell/>
          <table:table-cell office:value-type="float" office:value="976855" calcext:value-type="float">
            <text:p>976855</text:p>
          </table:table-cell>
          <table:table-cell/>
          <table:table-cell office:value-type="float" office:value="1017137" calcext:value-type="float">
            <text:p>1017137</text:p>
          </table:table-cell>
          <table:table-cell/>
          <table:table-cell office:value-type="float" office:value="1214004" calcext:value-type="float">
            <text:p>1214004</text:p>
          </table:table-cell>
          <table:table-cell/>
          <table:table-cell office:value-type="float" office:value="654523" calcext:value-type="float">
            <text:p>654523</text:p>
          </table:table-cell>
          <table:table-cell/>
          <table:table-cell office:value-type="float" office:value="685360" calcext:value-type="float">
            <text:p>685360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63512" calcext:value-type="float">
            <text:p>63512</text:p>
          </table:table-cell>
          <table:table-cell/>
          <table:table-cell office:value-type="float" office:value="63510" calcext:value-type="float">
            <text:p>63510</text:p>
          </table:table-cell>
          <table:table-cell/>
          <table:table-cell office:value-type="float" office:value="71112" calcext:value-type="float">
            <text:p>71112</text:p>
          </table:table-cell>
          <table:table-cell/>
          <table:table-cell office:value-type="float" office:value="124108" calcext:value-type="float">
            <text:p>124108</text:p>
          </table:table-cell>
          <table:table-cell/>
          <table:table-cell office:value-type="float" office:value="398462" calcext:value-type="float">
            <text:p>398462</text:p>
          </table:table-cell>
          <table:table-cell/>
          <table:table-cell office:value-type="float" office:value="852178" calcext:value-type="float">
            <text:p>852178</text:p>
          </table:table-cell>
          <table:table-cell/>
          <table:table-cell office:value-type="float" office:value="1042834" calcext:value-type="float">
            <text:p>1042834</text:p>
          </table:table-cell>
          <table:table-cell/>
          <table:table-cell office:value-type="float" office:value="1095553" calcext:value-type="float">
            <text:p>1095553</text:p>
          </table:table-cell>
          <table:table-cell/>
          <table:table-cell office:value-type="float" office:value="954996" calcext:value-type="float">
            <text:p>954996</text:p>
          </table:table-cell>
          <table:table-cell/>
          <table:table-cell office:value-type="float" office:value="918847" calcext:value-type="float">
            <text:p>918847</text:p>
          </table:table-cell>
          <table:table-cell/>
          <table:table-cell office:value-type="float" office:value="878913" calcext:value-type="float">
            <text:p>878913</text:p>
          </table:table-cell>
          <table:table-cell/>
          <table:table-cell office:value-type="float" office:value="1389793" calcext:value-type="float">
            <text:p>1389793</text:p>
          </table:table-cell>
          <table:table-cell/>
          <table:table-cell office:value-type="float" office:value="1147661" calcext:value-type="float">
            <text:p>114766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4401" calcext:value-type="float">
            <text:p>584401</text:p>
          </table:table-cell>
          <table:table-cell/>
          <table:table-cell office:value-type="float" office:value="764480" calcext:value-type="float">
            <text:p>764480</text:p>
          </table:table-cell>
          <table:table-cell/>
          <table:table-cell office:value-type="float" office:value="966071" calcext:value-type="float">
            <text:p>966071</text:p>
          </table:table-cell>
          <table:table-cell/>
          <table:table-cell office:value-type="float" office:value="1318791" calcext:value-type="float">
            <text:p>1318791</text:p>
          </table:table-cell>
          <table:table-cell/>
          <table:table-cell office:value-type="float" office:value="1005892" calcext:value-type="float">
            <text:p>1005892</text:p>
          </table:table-cell>
          <table:table-cell/>
          <table:table-cell office:value-type="float" office:value="1102264" calcext:value-type="float">
            <text:p>1102264</text:p>
          </table:table-cell>
          <table:table-cell/>
          <table:table-cell office:value-type="float" office:value="1093982" calcext:value-type="float">
            <text:p>1093982</text:p>
          </table:table-cell>
          <table:table-cell/>
          <table:table-cell office:value-type="float" office:value="1378016" calcext:value-type="float">
            <text:p>1378016</text:p>
          </table:table-cell>
          <table:table-cell/>
          <table:table-cell office:value-type="float" office:value="1299956" calcext:value-type="float">
            <text:p>129995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82414" calcext:value-type="float">
            <text:p>482414</text:p>
          </table:table-cell>
          <table:table-cell/>
          <table:table-cell office:value-type="float" office:value="886114" calcext:value-type="float">
            <text:p>886114</text:p>
          </table:table-cell>
          <table:table-cell/>
          <table:table-cell office:value-type="float" office:value="1164052" calcext:value-type="float">
            <text:p>1164052</text:p>
          </table:table-cell>
          <table:table-cell/>
          <table:table-cell office:value-type="float" office:value="1400703" calcext:value-type="float">
            <text:p>1400703</text:p>
          </table:table-cell>
          <table:table-cell/>
          <table:table-cell office:value-type="float" office:value="1107419" calcext:value-type="float">
            <text:p>1107419</text:p>
          </table:table-cell>
          <table:table-cell/>
          <table:table-cell office:value-type="float" office:value="1157474" calcext:value-type="float">
            <text:p>1157474</text:p>
          </table:table-cell>
          <table:table-cell/>
          <table:table-cell office:value-type="float" office:value="805050" calcext:value-type="float">
            <text:p>805050</text:p>
          </table:table-cell>
          <table:table-cell/>
          <table:table-cell office:value-type="float" office:value="1590454" calcext:value-type="float">
            <text:p>1590454</text:p>
          </table:table-cell>
          <table:table-cell/>
          <table:table-cell office:value-type="float" office:value="1774129" calcext:value-type="float">
            <text:p>177412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0663" calcext:value-type="float">
            <text:p>580663</text:p>
          </table:table-cell>
          <table:table-cell/>
          <table:table-cell office:value-type="float" office:value="892476" calcext:value-type="float">
            <text:p>892476</text:p>
          </table:table-cell>
          <table:table-cell/>
          <table:table-cell office:value-type="float" office:value="1254503" calcext:value-type="float">
            <text:p>1254503</text:p>
          </table:table-cell>
          <table:table-cell/>
          <table:table-cell office:value-type="float" office:value="525622" calcext:value-type="float">
            <text:p>525622</text:p>
          </table:table-cell>
          <table:table-cell/>
          <table:table-cell office:value-type="float" office:value="1047118" calcext:value-type="float">
            <text:p>1047118</text:p>
          </table:table-cell>
          <table:table-cell/>
          <table:table-cell office:value-type="float" office:value="1284692" calcext:value-type="float">
            <text:p>1284692</text:p>
          </table:table-cell>
          <table:table-cell/>
          <table:table-cell office:value-type="float" office:value="1387533" calcext:value-type="float">
            <text:p>1387533</text:p>
          </table:table-cell>
          <table:table-cell/>
          <table:table-cell office:value-type="float" office:value="2011357" calcext:value-type="float">
            <text:p>2011357</text:p>
          </table:table-cell>
          <table:table-cell/>
          <table:table-cell office:value-type="float" office:value="1935297" calcext:value-type="float">
            <text:p>193529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57039" calcext:value-type="float">
            <text:p>557039</text:p>
          </table:table-cell>
          <table:table-cell/>
          <table:table-cell office:value-type="float" office:value="637523" calcext:value-type="float">
            <text:p>637523</text:p>
          </table:table-cell>
          <table:table-cell/>
          <table:table-cell office:value-type="float" office:value="1278271" calcext:value-type="float">
            <text:p>1278271</text:p>
          </table:table-cell>
          <table:table-cell/>
          <table:table-cell office:value-type="float" office:value="1574627" calcext:value-type="float">
            <text:p>1574627</text:p>
          </table:table-cell>
          <table:table-cell/>
          <table:table-cell office:value-type="float" office:value="1331558" calcext:value-type="float">
            <text:p>1331558</text:p>
          </table:table-cell>
          <table:table-cell/>
          <table:table-cell office:value-type="float" office:value="1494115" calcext:value-type="float">
            <text:p>1494115</text:p>
          </table:table-cell>
          <table:table-cell/>
          <table:table-cell office:value-type="float" office:value="1935327" calcext:value-type="float">
            <text:p>1935327</text:p>
          </table:table-cell>
          <table:table-cell/>
          <table:table-cell office:value-type="float" office:value="1945019" calcext:value-type="float">
            <text:p>1945019</text:p>
          </table:table-cell>
          <table:table-cell/>
          <table:table-cell office:value-type="float" office:value="2148596" calcext:value-type="float">
            <text:p>214859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0392" calcext:value-type="float">
            <text:p>570392</text:p>
          </table:table-cell>
          <table:table-cell/>
          <table:table-cell office:value-type="float" office:value="946698" calcext:value-type="float">
            <text:p>946698</text:p>
          </table:table-cell>
          <table:table-cell/>
          <table:table-cell office:value-type="float" office:value="1300472" calcext:value-type="float">
            <text:p>1300472</text:p>
          </table:table-cell>
          <table:table-cell/>
          <table:table-cell office:value-type="float" office:value="1547384" calcext:value-type="float">
            <text:p>1547384</text:p>
          </table:table-cell>
          <table:table-cell/>
          <table:table-cell office:value-type="float" office:value="1146807" calcext:value-type="float">
            <text:p>1146807</text:p>
          </table:table-cell>
          <table:table-cell/>
          <table:table-cell office:value-type="float" office:value="1542771" calcext:value-type="float">
            <text:p>1542771</text:p>
          </table:table-cell>
          <table:table-cell/>
          <table:table-cell office:value-type="float" office:value="2039863" calcext:value-type="float">
            <text:p>2039863</text:p>
          </table:table-cell>
          <table:table-cell/>
          <table:table-cell office:value-type="float" office:value="1989155" calcext:value-type="float">
            <text:p>1989155</text:p>
          </table:table-cell>
          <table:table-cell/>
          <table:table-cell office:value-type="float" office:value="1489607" calcext:value-type="float">
            <text:p>148960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93105" calcext:value-type="float">
            <text:p>593105</text:p>
          </table:table-cell>
          <table:table-cell/>
          <table:table-cell office:value-type="float" office:value="942010" calcext:value-type="float">
            <text:p>942010</text:p>
          </table:table-cell>
          <table:table-cell/>
          <table:table-cell office:value-type="float" office:value="1302549" calcext:value-type="float">
            <text:p>1302549</text:p>
          </table:table-cell>
          <table:table-cell/>
          <table:table-cell office:value-type="float" office:value="1580454" calcext:value-type="float">
            <text:p>1580454</text:p>
          </table:table-cell>
          <table:table-cell/>
          <table:table-cell office:value-type="float" office:value="1425848" calcext:value-type="float">
            <text:p>1425848</text:p>
          </table:table-cell>
          <table:table-cell/>
          <table:table-cell office:value-type="float" office:value="1663529" calcext:value-type="float">
            <text:p>1663529</text:p>
          </table:table-cell>
          <table:table-cell/>
          <table:table-cell office:value-type="float" office:value="1965263" calcext:value-type="float">
            <text:p>1965263</text:p>
          </table:table-cell>
          <table:table-cell/>
          <table:table-cell office:value-type="float" office:value="2244738" calcext:value-type="float">
            <text:p>2244738</text:p>
          </table:table-cell>
          <table:table-cell/>
          <table:table-cell office:value-type="float" office:value="2355567" calcext:value-type="float">
            <text:p>235556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0624" calcext:value-type="float">
            <text:p>580624</text:p>
          </table:table-cell>
          <table:table-cell/>
          <table:table-cell office:value-type="float" office:value="903737" calcext:value-type="float">
            <text:p>903737</text:p>
          </table:table-cell>
          <table:table-cell/>
          <table:table-cell office:value-type="float" office:value="1263015" calcext:value-type="float">
            <text:p>1263015</text:p>
          </table:table-cell>
          <table:table-cell/>
          <table:table-cell office:value-type="float" office:value="1557207" calcext:value-type="float">
            <text:p>1557207</text:p>
          </table:table-cell>
          <table:table-cell/>
          <table:table-cell office:value-type="float" office:value="1351504" calcext:value-type="float">
            <text:p>1351504</text:p>
          </table:table-cell>
          <table:table-cell/>
          <table:table-cell office:value-type="float" office:value="1741950" calcext:value-type="float">
            <text:p>1741950</text:p>
          </table:table-cell>
          <table:table-cell/>
          <table:table-cell office:value-type="float" office:value="2071110" calcext:value-type="float">
            <text:p>2071110</text:p>
          </table:table-cell>
          <table:table-cell/>
          <table:table-cell office:value-type="float" office:value="2321473" calcext:value-type="float">
            <text:p>2321473</text:p>
          </table:table-cell>
          <table:table-cell/>
          <table:table-cell office:value-type="float" office:value="2353935" calcext:value-type="float">
            <text:p>235393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0578" calcext:value-type="float">
            <text:p>560578</text:p>
          </table:table-cell>
          <table:table-cell/>
          <table:table-cell office:value-type="float" office:value="911069" calcext:value-type="float">
            <text:p>911069</text:p>
          </table:table-cell>
          <table:table-cell/>
          <table:table-cell office:value-type="float" office:value="1228016" calcext:value-type="float">
            <text:p>1228016</text:p>
          </table:table-cell>
          <table:table-cell/>
          <table:table-cell office:value-type="float" office:value="1578921" calcext:value-type="float">
            <text:p>1578921</text:p>
          </table:table-cell>
          <table:table-cell/>
          <table:table-cell office:value-type="float" office:value="1386309" calcext:value-type="float">
            <text:p>1386309</text:p>
          </table:table-cell>
          <table:table-cell/>
          <table:table-cell office:value-type="float" office:value="1774424" calcext:value-type="float">
            <text:p>1774424</text:p>
          </table:table-cell>
          <table:table-cell/>
          <table:table-cell office:value-type="float" office:value="2138436" calcext:value-type="float">
            <text:p>2138436</text:p>
          </table:table-cell>
          <table:table-cell/>
          <table:table-cell office:value-type="float" office:value="2247977" calcext:value-type="float">
            <text:p>2247977</text:p>
          </table:table-cell>
          <table:table-cell/>
          <table:table-cell office:value-type="float" office:value="2396846" calcext:value-type="float">
            <text:p>2396846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60488" calcext:value-type="float">
            <text:p>60488</text:p>
          </table:table-cell>
          <table:table-cell/>
          <table:table-cell office:value-type="float" office:value="98769" calcext:value-type="float">
            <text:p>98769</text:p>
          </table:table-cell>
          <table:table-cell/>
          <table:table-cell office:value-type="float" office:value="105608" calcext:value-type="float">
            <text:p>105608</text:p>
          </table:table-cell>
          <table:table-cell/>
          <table:table-cell office:value-type="float" office:value="290890" calcext:value-type="float">
            <text:p>290890</text:p>
          </table:table-cell>
          <table:table-cell/>
          <table:table-cell office:value-type="float" office:value="363337" calcext:value-type="float">
            <text:p>363337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43039" calcext:value-type="float">
            <text:p>43039</text:p>
          </table:table-cell>
          <table:table-cell/>
          <table:table-cell office:value-type="float" office:value="66078" calcext:value-type="float">
            <text:p>66078</text:p>
          </table:table-cell>
          <table:table-cell/>
          <table:table-cell office:value-type="float" office:value="155713" calcext:value-type="float">
            <text:p>155713</text:p>
          </table:table-cell>
          <table:table-cell/>
          <table:table-cell office:value-type="float" office:value="281998" calcext:value-type="float">
            <text:p>281998</text:p>
          </table:table-cell>
          <table:table-cell/>
          <table:table-cell office:value-type="float" office:value="307696" calcext:value-type="float">
            <text:p>307696</text:p>
          </table:table-cell>
          <table:table-cell/>
          <table:table-cell office:value-type="float" office:value="329812" calcext:value-type="float">
            <text:p>329812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38665" calcext:value-type="float">
            <text:p>38665</text:p>
          </table:table-cell>
          <table:table-cell/>
          <table:table-cell office:value-type="float" office:value="73666" calcext:value-type="float">
            <text:p>73666</text:p>
          </table:table-cell>
          <table:table-cell/>
          <table:table-cell office:value-type="float" office:value="80023" calcext:value-type="float">
            <text:p>80023</text:p>
          </table:table-cell>
          <table:table-cell/>
          <table:table-cell office:value-type="float" office:value="187953" calcext:value-type="float">
            <text:p>187953</text:p>
          </table:table-cell>
          <table:table-cell/>
          <table:table-cell office:value-type="float" office:value="260124" calcext:value-type="float">
            <text:p>260124</text:p>
          </table:table-cell>
          <table:table-cell/>
          <table:table-cell office:value-type="float" office:value="465466" calcext:value-type="float">
            <text:p>465466</text:p>
          </table:table-cell>
          <table:table-cell/>
          <table:table-cell office:value-type="float" office:value="294918" calcext:value-type="float">
            <text:p>294918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32719" calcext:value-type="float">
            <text:p>32719</text:p>
          </table:table-cell>
          <table:table-cell/>
          <table:table-cell office:value-type="float" office:value="68605" calcext:value-type="float">
            <text:p>68605</text:p>
          </table:table-cell>
          <table:table-cell/>
          <table:table-cell office:value-type="float" office:value="87339" calcext:value-type="float">
            <text:p>87339</text:p>
          </table:table-cell>
          <table:table-cell/>
          <table:table-cell office:value-type="float" office:value="164724" calcext:value-type="float">
            <text:p>164724</text:p>
          </table:table-cell>
          <table:table-cell/>
          <table:table-cell office:value-type="float" office:value="182985" calcext:value-type="float">
            <text:p>182985</text:p>
          </table:table-cell>
          <table:table-cell/>
          <table:table-cell office:value-type="float" office:value="308245" calcext:value-type="float">
            <text:p>308245</text:p>
          </table:table-cell>
          <table:table-cell/>
          <table:table-cell office:value-type="float" office:value="693899" calcext:value-type="float">
            <text:p>693899</text:p>
          </table:table-cell>
          <table:table-cell/>
          <table:table-cell office:value-type="float" office:value="504956" calcext:value-type="float">
            <text:p>50495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28329" calcext:value-type="float">
            <text:p>28329</text:p>
          </table:table-cell>
          <table:table-cell/>
          <table:table-cell office:value-type="float" office:value="57385" calcext:value-type="float">
            <text:p>57385</text:p>
          </table:table-cell>
          <table:table-cell/>
          <table:table-cell office:value-type="float" office:value="82895" calcext:value-type="float">
            <text:p>82895</text:p>
          </table:table-cell>
          <table:table-cell/>
          <table:table-cell office:value-type="float" office:value="184572" calcext:value-type="float">
            <text:p>184572</text:p>
          </table:table-cell>
          <table:table-cell/>
          <table:table-cell office:value-type="float" office:value="175463" calcext:value-type="float">
            <text:p>175463</text:p>
          </table:table-cell>
          <table:table-cell/>
          <table:table-cell office:value-type="float" office:value="255610" calcext:value-type="float">
            <text:p>255610</text:p>
          </table:table-cell>
          <table:table-cell/>
          <table:table-cell office:value-type="float" office:value="293315" calcext:value-type="float">
            <text:p>293315</text:p>
          </table:table-cell>
          <table:table-cell/>
          <table:table-cell office:value-type="float" office:value="365069" calcext:value-type="float">
            <text:p>365069</text:p>
          </table:table-cell>
          <table:table-cell/>
          <table:table-cell office:value-type="float" office:value="298805" calcext:value-type="float">
            <text:p>29880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7692" calcext:value-type="float">
            <text:p>27692</text:p>
          </table:table-cell>
          <table:table-cell/>
          <table:table-cell office:value-type="float" office:value="57360" calcext:value-type="float">
            <text:p>57360</text:p>
          </table:table-cell>
          <table:table-cell/>
          <table:table-cell office:value-type="float" office:value="90184" calcext:value-type="float">
            <text:p>90184</text:p>
          </table:table-cell>
          <table:table-cell/>
          <table:table-cell office:value-type="float" office:value="144468" calcext:value-type="float">
            <text:p>144468</text:p>
          </table:table-cell>
          <table:table-cell/>
          <table:table-cell office:value-type="float" office:value="178957" calcext:value-type="float">
            <text:p>178957</text:p>
          </table:table-cell>
          <table:table-cell/>
          <table:table-cell office:value-type="float" office:value="490774" calcext:value-type="float">
            <text:p>490774</text:p>
          </table:table-cell>
          <table:table-cell/>
          <table:table-cell office:value-type="float" office:value="382168" calcext:value-type="float">
            <text:p>382168</text:p>
          </table:table-cell>
          <table:table-cell/>
          <table:table-cell office:value-type="float" office:value="337670" calcext:value-type="float">
            <text:p>337670</text:p>
          </table:table-cell>
          <table:table-cell/>
          <table:table-cell office:value-type="float" office:value="293404" calcext:value-type="float">
            <text:p>293404</text:p>
          </table:table-cell>
          <table:table-cell/>
          <table:table-cell office:value-type="float" office:value="612263" calcext:value-type="float">
            <text:p>612263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9468" calcext:value-type="float">
            <text:p>29468</text:p>
          </table:table-cell>
          <table:table-cell/>
          <table:table-cell office:value-type="float" office:value="55861" calcext:value-type="float">
            <text:p>55861</text:p>
          </table:table-cell>
          <table:table-cell/>
          <table:table-cell office:value-type="float" office:value="89021" calcext:value-type="float">
            <text:p>89021</text:p>
          </table:table-cell>
          <table:table-cell/>
          <table:table-cell office:value-type="float" office:value="164149" calcext:value-type="float">
            <text:p>164149</text:p>
          </table:table-cell>
          <table:table-cell/>
          <table:table-cell office:value-type="float" office:value="202832" calcext:value-type="float">
            <text:p>202832</text:p>
          </table:table-cell>
          <table:table-cell/>
          <table:table-cell office:value-type="float" office:value="390089" calcext:value-type="float">
            <text:p>390089</text:p>
          </table:table-cell>
          <table:table-cell/>
          <table:table-cell office:value-type="float" office:value="336228" calcext:value-type="float">
            <text:p>336228</text:p>
          </table:table-cell>
          <table:table-cell/>
          <table:table-cell office:value-type="float" office:value="591984" calcext:value-type="float">
            <text:p>591984</text:p>
          </table:table-cell>
          <table:table-cell/>
          <table:table-cell office:value-type="float" office:value="466352" calcext:value-type="float">
            <text:p>466352</text:p>
          </table:table-cell>
          <table:table-cell/>
          <table:table-cell office:value-type="float" office:value="970844" calcext:value-type="float">
            <text:p>970844</text:p>
          </table:table-cell>
          <table:table-cell/>
          <table:table-cell office:value-type="float" office:value="497033" calcext:value-type="float">
            <text:p>497033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2141" calcext:value-type="float">
            <text:p>32141</text:p>
          </table:table-cell>
          <table:table-cell/>
          <table:table-cell office:value-type="float" office:value="55728" calcext:value-type="float">
            <text:p>55728</text:p>
          </table:table-cell>
          <table:table-cell/>
          <table:table-cell office:value-type="float" office:value="94074" calcext:value-type="float">
            <text:p>94074</text:p>
          </table:table-cell>
          <table:table-cell/>
          <table:table-cell office:value-type="float" office:value="161415" calcext:value-type="float">
            <text:p>161415</text:p>
          </table:table-cell>
          <table:table-cell/>
          <table:table-cell office:value-type="float" office:value="285188" calcext:value-type="float">
            <text:p>285188</text:p>
          </table:table-cell>
          <table:table-cell/>
          <table:table-cell office:value-type="float" office:value="455845" calcext:value-type="float">
            <text:p>455845</text:p>
          </table:table-cell>
          <table:table-cell/>
          <table:table-cell office:value-type="float" office:value="544935" calcext:value-type="float">
            <text:p>544935</text:p>
          </table:table-cell>
          <table:table-cell/>
          <table:table-cell office:value-type="float" office:value="690373" calcext:value-type="float">
            <text:p>690373</text:p>
          </table:table-cell>
          <table:table-cell/>
          <table:table-cell office:value-type="float" office:value="946606" calcext:value-type="float">
            <text:p>946606</text:p>
          </table:table-cell>
          <table:table-cell/>
          <table:table-cell office:value-type="float" office:value="1164626" calcext:value-type="float">
            <text:p>1164626</text:p>
          </table:table-cell>
          <table:table-cell/>
          <table:table-cell office:value-type="float" office:value="621447" calcext:value-type="float">
            <text:p>621447</text:p>
          </table:table-cell>
          <table:table-cell/>
          <table:table-cell office:value-type="float" office:value="716144" calcext:value-type="float">
            <text:p>71614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31365" calcext:value-type="float">
            <text:p>31365</text:p>
          </table:table-cell>
          <table:table-cell/>
          <table:table-cell office:value-type="float" office:value="54910" calcext:value-type="float">
            <text:p>54910</text:p>
          </table:table-cell>
          <table:table-cell/>
          <table:table-cell office:value-type="float" office:value="95223" calcext:value-type="float">
            <text:p>95223</text:p>
          </table:table-cell>
          <table:table-cell/>
          <table:table-cell office:value-type="float" office:value="165394" calcext:value-type="float">
            <text:p>165394</text:p>
          </table:table-cell>
          <table:table-cell/>
          <table:table-cell office:value-type="float" office:value="292445" calcext:value-type="float">
            <text:p>292445</text:p>
          </table:table-cell>
          <table:table-cell/>
          <table:table-cell office:value-type="float" office:value="507511" calcext:value-type="float">
            <text:p>507511</text:p>
          </table:table-cell>
          <table:table-cell/>
          <table:table-cell office:value-type="float" office:value="566642" calcext:value-type="float">
            <text:p>566642</text:p>
          </table:table-cell>
          <table:table-cell/>
          <table:table-cell office:value-type="float" office:value="724347" calcext:value-type="float">
            <text:p>724347</text:p>
          </table:table-cell>
          <table:table-cell/>
          <table:table-cell office:value-type="float" office:value="879352" calcext:value-type="float">
            <text:p>879352</text:p>
          </table:table-cell>
          <table:table-cell/>
          <table:table-cell office:value-type="float" office:value="866512" calcext:value-type="float">
            <text:p>866512</text:p>
          </table:table-cell>
          <table:table-cell/>
          <table:table-cell office:value-type="float" office:value="865737" calcext:value-type="float">
            <text:p>865737</text:p>
          </table:table-cell>
          <table:table-cell/>
          <table:table-cell office:value-type="float" office:value="1389400" calcext:value-type="float">
            <text:p>1389400</text:p>
          </table:table-cell>
          <table:table-cell/>
          <table:table-cell office:value-type="float" office:value="1133221" calcext:value-type="float">
            <text:p>113322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4760" calcext:value-type="float">
            <text:p>334760</text:p>
          </table:table-cell>
          <table:table-cell/>
          <table:table-cell office:value-type="float" office:value="494379" calcext:value-type="float">
            <text:p>494379</text:p>
          </table:table-cell>
          <table:table-cell/>
          <table:table-cell office:value-type="float" office:value="568472" calcext:value-type="float">
            <text:p>568472</text:p>
          </table:table-cell>
          <table:table-cell/>
          <table:table-cell office:value-type="float" office:value="793569" calcext:value-type="float">
            <text:p>793569</text:p>
          </table:table-cell>
          <table:table-cell/>
          <table:table-cell office:value-type="float" office:value="901009" calcext:value-type="float">
            <text:p>901009</text:p>
          </table:table-cell>
          <table:table-cell/>
          <table:table-cell office:value-type="float" office:value="1045458" calcext:value-type="float">
            <text:p>1045458</text:p>
          </table:table-cell>
          <table:table-cell/>
          <table:table-cell office:value-type="float" office:value="1064685" calcext:value-type="float">
            <text:p>1064685</text:p>
          </table:table-cell>
          <table:table-cell/>
          <table:table-cell office:value-type="float" office:value="1371334" calcext:value-type="float">
            <text:p>1371334</text:p>
          </table:table-cell>
          <table:table-cell/>
          <table:table-cell office:value-type="float" office:value="1310617" calcext:value-type="float">
            <text:p>131061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8271" calcext:value-type="float">
            <text:p>318271</text:p>
          </table:table-cell>
          <table:table-cell/>
          <table:table-cell office:value-type="float" office:value="505165" calcext:value-type="float">
            <text:p>505165</text:p>
          </table:table-cell>
          <table:table-cell/>
          <table:table-cell office:value-type="float" office:value="565233" calcext:value-type="float">
            <text:p>565233</text:p>
          </table:table-cell>
          <table:table-cell/>
          <table:table-cell office:value-type="float" office:value="787077" calcext:value-type="float">
            <text:p>787077</text:p>
          </table:table-cell>
          <table:table-cell/>
          <table:table-cell office:value-type="float" office:value="977302" calcext:value-type="float">
            <text:p>977302</text:p>
          </table:table-cell>
          <table:table-cell/>
          <table:table-cell office:value-type="float" office:value="1076657" calcext:value-type="float">
            <text:p>1076657</text:p>
          </table:table-cell>
          <table:table-cell/>
          <table:table-cell office:value-type="float" office:value="1172253" calcext:value-type="float">
            <text:p>1172253</text:p>
          </table:table-cell>
          <table:table-cell/>
          <table:table-cell office:value-type="float" office:value="1399711" calcext:value-type="float">
            <text:p>1399711</text:p>
          </table:table-cell>
          <table:table-cell/>
          <table:table-cell office:value-type="float" office:value="1524940" calcext:value-type="float">
            <text:p>152494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9673" calcext:value-type="float">
            <text:p>339673</text:p>
          </table:table-cell>
          <table:table-cell/>
          <table:table-cell office:value-type="float" office:value="506398" calcext:value-type="float">
            <text:p>506398</text:p>
          </table:table-cell>
          <table:table-cell/>
          <table:table-cell office:value-type="float" office:value="576122" calcext:value-type="float">
            <text:p>576122</text:p>
          </table:table-cell>
          <table:table-cell/>
          <table:table-cell office:value-type="float" office:value="797304" calcext:value-type="float">
            <text:p>797304</text:p>
          </table:table-cell>
          <table:table-cell/>
          <table:table-cell office:value-type="float" office:value="927706" calcext:value-type="float">
            <text:p>927706</text:p>
          </table:table-cell>
          <table:table-cell/>
          <table:table-cell office:value-type="float" office:value="1180892" calcext:value-type="float">
            <text:p>1180892</text:p>
          </table:table-cell>
          <table:table-cell/>
          <table:table-cell office:value-type="float" office:value="1341261" calcext:value-type="float">
            <text:p>1341261</text:p>
          </table:table-cell>
          <table:table-cell/>
          <table:table-cell office:value-type="float" office:value="1480672" calcext:value-type="float">
            <text:p>1480672</text:p>
          </table:table-cell>
          <table:table-cell/>
          <table:table-cell office:value-type="float" office:value="1540174" calcext:value-type="float">
            <text:p>154017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5329" calcext:value-type="float">
            <text:p>325329</text:p>
          </table:table-cell>
          <table:table-cell/>
          <table:table-cell office:value-type="float" office:value="486680" calcext:value-type="float">
            <text:p>486680</text:p>
          </table:table-cell>
          <table:table-cell/>
          <table:table-cell office:value-type="float" office:value="584543" calcext:value-type="float">
            <text:p>584543</text:p>
          </table:table-cell>
          <table:table-cell/>
          <table:table-cell office:value-type="float" office:value="817345" calcext:value-type="float">
            <text:p>817345</text:p>
          </table:table-cell>
          <table:table-cell/>
          <table:table-cell office:value-type="float" office:value="1000514" calcext:value-type="float">
            <text:p>1000514</text:p>
          </table:table-cell>
          <table:table-cell/>
          <table:table-cell office:value-type="float" office:value="1131633" calcext:value-type="float">
            <text:p>1131633</text:p>
          </table:table-cell>
          <table:table-cell/>
          <table:table-cell office:value-type="float" office:value="1321490" calcext:value-type="float">
            <text:p>1321490</text:p>
          </table:table-cell>
          <table:table-cell/>
          <table:table-cell office:value-type="float" office:value="1447015" calcext:value-type="float">
            <text:p>1447015</text:p>
          </table:table-cell>
          <table:table-cell/>
          <table:table-cell office:value-type="float" office:value="1493050" calcext:value-type="float">
            <text:p>149305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7918" calcext:value-type="float">
            <text:p>327918</text:p>
          </table:table-cell>
          <table:table-cell/>
          <table:table-cell office:value-type="float" office:value="514313" calcext:value-type="float">
            <text:p>514313</text:p>
          </table:table-cell>
          <table:table-cell/>
          <table:table-cell office:value-type="float" office:value="598223" calcext:value-type="float">
            <text:p>598223</text:p>
          </table:table-cell>
          <table:table-cell/>
          <table:table-cell office:value-type="float" office:value="803419" calcext:value-type="float">
            <text:p>803419</text:p>
          </table:table-cell>
          <table:table-cell/>
          <table:table-cell office:value-type="float" office:value="986406" calcext:value-type="float">
            <text:p>986406</text:p>
          </table:table-cell>
          <table:table-cell/>
          <table:table-cell office:value-type="float" office:value="1135211" calcext:value-type="float">
            <text:p>1135211</text:p>
          </table:table-cell>
          <table:table-cell/>
          <table:table-cell office:value-type="float" office:value="1358681" calcext:value-type="float">
            <text:p>1358681</text:p>
          </table:table-cell>
          <table:table-cell/>
          <table:table-cell office:value-type="float" office:value="1447098" calcext:value-type="float">
            <text:p>1447098</text:p>
          </table:table-cell>
          <table:table-cell/>
          <table:table-cell office:value-type="float" office:value="1494145" calcext:value-type="float">
            <text:p>149414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6609" calcext:value-type="float">
            <text:p>336609</text:p>
          </table:table-cell>
          <table:table-cell/>
          <table:table-cell office:value-type="float" office:value="498201" calcext:value-type="float">
            <text:p>498201</text:p>
          </table:table-cell>
          <table:table-cell/>
          <table:table-cell office:value-type="float" office:value="602533" calcext:value-type="float">
            <text:p>602533</text:p>
          </table:table-cell>
          <table:table-cell/>
          <table:table-cell office:value-type="float" office:value="822806" calcext:value-type="float">
            <text:p>822806</text:p>
          </table:table-cell>
          <table:table-cell/>
          <table:table-cell office:value-type="float" office:value="1020306" calcext:value-type="float">
            <text:p>1020306</text:p>
          </table:table-cell>
          <table:table-cell/>
          <table:table-cell office:value-type="float" office:value="1226416" calcext:value-type="float">
            <text:p>1226416</text:p>
          </table:table-cell>
          <table:table-cell/>
          <table:table-cell office:value-type="float" office:value="1373663" calcext:value-type="float">
            <text:p>1373663</text:p>
          </table:table-cell>
          <table:table-cell/>
          <table:table-cell office:value-type="float" office:value="1451453" calcext:value-type="float">
            <text:p>1451453</text:p>
          </table:table-cell>
          <table:table-cell/>
          <table:table-cell office:value-type="float" office:value="1537715" calcext:value-type="float">
            <text:p>153771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8802" calcext:value-type="float">
            <text:p>328802</text:p>
          </table:table-cell>
          <table:table-cell/>
          <table:table-cell office:value-type="float" office:value="502083" calcext:value-type="float">
            <text:p>502083</text:p>
          </table:table-cell>
          <table:table-cell/>
          <table:table-cell office:value-type="float" office:value="576154" calcext:value-type="float">
            <text:p>576154</text:p>
          </table:table-cell>
          <table:table-cell/>
          <table:table-cell office:value-type="float" office:value="819664" calcext:value-type="float">
            <text:p>819664</text:p>
          </table:table-cell>
          <table:table-cell/>
          <table:table-cell office:value-type="float" office:value="1003175" calcext:value-type="float">
            <text:p>1003175</text:p>
          </table:table-cell>
          <table:table-cell/>
          <table:table-cell office:value-type="float" office:value="1200856" calcext:value-type="float">
            <text:p>1200856</text:p>
          </table:table-cell>
          <table:table-cell/>
          <table:table-cell office:value-type="float" office:value="1332484" calcext:value-type="float">
            <text:p>1332484</text:p>
          </table:table-cell>
          <table:table-cell/>
          <table:table-cell office:value-type="float" office:value="1474925" calcext:value-type="float">
            <text:p>1474925</text:p>
          </table:table-cell>
          <table:table-cell/>
          <table:table-cell office:value-type="float" office:value="1527408" calcext:value-type="float">
            <text:p>152740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3319" calcext:value-type="float">
            <text:p>333319</text:p>
          </table:table-cell>
          <table:table-cell/>
          <table:table-cell office:value-type="float" office:value="507643" calcext:value-type="float">
            <text:p>507643</text:p>
          </table:table-cell>
          <table:table-cell/>
          <table:table-cell office:value-type="float" office:value="389697" calcext:value-type="float">
            <text:p>389697</text:p>
          </table:table-cell>
          <table:table-cell/>
          <table:table-cell office:value-type="float" office:value="810368" calcext:value-type="float">
            <text:p>810368</text:p>
          </table:table-cell>
          <table:table-cell/>
          <table:table-cell office:value-type="float" office:value="1017766" calcext:value-type="float">
            <text:p>1017766</text:p>
          </table:table-cell>
          <table:table-cell/>
          <table:table-cell office:value-type="float" office:value="1204706" calcext:value-type="float">
            <text:p>1204706</text:p>
          </table:table-cell>
          <table:table-cell/>
          <table:table-cell office:value-type="float" office:value="1346247" calcext:value-type="float">
            <text:p>1346247</text:p>
          </table:table-cell>
          <table:table-cell/>
          <table:table-cell office:value-type="float" office:value="1461814" calcext:value-type="float">
            <text:p>1461814</text:p>
          </table:table-cell>
          <table:table-cell/>
          <table:table-cell office:value-type="float" office:value="1533263" calcext:value-type="float">
            <text:p>1533263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15964" calcext:value-type="float">
            <text:p>115964</text:p>
          </table:table-cell>
          <table:table-cell/>
          <table:table-cell office:value-type="float" office:value="182882" calcext:value-type="float">
            <text:p>182882</text:p>
          </table:table-cell>
          <table:table-cell/>
          <table:table-cell office:value-type="float" office:value="251154" calcext:value-type="float">
            <text:p>251154</text:p>
          </table:table-cell>
          <table:table-cell/>
          <table:table-cell office:value-type="float" office:value="298990" calcext:value-type="float">
            <text:p>298990</text:p>
          </table:table-cell>
          <table:table-cell/>
          <table:table-cell office:value-type="float" office:value="359444" calcext:value-type="float">
            <text:p>359444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18206" calcext:value-type="float">
            <text:p>118206</text:p>
          </table:table-cell>
          <table:table-cell/>
          <table:table-cell office:value-type="float" office:value="182621" calcext:value-type="float">
            <text:p>182621</text:p>
          </table:table-cell>
          <table:table-cell/>
          <table:table-cell office:value-type="float" office:value="247542" calcext:value-type="float">
            <text:p>247542</text:p>
          </table:table-cell>
          <table:table-cell/>
          <table:table-cell office:value-type="float" office:value="246632" calcext:value-type="float">
            <text:p>246632</text:p>
          </table:table-cell>
          <table:table-cell/>
          <table:table-cell office:value-type="float" office:value="357721" calcext:value-type="float">
            <text:p>357721</text:p>
          </table:table-cell>
          <table:table-cell/>
          <table:table-cell office:value-type="float" office:value="310006" calcext:value-type="float">
            <text:p>310006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12577" calcext:value-type="float">
            <text:p>112577</text:p>
          </table:table-cell>
          <table:table-cell/>
          <table:table-cell office:value-type="float" office:value="182336" calcext:value-type="float">
            <text:p>182336</text:p>
          </table:table-cell>
          <table:table-cell/>
          <table:table-cell office:value-type="float" office:value="252716" calcext:value-type="float">
            <text:p>252716</text:p>
          </table:table-cell>
          <table:table-cell/>
          <table:table-cell office:value-type="float" office:value="310347" calcext:value-type="float">
            <text:p>310347</text:p>
          </table:table-cell>
          <table:table-cell/>
          <table:table-cell office:value-type="float" office:value="354509" calcext:value-type="float">
            <text:p>354509</text:p>
          </table:table-cell>
          <table:table-cell/>
          <table:table-cell office:value-type="float" office:value="351607" calcext:value-type="float">
            <text:p>351607</text:p>
          </table:table-cell>
          <table:table-cell/>
          <table:table-cell office:value-type="float" office:value="352184" calcext:value-type="float">
            <text:p>352184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18489" calcext:value-type="float">
            <text:p>118489</text:p>
          </table:table-cell>
          <table:table-cell/>
          <table:table-cell office:value-type="float" office:value="183376" calcext:value-type="float">
            <text:p>183376</text:p>
          </table:table-cell>
          <table:table-cell/>
          <table:table-cell office:value-type="float" office:value="251821" calcext:value-type="float">
            <text:p>251821</text:p>
          </table:table-cell>
          <table:table-cell/>
          <table:table-cell office:value-type="float" office:value="312007" calcext:value-type="float">
            <text:p>312007</text:p>
          </table:table-cell>
          <table:table-cell/>
          <table:table-cell office:value-type="float" office:value="352809" calcext:value-type="float">
            <text:p>352809</text:p>
          </table:table-cell>
          <table:table-cell/>
          <table:table-cell office:value-type="float" office:value="326523" calcext:value-type="float">
            <text:p>326523</text:p>
          </table:table-cell>
          <table:table-cell/>
          <table:table-cell office:value-type="float" office:value="359062" calcext:value-type="float">
            <text:p>359062</text:p>
          </table:table-cell>
          <table:table-cell/>
          <table:table-cell office:value-type="float" office:value="383218" calcext:value-type="float">
            <text:p>38321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18600" calcext:value-type="float">
            <text:p>118600</text:p>
          </table:table-cell>
          <table:table-cell/>
          <table:table-cell office:value-type="float" office:value="182502" calcext:value-type="float">
            <text:p>182502</text:p>
          </table:table-cell>
          <table:table-cell/>
          <table:table-cell office:value-type="float" office:value="250379" calcext:value-type="float">
            <text:p>250379</text:p>
          </table:table-cell>
          <table:table-cell/>
          <table:table-cell office:value-type="float" office:value="312388" calcext:value-type="float">
            <text:p>312388</text:p>
          </table:table-cell>
          <table:table-cell/>
          <table:table-cell office:value-type="float" office:value="342807" calcext:value-type="float">
            <text:p>342807</text:p>
          </table:table-cell>
          <table:table-cell/>
          <table:table-cell office:value-type="float" office:value="318811" calcext:value-type="float">
            <text:p>318811</text:p>
          </table:table-cell>
          <table:table-cell/>
          <table:table-cell office:value-type="float" office:value="360563" calcext:value-type="float">
            <text:p>360563</text:p>
          </table:table-cell>
          <table:table-cell/>
          <table:table-cell office:value-type="float" office:value="375637" calcext:value-type="float">
            <text:p>375637</text:p>
          </table:table-cell>
          <table:table-cell/>
          <table:table-cell office:value-type="float" office:value="379688" calcext:value-type="float">
            <text:p>379688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17754" calcext:value-type="float">
            <text:p>117754</text:p>
          </table:table-cell>
          <table:table-cell/>
          <table:table-cell office:value-type="float" office:value="182323" calcext:value-type="float">
            <text:p>182323</text:p>
          </table:table-cell>
          <table:table-cell/>
          <table:table-cell office:value-type="float" office:value="224956" calcext:value-type="float">
            <text:p>224956</text:p>
          </table:table-cell>
          <table:table-cell/>
          <table:table-cell office:value-type="float" office:value="310444" calcext:value-type="float">
            <text:p>310444</text:p>
          </table:table-cell>
          <table:table-cell/>
          <table:table-cell office:value-type="float" office:value="330804" calcext:value-type="float">
            <text:p>330804</text:p>
          </table:table-cell>
          <table:table-cell/>
          <table:table-cell office:value-type="float" office:value="324665" calcext:value-type="float">
            <text:p>324665</text:p>
          </table:table-cell>
          <table:table-cell/>
          <table:table-cell office:value-type="float" office:value="362035" calcext:value-type="float">
            <text:p>362035</text:p>
          </table:table-cell>
          <table:table-cell/>
          <table:table-cell office:value-type="float" office:value="397906" calcext:value-type="float">
            <text:p>397906</text:p>
          </table:table-cell>
          <table:table-cell/>
          <table:table-cell office:value-type="float" office:value="378214" calcext:value-type="float">
            <text:p>378214</text:p>
          </table:table-cell>
          <table:table-cell/>
          <table:table-cell office:value-type="float" office:value="392560" calcext:value-type="float">
            <text:p>392560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17346" calcext:value-type="float">
            <text:p>117346</text:p>
          </table:table-cell>
          <table:table-cell/>
          <table:table-cell office:value-type="float" office:value="182052" calcext:value-type="float">
            <text:p>182052</text:p>
          </table:table-cell>
          <table:table-cell/>
          <table:table-cell office:value-type="float" office:value="230785" calcext:value-type="float">
            <text:p>230785</text:p>
          </table:table-cell>
          <table:table-cell/>
          <table:table-cell office:value-type="float" office:value="286012" calcext:value-type="float">
            <text:p>286012</text:p>
          </table:table-cell>
          <table:table-cell/>
          <table:table-cell office:value-type="float" office:value="332358" calcext:value-type="float">
            <text:p>332358</text:p>
          </table:table-cell>
          <table:table-cell/>
          <table:table-cell office:value-type="float" office:value="307972" calcext:value-type="float">
            <text:p>307972</text:p>
          </table:table-cell>
          <table:table-cell/>
          <table:table-cell office:value-type="float" office:value="356985" calcext:value-type="float">
            <text:p>356985</text:p>
          </table:table-cell>
          <table:table-cell/>
          <table:table-cell office:value-type="float" office:value="367556" calcext:value-type="float">
            <text:p>367556</text:p>
          </table:table-cell>
          <table:table-cell/>
          <table:table-cell office:value-type="float" office:value="363542" calcext:value-type="float">
            <text:p>363542</text:p>
          </table:table-cell>
          <table:table-cell/>
          <table:table-cell office:value-type="float" office:value="379574" calcext:value-type="float">
            <text:p>379574</text:p>
          </table:table-cell>
          <table:table-cell/>
          <table:table-cell office:value-type="float" office:value="388730" calcext:value-type="float">
            <text:p>388730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16993" calcext:value-type="float">
            <text:p>116993</text:p>
          </table:table-cell>
          <table:table-cell/>
          <table:table-cell office:value-type="float" office:value="162989" calcext:value-type="float">
            <text:p>162989</text:p>
          </table:table-cell>
          <table:table-cell/>
          <table:table-cell office:value-type="float" office:value="242325" calcext:value-type="float">
            <text:p>242325</text:p>
          </table:table-cell>
          <table:table-cell/>
          <table:table-cell office:value-type="float" office:value="293944" calcext:value-type="float">
            <text:p>293944</text:p>
          </table:table-cell>
          <table:table-cell/>
          <table:table-cell office:value-type="float" office:value="329818" calcext:value-type="float">
            <text:p>329818</text:p>
          </table:table-cell>
          <table:table-cell/>
          <table:table-cell office:value-type="float" office:value="308433" calcext:value-type="float">
            <text:p>308433</text:p>
          </table:table-cell>
          <table:table-cell/>
          <table:table-cell office:value-type="float" office:value="323346" calcext:value-type="float">
            <text:p>323346</text:p>
          </table:table-cell>
          <table:table-cell/>
          <table:table-cell office:value-type="float" office:value="331041" calcext:value-type="float">
            <text:p>331041</text:p>
          </table:table-cell>
          <table:table-cell/>
          <table:table-cell office:value-type="float" office:value="342864" calcext:value-type="float">
            <text:p>342864</text:p>
          </table:table-cell>
          <table:table-cell/>
          <table:table-cell office:value-type="float" office:value="349874" calcext:value-type="float">
            <text:p>349874</text:p>
          </table:table-cell>
          <table:table-cell/>
          <table:table-cell office:value-type="float" office:value="356981" calcext:value-type="float">
            <text:p>356981</text:p>
          </table:table-cell>
          <table:table-cell/>
          <table:table-cell office:value-type="float" office:value="363376" calcext:value-type="float">
            <text:p>36337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99624" calcext:value-type="float">
            <text:p>99624</text:p>
          </table:table-cell>
          <table:table-cell/>
          <table:table-cell office:value-type="float" office:value="153750" calcext:value-type="float">
            <text:p>153750</text:p>
          </table:table-cell>
          <table:table-cell/>
          <table:table-cell office:value-type="float" office:value="207900" calcext:value-type="float">
            <text:p>207900</text:p>
          </table:table-cell>
          <table:table-cell/>
          <table:table-cell office:value-type="float" office:value="256280" calcext:value-type="float">
            <text:p>256280</text:p>
          </table:table-cell>
          <table:table-cell/>
          <table:table-cell office:value-type="float" office:value="285181" calcext:value-type="float">
            <text:p>285181</text:p>
          </table:table-cell>
          <table:table-cell/>
          <table:table-cell office:value-type="float" office:value="269904" calcext:value-type="float">
            <text:p>269904</text:p>
          </table:table-cell>
          <table:table-cell/>
          <table:table-cell office:value-type="float" office:value="288607" calcext:value-type="float">
            <text:p>288607</text:p>
          </table:table-cell>
          <table:table-cell/>
          <table:table-cell office:value-type="float" office:value="291836" calcext:value-type="float">
            <text:p>291836</text:p>
          </table:table-cell>
          <table:table-cell/>
          <table:table-cell office:value-type="float" office:value="285384" calcext:value-type="float">
            <text:p>285384</text:p>
          </table:table-cell>
          <table:table-cell/>
          <table:table-cell office:value-type="float" office:value="291411" calcext:value-type="float">
            <text:p>291411</text:p>
          </table:table-cell>
          <table:table-cell/>
          <table:table-cell office:value-type="float" office:value="293331" calcext:value-type="float">
            <text:p>293331</text:p>
          </table:table-cell>
          <table:table-cell/>
          <table:table-cell office:value-type="float" office:value="292571" calcext:value-type="float">
            <text:p>292571</text:p>
          </table:table-cell>
          <table:table-cell/>
          <table:table-cell office:value-type="float" office:value="288124" calcext:value-type="float">
            <text:p>28812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2125" calcext:value-type="float">
            <text:p>252125</text:p>
          </table:table-cell>
          <table:table-cell/>
          <table:table-cell office:value-type="float" office:value="226565" calcext:value-type="float">
            <text:p>226565</text:p>
          </table:table-cell>
          <table:table-cell/>
          <table:table-cell office:value-type="float" office:value="230039" calcext:value-type="float">
            <text:p>230039</text:p>
          </table:table-cell>
          <table:table-cell/>
          <table:table-cell office:value-type="float" office:value="221537" calcext:value-type="float">
            <text:p>221537</text:p>
          </table:table-cell>
          <table:table-cell/>
          <table:table-cell office:value-type="float" office:value="215239" calcext:value-type="float">
            <text:p>215239</text:p>
          </table:table-cell>
          <table:table-cell/>
          <table:table-cell office:value-type="float" office:value="209427" calcext:value-type="float">
            <text:p>209427</text:p>
          </table:table-cell>
          <table:table-cell/>
          <table:table-cell office:value-type="float" office:value="200736" calcext:value-type="float">
            <text:p>200736</text:p>
          </table:table-cell>
          <table:table-cell/>
          <table:table-cell office:value-type="float" office:value="191302" calcext:value-type="float">
            <text:p>191302</text:p>
          </table:table-cell>
          <table:table-cell/>
          <table:table-cell office:value-type="float" office:value="176032" calcext:value-type="float">
            <text:p>17603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7419" calcext:value-type="float">
            <text:p>267419</text:p>
          </table:table-cell>
          <table:table-cell/>
          <table:table-cell office:value-type="float" office:value="238724" calcext:value-type="float">
            <text:p>238724</text:p>
          </table:table-cell>
          <table:table-cell/>
          <table:table-cell office:value-type="float" office:value="230542" calcext:value-type="float">
            <text:p>230542</text:p>
          </table:table-cell>
          <table:table-cell/>
          <table:table-cell office:value-type="float" office:value="215277" calcext:value-type="float">
            <text:p>215277</text:p>
          </table:table-cell>
          <table:table-cell/>
          <table:table-cell office:value-type="float" office:value="198663" calcext:value-type="float">
            <text:p>198663</text:p>
          </table:table-cell>
          <table:table-cell/>
          <table:table-cell office:value-type="float" office:value="178253" calcext:value-type="float">
            <text:p>178253</text:p>
          </table:table-cell>
          <table:table-cell/>
          <table:table-cell office:value-type="float" office:value="361241" calcext:value-type="float">
            <text:p>361241</text:p>
          </table:table-cell>
          <table:table-cell/>
          <table:table-cell office:value-type="float" office:value="309509" calcext:value-type="float">
            <text:p>309509</text:p>
          </table:table-cell>
          <table:table-cell/>
          <table:table-cell office:value-type="float" office:value="326017" calcext:value-type="float">
            <text:p>32601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3150" calcext:value-type="float">
            <text:p>253150</text:p>
          </table:table-cell>
          <table:table-cell/>
          <table:table-cell office:value-type="float" office:value="204218" calcext:value-type="float">
            <text:p>204218</text:p>
          </table:table-cell>
          <table:table-cell/>
          <table:table-cell office:value-type="float" office:value="172918" calcext:value-type="float">
            <text:p>172918</text:p>
          </table:table-cell>
          <table:table-cell/>
          <table:table-cell office:value-type="float" office:value="312066" calcext:value-type="float">
            <text:p>312066</text:p>
          </table:table-cell>
          <table:table-cell/>
          <table:table-cell office:value-type="float" office:value="278538" calcext:value-type="float">
            <text:p>278538</text:p>
          </table:table-cell>
          <table:table-cell/>
          <table:table-cell office:value-type="float" office:value="241538" calcext:value-type="float">
            <text:p>241538</text:p>
          </table:table-cell>
          <table:table-cell/>
          <table:table-cell office:value-type="float" office:value="355234" calcext:value-type="float">
            <text:p>355234</text:p>
          </table:table-cell>
          <table:table-cell/>
          <table:table-cell office:value-type="float" office:value="322565" calcext:value-type="float">
            <text:p>322565</text:p>
          </table:table-cell>
          <table:table-cell/>
          <table:table-cell office:value-type="float" office:value="355324" calcext:value-type="float">
            <text:p>35532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5279" calcext:value-type="float">
            <text:p>265279</text:p>
          </table:table-cell>
          <table:table-cell/>
          <table:table-cell office:value-type="float" office:value="287711" calcext:value-type="float">
            <text:p>287711</text:p>
          </table:table-cell>
          <table:table-cell/>
          <table:table-cell office:value-type="float" office:value="300597" calcext:value-type="float">
            <text:p>300597</text:p>
          </table:table-cell>
          <table:table-cell/>
          <table:table-cell office:value-type="float" office:value="275017" calcext:value-type="float">
            <text:p>275017</text:p>
          </table:table-cell>
          <table:table-cell/>
          <table:table-cell office:value-type="float" office:value="270695" calcext:value-type="float">
            <text:p>270695</text:p>
          </table:table-cell>
          <table:table-cell/>
          <table:table-cell office:value-type="float" office:value="266650" calcext:value-type="float">
            <text:p>266650</text:p>
          </table:table-cell>
          <table:table-cell/>
          <table:table-cell office:value-type="float" office:value="263403" calcext:value-type="float">
            <text:p>263403</text:p>
          </table:table-cell>
          <table:table-cell/>
          <table:table-cell office:value-type="float" office:value="249394" calcext:value-type="float">
            <text:p>249394</text:p>
          </table:table-cell>
          <table:table-cell/>
          <table:table-cell office:value-type="float" office:value="191023" calcext:value-type="float">
            <text:p>19102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9515" calcext:value-type="float">
            <text:p>189515</text:p>
          </table:table-cell>
          <table:table-cell/>
          <table:table-cell office:value-type="float" office:value="139917" calcext:value-type="float">
            <text:p>139917</text:p>
          </table:table-cell>
          <table:table-cell/>
          <table:table-cell office:value-type="float" office:value="174554" calcext:value-type="float">
            <text:p>174554</text:p>
          </table:table-cell>
          <table:table-cell/>
          <table:table-cell office:value-type="float" office:value="177524" calcext:value-type="float">
            <text:p>177524</text:p>
          </table:table-cell>
          <table:table-cell/>
          <table:table-cell office:value-type="float" office:value="199801" calcext:value-type="float">
            <text:p>199801</text:p>
          </table:table-cell>
          <table:table-cell/>
          <table:table-cell office:value-type="float" office:value="147011" calcext:value-type="float">
            <text:p>147011</text:p>
          </table:table-cell>
          <table:table-cell/>
          <table:table-cell office:value-type="float" office:value="138227" calcext:value-type="float">
            <text:p>138227</text:p>
          </table:table-cell>
          <table:table-cell/>
          <table:table-cell office:value-type="float" office:value="131023" calcext:value-type="float">
            <text:p>131023</text:p>
          </table:table-cell>
          <table:table-cell/>
          <table:table-cell office:value-type="float" office:value="210057" calcext:value-type="float">
            <text:p>21005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0604" calcext:value-type="float">
            <text:p>140604</text:p>
          </table:table-cell>
          <table:table-cell/>
          <table:table-cell office:value-type="float" office:value="191100" calcext:value-type="float">
            <text:p>191100</text:p>
          </table:table-cell>
          <table:table-cell/>
          <table:table-cell office:value-type="float" office:value="173916" calcext:value-type="float">
            <text:p>173916</text:p>
          </table:table-cell>
          <table:table-cell/>
          <table:table-cell office:value-type="float" office:value="204253" calcext:value-type="float">
            <text:p>204253</text:p>
          </table:table-cell>
          <table:table-cell/>
          <table:table-cell office:value-type="float" office:value="175949" calcext:value-type="float">
            <text:p>175949</text:p>
          </table:table-cell>
          <table:table-cell/>
          <table:table-cell office:value-type="float" office:value="180466" calcext:value-type="float">
            <text:p>180466</text:p>
          </table:table-cell>
          <table:table-cell/>
          <table:table-cell office:value-type="float" office:value="216624" calcext:value-type="float">
            <text:p>216624</text:p>
          </table:table-cell>
          <table:table-cell/>
          <table:table-cell office:value-type="float" office:value="200163" calcext:value-type="float">
            <text:p>200163</text:p>
          </table:table-cell>
          <table:table-cell/>
          <table:table-cell office:value-type="float" office:value="198372" calcext:value-type="float">
            <text:p>19837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5779" calcext:value-type="float">
            <text:p>155779</text:p>
          </table:table-cell>
          <table:table-cell/>
          <table:table-cell office:value-type="float" office:value="200488" calcext:value-type="float">
            <text:p>200488</text:p>
          </table:table-cell>
          <table:table-cell/>
          <table:table-cell office:value-type="float" office:value="233802" calcext:value-type="float">
            <text:p>233802</text:p>
          </table:table-cell>
          <table:table-cell/>
          <table:table-cell office:value-type="float" office:value="228247" calcext:value-type="float">
            <text:p>228247</text:p>
          </table:table-cell>
          <table:table-cell/>
          <table:table-cell office:value-type="float" office:value="249396" calcext:value-type="float">
            <text:p>249396</text:p>
          </table:table-cell>
          <table:table-cell/>
          <table:table-cell office:value-type="float" office:value="254408" calcext:value-type="float">
            <text:p>254408</text:p>
          </table:table-cell>
          <table:table-cell/>
          <table:table-cell office:value-type="float" office:value="286388" calcext:value-type="float">
            <text:p>286388</text:p>
          </table:table-cell>
          <table:table-cell/>
          <table:table-cell office:value-type="float" office:value="269138" calcext:value-type="float">
            <text:p>269138</text:p>
          </table:table-cell>
          <table:table-cell/>
          <table:table-cell office:value-type="float" office:value="274431" calcext:value-type="float">
            <text:p>27443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4561" calcext:value-type="float">
            <text:p>244561</text:p>
          </table:table-cell>
          <table:table-cell/>
          <table:table-cell office:value-type="float" office:value="270113" calcext:value-type="float">
            <text:p>270113</text:p>
          </table:table-cell>
          <table:table-cell/>
          <table:table-cell office:value-type="float" office:value="295308" calcext:value-type="float">
            <text:p>295308</text:p>
          </table:table-cell>
          <table:table-cell/>
          <table:table-cell office:value-type="float" office:value="272235" calcext:value-type="float">
            <text:p>272235</text:p>
          </table:table-cell>
          <table:table-cell/>
          <table:table-cell office:value-type="float" office:value="289366" calcext:value-type="float">
            <text:p>289366</text:p>
          </table:table-cell>
          <table:table-cell/>
          <table:table-cell office:value-type="float" office:value="302585" calcext:value-type="float">
            <text:p>302585</text:p>
          </table:table-cell>
          <table:table-cell/>
          <table:table-cell office:value-type="float" office:value="300098" calcext:value-type="float">
            <text:p>300098</text:p>
          </table:table-cell>
          <table:table-cell/>
          <table:table-cell office:value-type="float" office:value="318612" calcext:value-type="float">
            <text:p>318612</text:p>
          </table:table-cell>
          <table:table-cell/>
          <table:table-cell office:value-type="float" office:value="310679" calcext:value-type="float">
            <text:p>310679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Backward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47579" calcext:value-type="float">
            <text:p>47579</text:p>
          </table:table-cell>
          <table:table-cell/>
          <table:table-cell office:value-type="float" office:value="76005" calcext:value-type="float">
            <text:p>76005</text:p>
          </table:table-cell>
          <table:table-cell/>
          <table:table-cell office:value-type="float" office:value="101418" calcext:value-type="float">
            <text:p>101418</text:p>
          </table:table-cell>
          <table:table-cell/>
          <table:table-cell office:value-type="float" office:value="198722" calcext:value-type="float">
            <text:p>198722</text:p>
          </table:table-cell>
          <table:table-cell/>
          <table:table-cell office:value-type="float" office:value="324665" calcext:value-type="float">
            <text:p>324665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44833" calcext:value-type="float">
            <text:p>44833</text:p>
          </table:table-cell>
          <table:table-cell/>
          <table:table-cell office:value-type="float" office:value="67186" calcext:value-type="float">
            <text:p>67186</text:p>
          </table:table-cell>
          <table:table-cell/>
          <table:table-cell office:value-type="float" office:value="75288" calcext:value-type="float">
            <text:p>75288</text:p>
          </table:table-cell>
          <table:table-cell/>
          <table:table-cell office:value-type="float" office:value="202837" calcext:value-type="float">
            <text:p>202837</text:p>
          </table:table-cell>
          <table:table-cell/>
          <table:table-cell office:value-type="float" office:value="301138" calcext:value-type="float">
            <text:p>301138</text:p>
          </table:table-cell>
          <table:table-cell/>
          <table:table-cell office:value-type="float" office:value="325809" calcext:value-type="float">
            <text:p>325809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49354" calcext:value-type="float">
            <text:p>49354</text:p>
          </table:table-cell>
          <table:table-cell/>
          <table:table-cell office:value-type="float" office:value="73228" calcext:value-type="float">
            <text:p>73228</text:p>
          </table:table-cell>
          <table:table-cell/>
          <table:table-cell office:value-type="float" office:value="113722" calcext:value-type="float">
            <text:p>113722</text:p>
          </table:table-cell>
          <table:table-cell/>
          <table:table-cell office:value-type="float" office:value="183803" calcext:value-type="float">
            <text:p>183803</text:p>
          </table:table-cell>
          <table:table-cell/>
          <table:table-cell office:value-type="float" office:value="162446" calcext:value-type="float">
            <text:p>162446</text:p>
          </table:table-cell>
          <table:table-cell/>
          <table:table-cell office:value-type="float" office:value="338633" calcext:value-type="float">
            <text:p>338633</text:p>
          </table:table-cell>
          <table:table-cell/>
          <table:table-cell office:value-type="float" office:value="365242" calcext:value-type="float">
            <text:p>365242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28027" calcext:value-type="float">
            <text:p>28027</text:p>
          </table:table-cell>
          <table:table-cell/>
          <table:table-cell office:value-type="float" office:value="62906" calcext:value-type="float">
            <text:p>62906</text:p>
          </table:table-cell>
          <table:table-cell/>
          <table:table-cell office:value-type="float" office:value="101623" calcext:value-type="float">
            <text:p>101623</text:p>
          </table:table-cell>
          <table:table-cell/>
          <table:table-cell office:value-type="float" office:value="140931" calcext:value-type="float">
            <text:p>140931</text:p>
          </table:table-cell>
          <table:table-cell/>
          <table:table-cell office:value-type="float" office:value="297319" calcext:value-type="float">
            <text:p>297319</text:p>
          </table:table-cell>
          <table:table-cell/>
          <table:table-cell office:value-type="float" office:value="393830" calcext:value-type="float">
            <text:p>393830</text:p>
          </table:table-cell>
          <table:table-cell/>
          <table:table-cell office:value-type="float" office:value="418628" calcext:value-type="float">
            <text:p>418628</text:p>
          </table:table-cell>
          <table:table-cell/>
          <table:table-cell office:value-type="float" office:value="317214" calcext:value-type="float">
            <text:p>31721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34340" calcext:value-type="float">
            <text:p>34340</text:p>
          </table:table-cell>
          <table:table-cell/>
          <table:table-cell office:value-type="float" office:value="60847" calcext:value-type="float">
            <text:p>60847</text:p>
          </table:table-cell>
          <table:table-cell/>
          <table:table-cell office:value-type="float" office:value="84718" calcext:value-type="float">
            <text:p>84718</text:p>
          </table:table-cell>
          <table:table-cell/>
          <table:table-cell office:value-type="float" office:value="160957" calcext:value-type="float">
            <text:p>160957</text:p>
          </table:table-cell>
          <table:table-cell/>
          <table:table-cell office:value-type="float" office:value="212887" calcext:value-type="float">
            <text:p>212887</text:p>
          </table:table-cell>
          <table:table-cell/>
          <table:table-cell office:value-type="float" office:value="215439" calcext:value-type="float">
            <text:p>215439</text:p>
          </table:table-cell>
          <table:table-cell/>
          <table:table-cell office:value-type="float" office:value="296802" calcext:value-type="float">
            <text:p>296802</text:p>
          </table:table-cell>
          <table:table-cell/>
          <table:table-cell office:value-type="float" office:value="619424" calcext:value-type="float">
            <text:p>619424</text:p>
          </table:table-cell>
          <table:table-cell/>
          <table:table-cell office:value-type="float" office:value="344539" calcext:value-type="float">
            <text:p>34453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33128" calcext:value-type="float">
            <text:p>33128</text:p>
          </table:table-cell>
          <table:table-cell/>
          <table:table-cell office:value-type="float" office:value="47763" calcext:value-type="float">
            <text:p>47763</text:p>
          </table:table-cell>
          <table:table-cell/>
          <table:table-cell office:value-type="float" office:value="107608" calcext:value-type="float">
            <text:p>107608</text:p>
          </table:table-cell>
          <table:table-cell/>
          <table:table-cell office:value-type="float" office:value="164922" calcext:value-type="float">
            <text:p>164922</text:p>
          </table:table-cell>
          <table:table-cell/>
          <table:table-cell office:value-type="float" office:value="190545" calcext:value-type="float">
            <text:p>190545</text:p>
          </table:table-cell>
          <table:table-cell/>
          <table:table-cell office:value-type="float" office:value="229005" calcext:value-type="float">
            <text:p>229005</text:p>
          </table:table-cell>
          <table:table-cell/>
          <table:table-cell office:value-type="float" office:value="593440" calcext:value-type="float">
            <text:p>593440</text:p>
          </table:table-cell>
          <table:table-cell/>
          <table:table-cell office:value-type="float" office:value="449904" calcext:value-type="float">
            <text:p>449904</text:p>
          </table:table-cell>
          <table:table-cell/>
          <table:table-cell office:value-type="float" office:value="313629" calcext:value-type="float">
            <text:p>313629</text:p>
          </table:table-cell>
          <table:table-cell/>
          <table:table-cell office:value-type="float" office:value="298367" calcext:value-type="float">
            <text:p>298367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31475" calcext:value-type="float">
            <text:p>31475</text:p>
          </table:table-cell>
          <table:table-cell/>
          <table:table-cell office:value-type="float" office:value="51559" calcext:value-type="float">
            <text:p>51559</text:p>
          </table:table-cell>
          <table:table-cell/>
          <table:table-cell office:value-type="float" office:value="98996" calcext:value-type="float">
            <text:p>98996</text:p>
          </table:table-cell>
          <table:table-cell/>
          <table:table-cell office:value-type="float" office:value="144882" calcext:value-type="float">
            <text:p>144882</text:p>
          </table:table-cell>
          <table:table-cell/>
          <table:table-cell office:value-type="float" office:value="283679" calcext:value-type="float">
            <text:p>283679</text:p>
          </table:table-cell>
          <table:table-cell/>
          <table:table-cell office:value-type="float" office:value="304015" calcext:value-type="float">
            <text:p>304015</text:p>
          </table:table-cell>
          <table:table-cell/>
          <table:table-cell office:value-type="float" office:value="625431" calcext:value-type="float">
            <text:p>625431</text:p>
          </table:table-cell>
          <table:table-cell/>
          <table:table-cell office:value-type="float" office:value="432798" calcext:value-type="float">
            <text:p>432798</text:p>
          </table:table-cell>
          <table:table-cell/>
          <table:table-cell office:value-type="float" office:value="803443" calcext:value-type="float">
            <text:p>803443</text:p>
          </table:table-cell>
          <table:table-cell/>
          <table:table-cell office:value-type="float" office:value="473459" calcext:value-type="float">
            <text:p>473459</text:p>
          </table:table-cell>
          <table:table-cell/>
          <table:table-cell office:value-type="float" office:value="1133027" calcext:value-type="float">
            <text:p>1133027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9428" calcext:value-type="float">
            <text:p>29428</text:p>
          </table:table-cell>
          <table:table-cell/>
          <table:table-cell office:value-type="float" office:value="53416" calcext:value-type="float">
            <text:p>53416</text:p>
          </table:table-cell>
          <table:table-cell/>
          <table:table-cell office:value-type="float" office:value="94967" calcext:value-type="float">
            <text:p>94967</text:p>
          </table:table-cell>
          <table:table-cell/>
          <table:table-cell office:value-type="float" office:value="160885" calcext:value-type="float">
            <text:p>160885</text:p>
          </table:table-cell>
          <table:table-cell/>
          <table:table-cell office:value-type="float" office:value="292217" calcext:value-type="float">
            <text:p>292217</text:p>
          </table:table-cell>
          <table:table-cell/>
          <table:table-cell office:value-type="float" office:value="442878" calcext:value-type="float">
            <text:p>442878</text:p>
          </table:table-cell>
          <table:table-cell/>
          <table:table-cell office:value-type="float" office:value="569833" calcext:value-type="float">
            <text:p>569833</text:p>
          </table:table-cell>
          <table:table-cell/>
          <table:table-cell office:value-type="float" office:value="867608" calcext:value-type="float">
            <text:p>867608</text:p>
          </table:table-cell>
          <table:table-cell/>
          <table:table-cell office:value-type="float" office:value="972680" calcext:value-type="float">
            <text:p>972680</text:p>
          </table:table-cell>
          <table:table-cell/>
          <table:table-cell office:value-type="float" office:value="654211" calcext:value-type="float">
            <text:p>654211</text:p>
          </table:table-cell>
          <table:table-cell/>
          <table:table-cell office:value-type="float" office:value="673023" calcext:value-type="float">
            <text:p>673023</text:p>
          </table:table-cell>
          <table:table-cell/>
          <table:table-cell office:value-type="float" office:value="773053" calcext:value-type="float">
            <text:p>773053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31148" calcext:value-type="float">
            <text:p>31148</text:p>
          </table:table-cell>
          <table:table-cell/>
          <table:table-cell office:value-type="float" office:value="54258" calcext:value-type="float">
            <text:p>54258</text:p>
          </table:table-cell>
          <table:table-cell/>
          <table:table-cell office:value-type="float" office:value="99407" calcext:value-type="float">
            <text:p>99407</text:p>
          </table:table-cell>
          <table:table-cell/>
          <table:table-cell office:value-type="float" office:value="171104" calcext:value-type="float">
            <text:p>171104</text:p>
          </table:table-cell>
          <table:table-cell/>
          <table:table-cell office:value-type="float" office:value="316433" calcext:value-type="float">
            <text:p>316433</text:p>
          </table:table-cell>
          <table:table-cell/>
          <table:table-cell office:value-type="float" office:value="452921" calcext:value-type="float">
            <text:p>452921</text:p>
          </table:table-cell>
          <table:table-cell/>
          <table:table-cell office:value-type="float" office:value="516680" calcext:value-type="float">
            <text:p>516680</text:p>
          </table:table-cell>
          <table:table-cell/>
          <table:table-cell office:value-type="float" office:value="829526" calcext:value-type="float">
            <text:p>829526</text:p>
          </table:table-cell>
          <table:table-cell/>
          <table:table-cell office:value-type="float" office:value="981779" calcext:value-type="float">
            <text:p>981779</text:p>
          </table:table-cell>
          <table:table-cell/>
          <table:table-cell office:value-type="float" office:value="991754" calcext:value-type="float">
            <text:p>991754</text:p>
          </table:table-cell>
          <table:table-cell/>
          <table:table-cell office:value-type="float" office:value="961625" calcext:value-type="float">
            <text:p>961625</text:p>
          </table:table-cell>
          <table:table-cell/>
          <table:table-cell office:value-type="float" office:value="887931" calcext:value-type="float">
            <text:p>887931</text:p>
          </table:table-cell>
          <table:table-cell/>
          <table:table-cell office:value-type="float" office:value="1409144" calcext:value-type="float">
            <text:p>140914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5845" calcext:value-type="float">
            <text:p>325845</text:p>
          </table:table-cell>
          <table:table-cell/>
          <table:table-cell office:value-type="float" office:value="466143" calcext:value-type="float">
            <text:p>466143</text:p>
          </table:table-cell>
          <table:table-cell/>
          <table:table-cell office:value-type="float" office:value="593504" calcext:value-type="float">
            <text:p>593504</text:p>
          </table:table-cell>
          <table:table-cell/>
          <table:table-cell office:value-type="float" office:value="775261" calcext:value-type="float">
            <text:p>775261</text:p>
          </table:table-cell>
          <table:table-cell/>
          <table:table-cell office:value-type="float" office:value="805390" calcext:value-type="float">
            <text:p>805390</text:p>
          </table:table-cell>
          <table:table-cell/>
          <table:table-cell office:value-type="float" office:value="980202" calcext:value-type="float">
            <text:p>980202</text:p>
          </table:table-cell>
          <table:table-cell/>
          <table:table-cell office:value-type="float" office:value="1338780" calcext:value-type="float">
            <text:p>1338780</text:p>
          </table:table-cell>
          <table:table-cell/>
          <table:table-cell office:value-type="float" office:value="1338937" calcext:value-type="float">
            <text:p>1338937</text:p>
          </table:table-cell>
          <table:table-cell/>
          <table:table-cell office:value-type="float" office:value="1279146" calcext:value-type="float">
            <text:p>127914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5505" calcext:value-type="float">
            <text:p>325505</text:p>
          </table:table-cell>
          <table:table-cell/>
          <table:table-cell office:value-type="float" office:value="505288" calcext:value-type="float">
            <text:p>505288</text:p>
          </table:table-cell>
          <table:table-cell/>
          <table:table-cell office:value-type="float" office:value="548946" calcext:value-type="float">
            <text:p>548946</text:p>
          </table:table-cell>
          <table:table-cell/>
          <table:table-cell office:value-type="float" office:value="771065" calcext:value-type="float">
            <text:p>771065</text:p>
          </table:table-cell>
          <table:table-cell/>
          <table:table-cell office:value-type="float" office:value="915884" calcext:value-type="float">
            <text:p>915884</text:p>
          </table:table-cell>
          <table:table-cell/>
          <table:table-cell office:value-type="float" office:value="1124117" calcext:value-type="float">
            <text:p>1124117</text:p>
          </table:table-cell>
          <table:table-cell/>
          <table:table-cell office:value-type="float" office:value="1325429" calcext:value-type="float">
            <text:p>1325429</text:p>
          </table:table-cell>
          <table:table-cell/>
          <table:table-cell office:value-type="float" office:value="1308102" calcext:value-type="float">
            <text:p>1308102</text:p>
          </table:table-cell>
          <table:table-cell/>
          <table:table-cell office:value-type="float" office:value="1414637" calcext:value-type="float">
            <text:p>141463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8138" calcext:value-type="float">
            <text:p>328138</text:p>
          </table:table-cell>
          <table:table-cell/>
          <table:table-cell office:value-type="float" office:value="505485" calcext:value-type="float">
            <text:p>505485</text:p>
          </table:table-cell>
          <table:table-cell/>
          <table:table-cell office:value-type="float" office:value="576789" calcext:value-type="float">
            <text:p>576789</text:p>
          </table:table-cell>
          <table:table-cell/>
          <table:table-cell office:value-type="float" office:value="810402" calcext:value-type="float">
            <text:p>810402</text:p>
          </table:table-cell>
          <table:table-cell/>
          <table:table-cell office:value-type="float" office:value="929035" calcext:value-type="float">
            <text:p>929035</text:p>
          </table:table-cell>
          <table:table-cell/>
          <table:table-cell office:value-type="float" office:value="1170159" calcext:value-type="float">
            <text:p>1170159</text:p>
          </table:table-cell>
          <table:table-cell/>
          <table:table-cell office:value-type="float" office:value="1354933" calcext:value-type="float">
            <text:p>1354933</text:p>
          </table:table-cell>
          <table:table-cell/>
          <table:table-cell office:value-type="float" office:value="1453477" calcext:value-type="float">
            <text:p>1453477</text:p>
          </table:table-cell>
          <table:table-cell/>
          <table:table-cell office:value-type="float" office:value="1535125" calcext:value-type="float">
            <text:p>153512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6208" calcext:value-type="float">
            <text:p>326208</text:p>
          </table:table-cell>
          <table:table-cell/>
          <table:table-cell office:value-type="float" office:value="485311" calcext:value-type="float">
            <text:p>485311</text:p>
          </table:table-cell>
          <table:table-cell/>
          <table:table-cell office:value-type="float" office:value="580533" calcext:value-type="float">
            <text:p>580533</text:p>
          </table:table-cell>
          <table:table-cell/>
          <table:table-cell office:value-type="float" office:value="815215" calcext:value-type="float">
            <text:p>815215</text:p>
          </table:table-cell>
          <table:table-cell/>
          <table:table-cell office:value-type="float" office:value="962370" calcext:value-type="float">
            <text:p>962370</text:p>
          </table:table-cell>
          <table:table-cell/>
          <table:table-cell office:value-type="float" office:value="1146336" calcext:value-type="float">
            <text:p>1146336</text:p>
          </table:table-cell>
          <table:table-cell/>
          <table:table-cell office:value-type="float" office:value="1309790" calcext:value-type="float">
            <text:p>1309790</text:p>
          </table:table-cell>
          <table:table-cell/>
          <table:table-cell office:value-type="float" office:value="379619" calcext:value-type="float">
            <text:p>379619</text:p>
          </table:table-cell>
          <table:table-cell/>
          <table:table-cell office:value-type="float" office:value="850790" calcext:value-type="float">
            <text:p>85079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4668" calcext:value-type="float">
            <text:p>334668</text:p>
          </table:table-cell>
          <table:table-cell/>
          <table:table-cell office:value-type="float" office:value="501717" calcext:value-type="float">
            <text:p>501717</text:p>
          </table:table-cell>
          <table:table-cell/>
          <table:table-cell office:value-type="float" office:value="559623" calcext:value-type="float">
            <text:p>559623</text:p>
          </table:table-cell>
          <table:table-cell/>
          <table:table-cell office:value-type="float" office:value="810242" calcext:value-type="float">
            <text:p>810242</text:p>
          </table:table-cell>
          <table:table-cell/>
          <table:table-cell office:value-type="float" office:value="989567" calcext:value-type="float">
            <text:p>989567</text:p>
          </table:table-cell>
          <table:table-cell/>
          <table:table-cell office:value-type="float" office:value="1026293" calcext:value-type="float">
            <text:p>1026293</text:p>
          </table:table-cell>
          <table:table-cell/>
          <table:table-cell office:value-type="float" office:value="1365208" calcext:value-type="float">
            <text:p>1365208</text:p>
          </table:table-cell>
          <table:table-cell/>
          <table:table-cell office:value-type="float" office:value="262962" calcext:value-type="float">
            <text:p>262962</text:p>
          </table:table-cell>
          <table:table-cell/>
          <table:table-cell office:value-type="float" office:value="1507779" calcext:value-type="float">
            <text:p>150777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2085" calcext:value-type="float">
            <text:p>232085</text:p>
          </table:table-cell>
          <table:table-cell/>
          <table:table-cell office:value-type="float" office:value="390192" calcext:value-type="float">
            <text:p>390192</text:p>
          </table:table-cell>
          <table:table-cell/>
          <table:table-cell office:value-type="float" office:value="595940" calcext:value-type="float">
            <text:p>595940</text:p>
          </table:table-cell>
          <table:table-cell/>
          <table:table-cell office:value-type="float" office:value="818402" calcext:value-type="float">
            <text:p>818402</text:p>
          </table:table-cell>
          <table:table-cell/>
          <table:table-cell office:value-type="float" office:value="586118" calcext:value-type="float">
            <text:p>586118</text:p>
          </table:table-cell>
          <table:table-cell/>
          <table:table-cell office:value-type="float" office:value="1213816" calcext:value-type="float">
            <text:p>1213816</text:p>
          </table:table-cell>
          <table:table-cell/>
          <table:table-cell office:value-type="float" office:value="1365727" calcext:value-type="float">
            <text:p>1365727</text:p>
          </table:table-cell>
          <table:table-cell/>
          <table:table-cell office:value-type="float" office:value="730777" calcext:value-type="float">
            <text:p>730777</text:p>
          </table:table-cell>
          <table:table-cell/>
          <table:table-cell office:value-type="float" office:value="1519059" calcext:value-type="float">
            <text:p>151905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3685" calcext:value-type="float">
            <text:p>333685</text:p>
          </table:table-cell>
          <table:table-cell/>
          <table:table-cell office:value-type="float" office:value="508464" calcext:value-type="float">
            <text:p>508464</text:p>
          </table:table-cell>
          <table:table-cell/>
          <table:table-cell office:value-type="float" office:value="569451" calcext:value-type="float">
            <text:p>569451</text:p>
          </table:table-cell>
          <table:table-cell/>
          <table:table-cell office:value-type="float" office:value="810914" calcext:value-type="float">
            <text:p>810914</text:p>
          </table:table-cell>
          <table:table-cell/>
          <table:table-cell office:value-type="float" office:value="987798" calcext:value-type="float">
            <text:p>987798</text:p>
          </table:table-cell>
          <table:table-cell/>
          <table:table-cell office:value-type="float" office:value="1184266" calcext:value-type="float">
            <text:p>1184266</text:p>
          </table:table-cell>
          <table:table-cell/>
          <table:table-cell office:value-type="float" office:value="1091994" calcext:value-type="float">
            <text:p>1091994</text:p>
          </table:table-cell>
          <table:table-cell/>
          <table:table-cell office:value-type="float" office:value="1428211" calcext:value-type="float">
            <text:p>1428211</text:p>
          </table:table-cell>
          <table:table-cell/>
          <table:table-cell office:value-type="float" office:value="1529431" calcext:value-type="float">
            <text:p>152943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8729" calcext:value-type="float">
            <text:p>328729</text:p>
          </table:table-cell>
          <table:table-cell/>
          <table:table-cell office:value-type="float" office:value="508538" calcext:value-type="float">
            <text:p>508538</text:p>
          </table:table-cell>
          <table:table-cell/>
          <table:table-cell office:value-type="float" office:value="572253" calcext:value-type="float">
            <text:p>572253</text:p>
          </table:table-cell>
          <table:table-cell/>
          <table:table-cell office:value-type="float" office:value="785681" calcext:value-type="float">
            <text:p>785681</text:p>
          </table:table-cell>
          <table:table-cell/>
          <table:table-cell office:value-type="float" office:value="941024" calcext:value-type="float">
            <text:p>941024</text:p>
          </table:table-cell>
          <table:table-cell/>
          <table:table-cell office:value-type="float" office:value="1199813" calcext:value-type="float">
            <text:p>1199813</text:p>
          </table:table-cell>
          <table:table-cell/>
          <table:table-cell office:value-type="float" office:value="1346942" calcext:value-type="float">
            <text:p>1346942</text:p>
          </table:table-cell>
          <table:table-cell/>
          <table:table-cell office:value-type="float" office:value="1456969" calcext:value-type="float">
            <text:p>1456969</text:p>
          </table:table-cell>
          <table:table-cell/>
          <table:table-cell office:value-type="float" office:value="1322166" calcext:value-type="float">
            <text:p>1322166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cord re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13082" calcext:value-type="float">
            <text:p>113082</text:p>
          </table:table-cell>
          <table:table-cell/>
          <table:table-cell office:value-type="float" office:value="183884" calcext:value-type="float">
            <text:p>183884</text:p>
          </table:table-cell>
          <table:table-cell/>
          <table:table-cell office:value-type="float" office:value="254006" calcext:value-type="float">
            <text:p>254006</text:p>
          </table:table-cell>
          <table:table-cell/>
          <table:table-cell office:value-type="float" office:value="313664" calcext:value-type="float">
            <text:p>313664</text:p>
          </table:table-cell>
          <table:table-cell/>
          <table:table-cell office:value-type="float" office:value="357529" calcext:value-type="float">
            <text:p>357529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16893" calcext:value-type="float">
            <text:p>116893</text:p>
          </table:table-cell>
          <table:table-cell/>
          <table:table-cell office:value-type="float" office:value="184694" calcext:value-type="float">
            <text:p>184694</text:p>
          </table:table-cell>
          <table:table-cell/>
          <table:table-cell office:value-type="float" office:value="248573" calcext:value-type="float">
            <text:p>248573</text:p>
          </table:table-cell>
          <table:table-cell/>
          <table:table-cell office:value-type="float" office:value="315286" calcext:value-type="float">
            <text:p>315286</text:p>
          </table:table-cell>
          <table:table-cell/>
          <table:table-cell office:value-type="float" office:value="349797" calcext:value-type="float">
            <text:p>349797</text:p>
          </table:table-cell>
          <table:table-cell/>
          <table:table-cell office:value-type="float" office:value="322482" calcext:value-type="float">
            <text:p>322482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18360" calcext:value-type="float">
            <text:p>118360</text:p>
          </table:table-cell>
          <table:table-cell/>
          <table:table-cell office:value-type="float" office:value="180679" calcext:value-type="float">
            <text:p>180679</text:p>
          </table:table-cell>
          <table:table-cell/>
          <table:table-cell office:value-type="float" office:value="249254" calcext:value-type="float">
            <text:p>249254</text:p>
          </table:table-cell>
          <table:table-cell/>
          <table:table-cell office:value-type="float" office:value="311789" calcext:value-type="float">
            <text:p>311789</text:p>
          </table:table-cell>
          <table:table-cell/>
          <table:table-cell office:value-type="float" office:value="353576" calcext:value-type="float">
            <text:p>353576</text:p>
          </table:table-cell>
          <table:table-cell/>
          <table:table-cell office:value-type="float" office:value="321209" calcext:value-type="float">
            <text:p>321209</text:p>
          </table:table-cell>
          <table:table-cell/>
          <table:table-cell office:value-type="float" office:value="360581" calcext:value-type="float">
            <text:p>360581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18659" calcext:value-type="float">
            <text:p>118659</text:p>
          </table:table-cell>
          <table:table-cell/>
          <table:table-cell office:value-type="float" office:value="182333" calcext:value-type="float">
            <text:p>182333</text:p>
          </table:table-cell>
          <table:table-cell/>
          <table:table-cell office:value-type="float" office:value="250879" calcext:value-type="float">
            <text:p>250879</text:p>
          </table:table-cell>
          <table:table-cell/>
          <table:table-cell office:value-type="float" office:value="311418" calcext:value-type="float">
            <text:p>311418</text:p>
          </table:table-cell>
          <table:table-cell/>
          <table:table-cell office:value-type="float" office:value="357806" calcext:value-type="float">
            <text:p>357806</text:p>
          </table:table-cell>
          <table:table-cell/>
          <table:table-cell office:value-type="float" office:value="328874" calcext:value-type="float">
            <text:p>328874</text:p>
          </table:table-cell>
          <table:table-cell/>
          <table:table-cell office:value-type="float" office:value="376500" calcext:value-type="float">
            <text:p>376500</text:p>
          </table:table-cell>
          <table:table-cell/>
          <table:table-cell office:value-type="float" office:value="384936" calcext:value-type="float">
            <text:p>38493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17703" calcext:value-type="float">
            <text:p>117703</text:p>
          </table:table-cell>
          <table:table-cell/>
          <table:table-cell office:value-type="float" office:value="182789" calcext:value-type="float">
            <text:p>182789</text:p>
          </table:table-cell>
          <table:table-cell/>
          <table:table-cell office:value-type="float" office:value="252410" calcext:value-type="float">
            <text:p>252410</text:p>
          </table:table-cell>
          <table:table-cell/>
          <table:table-cell office:value-type="float" office:value="313254" calcext:value-type="float">
            <text:p>313254</text:p>
          </table:table-cell>
          <table:table-cell/>
          <table:table-cell office:value-type="float" office:value="344208" calcext:value-type="float">
            <text:p>344208</text:p>
          </table:table-cell>
          <table:table-cell/>
          <table:table-cell office:value-type="float" office:value="315462" calcext:value-type="float">
            <text:p>315462</text:p>
          </table:table-cell>
          <table:table-cell/>
          <table:table-cell office:value-type="float" office:value="352138" calcext:value-type="float">
            <text:p>352138</text:p>
          </table:table-cell>
          <table:table-cell/>
          <table:table-cell office:value-type="float" office:value="388164" calcext:value-type="float">
            <text:p>388164</text:p>
          </table:table-cell>
          <table:table-cell/>
          <table:table-cell office:value-type="float" office:value="386557" calcext:value-type="float">
            <text:p>386557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17958" calcext:value-type="float">
            <text:p>117958</text:p>
          </table:table-cell>
          <table:table-cell/>
          <table:table-cell office:value-type="float" office:value="159540" calcext:value-type="float">
            <text:p>159540</text:p>
          </table:table-cell>
          <table:table-cell/>
          <table:table-cell office:value-type="float" office:value="248905" calcext:value-type="float">
            <text:p>248905</text:p>
          </table:table-cell>
          <table:table-cell/>
          <table:table-cell office:value-type="float" office:value="310018" calcext:value-type="float">
            <text:p>310018</text:p>
          </table:table-cell>
          <table:table-cell/>
          <table:table-cell office:value-type="float" office:value="352743" calcext:value-type="float">
            <text:p>352743</text:p>
          </table:table-cell>
          <table:table-cell/>
          <table:table-cell office:value-type="float" office:value="320845" calcext:value-type="float">
            <text:p>320845</text:p>
          </table:table-cell>
          <table:table-cell/>
          <table:table-cell office:value-type="float" office:value="307004" calcext:value-type="float">
            <text:p>307004</text:p>
          </table:table-cell>
          <table:table-cell/>
          <table:table-cell office:value-type="float" office:value="379971" calcext:value-type="float">
            <text:p>379971</text:p>
          </table:table-cell>
          <table:table-cell/>
          <table:table-cell office:value-type="float" office:value="382594" calcext:value-type="float">
            <text:p>382594</text:p>
          </table:table-cell>
          <table:table-cell/>
          <table:table-cell office:value-type="float" office:value="392704" calcext:value-type="float">
            <text:p>392704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17630" calcext:value-type="float">
            <text:p>117630</text:p>
          </table:table-cell>
          <table:table-cell/>
          <table:table-cell office:value-type="float" office:value="180959" calcext:value-type="float">
            <text:p>180959</text:p>
          </table:table-cell>
          <table:table-cell/>
          <table:table-cell office:value-type="float" office:value="247449" calcext:value-type="float">
            <text:p>247449</text:p>
          </table:table-cell>
          <table:table-cell/>
          <table:table-cell office:value-type="float" office:value="285319" calcext:value-type="float">
            <text:p>285319</text:p>
          </table:table-cell>
          <table:table-cell/>
          <table:table-cell office:value-type="float" office:value="332873" calcext:value-type="float">
            <text:p>332873</text:p>
          </table:table-cell>
          <table:table-cell/>
          <table:table-cell office:value-type="float" office:value="303698" calcext:value-type="float">
            <text:p>303698</text:p>
          </table:table-cell>
          <table:table-cell/>
          <table:table-cell office:value-type="float" office:value="340365" calcext:value-type="float">
            <text:p>340365</text:p>
          </table:table-cell>
          <table:table-cell/>
          <table:table-cell office:value-type="float" office:value="354174" calcext:value-type="float">
            <text:p>354174</text:p>
          </table:table-cell>
          <table:table-cell/>
          <table:table-cell office:value-type="float" office:value="371281" calcext:value-type="float">
            <text:p>371281</text:p>
          </table:table-cell>
          <table:table-cell/>
          <table:table-cell office:value-type="float" office:value="375953" calcext:value-type="float">
            <text:p>375953</text:p>
          </table:table-cell>
          <table:table-cell/>
          <table:table-cell office:value-type="float" office:value="394071" calcext:value-type="float">
            <text:p>39407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17518" calcext:value-type="float">
            <text:p>117518</text:p>
          </table:table-cell>
          <table:table-cell/>
          <table:table-cell office:value-type="float" office:value="156067" calcext:value-type="float">
            <text:p>156067</text:p>
          </table:table-cell>
          <table:table-cell/>
          <table:table-cell office:value-type="float" office:value="219570" calcext:value-type="float">
            <text:p>219570</text:p>
          </table:table-cell>
          <table:table-cell/>
          <table:table-cell office:value-type="float" office:value="274983" calcext:value-type="float">
            <text:p>274983</text:p>
          </table:table-cell>
          <table:table-cell/>
          <table:table-cell office:value-type="float" office:value="317001" calcext:value-type="float">
            <text:p>317001</text:p>
          </table:table-cell>
          <table:table-cell/>
          <table:table-cell office:value-type="float" office:value="293512" calcext:value-type="float">
            <text:p>293512</text:p>
          </table:table-cell>
          <table:table-cell/>
          <table:table-cell office:value-type="float" office:value="324964" calcext:value-type="float">
            <text:p>324964</text:p>
          </table:table-cell>
          <table:table-cell/>
          <table:table-cell office:value-type="float" office:value="332888" calcext:value-type="float">
            <text:p>332888</text:p>
          </table:table-cell>
          <table:table-cell/>
          <table:table-cell office:value-type="float" office:value="340000" calcext:value-type="float">
            <text:p>340000</text:p>
          </table:table-cell>
          <table:table-cell/>
          <table:table-cell office:value-type="float" office:value="348579" calcext:value-type="float">
            <text:p>348579</text:p>
          </table:table-cell>
          <table:table-cell/>
          <table:table-cell office:value-type="float" office:value="358530" calcext:value-type="float">
            <text:p>358530</text:p>
          </table:table-cell>
          <table:table-cell/>
          <table:table-cell office:value-type="float" office:value="363830" calcext:value-type="float">
            <text:p>363830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99813" calcext:value-type="float">
            <text:p>99813</text:p>
          </table:table-cell>
          <table:table-cell/>
          <table:table-cell office:value-type="float" office:value="152824" calcext:value-type="float">
            <text:p>152824</text:p>
          </table:table-cell>
          <table:table-cell/>
          <table:table-cell office:value-type="float" office:value="207518" calcext:value-type="float">
            <text:p>207518</text:p>
          </table:table-cell>
          <table:table-cell/>
          <table:table-cell office:value-type="float" office:value="254794" calcext:value-type="float">
            <text:p>254794</text:p>
          </table:table-cell>
          <table:table-cell/>
          <table:table-cell office:value-type="float" office:value="294062" calcext:value-type="float">
            <text:p>294062</text:p>
          </table:table-cell>
          <table:table-cell/>
          <table:table-cell office:value-type="float" office:value="263591" calcext:value-type="float">
            <text:p>263591</text:p>
          </table:table-cell>
          <table:table-cell/>
          <table:table-cell office:value-type="float" office:value="287826" calcext:value-type="float">
            <text:p>287826</text:p>
          </table:table-cell>
          <table:table-cell/>
          <table:table-cell office:value-type="float" office:value="286653" calcext:value-type="float">
            <text:p>286653</text:p>
          </table:table-cell>
          <table:table-cell/>
          <table:table-cell office:value-type="float" office:value="299065" calcext:value-type="float">
            <text:p>299065</text:p>
          </table:table-cell>
          <table:table-cell/>
          <table:table-cell office:value-type="float" office:value="291556" calcext:value-type="float">
            <text:p>291556</text:p>
          </table:table-cell>
          <table:table-cell/>
          <table:table-cell office:value-type="float" office:value="292393" calcext:value-type="float">
            <text:p>292393</text:p>
          </table:table-cell>
          <table:table-cell/>
          <table:table-cell office:value-type="float" office:value="290883" calcext:value-type="float">
            <text:p>290883</text:p>
          </table:table-cell>
          <table:table-cell/>
          <table:table-cell office:value-type="float" office:value="288964" calcext:value-type="float">
            <text:p>28896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9609" calcext:value-type="float">
            <text:p>249609</text:p>
          </table:table-cell>
          <table:table-cell/>
          <table:table-cell office:value-type="float" office:value="217834" calcext:value-type="float">
            <text:p>217834</text:p>
          </table:table-cell>
          <table:table-cell/>
          <table:table-cell office:value-type="float" office:value="229365" calcext:value-type="float">
            <text:p>229365</text:p>
          </table:table-cell>
          <table:table-cell/>
          <table:table-cell office:value-type="float" office:value="219768" calcext:value-type="float">
            <text:p>219768</text:p>
          </table:table-cell>
          <table:table-cell/>
          <table:table-cell office:value-type="float" office:value="203781" calcext:value-type="float">
            <text:p>203781</text:p>
          </table:table-cell>
          <table:table-cell/>
          <table:table-cell office:value-type="float" office:value="206077" calcext:value-type="float">
            <text:p>206077</text:p>
          </table:table-cell>
          <table:table-cell/>
          <table:table-cell office:value-type="float" office:value="198430" calcext:value-type="float">
            <text:p>198430</text:p>
          </table:table-cell>
          <table:table-cell/>
          <table:table-cell office:value-type="float" office:value="189579" calcext:value-type="float">
            <text:p>189579</text:p>
          </table:table-cell>
          <table:table-cell/>
          <table:table-cell office:value-type="float" office:value="177768" calcext:value-type="float">
            <text:p>17776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4783" calcext:value-type="float">
            <text:p>264783</text:p>
          </table:table-cell>
          <table:table-cell/>
          <table:table-cell office:value-type="float" office:value="222906" calcext:value-type="float">
            <text:p>222906</text:p>
          </table:table-cell>
          <table:table-cell/>
          <table:table-cell office:value-type="float" office:value="222417" calcext:value-type="float">
            <text:p>222417</text:p>
          </table:table-cell>
          <table:table-cell/>
          <table:table-cell office:value-type="float" office:value="199265" calcext:value-type="float">
            <text:p>199265</text:p>
          </table:table-cell>
          <table:table-cell/>
          <table:table-cell office:value-type="float" office:value="192894" calcext:value-type="float">
            <text:p>192894</text:p>
          </table:table-cell>
          <table:table-cell/>
          <table:table-cell office:value-type="float" office:value="179302" calcext:value-type="float">
            <text:p>179302</text:p>
          </table:table-cell>
          <table:table-cell/>
          <table:table-cell office:value-type="float" office:value="357426" calcext:value-type="float">
            <text:p>357426</text:p>
          </table:table-cell>
          <table:table-cell/>
          <table:table-cell office:value-type="float" office:value="340552" calcext:value-type="float">
            <text:p>340552</text:p>
          </table:table-cell>
          <table:table-cell/>
          <table:table-cell office:value-type="float" office:value="322791" calcext:value-type="float">
            <text:p>32279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0759" calcext:value-type="float">
            <text:p>250759</text:p>
          </table:table-cell>
          <table:table-cell/>
          <table:table-cell office:value-type="float" office:value="197994" calcext:value-type="float">
            <text:p>197994</text:p>
          </table:table-cell>
          <table:table-cell/>
          <table:table-cell office:value-type="float" office:value="162408" calcext:value-type="float">
            <text:p>162408</text:p>
          </table:table-cell>
          <table:table-cell/>
          <table:table-cell office:value-type="float" office:value="303041" calcext:value-type="float">
            <text:p>303041</text:p>
          </table:table-cell>
          <table:table-cell/>
          <table:table-cell office:value-type="float" office:value="269786" calcext:value-type="float">
            <text:p>269786</text:p>
          </table:table-cell>
          <table:table-cell/>
          <table:table-cell office:value-type="float" office:value="233764" calcext:value-type="float">
            <text:p>233764</text:p>
          </table:table-cell>
          <table:table-cell/>
          <table:table-cell office:value-type="float" office:value="345818" calcext:value-type="float">
            <text:p>345818</text:p>
          </table:table-cell>
          <table:table-cell/>
          <table:table-cell office:value-type="float" office:value="314196" calcext:value-type="float">
            <text:p>314196</text:p>
          </table:table-cell>
          <table:table-cell/>
          <table:table-cell office:value-type="float" office:value="340727" calcext:value-type="float">
            <text:p>34072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909" calcext:value-type="float">
            <text:p>255909</text:p>
          </table:table-cell>
          <table:table-cell/>
          <table:table-cell office:value-type="float" office:value="277771" calcext:value-type="float">
            <text:p>277771</text:p>
          </table:table-cell>
          <table:table-cell/>
          <table:table-cell office:value-type="float" office:value="288579" calcext:value-type="float">
            <text:p>288579</text:p>
          </table:table-cell>
          <table:table-cell/>
          <table:table-cell office:value-type="float" office:value="258783" calcext:value-type="float">
            <text:p>258783</text:p>
          </table:table-cell>
          <table:table-cell/>
          <table:table-cell office:value-type="float" office:value="250886" calcext:value-type="float">
            <text:p>250886</text:p>
          </table:table-cell>
          <table:table-cell/>
          <table:table-cell office:value-type="float" office:value="248346" calcext:value-type="float">
            <text:p>248346</text:p>
          </table:table-cell>
          <table:table-cell/>
          <table:table-cell office:value-type="float" office:value="241298" calcext:value-type="float">
            <text:p>241298</text:p>
          </table:table-cell>
          <table:table-cell/>
          <table:table-cell office:value-type="float" office:value="279580" calcext:value-type="float">
            <text:p>279580</text:p>
          </table:table-cell>
          <table:table-cell/>
          <table:table-cell office:value-type="float" office:value="269256" calcext:value-type="float">
            <text:p>26925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8961" calcext:value-type="float">
            <text:p>158961</text:p>
          </table:table-cell>
          <table:table-cell/>
          <table:table-cell office:value-type="float" office:value="111118" calcext:value-type="float">
            <text:p>111118</text:p>
          </table:table-cell>
          <table:table-cell/>
          <table:table-cell office:value-type="float" office:value="144765" calcext:value-type="float">
            <text:p>144765</text:p>
          </table:table-cell>
          <table:table-cell/>
          <table:table-cell office:value-type="float" office:value="147519" calcext:value-type="float">
            <text:p>147519</text:p>
          </table:table-cell>
          <table:table-cell/>
          <table:table-cell office:value-type="float" office:value="170493" calcext:value-type="float">
            <text:p>170493</text:p>
          </table:table-cell>
          <table:table-cell/>
          <table:table-cell office:value-type="float" office:value="164937" calcext:value-type="float">
            <text:p>164937</text:p>
          </table:table-cell>
          <table:table-cell/>
          <table:table-cell office:value-type="float" office:value="148172" calcext:value-type="float">
            <text:p>148172</text:p>
          </table:table-cell>
          <table:table-cell/>
          <table:table-cell office:value-type="float" office:value="156229" calcext:value-type="float">
            <text:p>156229</text:p>
          </table:table-cell>
          <table:table-cell/>
          <table:table-cell office:value-type="float" office:value="175611" calcext:value-type="float">
            <text:p>17561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7908" calcext:value-type="float">
            <text:p>147908</text:p>
          </table:table-cell>
          <table:table-cell/>
          <table:table-cell office:value-type="float" office:value="231998" calcext:value-type="float">
            <text:p>231998</text:p>
          </table:table-cell>
          <table:table-cell/>
          <table:table-cell office:value-type="float" office:value="148657" calcext:value-type="float">
            <text:p>148657</text:p>
          </table:table-cell>
          <table:table-cell/>
          <table:table-cell office:value-type="float" office:value="161771" calcext:value-type="float">
            <text:p>161771</text:p>
          </table:table-cell>
          <table:table-cell/>
          <table:table-cell office:value-type="float" office:value="198566" calcext:value-type="float">
            <text:p>198566</text:p>
          </table:table-cell>
          <table:table-cell/>
          <table:table-cell office:value-type="float" office:value="159576" calcext:value-type="float">
            <text:p>159576</text:p>
          </table:table-cell>
          <table:table-cell/>
          <table:table-cell office:value-type="float" office:value="184417" calcext:value-type="float">
            <text:p>184417</text:p>
          </table:table-cell>
          <table:table-cell/>
          <table:table-cell office:value-type="float" office:value="241332" calcext:value-type="float">
            <text:p>241332</text:p>
          </table:table-cell>
          <table:table-cell/>
          <table:table-cell office:value-type="float" office:value="167513" calcext:value-type="float">
            <text:p>16751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4977" calcext:value-type="float">
            <text:p>134977</text:p>
          </table:table-cell>
          <table:table-cell/>
          <table:table-cell office:value-type="float" office:value="188393" calcext:value-type="float">
            <text:p>188393</text:p>
          </table:table-cell>
          <table:table-cell/>
          <table:table-cell office:value-type="float" office:value="227571" calcext:value-type="float">
            <text:p>227571</text:p>
          </table:table-cell>
          <table:table-cell/>
          <table:table-cell office:value-type="float" office:value="257226" calcext:value-type="float">
            <text:p>257226</text:p>
          </table:table-cell>
          <table:table-cell/>
          <table:table-cell office:value-type="float" office:value="243279" calcext:value-type="float">
            <text:p>243279</text:p>
          </table:table-cell>
          <table:table-cell/>
          <table:table-cell office:value-type="float" office:value="281144" calcext:value-type="float">
            <text:p>281144</text:p>
          </table:table-cell>
          <table:table-cell/>
          <table:table-cell office:value-type="float" office:value="246468" calcext:value-type="float">
            <text:p>246468</text:p>
          </table:table-cell>
          <table:table-cell/>
          <table:table-cell office:value-type="float" office:value="272591" calcext:value-type="float">
            <text:p>272591</text:p>
          </table:table-cell>
          <table:table-cell/>
          <table:table-cell office:value-type="float" office:value="297404" calcext:value-type="float">
            <text:p>29740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3578" calcext:value-type="float">
            <text:p>263578</text:p>
          </table:table-cell>
          <table:table-cell/>
          <table:table-cell office:value-type="float" office:value="271402" calcext:value-type="float">
            <text:p>271402</text:p>
          </table:table-cell>
          <table:table-cell/>
          <table:table-cell office:value-type="float" office:value="316443" calcext:value-type="float">
            <text:p>316443</text:p>
          </table:table-cell>
          <table:table-cell/>
          <table:table-cell office:value-type="float" office:value="339212" calcext:value-type="float">
            <text:p>339212</text:p>
          </table:table-cell>
          <table:table-cell/>
          <table:table-cell office:value-type="float" office:value="305378" calcext:value-type="float">
            <text:p>305378</text:p>
          </table:table-cell>
          <table:table-cell/>
          <table:table-cell office:value-type="float" office:value="319522" calcext:value-type="float">
            <text:p>319522</text:p>
          </table:table-cell>
          <table:table-cell/>
          <table:table-cell office:value-type="float" office:value="323427" calcext:value-type="float">
            <text:p>323427</text:p>
          </table:table-cell>
          <table:table-cell/>
          <table:table-cell office:value-type="float" office:value="319723" calcext:value-type="float">
            <text:p>319723</text:p>
          </table:table-cell>
          <table:table-cell/>
          <table:table-cell office:value-type="float" office:value="338767" calcext:value-type="float">
            <text:p>338767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Stride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57557" calcext:value-type="float">
            <text:p>57557</text:p>
          </table:table-cell>
          <table:table-cell/>
          <table:table-cell office:value-type="float" office:value="98155" calcext:value-type="float">
            <text:p>98155</text:p>
          </table:table-cell>
          <table:table-cell/>
          <table:table-cell office:value-type="float" office:value="211232" calcext:value-type="float">
            <text:p>211232</text:p>
          </table:table-cell>
          <table:table-cell/>
          <table:table-cell office:value-type="float" office:value="239716" calcext:value-type="float">
            <text:p>239716</text:p>
          </table:table-cell>
          <table:table-cell/>
          <table:table-cell office:value-type="float" office:value="351444" calcext:value-type="float">
            <text:p>351444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51136" calcext:value-type="float">
            <text:p>51136</text:p>
          </table:table-cell>
          <table:table-cell/>
          <table:table-cell office:value-type="float" office:value="112792" calcext:value-type="float">
            <text:p>112792</text:p>
          </table:table-cell>
          <table:table-cell/>
          <table:table-cell office:value-type="float" office:value="164140" calcext:value-type="float">
            <text:p>164140</text:p>
          </table:table-cell>
          <table:table-cell/>
          <table:table-cell office:value-type="float" office:value="257516" calcext:value-type="float">
            <text:p>257516</text:p>
          </table:table-cell>
          <table:table-cell/>
          <table:table-cell office:value-type="float" office:value="345965" calcext:value-type="float">
            <text:p>345965</text:p>
          </table:table-cell>
          <table:table-cell/>
          <table:table-cell office:value-type="float" office:value="336848" calcext:value-type="float">
            <text:p>336848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7306" calcext:value-type="float">
            <text:p>27306</text:p>
          </table:table-cell>
          <table:table-cell/>
          <table:table-cell office:value-type="float" office:value="50422" calcext:value-type="float">
            <text:p>50422</text:p>
          </table:table-cell>
          <table:table-cell/>
          <table:table-cell office:value-type="float" office:value="165680" calcext:value-type="float">
            <text:p>165680</text:p>
          </table:table-cell>
          <table:table-cell/>
          <table:table-cell office:value-type="float" office:value="266714" calcext:value-type="float">
            <text:p>266714</text:p>
          </table:table-cell>
          <table:table-cell/>
          <table:table-cell office:value-type="float" office:value="358534" calcext:value-type="float">
            <text:p>358534</text:p>
          </table:table-cell>
          <table:table-cell/>
          <table:table-cell office:value-type="float" office:value="346390" calcext:value-type="float">
            <text:p>346390</text:p>
          </table:table-cell>
          <table:table-cell/>
          <table:table-cell office:value-type="float" office:value="394496" calcext:value-type="float">
            <text:p>394496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26817" calcext:value-type="float">
            <text:p>26817</text:p>
          </table:table-cell>
          <table:table-cell/>
          <table:table-cell office:value-type="float" office:value="49269" calcext:value-type="float">
            <text:p>49269</text:p>
          </table:table-cell>
          <table:table-cell/>
          <table:table-cell office:value-type="float" office:value="82119" calcext:value-type="float">
            <text:p>82119</text:p>
          </table:table-cell>
          <table:table-cell/>
          <table:table-cell office:value-type="float" office:value="289425" calcext:value-type="float">
            <text:p>289425</text:p>
          </table:table-cell>
          <table:table-cell/>
          <table:table-cell office:value-type="float" office:value="341585" calcext:value-type="float">
            <text:p>341585</text:p>
          </table:table-cell>
          <table:table-cell/>
          <table:table-cell office:value-type="float" office:value="210624" calcext:value-type="float">
            <text:p>210624</text:p>
          </table:table-cell>
          <table:table-cell/>
          <table:table-cell office:value-type="float" office:value="395644" calcext:value-type="float">
            <text:p>395644</text:p>
          </table:table-cell>
          <table:table-cell/>
          <table:table-cell office:value-type="float" office:value="454705" calcext:value-type="float">
            <text:p>45470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30636" calcext:value-type="float">
            <text:p>30636</text:p>
          </table:table-cell>
          <table:table-cell/>
          <table:table-cell office:value-type="float" office:value="56853" calcext:value-type="float">
            <text:p>56853</text:p>
          </table:table-cell>
          <table:table-cell/>
          <table:table-cell office:value-type="float" office:value="79269" calcext:value-type="float">
            <text:p>79269</text:p>
          </table:table-cell>
          <table:table-cell/>
          <table:table-cell office:value-type="float" office:value="130626" calcext:value-type="float">
            <text:p>130626</text:p>
          </table:table-cell>
          <table:table-cell/>
          <table:table-cell office:value-type="float" office:value="330845" calcext:value-type="float">
            <text:p>330845</text:p>
          </table:table-cell>
          <table:table-cell/>
          <table:table-cell office:value-type="float" office:value="329373" calcext:value-type="float">
            <text:p>329373</text:p>
          </table:table-cell>
          <table:table-cell/>
          <table:table-cell office:value-type="float" office:value="296638" calcext:value-type="float">
            <text:p>296638</text:p>
          </table:table-cell>
          <table:table-cell/>
          <table:table-cell office:value-type="float" office:value="414220" calcext:value-type="float">
            <text:p>414220</text:p>
          </table:table-cell>
          <table:table-cell/>
          <table:table-cell office:value-type="float" office:value="305848" calcext:value-type="float">
            <text:p>305848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6727" calcext:value-type="float">
            <text:p>16727</text:p>
          </table:table-cell>
          <table:table-cell/>
          <table:table-cell office:value-type="float" office:value="34748" calcext:value-type="float">
            <text:p>34748</text:p>
          </table:table-cell>
          <table:table-cell/>
          <table:table-cell office:value-type="float" office:value="104997" calcext:value-type="float">
            <text:p>104997</text:p>
          </table:table-cell>
          <table:table-cell/>
          <table:table-cell office:value-type="float" office:value="190956" calcext:value-type="float">
            <text:p>190956</text:p>
          </table:table-cell>
          <table:table-cell/>
          <table:table-cell office:value-type="float" office:value="333333" calcext:value-type="float">
            <text:p>333333</text:p>
          </table:table-cell>
          <table:table-cell/>
          <table:table-cell office:value-type="float" office:value="347070" calcext:value-type="float">
            <text:p>347070</text:p>
          </table:table-cell>
          <table:table-cell/>
          <table:table-cell office:value-type="float" office:value="361653" calcext:value-type="float">
            <text:p>361653</text:p>
          </table:table-cell>
          <table:table-cell/>
          <table:table-cell office:value-type="float" office:value="491364" calcext:value-type="float">
            <text:p>491364</text:p>
          </table:table-cell>
          <table:table-cell/>
          <table:table-cell office:value-type="float" office:value="315125" calcext:value-type="float">
            <text:p>315125</text:p>
          </table:table-cell>
          <table:table-cell/>
          <table:table-cell office:value-type="float" office:value="342476" calcext:value-type="float">
            <text:p>342476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3138" calcext:value-type="float">
            <text:p>13138</text:p>
          </table:table-cell>
          <table:table-cell/>
          <table:table-cell office:value-type="float" office:value="27696" calcext:value-type="float">
            <text:p>27696</text:p>
          </table:table-cell>
          <table:table-cell/>
          <table:table-cell office:value-type="float" office:value="105867" calcext:value-type="float">
            <text:p>105867</text:p>
          </table:table-cell>
          <table:table-cell/>
          <table:table-cell office:value-type="float" office:value="173906" calcext:value-type="float">
            <text:p>173906</text:p>
          </table:table-cell>
          <table:table-cell/>
          <table:table-cell office:value-type="float" office:value="330535" calcext:value-type="float">
            <text:p>330535</text:p>
          </table:table-cell>
          <table:table-cell/>
          <table:table-cell office:value-type="float" office:value="511811" calcext:value-type="float">
            <text:p>511811</text:p>
          </table:table-cell>
          <table:table-cell/>
          <table:table-cell office:value-type="float" office:value="367485" calcext:value-type="float">
            <text:p>367485</text:p>
          </table:table-cell>
          <table:table-cell/>
          <table:table-cell office:value-type="float" office:value="507682" calcext:value-type="float">
            <text:p>507682</text:p>
          </table:table-cell>
          <table:table-cell/>
          <table:table-cell office:value-type="float" office:value="297415" calcext:value-type="float">
            <text:p>297415</text:p>
          </table:table-cell>
          <table:table-cell/>
          <table:table-cell office:value-type="float" office:value="1082414" calcext:value-type="float">
            <text:p>1082414</text:p>
          </table:table-cell>
          <table:table-cell/>
          <table:table-cell office:value-type="float" office:value="574619" calcext:value-type="float">
            <text:p>574619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2188" calcext:value-type="float">
            <text:p>12188</text:p>
          </table:table-cell>
          <table:table-cell/>
          <table:table-cell office:value-type="float" office:value="25785" calcext:value-type="float">
            <text:p>25785</text:p>
          </table:table-cell>
          <table:table-cell/>
          <table:table-cell office:value-type="float" office:value="99347" calcext:value-type="float">
            <text:p>99347</text:p>
          </table:table-cell>
          <table:table-cell/>
          <table:table-cell office:value-type="float" office:value="175839" calcext:value-type="float">
            <text:p>175839</text:p>
          </table:table-cell>
          <table:table-cell/>
          <table:table-cell office:value-type="float" office:value="321468" calcext:value-type="float">
            <text:p>321468</text:p>
          </table:table-cell>
          <table:table-cell/>
          <table:table-cell office:value-type="float" office:value="500733" calcext:value-type="float">
            <text:p>500733</text:p>
          </table:table-cell>
          <table:table-cell/>
          <table:table-cell office:value-type="float" office:value="626878" calcext:value-type="float">
            <text:p>626878</text:p>
          </table:table-cell>
          <table:table-cell/>
          <table:table-cell office:value-type="float" office:value="307946" calcext:value-type="float">
            <text:p>307946</text:p>
          </table:table-cell>
          <table:table-cell/>
          <table:table-cell office:value-type="float" office:value="309751" calcext:value-type="float">
            <text:p>309751</text:p>
          </table:table-cell>
          <table:table-cell/>
          <table:table-cell office:value-type="float" office:value="314944" calcext:value-type="float">
            <text:p>314944</text:p>
          </table:table-cell>
          <table:table-cell/>
          <table:table-cell office:value-type="float" office:value="580461" calcext:value-type="float">
            <text:p>580461</text:p>
          </table:table-cell>
          <table:table-cell/>
          <table:table-cell office:value-type="float" office:value="908511" calcext:value-type="float">
            <text:p>908511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1627" calcext:value-type="float">
            <text:p>11627</text:p>
          </table:table-cell>
          <table:table-cell/>
          <table:table-cell office:value-type="float" office:value="25133" calcext:value-type="float">
            <text:p>25133</text:p>
          </table:table-cell>
          <table:table-cell/>
          <table:table-cell office:value-type="float" office:value="98145" calcext:value-type="float">
            <text:p>98145</text:p>
          </table:table-cell>
          <table:table-cell/>
          <table:table-cell office:value-type="float" office:value="176314" calcext:value-type="float">
            <text:p>176314</text:p>
          </table:table-cell>
          <table:table-cell/>
          <table:table-cell office:value-type="float" office:value="328139" calcext:value-type="float">
            <text:p>328139</text:p>
          </table:table-cell>
          <table:table-cell/>
          <table:table-cell office:value-type="float" office:value="512993" calcext:value-type="float">
            <text:p>512993</text:p>
          </table:table-cell>
          <table:table-cell/>
          <table:table-cell office:value-type="float" office:value="603995" calcext:value-type="float">
            <text:p>603995</text:p>
          </table:table-cell>
          <table:table-cell/>
          <table:table-cell office:value-type="float" office:value="759190" calcext:value-type="float">
            <text:p>759190</text:p>
          </table:table-cell>
          <table:table-cell/>
          <table:table-cell office:value-type="float" office:value="306041" calcext:value-type="float">
            <text:p>306041</text:p>
          </table:table-cell>
          <table:table-cell/>
          <table:table-cell office:value-type="float" office:value="1119267" calcext:value-type="float">
            <text:p>1119267</text:p>
          </table:table-cell>
          <table:table-cell/>
          <table:table-cell office:value-type="float" office:value="714303" calcext:value-type="float">
            <text:p>714303</text:p>
          </table:table-cell>
          <table:table-cell/>
          <table:table-cell office:value-type="float" office:value="782541" calcext:value-type="float">
            <text:p>782541</text:p>
          </table:table-cell>
          <table:table-cell/>
          <table:table-cell office:value-type="float" office:value="922721" calcext:value-type="float">
            <text:p>92272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8965" calcext:value-type="float">
            <text:p>328965</text:p>
          </table:table-cell>
          <table:table-cell/>
          <table:table-cell office:value-type="float" office:value="498335" calcext:value-type="float">
            <text:p>498335</text:p>
          </table:table-cell>
          <table:table-cell/>
          <table:table-cell office:value-type="float" office:value="596497" calcext:value-type="float">
            <text:p>596497</text:p>
          </table:table-cell>
          <table:table-cell/>
          <table:table-cell office:value-type="float" office:value="818055" calcext:value-type="float">
            <text:p>818055</text:p>
          </table:table-cell>
          <table:table-cell/>
          <table:table-cell office:value-type="float" office:value="949663" calcext:value-type="float">
            <text:p>949663</text:p>
          </table:table-cell>
          <table:table-cell/>
          <table:table-cell office:value-type="float" office:value="333201" calcext:value-type="float">
            <text:p>333201</text:p>
          </table:table-cell>
          <table:table-cell/>
          <table:table-cell office:value-type="float" office:value="1322090" calcext:value-type="float">
            <text:p>1322090</text:p>
          </table:table-cell>
          <table:table-cell/>
          <table:table-cell office:value-type="float" office:value="1042074" calcext:value-type="float">
            <text:p>1042074</text:p>
          </table:table-cell>
          <table:table-cell/>
          <table:table-cell office:value-type="float" office:value="1084272" calcext:value-type="float">
            <text:p>108427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0734" calcext:value-type="float">
            <text:p>330734</text:p>
          </table:table-cell>
          <table:table-cell/>
          <table:table-cell office:value-type="float" office:value="503967" calcext:value-type="float">
            <text:p>503967</text:p>
          </table:table-cell>
          <table:table-cell/>
          <table:table-cell office:value-type="float" office:value="567342" calcext:value-type="float">
            <text:p>567342</text:p>
          </table:table-cell>
          <table:table-cell/>
          <table:table-cell office:value-type="float" office:value="799445" calcext:value-type="float">
            <text:p>799445</text:p>
          </table:table-cell>
          <table:table-cell/>
          <table:table-cell office:value-type="float" office:value="974935" calcext:value-type="float">
            <text:p>974935</text:p>
          </table:table-cell>
          <table:table-cell/>
          <table:table-cell office:value-type="float" office:value="583792" calcext:value-type="float">
            <text:p>583792</text:p>
          </table:table-cell>
          <table:table-cell/>
          <table:table-cell office:value-type="float" office:value="681714" calcext:value-type="float">
            <text:p>681714</text:p>
          </table:table-cell>
          <table:table-cell/>
          <table:table-cell office:value-type="float" office:value="1344765" calcext:value-type="float">
            <text:p>1344765</text:p>
          </table:table-cell>
          <table:table-cell/>
          <table:table-cell office:value-type="float" office:value="960866" calcext:value-type="float">
            <text:p>96086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8411" calcext:value-type="float">
            <text:p>328411</text:p>
          </table:table-cell>
          <table:table-cell/>
          <table:table-cell office:value-type="float" office:value="522723" calcext:value-type="float">
            <text:p>522723</text:p>
          </table:table-cell>
          <table:table-cell/>
          <table:table-cell office:value-type="float" office:value="602325" calcext:value-type="float">
            <text:p>602325</text:p>
          </table:table-cell>
          <table:table-cell/>
          <table:table-cell office:value-type="float" office:value="812245" calcext:value-type="float">
            <text:p>812245</text:p>
          </table:table-cell>
          <table:table-cell/>
          <table:table-cell office:value-type="float" office:value="975142" calcext:value-type="float">
            <text:p>975142</text:p>
          </table:table-cell>
          <table:table-cell/>
          <table:table-cell office:value-type="float" office:value="1143983" calcext:value-type="float">
            <text:p>1143983</text:p>
          </table:table-cell>
          <table:table-cell/>
          <table:table-cell office:value-type="float" office:value="1308469" calcext:value-type="float">
            <text:p>1308469</text:p>
          </table:table-cell>
          <table:table-cell/>
          <table:table-cell office:value-type="float" office:value="966765" calcext:value-type="float">
            <text:p>966765</text:p>
          </table:table-cell>
          <table:table-cell/>
          <table:table-cell office:value-type="float" office:value="1202572" calcext:value-type="float">
            <text:p>120257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3397" calcext:value-type="float">
            <text:p>333397</text:p>
          </table:table-cell>
          <table:table-cell/>
          <table:table-cell office:value-type="float" office:value="484659" calcext:value-type="float">
            <text:p>484659</text:p>
          </table:table-cell>
          <table:table-cell/>
          <table:table-cell office:value-type="float" office:value="575440" calcext:value-type="float">
            <text:p>575440</text:p>
          </table:table-cell>
          <table:table-cell/>
          <table:table-cell office:value-type="float" office:value="808006" calcext:value-type="float">
            <text:p>808006</text:p>
          </table:table-cell>
          <table:table-cell/>
          <table:table-cell office:value-type="float" office:value="974433" calcext:value-type="float">
            <text:p>974433</text:p>
          </table:table-cell>
          <table:table-cell/>
          <table:table-cell office:value-type="float" office:value="1154240" calcext:value-type="float">
            <text:p>1154240</text:p>
          </table:table-cell>
          <table:table-cell/>
          <table:table-cell office:value-type="float" office:value="1321469" calcext:value-type="float">
            <text:p>1321469</text:p>
          </table:table-cell>
          <table:table-cell/>
          <table:table-cell office:value-type="float" office:value="1412382" calcext:value-type="float">
            <text:p>1412382</text:p>
          </table:table-cell>
          <table:table-cell/>
          <table:table-cell office:value-type="float" office:value="1230711" calcext:value-type="float">
            <text:p>123071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9401" calcext:value-type="float">
            <text:p>339401</text:p>
          </table:table-cell>
          <table:table-cell/>
          <table:table-cell office:value-type="float" office:value="439481" calcext:value-type="float">
            <text:p>439481</text:p>
          </table:table-cell>
          <table:table-cell/>
          <table:table-cell office:value-type="float" office:value="560822" calcext:value-type="float">
            <text:p>560822</text:p>
          </table:table-cell>
          <table:table-cell/>
          <table:table-cell office:value-type="float" office:value="819529" calcext:value-type="float">
            <text:p>819529</text:p>
          </table:table-cell>
          <table:table-cell/>
          <table:table-cell office:value-type="float" office:value="993009" calcext:value-type="float">
            <text:p>993009</text:p>
          </table:table-cell>
          <table:table-cell/>
          <table:table-cell office:value-type="float" office:value="1169395" calcext:value-type="float">
            <text:p>1169395</text:p>
          </table:table-cell>
          <table:table-cell/>
          <table:table-cell office:value-type="float" office:value="351124" calcext:value-type="float">
            <text:p>351124</text:p>
          </table:table-cell>
          <table:table-cell/>
          <table:table-cell office:value-type="float" office:value="1485929" calcext:value-type="float">
            <text:p>1485929</text:p>
          </table:table-cell>
          <table:table-cell/>
          <table:table-cell office:value-type="float" office:value="1508550" calcext:value-type="float">
            <text:p>150855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1627" calcext:value-type="float">
            <text:p>331627</text:p>
          </table:table-cell>
          <table:table-cell/>
          <table:table-cell office:value-type="float" office:value="502857" calcext:value-type="float">
            <text:p>502857</text:p>
          </table:table-cell>
          <table:table-cell/>
          <table:table-cell office:value-type="float" office:value="334225" calcext:value-type="float">
            <text:p>334225</text:p>
          </table:table-cell>
          <table:table-cell/>
          <table:table-cell office:value-type="float" office:value="597250" calcext:value-type="float">
            <text:p>597250</text:p>
          </table:table-cell>
          <table:table-cell/>
          <table:table-cell office:value-type="float" office:value="1013479" calcext:value-type="float">
            <text:p>1013479</text:p>
          </table:table-cell>
          <table:table-cell/>
          <table:table-cell office:value-type="float" office:value="471679" calcext:value-type="float">
            <text:p>471679</text:p>
          </table:table-cell>
          <table:table-cell/>
          <table:table-cell office:value-type="float" office:value="689546" calcext:value-type="float">
            <text:p>689546</text:p>
          </table:table-cell>
          <table:table-cell/>
          <table:table-cell office:value-type="float" office:value="1480635" calcext:value-type="float">
            <text:p>1480635</text:p>
          </table:table-cell>
          <table:table-cell/>
          <table:table-cell office:value-type="float" office:value="611663" calcext:value-type="float">
            <text:p>61166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5476" calcext:value-type="float">
            <text:p>285476</text:p>
          </table:table-cell>
          <table:table-cell/>
          <table:table-cell office:value-type="float" office:value="506453" calcext:value-type="float">
            <text:p>506453</text:p>
          </table:table-cell>
          <table:table-cell/>
          <table:table-cell office:value-type="float" office:value="596576" calcext:value-type="float">
            <text:p>596576</text:p>
          </table:table-cell>
          <table:table-cell/>
          <table:table-cell office:value-type="float" office:value="819435" calcext:value-type="float">
            <text:p>819435</text:p>
          </table:table-cell>
          <table:table-cell/>
          <table:table-cell office:value-type="float" office:value="1021504" calcext:value-type="float">
            <text:p>1021504</text:p>
          </table:table-cell>
          <table:table-cell/>
          <table:table-cell office:value-type="float" office:value="1207766" calcext:value-type="float">
            <text:p>1207766</text:p>
          </table:table-cell>
          <table:table-cell/>
          <table:table-cell office:value-type="float" office:value="1344353" calcext:value-type="float">
            <text:p>1344353</text:p>
          </table:table-cell>
          <table:table-cell/>
          <table:table-cell office:value-type="float" office:value="1436280" calcext:value-type="float">
            <text:p>1436280</text:p>
          </table:table-cell>
          <table:table-cell/>
          <table:table-cell office:value-type="float" office:value="1529225" calcext:value-type="float">
            <text:p>152922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9018" calcext:value-type="float">
            <text:p>329018</text:p>
          </table:table-cell>
          <table:table-cell/>
          <table:table-cell office:value-type="float" office:value="505981" calcext:value-type="float">
            <text:p>505981</text:p>
          </table:table-cell>
          <table:table-cell/>
          <table:table-cell office:value-type="float" office:value="581216" calcext:value-type="float">
            <text:p>581216</text:p>
          </table:table-cell>
          <table:table-cell/>
          <table:table-cell office:value-type="float" office:value="816406" calcext:value-type="float">
            <text:p>816406</text:p>
          </table:table-cell>
          <table:table-cell/>
          <table:table-cell office:value-type="float" office:value="988024" calcext:value-type="float">
            <text:p>988024</text:p>
          </table:table-cell>
          <table:table-cell/>
          <table:table-cell office:value-type="float" office:value="1192992" calcext:value-type="float">
            <text:p>1192992</text:p>
          </table:table-cell>
          <table:table-cell/>
          <table:table-cell office:value-type="float" office:value="1351826" calcext:value-type="float">
            <text:p>1351826</text:p>
          </table:table-cell>
          <table:table-cell/>
          <table:table-cell office:value-type="float" office:value="1458141" calcext:value-type="float">
            <text:p>1458141</text:p>
          </table:table-cell>
          <table:table-cell/>
          <table:table-cell office:value-type="float" office:value="1525102" calcext:value-type="float">
            <text:p>1525102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809014" calcext:value-type="float">
            <text:p>809014</text:p>
          </table:table-cell>
          <table:table-cell/>
          <table:table-cell office:value-type="float" office:value="1101022" calcext:value-type="float">
            <text:p>1101022</text:p>
          </table:table-cell>
          <table:table-cell/>
          <table:table-cell office:value-type="float" office:value="1421755" calcext:value-type="float">
            <text:p>1421755</text:p>
          </table:table-cell>
          <table:table-cell/>
          <table:table-cell office:value-type="float" office:value="1562436" calcext:value-type="float">
            <text:p>1562436</text:p>
          </table:table-cell>
          <table:table-cell/>
          <table:table-cell office:value-type="float" office:value="1562436" calcext:value-type="float">
            <text:p>1562436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805138" calcext:value-type="float">
            <text:p>805138</text:p>
          </table:table-cell>
          <table:table-cell/>
          <table:table-cell office:value-type="float" office:value="1175271" calcext:value-type="float">
            <text:p>1175271</text:p>
          </table:table-cell>
          <table:table-cell/>
          <table:table-cell office:value-type="float" office:value="1684006" calcext:value-type="float">
            <text:p>1684006</text:p>
          </table:table-cell>
          <table:table-cell/>
          <table:table-cell office:value-type="float" office:value="2286447" calcext:value-type="float">
            <text:p>2286447</text:p>
          </table:table-cell>
          <table:table-cell/>
          <table:table-cell office:value-type="float" office:value="1637771" calcext:value-type="float">
            <text:p>1637771</text:p>
          </table:table-cell>
          <table:table-cell/>
          <table:table-cell office:value-type="float" office:value="2004703" calcext:value-type="float">
            <text:p>2004703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842278" calcext:value-type="float">
            <text:p>842278</text:p>
          </table:table-cell>
          <table:table-cell/>
          <table:table-cell office:value-type="float" office:value="1213534" calcext:value-type="float">
            <text:p>1213534</text:p>
          </table:table-cell>
          <table:table-cell/>
          <table:table-cell office:value-type="float" office:value="1437779" calcext:value-type="float">
            <text:p>1437779</text:p>
          </table:table-cell>
          <table:table-cell/>
          <table:table-cell office:value-type="float" office:value="2000242" calcext:value-type="float">
            <text:p>2000242</text:p>
          </table:table-cell>
          <table:table-cell/>
          <table:table-cell office:value-type="float" office:value="2350543" calcext:value-type="float">
            <text:p>2350543</text:p>
          </table:table-cell>
          <table:table-cell/>
          <table:table-cell office:value-type="float" office:value="1652404" calcext:value-type="float">
            <text:p>1652404</text:p>
          </table:table-cell>
          <table:table-cell/>
          <table:table-cell office:value-type="float" office:value="2330140" calcext:value-type="float">
            <text:p>2330140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841884" calcext:value-type="float">
            <text:p>841884</text:p>
          </table:table-cell>
          <table:table-cell/>
          <table:table-cell office:value-type="float" office:value="1193175" calcext:value-type="float">
            <text:p>1193175</text:p>
          </table:table-cell>
          <table:table-cell/>
          <table:table-cell office:value-type="float" office:value="1476130" calcext:value-type="float">
            <text:p>1476130</text:p>
          </table:table-cell>
          <table:table-cell/>
          <table:table-cell office:value-type="float" office:value="1983258" calcext:value-type="float">
            <text:p>1983258</text:p>
          </table:table-cell>
          <table:table-cell/>
          <table:table-cell office:value-type="float" office:value="2205248" calcext:value-type="float">
            <text:p>2205248</text:p>
          </table:table-cell>
          <table:table-cell/>
          <table:table-cell office:value-type="float" office:value="2307123" calcext:value-type="float">
            <text:p>2307123</text:p>
          </table:table-cell>
          <table:table-cell/>
          <table:table-cell office:value-type="float" office:value="1667552" calcext:value-type="float">
            <text:p>1667552</text:p>
          </table:table-cell>
          <table:table-cell/>
          <table:table-cell office:value-type="float" office:value="2360376" calcext:value-type="float">
            <text:p>236037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839384" calcext:value-type="float">
            <text:p>839384</text:p>
          </table:table-cell>
          <table:table-cell/>
          <table:table-cell office:value-type="float" office:value="1207534" calcext:value-type="float">
            <text:p>1207534</text:p>
          </table:table-cell>
          <table:table-cell/>
          <table:table-cell office:value-type="float" office:value="1568189" calcext:value-type="float">
            <text:p>1568189</text:p>
          </table:table-cell>
          <table:table-cell/>
          <table:table-cell office:value-type="float" office:value="2031864" calcext:value-type="float">
            <text:p>2031864</text:p>
          </table:table-cell>
          <table:table-cell/>
          <table:table-cell office:value-type="float" office:value="2015654" calcext:value-type="float">
            <text:p>2015654</text:p>
          </table:table-cell>
          <table:table-cell/>
          <table:table-cell office:value-type="float" office:value="2403712" calcext:value-type="float">
            <text:p>2403712</text:p>
          </table:table-cell>
          <table:table-cell/>
          <table:table-cell office:value-type="float" office:value="2694787" calcext:value-type="float">
            <text:p>2694787</text:p>
          </table:table-cell>
          <table:table-cell/>
          <table:table-cell office:value-type="float" office:value="1027060" calcext:value-type="float">
            <text:p>1027060</text:p>
          </table:table-cell>
          <table:table-cell/>
          <table:table-cell office:value-type="float" office:value="2111788" calcext:value-type="float">
            <text:p>2111788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835287" calcext:value-type="float">
            <text:p>835287</text:p>
          </table:table-cell>
          <table:table-cell/>
          <table:table-cell office:value-type="float" office:value="1232272" calcext:value-type="float">
            <text:p>1232272</text:p>
          </table:table-cell>
          <table:table-cell/>
          <table:table-cell office:value-type="float" office:value="1555075" calcext:value-type="float">
            <text:p>1555075</text:p>
          </table:table-cell>
          <table:table-cell/>
          <table:table-cell office:value-type="float" office:value="2005679" calcext:value-type="float">
            <text:p>2005679</text:p>
          </table:table-cell>
          <table:table-cell/>
          <table:table-cell office:value-type="float" office:value="2085540" calcext:value-type="float">
            <text:p>2085540</text:p>
          </table:table-cell>
          <table:table-cell/>
          <table:table-cell office:value-type="float" office:value="2500850" calcext:value-type="float">
            <text:p>2500850</text:p>
          </table:table-cell>
          <table:table-cell/>
          <table:table-cell office:value-type="float" office:value="2335614" calcext:value-type="float">
            <text:p>2335614</text:p>
          </table:table-cell>
          <table:table-cell/>
          <table:table-cell office:value-type="float" office:value="1421279" calcext:value-type="float">
            <text:p>1421279</text:p>
          </table:table-cell>
          <table:table-cell/>
          <table:table-cell office:value-type="float" office:value="999549" calcext:value-type="float">
            <text:p>999549</text:p>
          </table:table-cell>
          <table:table-cell/>
          <table:table-cell office:value-type="float" office:value="2343259" calcext:value-type="float">
            <text:p>2343259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844020" calcext:value-type="float">
            <text:p>844020</text:p>
          </table:table-cell>
          <table:table-cell/>
          <table:table-cell office:value-type="float" office:value="1207485" calcext:value-type="float">
            <text:p>1207485</text:p>
          </table:table-cell>
          <table:table-cell/>
          <table:table-cell office:value-type="float" office:value="1559848" calcext:value-type="float">
            <text:p>1559848</text:p>
          </table:table-cell>
          <table:table-cell/>
          <table:table-cell office:value-type="float" office:value="1860943" calcext:value-type="float">
            <text:p>1860943</text:p>
          </table:table-cell>
          <table:table-cell/>
          <table:table-cell office:value-type="float" office:value="2239351" calcext:value-type="float">
            <text:p>2239351</text:p>
          </table:table-cell>
          <table:table-cell/>
          <table:table-cell office:value-type="float" office:value="2185788" calcext:value-type="float">
            <text:p>2185788</text:p>
          </table:table-cell>
          <table:table-cell/>
          <table:table-cell office:value-type="float" office:value="2193882" calcext:value-type="float">
            <text:p>2193882</text:p>
          </table:table-cell>
          <table:table-cell/>
          <table:table-cell office:value-type="float" office:value="1674646" calcext:value-type="float">
            <text:p>1674646</text:p>
          </table:table-cell>
          <table:table-cell/>
          <table:table-cell office:value-type="float" office:value="1387957" calcext:value-type="float">
            <text:p>1387957</text:p>
          </table:table-cell>
          <table:table-cell/>
          <table:table-cell office:value-type="float" office:value="1007628" calcext:value-type="float">
            <text:p>1007628</text:p>
          </table:table-cell>
          <table:table-cell/>
          <table:table-cell office:value-type="float" office:value="2172795" calcext:value-type="float">
            <text:p>2172795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854235" calcext:value-type="float">
            <text:p>854235</text:p>
          </table:table-cell>
          <table:table-cell/>
          <table:table-cell office:value-type="float" office:value="1196752" calcext:value-type="float">
            <text:p>1196752</text:p>
          </table:table-cell>
          <table:table-cell/>
          <table:table-cell office:value-type="float" office:value="1518138" calcext:value-type="float">
            <text:p>1518138</text:p>
          </table:table-cell>
          <table:table-cell/>
          <table:table-cell office:value-type="float" office:value="1843748" calcext:value-type="float">
            <text:p>1843748</text:p>
          </table:table-cell>
          <table:table-cell/>
          <table:table-cell office:value-type="float" office:value="2003389" calcext:value-type="float">
            <text:p>2003389</text:p>
          </table:table-cell>
          <table:table-cell/>
          <table:table-cell office:value-type="float" office:value="2109667" calcext:value-type="float">
            <text:p>2109667</text:p>
          </table:table-cell>
          <table:table-cell/>
          <table:table-cell office:value-type="float" office:value="2174693" calcext:value-type="float">
            <text:p>2174693</text:p>
          </table:table-cell>
          <table:table-cell/>
          <table:table-cell office:value-type="float" office:value="1863952" calcext:value-type="float">
            <text:p>1863952</text:p>
          </table:table-cell>
          <table:table-cell/>
          <table:table-cell office:value-type="float" office:value="1628670" calcext:value-type="float">
            <text:p>1628670</text:p>
          </table:table-cell>
          <table:table-cell/>
          <table:table-cell office:value-type="float" office:value="1338788" calcext:value-type="float">
            <text:p>1338788</text:p>
          </table:table-cell>
          <table:table-cell/>
          <table:table-cell office:value-type="float" office:value="1014375" calcext:value-type="float">
            <text:p>1014375</text:p>
          </table:table-cell>
          <table:table-cell/>
          <table:table-cell office:value-type="float" office:value="2237136" calcext:value-type="float">
            <text:p>223713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847856" calcext:value-type="float">
            <text:p>847856</text:p>
          </table:table-cell>
          <table:table-cell/>
          <table:table-cell office:value-type="float" office:value="1208173" calcext:value-type="float">
            <text:p>1208173</text:p>
          </table:table-cell>
          <table:table-cell/>
          <table:table-cell office:value-type="float" office:value="1526495" calcext:value-type="float">
            <text:p>1526495</text:p>
          </table:table-cell>
          <table:table-cell/>
          <table:table-cell office:value-type="float" office:value="1821068" calcext:value-type="float">
            <text:p>1821068</text:p>
          </table:table-cell>
          <table:table-cell/>
          <table:table-cell office:value-type="float" office:value="1996567" calcext:value-type="float">
            <text:p>1996567</text:p>
          </table:table-cell>
          <table:table-cell/>
          <table:table-cell office:value-type="float" office:value="2102425" calcext:value-type="float">
            <text:p>2102425</text:p>
          </table:table-cell>
          <table:table-cell/>
          <table:table-cell office:value-type="float" office:value="2145016" calcext:value-type="float">
            <text:p>2145016</text:p>
          </table:table-cell>
          <table:table-cell/>
          <table:table-cell office:value-type="float" office:value="1993671" calcext:value-type="float">
            <text:p>1993671</text:p>
          </table:table-cell>
          <table:table-cell/>
          <table:table-cell office:value-type="float" office:value="1231690" calcext:value-type="float">
            <text:p>1231690</text:p>
          </table:table-cell>
          <table:table-cell/>
          <table:table-cell office:value-type="float" office:value="1645943" calcext:value-type="float">
            <text:p>1645943</text:p>
          </table:table-cell>
          <table:table-cell/>
          <table:table-cell office:value-type="float" office:value="1285610" calcext:value-type="float">
            <text:p>1285610</text:p>
          </table:table-cell>
          <table:table-cell/>
          <table:table-cell office:value-type="float" office:value="1010048" calcext:value-type="float">
            <text:p>1010048</text:p>
          </table:table-cell>
          <table:table-cell/>
          <table:table-cell office:value-type="float" office:value="2227621" calcext:value-type="float">
            <text:p>222762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46760" calcext:value-type="float">
            <text:p>1946760</text:p>
          </table:table-cell>
          <table:table-cell/>
          <table:table-cell office:value-type="float" office:value="1997926" calcext:value-type="float">
            <text:p>1997926</text:p>
          </table:table-cell>
          <table:table-cell/>
          <table:table-cell office:value-type="float" office:value="2056459" calcext:value-type="float">
            <text:p>2056459</text:p>
          </table:table-cell>
          <table:table-cell/>
          <table:table-cell office:value-type="float" office:value="1985687" calcext:value-type="float">
            <text:p>1985687</text:p>
          </table:table-cell>
          <table:table-cell/>
          <table:table-cell office:value-type="float" office:value="1929000" calcext:value-type="float">
            <text:p>1929000</text:p>
          </table:table-cell>
          <table:table-cell/>
          <table:table-cell office:value-type="float" office:value="1782518" calcext:value-type="float">
            <text:p>1782518</text:p>
          </table:table-cell>
          <table:table-cell/>
          <table:table-cell office:value-type="float" office:value="1524511" calcext:value-type="float">
            <text:p>1524511</text:p>
          </table:table-cell>
          <table:table-cell/>
          <table:table-cell office:value-type="float" office:value="1289528" calcext:value-type="float">
            <text:p>1289528</text:p>
          </table:table-cell>
          <table:table-cell/>
          <table:table-cell office:value-type="float" office:value="1013518" calcext:value-type="float">
            <text:p>101351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43361" calcext:value-type="float">
            <text:p>543361</text:p>
          </table:table-cell>
          <table:table-cell/>
          <table:table-cell office:value-type="float" office:value="523994" calcext:value-type="float">
            <text:p>523994</text:p>
          </table:table-cell>
          <table:table-cell/>
          <table:table-cell office:value-type="float" office:value="467067" calcext:value-type="float">
            <text:p>467067</text:p>
          </table:table-cell>
          <table:table-cell/>
          <table:table-cell office:value-type="float" office:value="493385" calcext:value-type="float">
            <text:p>493385</text:p>
          </table:table-cell>
          <table:table-cell/>
          <table:table-cell office:value-type="float" office:value="469146" calcext:value-type="float">
            <text:p>469146</text:p>
          </table:table-cell>
          <table:table-cell/>
          <table:table-cell office:value-type="float" office:value="533194" calcext:value-type="float">
            <text:p>533194</text:p>
          </table:table-cell>
          <table:table-cell/>
          <table:table-cell office:value-type="float" office:value="610107" calcext:value-type="float">
            <text:p>610107</text:p>
          </table:table-cell>
          <table:table-cell/>
          <table:table-cell office:value-type="float" office:value="654312" calcext:value-type="float">
            <text:p>654312</text:p>
          </table:table-cell>
          <table:table-cell/>
          <table:table-cell office:value-type="float" office:value="673545" calcext:value-type="float">
            <text:p>67354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3805" calcext:value-type="float">
            <text:p>383805</text:p>
          </table:table-cell>
          <table:table-cell/>
          <table:table-cell office:value-type="float" office:value="322867" calcext:value-type="float">
            <text:p>322867</text:p>
          </table:table-cell>
          <table:table-cell/>
          <table:table-cell office:value-type="float" office:value="246910" calcext:value-type="float">
            <text:p>246910</text:p>
          </table:table-cell>
          <table:table-cell/>
          <table:table-cell office:value-type="float" office:value="442761" calcext:value-type="float">
            <text:p>442761</text:p>
          </table:table-cell>
          <table:table-cell/>
          <table:table-cell office:value-type="float" office:value="373885" calcext:value-type="float">
            <text:p>373885</text:p>
          </table:table-cell>
          <table:table-cell/>
          <table:table-cell office:value-type="float" office:value="317484" calcext:value-type="float">
            <text:p>317484</text:p>
          </table:table-cell>
          <table:table-cell/>
          <table:table-cell office:value-type="float" office:value="433829" calcext:value-type="float">
            <text:p>433829</text:p>
          </table:table-cell>
          <table:table-cell/>
          <table:table-cell office:value-type="float" office:value="403381" calcext:value-type="float">
            <text:p>403381</text:p>
          </table:table-cell>
          <table:table-cell/>
          <table:table-cell office:value-type="float" office:value="422908" calcext:value-type="float">
            <text:p>42290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6362" calcext:value-type="float">
            <text:p>316362</text:p>
          </table:table-cell>
          <table:table-cell/>
          <table:table-cell office:value-type="float" office:value="350357" calcext:value-type="float">
            <text:p>350357</text:p>
          </table:table-cell>
          <table:table-cell/>
          <table:table-cell office:value-type="float" office:value="342483" calcext:value-type="float">
            <text:p>342483</text:p>
          </table:table-cell>
          <table:table-cell/>
          <table:table-cell office:value-type="float" office:value="312196" calcext:value-type="float">
            <text:p>312196</text:p>
          </table:table-cell>
          <table:table-cell/>
          <table:table-cell office:value-type="float" office:value="298769" calcext:value-type="float">
            <text:p>298769</text:p>
          </table:table-cell>
          <table:table-cell/>
          <table:table-cell office:value-type="float" office:value="285258" calcext:value-type="float">
            <text:p>285258</text:p>
          </table:table-cell>
          <table:table-cell/>
          <table:table-cell office:value-type="float" office:value="277865" calcext:value-type="float">
            <text:p>277865</text:p>
          </table:table-cell>
          <table:table-cell/>
          <table:table-cell office:value-type="float" office:value="317537" calcext:value-type="float">
            <text:p>317537</text:p>
          </table:table-cell>
          <table:table-cell/>
          <table:table-cell office:value-type="float" office:value="305976" calcext:value-type="float">
            <text:p>30597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6288" calcext:value-type="float">
            <text:p>176288</text:p>
          </table:table-cell>
          <table:table-cell/>
          <table:table-cell office:value-type="float" office:value="191158" calcext:value-type="float">
            <text:p>191158</text:p>
          </table:table-cell>
          <table:table-cell/>
          <table:table-cell office:value-type="float" office:value="139064" calcext:value-type="float">
            <text:p>139064</text:p>
          </table:table-cell>
          <table:table-cell/>
          <table:table-cell office:value-type="float" office:value="139823" calcext:value-type="float">
            <text:p>139823</text:p>
          </table:table-cell>
          <table:table-cell/>
          <table:table-cell office:value-type="float" office:value="161749" calcext:value-type="float">
            <text:p>161749</text:p>
          </table:table-cell>
          <table:table-cell/>
          <table:table-cell office:value-type="float" office:value="170528" calcext:value-type="float">
            <text:p>170528</text:p>
          </table:table-cell>
          <table:table-cell/>
          <table:table-cell office:value-type="float" office:value="171010" calcext:value-type="float">
            <text:p>171010</text:p>
          </table:table-cell>
          <table:table-cell/>
          <table:table-cell office:value-type="float" office:value="137277" calcext:value-type="float">
            <text:p>137277</text:p>
          </table:table-cell>
          <table:table-cell/>
          <table:table-cell office:value-type="float" office:value="160509" calcext:value-type="float">
            <text:p>16050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4845" calcext:value-type="float">
            <text:p>164845</text:p>
          </table:table-cell>
          <table:table-cell/>
          <table:table-cell office:value-type="float" office:value="223108" calcext:value-type="float">
            <text:p>223108</text:p>
          </table:table-cell>
          <table:table-cell/>
          <table:table-cell office:value-type="float" office:value="222215" calcext:value-type="float">
            <text:p>222215</text:p>
          </table:table-cell>
          <table:table-cell/>
          <table:table-cell office:value-type="float" office:value="242753" calcext:value-type="float">
            <text:p>242753</text:p>
          </table:table-cell>
          <table:table-cell/>
          <table:table-cell office:value-type="float" office:value="186406" calcext:value-type="float">
            <text:p>186406</text:p>
          </table:table-cell>
          <table:table-cell/>
          <table:table-cell office:value-type="float" office:value="245478" calcext:value-type="float">
            <text:p>245478</text:p>
          </table:table-cell>
          <table:table-cell/>
          <table:table-cell office:value-type="float" office:value="230403" calcext:value-type="float">
            <text:p>230403</text:p>
          </table:table-cell>
          <table:table-cell/>
          <table:table-cell office:value-type="float" office:value="189163" calcext:value-type="float">
            <text:p>189163</text:p>
          </table:table-cell>
          <table:table-cell/>
          <table:table-cell office:value-type="float" office:value="237270" calcext:value-type="float">
            <text:p>23727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0317" calcext:value-type="float">
            <text:p>220317</text:p>
          </table:table-cell>
          <table:table-cell/>
          <table:table-cell office:value-type="float" office:value="194586" calcext:value-type="float">
            <text:p>194586</text:p>
          </table:table-cell>
          <table:table-cell/>
          <table:table-cell office:value-type="float" office:value="222819" calcext:value-type="float">
            <text:p>222819</text:p>
          </table:table-cell>
          <table:table-cell/>
          <table:table-cell office:value-type="float" office:value="239961" calcext:value-type="float">
            <text:p>239961</text:p>
          </table:table-cell>
          <table:table-cell/>
          <table:table-cell office:value-type="float" office:value="276171" calcext:value-type="float">
            <text:p>276171</text:p>
          </table:table-cell>
          <table:table-cell/>
          <table:table-cell office:value-type="float" office:value="268824" calcext:value-type="float">
            <text:p>268824</text:p>
          </table:table-cell>
          <table:table-cell/>
          <table:table-cell office:value-type="float" office:value="271198" calcext:value-type="float">
            <text:p>271198</text:p>
          </table:table-cell>
          <table:table-cell/>
          <table:table-cell office:value-type="float" office:value="282324" calcext:value-type="float">
            <text:p>282324</text:p>
          </table:table-cell>
          <table:table-cell/>
          <table:table-cell office:value-type="float" office:value="292899" calcext:value-type="float">
            <text:p>29289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9646" calcext:value-type="float">
            <text:p>269646</text:p>
          </table:table-cell>
          <table:table-cell/>
          <table:table-cell office:value-type="float" office:value="266652" calcext:value-type="float">
            <text:p>266652</text:p>
          </table:table-cell>
          <table:table-cell/>
          <table:table-cell office:value-type="float" office:value="286296" calcext:value-type="float">
            <text:p>286296</text:p>
          </table:table-cell>
          <table:table-cell/>
          <table:table-cell office:value-type="float" office:value="294193" calcext:value-type="float">
            <text:p>294193</text:p>
          </table:table-cell>
          <table:table-cell/>
          <table:table-cell office:value-type="float" office:value="286888" calcext:value-type="float">
            <text:p>286888</text:p>
          </table:table-cell>
          <table:table-cell/>
          <table:table-cell office:value-type="float" office:value="307088" calcext:value-type="float">
            <text:p>307088</text:p>
          </table:table-cell>
          <table:table-cell/>
          <table:table-cell office:value-type="float" office:value="303864" calcext:value-type="float">
            <text:p>303864</text:p>
          </table:table-cell>
          <table:table-cell/>
          <table:table-cell office:value-type="float" office:value="304682" calcext:value-type="float">
            <text:p>304682</text:p>
          </table:table-cell>
          <table:table-cell/>
          <table:table-cell office:value-type="float" office:value="304960" calcext:value-type="float">
            <text:p>304960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002351" calcext:value-type="float">
            <text:p>1002351</text:p>
          </table:table-cell>
          <table:table-cell/>
          <table:table-cell office:value-type="float" office:value="1562436" calcext:value-type="float">
            <text:p>1562436</text:p>
          </table:table-cell>
          <table:table-cell/>
          <table:table-cell office:value-type="float" office:value="2379626" calcext:value-type="float">
            <text:p>2379626</text:p>
          </table:table-cell>
          <table:table-cell/>
          <table:table-cell office:value-type="float" office:value="3791156" calcext:value-type="float">
            <text:p>3791156</text:p>
          </table:table-cell>
          <table:table-cell/>
          <table:table-cell office:value-type="float" office:value="2662899" calcext:value-type="float">
            <text:p>2662899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976473" calcext:value-type="float">
            <text:p>976473</text:p>
          </table:table-cell>
          <table:table-cell/>
          <table:table-cell office:value-type="float" office:value="1487977" calcext:value-type="float">
            <text:p>1487977</text:p>
          </table:table-cell>
          <table:table-cell/>
          <table:table-cell office:value-type="float" office:value="2098744" calcext:value-type="float">
            <text:p>2098744</text:p>
          </table:table-cell>
          <table:table-cell/>
          <table:table-cell office:value-type="float" office:value="2858650" calcext:value-type="float">
            <text:p>2858650</text:p>
          </table:table-cell>
          <table:table-cell/>
          <table:table-cell office:value-type="float" office:value="4557257" calcext:value-type="float">
            <text:p>4557257</text:p>
          </table:table-cell>
          <table:table-cell/>
          <table:table-cell office:value-type="float" office:value="2608629" calcext:value-type="float">
            <text:p>2608629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965763" calcext:value-type="float">
            <text:p>965763</text:p>
          </table:table-cell>
          <table:table-cell/>
          <table:table-cell office:value-type="float" office:value="1463250" calcext:value-type="float">
            <text:p>1463250</text:p>
          </table:table-cell>
          <table:table-cell/>
          <table:table-cell office:value-type="float" office:value="1985448" calcext:value-type="float">
            <text:p>1985448</text:p>
          </table:table-cell>
          <table:table-cell/>
          <table:table-cell office:value-type="float" office:value="2371308" calcext:value-type="float">
            <text:p>2371308</text:p>
          </table:table-cell>
          <table:table-cell/>
          <table:table-cell office:value-type="float" office:value="3159869" calcext:value-type="float">
            <text:p>3159869</text:p>
          </table:table-cell>
          <table:table-cell/>
          <table:table-cell office:value-type="float" office:value="4572895" calcext:value-type="float">
            <text:p>4572895</text:p>
          </table:table-cell>
          <table:table-cell/>
          <table:table-cell office:value-type="float" office:value="2783115" calcext:value-type="float">
            <text:p>2783115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971797" calcext:value-type="float">
            <text:p>971797</text:p>
          </table:table-cell>
          <table:table-cell/>
          <table:table-cell office:value-type="float" office:value="1438555" calcext:value-type="float">
            <text:p>1438555</text:p>
          </table:table-cell>
          <table:table-cell/>
          <table:table-cell office:value-type="float" office:value="1940253" calcext:value-type="float">
            <text:p>1940253</text:p>
          </table:table-cell>
          <table:table-cell/>
          <table:table-cell office:value-type="float" office:value="2427068" calcext:value-type="float">
            <text:p>2427068</text:p>
          </table:table-cell>
          <table:table-cell/>
          <table:table-cell office:value-type="float" office:value="2811557" calcext:value-type="float">
            <text:p>2811557</text:p>
          </table:table-cell>
          <table:table-cell/>
          <table:table-cell office:value-type="float" office:value="3393590" calcext:value-type="float">
            <text:p>3393590</text:p>
          </table:table-cell>
          <table:table-cell/>
          <table:table-cell office:value-type="float" office:value="4457157" calcext:value-type="float">
            <text:p>4457157</text:p>
          </table:table-cell>
          <table:table-cell/>
          <table:table-cell office:value-type="float" office:value="2942541" calcext:value-type="float">
            <text:p>294254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973296" calcext:value-type="float">
            <text:p>973296</text:p>
          </table:table-cell>
          <table:table-cell/>
          <table:table-cell office:value-type="float" office:value="1426517" calcext:value-type="float">
            <text:p>1426517</text:p>
          </table:table-cell>
          <table:table-cell/>
          <table:table-cell office:value-type="float" office:value="1835608" calcext:value-type="float">
            <text:p>1835608</text:p>
          </table:table-cell>
          <table:table-cell/>
          <table:table-cell office:value-type="float" office:value="2375790" calcext:value-type="float">
            <text:p>2375790</text:p>
          </table:table-cell>
          <table:table-cell/>
          <table:table-cell office:value-type="float" office:value="2619192" calcext:value-type="float">
            <text:p>2619192</text:p>
          </table:table-cell>
          <table:table-cell/>
          <table:table-cell office:value-type="float" office:value="2827858" calcext:value-type="float">
            <text:p>2827858</text:p>
          </table:table-cell>
          <table:table-cell/>
          <table:table-cell office:value-type="float" office:value="3458646" calcext:value-type="float">
            <text:p>3458646</text:p>
          </table:table-cell>
          <table:table-cell/>
          <table:table-cell office:value-type="float" office:value="4805258" calcext:value-type="float">
            <text:p>4805258</text:p>
          </table:table-cell>
          <table:table-cell/>
          <table:table-cell office:value-type="float" office:value="3261656" calcext:value-type="float">
            <text:p>3261656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959254" calcext:value-type="float">
            <text:p>959254</text:p>
          </table:table-cell>
          <table:table-cell/>
          <table:table-cell office:value-type="float" office:value="1420104" calcext:value-type="float">
            <text:p>1420104</text:p>
          </table:table-cell>
          <table:table-cell/>
          <table:table-cell office:value-type="float" office:value="1837102" calcext:value-type="float">
            <text:p>1837102</text:p>
          </table:table-cell>
          <table:table-cell/>
          <table:table-cell office:value-type="float" office:value="2314219" calcext:value-type="float">
            <text:p>2314219</text:p>
          </table:table-cell>
          <table:table-cell/>
          <table:table-cell office:value-type="float" office:value="2579710" calcext:value-type="float">
            <text:p>2579710</text:p>
          </table:table-cell>
          <table:table-cell/>
          <table:table-cell office:value-type="float" office:value="2639154" calcext:value-type="float">
            <text:p>2639154</text:p>
          </table:table-cell>
          <table:table-cell/>
          <table:table-cell office:value-type="float" office:value="2994254" calcext:value-type="float">
            <text:p>2994254</text:p>
          </table:table-cell>
          <table:table-cell/>
          <table:table-cell office:value-type="float" office:value="3493539" calcext:value-type="float">
            <text:p>3493539</text:p>
          </table:table-cell>
          <table:table-cell/>
          <table:table-cell office:value-type="float" office:value="5020987" calcext:value-type="float">
            <text:p>5020987</text:p>
          </table:table-cell>
          <table:table-cell/>
          <table:table-cell office:value-type="float" office:value="2568909" calcext:value-type="float">
            <text:p>2568909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971777" calcext:value-type="float">
            <text:p>971777</text:p>
          </table:table-cell>
          <table:table-cell/>
          <table:table-cell office:value-type="float" office:value="1447358" calcext:value-type="float">
            <text:p>1447358</text:p>
          </table:table-cell>
          <table:table-cell/>
          <table:table-cell office:value-type="float" office:value="1866807" calcext:value-type="float">
            <text:p>1866807</text:p>
          </table:table-cell>
          <table:table-cell/>
          <table:table-cell office:value-type="float" office:value="2291930" calcext:value-type="float">
            <text:p>2291930</text:p>
          </table:table-cell>
          <table:table-cell/>
          <table:table-cell office:value-type="float" office:value="2564616" calcext:value-type="float">
            <text:p>2564616</text:p>
          </table:table-cell>
          <table:table-cell/>
          <table:table-cell office:value-type="float" office:value="2708986" calcext:value-type="float">
            <text:p>2708986</text:p>
          </table:table-cell>
          <table:table-cell/>
          <table:table-cell office:value-type="float" office:value="2921346" calcext:value-type="float">
            <text:p>2921346</text:p>
          </table:table-cell>
          <table:table-cell/>
          <table:table-cell office:value-type="float" office:value="3052133" calcext:value-type="float">
            <text:p>3052133</text:p>
          </table:table-cell>
          <table:table-cell/>
          <table:table-cell office:value-type="float" office:value="3530734" calcext:value-type="float">
            <text:p>3530734</text:p>
          </table:table-cell>
          <table:table-cell/>
          <table:table-cell office:value-type="float" office:value="3945943" calcext:value-type="float">
            <text:p>3945943</text:p>
          </table:table-cell>
          <table:table-cell/>
          <table:table-cell office:value-type="float" office:value="2925325" calcext:value-type="float">
            <text:p>2925325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997675" calcext:value-type="float">
            <text:p>997675</text:p>
          </table:table-cell>
          <table:table-cell/>
          <table:table-cell office:value-type="float" office:value="1467812" calcext:value-type="float">
            <text:p>1467812</text:p>
          </table:table-cell>
          <table:table-cell/>
          <table:table-cell office:value-type="float" office:value="1934800" calcext:value-type="float">
            <text:p>1934800</text:p>
          </table:table-cell>
          <table:table-cell/>
          <table:table-cell office:value-type="float" office:value="2370977" calcext:value-type="float">
            <text:p>2370977</text:p>
          </table:table-cell>
          <table:table-cell/>
          <table:table-cell office:value-type="float" office:value="2656378" calcext:value-type="float">
            <text:p>2656378</text:p>
          </table:table-cell>
          <table:table-cell/>
          <table:table-cell office:value-type="float" office:value="2769426" calcext:value-type="float">
            <text:p>2769426</text:p>
          </table:table-cell>
          <table:table-cell/>
          <table:table-cell office:value-type="float" office:value="2677075" calcext:value-type="float">
            <text:p>2677075</text:p>
          </table:table-cell>
          <table:table-cell/>
          <table:table-cell office:value-type="float" office:value="2955217" calcext:value-type="float">
            <text:p>2955217</text:p>
          </table:table-cell>
          <table:table-cell/>
          <table:table-cell office:value-type="float" office:value="2992016" calcext:value-type="float">
            <text:p>2992016</text:p>
          </table:table-cell>
          <table:table-cell/>
          <table:table-cell office:value-type="float" office:value="3192451" calcext:value-type="float">
            <text:p>3192451</text:p>
          </table:table-cell>
          <table:table-cell/>
          <table:table-cell office:value-type="float" office:value="3733615" calcext:value-type="float">
            <text:p>3733615</text:p>
          </table:table-cell>
          <table:table-cell/>
          <table:table-cell office:value-type="float" office:value="2792156" calcext:value-type="float">
            <text:p>279215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961894" calcext:value-type="float">
            <text:p>961894</text:p>
          </table:table-cell>
          <table:table-cell/>
          <table:table-cell office:value-type="float" office:value="1429309" calcext:value-type="float">
            <text:p>1429309</text:p>
          </table:table-cell>
          <table:table-cell/>
          <table:table-cell office:value-type="float" office:value="1890868" calcext:value-type="float">
            <text:p>1890868</text:p>
          </table:table-cell>
          <table:table-cell/>
          <table:table-cell office:value-type="float" office:value="2325311" calcext:value-type="float">
            <text:p>2325311</text:p>
          </table:table-cell>
          <table:table-cell/>
          <table:table-cell office:value-type="float" office:value="2599484" calcext:value-type="float">
            <text:p>2599484</text:p>
          </table:table-cell>
          <table:table-cell/>
          <table:table-cell office:value-type="float" office:value="2757292" calcext:value-type="float">
            <text:p>2757292</text:p>
          </table:table-cell>
          <table:table-cell/>
          <table:table-cell office:value-type="float" office:value="2645620" calcext:value-type="float">
            <text:p>2645620</text:p>
          </table:table-cell>
          <table:table-cell/>
          <table:table-cell office:value-type="float" office:value="2695113" calcext:value-type="float">
            <text:p>2695113</text:p>
          </table:table-cell>
          <table:table-cell/>
          <table:table-cell office:value-type="float" office:value="2761947" calcext:value-type="float">
            <text:p>2761947</text:p>
          </table:table-cell>
          <table:table-cell/>
          <table:table-cell office:value-type="float" office:value="2877482" calcext:value-type="float">
            <text:p>2877482</text:p>
          </table:table-cell>
          <table:table-cell/>
          <table:table-cell office:value-type="float" office:value="2928369" calcext:value-type="float">
            <text:p>2928369</text:p>
          </table:table-cell>
          <table:table-cell/>
          <table:table-cell office:value-type="float" office:value="3817365" calcext:value-type="float">
            <text:p>3817365</text:p>
          </table:table-cell>
          <table:table-cell/>
          <table:table-cell office:value-type="float" office:value="2815586" calcext:value-type="float">
            <text:p>281558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71754" calcext:value-type="float">
            <text:p>2471754</text:p>
          </table:table-cell>
          <table:table-cell/>
          <table:table-cell office:value-type="float" office:value="2551222" calcext:value-type="float">
            <text:p>2551222</text:p>
          </table:table-cell>
          <table:table-cell/>
          <table:table-cell office:value-type="float" office:value="2629262" calcext:value-type="float">
            <text:p>2629262</text:p>
          </table:table-cell>
          <table:table-cell/>
          <table:table-cell office:value-type="float" office:value="2668209" calcext:value-type="float">
            <text:p>2668209</text:p>
          </table:table-cell>
          <table:table-cell/>
          <table:table-cell office:value-type="float" office:value="2696954" calcext:value-type="float">
            <text:p>2696954</text:p>
          </table:table-cell>
          <table:table-cell/>
          <table:table-cell office:value-type="float" office:value="2667329" calcext:value-type="float">
            <text:p>2667329</text:p>
          </table:table-cell>
          <table:table-cell/>
          <table:table-cell office:value-type="float" office:value="2553212" calcext:value-type="float">
            <text:p>2553212</text:p>
          </table:table-cell>
          <table:table-cell/>
          <table:table-cell office:value-type="float" office:value="2814652" calcext:value-type="float">
            <text:p>2814652</text:p>
          </table:table-cell>
          <table:table-cell/>
          <table:table-cell office:value-type="float" office:value="3846511" calcext:value-type="float">
            <text:p>384651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5629" calcext:value-type="float">
            <text:p>585629</text:p>
          </table:table-cell>
          <table:table-cell/>
          <table:table-cell office:value-type="float" office:value="504173" calcext:value-type="float">
            <text:p>504173</text:p>
          </table:table-cell>
          <table:table-cell/>
          <table:table-cell office:value-type="float" office:value="466770" calcext:value-type="float">
            <text:p>466770</text:p>
          </table:table-cell>
          <table:table-cell/>
          <table:table-cell office:value-type="float" office:value="431109" calcext:value-type="float">
            <text:p>431109</text:p>
          </table:table-cell>
          <table:table-cell/>
          <table:table-cell office:value-type="float" office:value="509235" calcext:value-type="float">
            <text:p>509235</text:p>
          </table:table-cell>
          <table:table-cell/>
          <table:table-cell office:value-type="float" office:value="564323" calcext:value-type="float">
            <text:p>564323</text:p>
          </table:table-cell>
          <table:table-cell/>
          <table:table-cell office:value-type="float" office:value="689221" calcext:value-type="float">
            <text:p>689221</text:p>
          </table:table-cell>
          <table:table-cell/>
          <table:table-cell office:value-type="float" office:value="727046" calcext:value-type="float">
            <text:p>727046</text:p>
          </table:table-cell>
          <table:table-cell/>
          <table:table-cell office:value-type="float" office:value="816425" calcext:value-type="float">
            <text:p>81642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3295" calcext:value-type="float">
            <text:p>353295</text:p>
          </table:table-cell>
          <table:table-cell/>
          <table:table-cell office:value-type="float" office:value="292061" calcext:value-type="float">
            <text:p>292061</text:p>
          </table:table-cell>
          <table:table-cell/>
          <table:table-cell office:value-type="float" office:value="239859" calcext:value-type="float">
            <text:p>239859</text:p>
          </table:table-cell>
          <table:table-cell/>
          <table:table-cell office:value-type="float" office:value="386551" calcext:value-type="float">
            <text:p>386551</text:p>
          </table:table-cell>
          <table:table-cell/>
          <table:table-cell office:value-type="float" office:value="360730" calcext:value-type="float">
            <text:p>360730</text:p>
          </table:table-cell>
          <table:table-cell/>
          <table:table-cell office:value-type="float" office:value="301579" calcext:value-type="float">
            <text:p>301579</text:p>
          </table:table-cell>
          <table:table-cell/>
          <table:table-cell office:value-type="float" office:value="426097" calcext:value-type="float">
            <text:p>426097</text:p>
          </table:table-cell>
          <table:table-cell/>
          <table:table-cell office:value-type="float" office:value="360371" calcext:value-type="float">
            <text:p>360371</text:p>
          </table:table-cell>
          <table:table-cell/>
          <table:table-cell office:value-type="float" office:value="509440" calcext:value-type="float">
            <text:p>50944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5176" calcext:value-type="float">
            <text:p>295176</text:p>
          </table:table-cell>
          <table:table-cell/>
          <table:table-cell office:value-type="float" office:value="371931" calcext:value-type="float">
            <text:p>371931</text:p>
          </table:table-cell>
          <table:table-cell/>
          <table:table-cell office:value-type="float" office:value="334294" calcext:value-type="float">
            <text:p>334294</text:p>
          </table:table-cell>
          <table:table-cell/>
          <table:table-cell office:value-type="float" office:value="295997" calcext:value-type="float">
            <text:p>295997</text:p>
          </table:table-cell>
          <table:table-cell/>
          <table:table-cell office:value-type="float" office:value="287561" calcext:value-type="float">
            <text:p>287561</text:p>
          </table:table-cell>
          <table:table-cell/>
          <table:table-cell office:value-type="float" office:value="278189" calcext:value-type="float">
            <text:p>278189</text:p>
          </table:table-cell>
          <table:table-cell/>
          <table:table-cell office:value-type="float" office:value="262109" calcext:value-type="float">
            <text:p>262109</text:p>
          </table:table-cell>
          <table:table-cell/>
          <table:table-cell office:value-type="float" office:value="297964" calcext:value-type="float">
            <text:p>297964</text:p>
          </table:table-cell>
          <table:table-cell/>
          <table:table-cell office:value-type="float" office:value="291448" calcext:value-type="float">
            <text:p>29144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5872" calcext:value-type="float">
            <text:p>155872</text:p>
          </table:table-cell>
          <table:table-cell/>
          <table:table-cell office:value-type="float" office:value="188849" calcext:value-type="float">
            <text:p>188849</text:p>
          </table:table-cell>
          <table:table-cell/>
          <table:table-cell office:value-type="float" office:value="166825" calcext:value-type="float">
            <text:p>166825</text:p>
          </table:table-cell>
          <table:table-cell/>
          <table:table-cell office:value-type="float" office:value="194900" calcext:value-type="float">
            <text:p>194900</text:p>
          </table:table-cell>
          <table:table-cell/>
          <table:table-cell office:value-type="float" office:value="210245" calcext:value-type="float">
            <text:p>210245</text:p>
          </table:table-cell>
          <table:table-cell/>
          <table:table-cell office:value-type="float" office:value="162713" calcext:value-type="float">
            <text:p>162713</text:p>
          </table:table-cell>
          <table:table-cell/>
          <table:table-cell office:value-type="float" office:value="153736" calcext:value-type="float">
            <text:p>153736</text:p>
          </table:table-cell>
          <table:table-cell/>
          <table:table-cell office:value-type="float" office:value="158288" calcext:value-type="float">
            <text:p>158288</text:p>
          </table:table-cell>
          <table:table-cell/>
          <table:table-cell office:value-type="float" office:value="225571" calcext:value-type="float">
            <text:p>22557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4505" calcext:value-type="float">
            <text:p>224505</text:p>
          </table:table-cell>
          <table:table-cell/>
          <table:table-cell office:value-type="float" office:value="247948" calcext:value-type="float">
            <text:p>247948</text:p>
          </table:table-cell>
          <table:table-cell/>
          <table:table-cell office:value-type="float" office:value="180542" calcext:value-type="float">
            <text:p>180542</text:p>
          </table:table-cell>
          <table:table-cell/>
          <table:table-cell office:value-type="float" office:value="195406" calcext:value-type="float">
            <text:p>195406</text:p>
          </table:table-cell>
          <table:table-cell/>
          <table:table-cell office:value-type="float" office:value="179385" calcext:value-type="float">
            <text:p>179385</text:p>
          </table:table-cell>
          <table:table-cell/>
          <table:table-cell office:value-type="float" office:value="181645" calcext:value-type="float">
            <text:p>181645</text:p>
          </table:table-cell>
          <table:table-cell/>
          <table:table-cell office:value-type="float" office:value="180721" calcext:value-type="float">
            <text:p>180721</text:p>
          </table:table-cell>
          <table:table-cell/>
          <table:table-cell office:value-type="float" office:value="219786" calcext:value-type="float">
            <text:p>219786</text:p>
          </table:table-cell>
          <table:table-cell/>
          <table:table-cell office:value-type="float" office:value="201753" calcext:value-type="float">
            <text:p>20175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4415" calcext:value-type="float">
            <text:p>214415</text:p>
          </table:table-cell>
          <table:table-cell/>
          <table:table-cell office:value-type="float" office:value="242067" calcext:value-type="float">
            <text:p>242067</text:p>
          </table:table-cell>
          <table:table-cell/>
          <table:table-cell office:value-type="float" office:value="266582" calcext:value-type="float">
            <text:p>266582</text:p>
          </table:table-cell>
          <table:table-cell/>
          <table:table-cell office:value-type="float" office:value="245060" calcext:value-type="float">
            <text:p>245060</text:p>
          </table:table-cell>
          <table:table-cell/>
          <table:table-cell office:value-type="float" office:value="286555" calcext:value-type="float">
            <text:p>286555</text:p>
          </table:table-cell>
          <table:table-cell/>
          <table:table-cell office:value-type="float" office:value="277431" calcext:value-type="float">
            <text:p>277431</text:p>
          </table:table-cell>
          <table:table-cell/>
          <table:table-cell office:value-type="float" office:value="305292" calcext:value-type="float">
            <text:p>305292</text:p>
          </table:table-cell>
          <table:table-cell/>
          <table:table-cell office:value-type="float" office:value="304336" calcext:value-type="float">
            <text:p>304336</text:p>
          </table:table-cell>
          <table:table-cell/>
          <table:table-cell office:value-type="float" office:value="294807" calcext:value-type="float">
            <text:p>29480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6414" calcext:value-type="float">
            <text:p>286414</text:p>
          </table:table-cell>
          <table:table-cell/>
          <table:table-cell office:value-type="float" office:value="318944" calcext:value-type="float">
            <text:p>318944</text:p>
          </table:table-cell>
          <table:table-cell/>
          <table:table-cell office:value-type="float" office:value="323944" calcext:value-type="float">
            <text:p>323944</text:p>
          </table:table-cell>
          <table:table-cell/>
          <table:table-cell office:value-type="float" office:value="313883" calcext:value-type="float">
            <text:p>313883</text:p>
          </table:table-cell>
          <table:table-cell/>
          <table:table-cell office:value-type="float" office:value="307692" calcext:value-type="float">
            <text:p>307692</text:p>
          </table:table-cell>
          <table:table-cell/>
          <table:table-cell office:value-type="float" office:value="320495" calcext:value-type="float">
            <text:p>320495</text:p>
          </table:table-cell>
          <table:table-cell/>
          <table:table-cell office:value-type="float" office:value="322878" calcext:value-type="float">
            <text:p>322878</text:p>
          </table:table-cell>
          <table:table-cell/>
          <table:table-cell office:value-type="float" office:value="323807" calcext:value-type="float">
            <text:p>323807</text:p>
          </table:table-cell>
          <table:table-cell/>
          <table:table-cell office:value-type="float" office:value="277107" calcext:value-type="float">
            <text:p>277107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279447" calcext:value-type="float">
            <text:p>1279447</text:p>
          </table:table-cell>
          <table:table-cell/>
          <table:table-cell office:value-type="float" office:value="2278628" calcext:value-type="float">
            <text:p>2278628</text:p>
          </table:table-cell>
          <table:table-cell/>
          <table:table-cell office:value-type="float" office:value="3363612" calcext:value-type="float">
            <text:p>3363612</text:p>
          </table:table-cell>
          <table:table-cell/>
          <table:table-cell office:value-type="float" office:value="4564786" calcext:value-type="float">
            <text:p>4564786</text:p>
          </table:table-cell>
          <table:table-cell/>
          <table:table-cell office:value-type="float" office:value="6421025" calcext:value-type="float">
            <text:p>6421025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349580" calcext:value-type="float">
            <text:p>1349580</text:p>
          </table:table-cell>
          <table:table-cell/>
          <table:table-cell office:value-type="float" office:value="2248149" calcext:value-type="float">
            <text:p>2248149</text:p>
          </table:table-cell>
          <table:table-cell/>
          <table:table-cell office:value-type="float" office:value="3560017" calcext:value-type="float">
            <text:p>3560017</text:p>
          </table:table-cell>
          <table:table-cell/>
          <table:table-cell office:value-type="float" office:value="4759253" calcext:value-type="float">
            <text:p>4759253</text:p>
          </table:table-cell>
          <table:table-cell/>
          <table:table-cell office:value-type="float" office:value="5784891" calcext:value-type="float">
            <text:p>5784891</text:p>
          </table:table-cell>
          <table:table-cell/>
          <table:table-cell office:value-type="float" office:value="6727225" calcext:value-type="float">
            <text:p>6727225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354356" calcext:value-type="float">
            <text:p>1354356</text:p>
          </table:table-cell>
          <table:table-cell/>
          <table:table-cell office:value-type="float" office:value="2325094" calcext:value-type="float">
            <text:p>2325094</text:p>
          </table:table-cell>
          <table:table-cell/>
          <table:table-cell office:value-type="float" office:value="3557725" calcext:value-type="float">
            <text:p>3557725</text:p>
          </table:table-cell>
          <table:table-cell/>
          <table:table-cell office:value-type="float" office:value="5117791" calcext:value-type="float">
            <text:p>5117791</text:p>
          </table:table-cell>
          <table:table-cell/>
          <table:table-cell office:value-type="float" office:value="6398720" calcext:value-type="float">
            <text:p>6398720</text:p>
          </table:table-cell>
          <table:table-cell/>
          <table:table-cell office:value-type="float" office:value="6107548" calcext:value-type="float">
            <text:p>6107548</text:p>
          </table:table-cell>
          <table:table-cell/>
          <table:table-cell office:value-type="float" office:value="7314033" calcext:value-type="float">
            <text:p>7314033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350783" calcext:value-type="float">
            <text:p>1350783</text:p>
          </table:table-cell>
          <table:table-cell/>
          <table:table-cell office:value-type="float" office:value="2307123" calcext:value-type="float">
            <text:p>2307123</text:p>
          </table:table-cell>
          <table:table-cell/>
          <table:table-cell office:value-type="float" office:value="3388236" calcext:value-type="float">
            <text:p>3388236</text:p>
          </table:table-cell>
          <table:table-cell/>
          <table:table-cell office:value-type="float" office:value="4732165" calcext:value-type="float">
            <text:p>4732165</text:p>
          </table:table-cell>
          <table:table-cell/>
          <table:table-cell office:value-type="float" office:value="6395018" calcext:value-type="float">
            <text:p>6395018</text:p>
          </table:table-cell>
          <table:table-cell/>
          <table:table-cell office:value-type="float" office:value="7211022" calcext:value-type="float">
            <text:p>7211022</text:p>
          </table:table-cell>
          <table:table-cell/>
          <table:table-cell office:value-type="float" office:value="7620440" calcext:value-type="float">
            <text:p>7620440</text:p>
          </table:table-cell>
          <table:table-cell/>
          <table:table-cell office:value-type="float" office:value="7988981" calcext:value-type="float">
            <text:p>798898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334750" calcext:value-type="float">
            <text:p>1334750</text:p>
          </table:table-cell>
          <table:table-cell/>
          <table:table-cell office:value-type="float" office:value="2236023" calcext:value-type="float">
            <text:p>2236023</text:p>
          </table:table-cell>
          <table:table-cell/>
          <table:table-cell office:value-type="float" office:value="2820430" calcext:value-type="float">
            <text:p>2820430</text:p>
          </table:table-cell>
          <table:table-cell/>
          <table:table-cell office:value-type="float" office:value="5219904" calcext:value-type="float">
            <text:p>5219904</text:p>
          </table:table-cell>
          <table:table-cell/>
          <table:table-cell office:value-type="float" office:value="6059442" calcext:value-type="float">
            <text:p>6059442</text:p>
          </table:table-cell>
          <table:table-cell/>
          <table:table-cell office:value-type="float" office:value="7113161" calcext:value-type="float">
            <text:p>7113161</text:p>
          </table:table-cell>
          <table:table-cell/>
          <table:table-cell office:value-type="float" office:value="7699755" calcext:value-type="float">
            <text:p>7699755</text:p>
          </table:table-cell>
          <table:table-cell/>
          <table:table-cell office:value-type="float" office:value="7699755" calcext:value-type="float">
            <text:p>7699755</text:p>
          </table:table-cell>
          <table:table-cell/>
          <table:table-cell office:value-type="float" office:value="4162573" calcext:value-type="float">
            <text:p>4162573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204623" calcext:value-type="float">
            <text:p>1204623</text:p>
          </table:table-cell>
          <table:table-cell/>
          <table:table-cell office:value-type="float" office:value="2243502" calcext:value-type="float">
            <text:p>2243502</text:p>
          </table:table-cell>
          <table:table-cell/>
          <table:table-cell office:value-type="float" office:value="2719361" calcext:value-type="float">
            <text:p>2719361</text:p>
          </table:table-cell>
          <table:table-cell/>
          <table:table-cell office:value-type="float" office:value="5107566" calcext:value-type="float">
            <text:p>5107566</text:p>
          </table:table-cell>
          <table:table-cell/>
          <table:table-cell office:value-type="float" office:value="4365235" calcext:value-type="float">
            <text:p>4365235</text:p>
          </table:table-cell>
          <table:table-cell/>
          <table:table-cell office:value-type="float" office:value="4785996" calcext:value-type="float">
            <text:p>4785996</text:p>
          </table:table-cell>
          <table:table-cell/>
          <table:table-cell office:value-type="float" office:value="6397004" calcext:value-type="float">
            <text:p>6397004</text:p>
          </table:table-cell>
          <table:table-cell/>
          <table:table-cell office:value-type="float" office:value="5319484" calcext:value-type="float">
            <text:p>5319484</text:p>
          </table:table-cell>
          <table:table-cell/>
          <table:table-cell office:value-type="float" office:value="5389574" calcext:value-type="float">
            <text:p>5389574</text:p>
          </table:table-cell>
          <table:table-cell/>
          <table:table-cell office:value-type="float" office:value="7135648" calcext:value-type="float">
            <text:p>7135648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207570" calcext:value-type="float">
            <text:p>1207570</text:p>
          </table:table-cell>
          <table:table-cell/>
          <table:table-cell office:value-type="float" office:value="2151031" calcext:value-type="float">
            <text:p>2151031</text:p>
          </table:table-cell>
          <table:table-cell/>
          <table:table-cell office:value-type="float" office:value="2795836" calcext:value-type="float">
            <text:p>2795836</text:p>
          </table:table-cell>
          <table:table-cell/>
          <table:table-cell office:value-type="float" office:value="3706707" calcext:value-type="float">
            <text:p>3706707</text:p>
          </table:table-cell>
          <table:table-cell/>
          <table:table-cell office:value-type="float" office:value="4565707" calcext:value-type="float">
            <text:p>4565707</text:p>
          </table:table-cell>
          <table:table-cell/>
          <table:table-cell office:value-type="float" office:value="6293440" calcext:value-type="float">
            <text:p>6293440</text:p>
          </table:table-cell>
          <table:table-cell/>
          <table:table-cell office:value-type="float" office:value="4899008" calcext:value-type="float">
            <text:p>4899008</text:p>
          </table:table-cell>
          <table:table-cell/>
          <table:table-cell office:value-type="float" office:value="4723889" calcext:value-type="float">
            <text:p>4723889</text:p>
          </table:table-cell>
          <table:table-cell/>
          <table:table-cell office:value-type="float" office:value="5461198" calcext:value-type="float">
            <text:p>5461198</text:p>
          </table:table-cell>
          <table:table-cell/>
          <table:table-cell office:value-type="float" office:value="5171846" calcext:value-type="float">
            <text:p>5171846</text:p>
          </table:table-cell>
          <table:table-cell/>
          <table:table-cell office:value-type="float" office:value="4906002" calcext:value-type="float">
            <text:p>4906002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212163" calcext:value-type="float">
            <text:p>1212163</text:p>
          </table:table-cell>
          <table:table-cell/>
          <table:table-cell office:value-type="float" office:value="1962202" calcext:value-type="float">
            <text:p>1962202</text:p>
          </table:table-cell>
          <table:table-cell/>
          <table:table-cell office:value-type="float" office:value="2836411" calcext:value-type="float">
            <text:p>2836411</text:p>
          </table:table-cell>
          <table:table-cell/>
          <table:table-cell office:value-type="float" office:value="3735645" calcext:value-type="float">
            <text:p>3735645</text:p>
          </table:table-cell>
          <table:table-cell/>
          <table:table-cell office:value-type="float" office:value="4730266" calcext:value-type="float">
            <text:p>4730266</text:p>
          </table:table-cell>
          <table:table-cell/>
          <table:table-cell office:value-type="float" office:value="5035275" calcext:value-type="float">
            <text:p>5035275</text:p>
          </table:table-cell>
          <table:table-cell/>
          <table:table-cell office:value-type="float" office:value="5066458" calcext:value-type="float">
            <text:p>5066458</text:p>
          </table:table-cell>
          <table:table-cell/>
          <table:table-cell office:value-type="float" office:value="5171695" calcext:value-type="float">
            <text:p>5171695</text:p>
          </table:table-cell>
          <table:table-cell/>
          <table:table-cell office:value-type="float" office:value="5274909" calcext:value-type="float">
            <text:p>5274909</text:p>
          </table:table-cell>
          <table:table-cell/>
          <table:table-cell office:value-type="float" office:value="5019093" calcext:value-type="float">
            <text:p>5019093</text:p>
          </table:table-cell>
          <table:table-cell/>
          <table:table-cell office:value-type="float" office:value="4545657" calcext:value-type="float">
            <text:p>4545657</text:p>
          </table:table-cell>
          <table:table-cell/>
          <table:table-cell office:value-type="float" office:value="4430195" calcext:value-type="float">
            <text:p>4430195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222053" calcext:value-type="float">
            <text:p>1222053</text:p>
          </table:table-cell>
          <table:table-cell/>
          <table:table-cell office:value-type="float" office:value="2066079" calcext:value-type="float">
            <text:p>2066079</text:p>
          </table:table-cell>
          <table:table-cell/>
          <table:table-cell office:value-type="float" office:value="3039634" calcext:value-type="float">
            <text:p>3039634</text:p>
          </table:table-cell>
          <table:table-cell/>
          <table:table-cell office:value-type="float" office:value="3784569" calcext:value-type="float">
            <text:p>3784569</text:p>
          </table:table-cell>
          <table:table-cell/>
          <table:table-cell office:value-type="float" office:value="4441306" calcext:value-type="float">
            <text:p>4441306</text:p>
          </table:table-cell>
          <table:table-cell/>
          <table:table-cell office:value-type="float" office:value="4820117" calcext:value-type="float">
            <text:p>4820117</text:p>
          </table:table-cell>
          <table:table-cell/>
          <table:table-cell office:value-type="float" office:value="4883486" calcext:value-type="float">
            <text:p>4883486</text:p>
          </table:table-cell>
          <table:table-cell/>
          <table:table-cell office:value-type="float" office:value="5639767" calcext:value-type="float">
            <text:p>5639767</text:p>
          </table:table-cell>
          <table:table-cell/>
          <table:table-cell office:value-type="float" office:value="5439763" calcext:value-type="float">
            <text:p>5439763</text:p>
          </table:table-cell>
          <table:table-cell/>
          <table:table-cell office:value-type="float" office:value="5410639" calcext:value-type="float">
            <text:p>5410639</text:p>
          </table:table-cell>
          <table:table-cell/>
          <table:table-cell office:value-type="float" office:value="5417891" calcext:value-type="float">
            <text:p>5417891</text:p>
          </table:table-cell>
          <table:table-cell/>
          <table:table-cell office:value-type="float" office:value="4964632" calcext:value-type="float">
            <text:p>4964632</text:p>
          </table:table-cell>
          <table:table-cell/>
          <table:table-cell office:value-type="float" office:value="5058181" calcext:value-type="float">
            <text:p>505818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31503" calcext:value-type="float">
            <text:p>4631503</text:p>
          </table:table-cell>
          <table:table-cell/>
          <table:table-cell office:value-type="float" office:value="4997451" calcext:value-type="float">
            <text:p>4997451</text:p>
          </table:table-cell>
          <table:table-cell/>
          <table:table-cell office:value-type="float" office:value="5188959" calcext:value-type="float">
            <text:p>5188959</text:p>
          </table:table-cell>
          <table:table-cell/>
          <table:table-cell office:value-type="float" office:value="5349941" calcext:value-type="float">
            <text:p>5349941</text:p>
          </table:table-cell>
          <table:table-cell/>
          <table:table-cell office:value-type="float" office:value="5663427" calcext:value-type="float">
            <text:p>5663427</text:p>
          </table:table-cell>
          <table:table-cell/>
          <table:table-cell office:value-type="float" office:value="5637872" calcext:value-type="float">
            <text:p>5637872</text:p>
          </table:table-cell>
          <table:table-cell/>
          <table:table-cell office:value-type="float" office:value="5688744" calcext:value-type="float">
            <text:p>5688744</text:p>
          </table:table-cell>
          <table:table-cell/>
          <table:table-cell office:value-type="float" office:value="5070087" calcext:value-type="float">
            <text:p>5070087</text:p>
          </table:table-cell>
          <table:table-cell/>
          <table:table-cell office:value-type="float" office:value="4915766" calcext:value-type="float">
            <text:p>491576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891866" calcext:value-type="float">
            <text:p>4891866</text:p>
          </table:table-cell>
          <table:table-cell/>
          <table:table-cell office:value-type="float" office:value="5194333" calcext:value-type="float">
            <text:p>5194333</text:p>
          </table:table-cell>
          <table:table-cell/>
          <table:table-cell office:value-type="float" office:value="5430995" calcext:value-type="float">
            <text:p>5430995</text:p>
          </table:table-cell>
          <table:table-cell/>
          <table:table-cell office:value-type="float" office:value="5801216" calcext:value-type="float">
            <text:p>5801216</text:p>
          </table:table-cell>
          <table:table-cell/>
          <table:table-cell office:value-type="float" office:value="5779747" calcext:value-type="float">
            <text:p>5779747</text:p>
          </table:table-cell>
          <table:table-cell/>
          <table:table-cell office:value-type="float" office:value="5765926" calcext:value-type="float">
            <text:p>5765926</text:p>
          </table:table-cell>
          <table:table-cell/>
          <table:table-cell office:value-type="float" office:value="5869219" calcext:value-type="float">
            <text:p>5869219</text:p>
          </table:table-cell>
          <table:table-cell/>
          <table:table-cell office:value-type="float" office:value="5156719" calcext:value-type="float">
            <text:p>5156719</text:p>
          </table:table-cell>
          <table:table-cell/>
          <table:table-cell office:value-type="float" office:value="5025391" calcext:value-type="float">
            <text:p>502539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956023" calcext:value-type="float">
            <text:p>4956023</text:p>
          </table:table-cell>
          <table:table-cell/>
          <table:table-cell office:value-type="float" office:value="5447290" calcext:value-type="float">
            <text:p>5447290</text:p>
          </table:table-cell>
          <table:table-cell/>
          <table:table-cell office:value-type="float" office:value="5554165" calcext:value-type="float">
            <text:p>5554165</text:p>
          </table:table-cell>
          <table:table-cell/>
          <table:table-cell office:value-type="float" office:value="5761624" calcext:value-type="float">
            <text:p>5761624</text:p>
          </table:table-cell>
          <table:table-cell/>
          <table:table-cell office:value-type="float" office:value="5910856" calcext:value-type="float">
            <text:p>5910856</text:p>
          </table:table-cell>
          <table:table-cell/>
          <table:table-cell office:value-type="float" office:value="5876925" calcext:value-type="float">
            <text:p>5876925</text:p>
          </table:table-cell>
          <table:table-cell/>
          <table:table-cell office:value-type="float" office:value="5893810" calcext:value-type="float">
            <text:p>5893810</text:p>
          </table:table-cell>
          <table:table-cell/>
          <table:table-cell office:value-type="float" office:value="5341126" calcext:value-type="float">
            <text:p>5341126</text:p>
          </table:table-cell>
          <table:table-cell/>
          <table:table-cell office:value-type="float" office:value="5077740" calcext:value-type="float">
            <text:p>507774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19549" calcext:value-type="float">
            <text:p>1419549</text:p>
          </table:table-cell>
          <table:table-cell/>
          <table:table-cell office:value-type="float" office:value="1447606" calcext:value-type="float">
            <text:p>1447606</text:p>
          </table:table-cell>
          <table:table-cell/>
          <table:table-cell office:value-type="float" office:value="1376850" calcext:value-type="float">
            <text:p>1376850</text:p>
          </table:table-cell>
          <table:table-cell/>
          <table:table-cell office:value-type="float" office:value="1398213" calcext:value-type="float">
            <text:p>1398213</text:p>
          </table:table-cell>
          <table:table-cell/>
          <table:table-cell office:value-type="float" office:value="1432027" calcext:value-type="float">
            <text:p>1432027</text:p>
          </table:table-cell>
          <table:table-cell/>
          <table:table-cell office:value-type="float" office:value="1349087" calcext:value-type="float">
            <text:p>1349087</text:p>
          </table:table-cell>
          <table:table-cell/>
          <table:table-cell office:value-type="float" office:value="1403460" calcext:value-type="float">
            <text:p>1403460</text:p>
          </table:table-cell>
          <table:table-cell/>
          <table:table-cell office:value-type="float" office:value="1443506" calcext:value-type="float">
            <text:p>1443506</text:p>
          </table:table-cell>
          <table:table-cell/>
          <table:table-cell office:value-type="float" office:value="1432872" calcext:value-type="float">
            <text:p>143287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14888" calcext:value-type="float">
            <text:p>1314888</text:p>
          </table:table-cell>
          <table:table-cell/>
          <table:table-cell office:value-type="float" office:value="1449526" calcext:value-type="float">
            <text:p>1449526</text:p>
          </table:table-cell>
          <table:table-cell/>
          <table:table-cell office:value-type="float" office:value="1379785" calcext:value-type="float">
            <text:p>1379785</text:p>
          </table:table-cell>
          <table:table-cell/>
          <table:table-cell office:value-type="float" office:value="1409581" calcext:value-type="float">
            <text:p>1409581</text:p>
          </table:table-cell>
          <table:table-cell/>
          <table:table-cell office:value-type="float" office:value="200080" calcext:value-type="float">
            <text:p>200080</text:p>
          </table:table-cell>
          <table:table-cell/>
          <table:table-cell office:value-type="float" office:value="270272" calcext:value-type="float">
            <text:p>270272</text:p>
          </table:table-cell>
          <table:table-cell/>
          <table:table-cell office:value-type="float" office:value="1462098" calcext:value-type="float">
            <text:p>1462098</text:p>
          </table:table-cell>
          <table:table-cell/>
          <table:table-cell office:value-type="float" office:value="1452602" calcext:value-type="float">
            <text:p>1452602</text:p>
          </table:table-cell>
          <table:table-cell/>
          <table:table-cell office:value-type="float" office:value="1425916" calcext:value-type="float">
            <text:p>142591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70224" calcext:value-type="float">
            <text:p>370224</text:p>
          </table:table-cell>
          <table:table-cell/>
          <table:table-cell office:value-type="float" office:value="1362992" calcext:value-type="float">
            <text:p>1362992</text:p>
          </table:table-cell>
          <table:table-cell/>
          <table:table-cell office:value-type="float" office:value="1414576" calcext:value-type="float">
            <text:p>1414576</text:p>
          </table:table-cell>
          <table:table-cell/>
          <table:table-cell office:value-type="float" office:value="931056" calcext:value-type="float">
            <text:p>931056</text:p>
          </table:table-cell>
          <table:table-cell/>
          <table:table-cell office:value-type="float" office:value="492850" calcext:value-type="float">
            <text:p>492850</text:p>
          </table:table-cell>
          <table:table-cell/>
          <table:table-cell office:value-type="float" office:value="917301" calcext:value-type="float">
            <text:p>917301</text:p>
          </table:table-cell>
          <table:table-cell/>
          <table:table-cell office:value-type="float" office:value="1423156" calcext:value-type="float">
            <text:p>1423156</text:p>
          </table:table-cell>
          <table:table-cell/>
          <table:table-cell office:value-type="float" office:value="1396327" calcext:value-type="float">
            <text:p>1396327</text:p>
          </table:table-cell>
          <table:table-cell/>
          <table:table-cell office:value-type="float" office:value="1426271" calcext:value-type="float">
            <text:p>142627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88078" calcext:value-type="float">
            <text:p>1388078</text:p>
          </table:table-cell>
          <table:table-cell/>
          <table:table-cell office:value-type="float" office:value="1388230" calcext:value-type="float">
            <text:p>1388230</text:p>
          </table:table-cell>
          <table:table-cell/>
          <table:table-cell office:value-type="float" office:value="608509" calcext:value-type="float">
            <text:p>608509</text:p>
          </table:table-cell>
          <table:table-cell/>
          <table:table-cell office:value-type="float" office:value="997597" calcext:value-type="float">
            <text:p>997597</text:p>
          </table:table-cell>
          <table:table-cell/>
          <table:table-cell office:value-type="float" office:value="1393645" calcext:value-type="float">
            <text:p>1393645</text:p>
          </table:table-cell>
          <table:table-cell/>
          <table:table-cell office:value-type="float" office:value="696177" calcext:value-type="float">
            <text:p>696177</text:p>
          </table:table-cell>
          <table:table-cell/>
          <table:table-cell office:value-type="float" office:value="1430630" calcext:value-type="float">
            <text:p>1430630</text:p>
          </table:table-cell>
          <table:table-cell/>
          <table:table-cell office:value-type="float" office:value="1406137" calcext:value-type="float">
            <text:p>1406137</text:p>
          </table:table-cell>
          <table:table-cell/>
          <table:table-cell office:value-type="float" office:value="1408872" calcext:value-type="float">
            <text:p>140887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77865" calcext:value-type="float">
            <text:p>1377865</text:p>
          </table:table-cell>
          <table:table-cell/>
          <table:table-cell office:value-type="float" office:value="1394751" calcext:value-type="float">
            <text:p>1394751</text:p>
          </table:table-cell>
          <table:table-cell/>
          <table:table-cell office:value-type="float" office:value="1403179" calcext:value-type="float">
            <text:p>1403179</text:p>
          </table:table-cell>
          <table:table-cell/>
          <table:table-cell office:value-type="float" office:value="1418357" calcext:value-type="float">
            <text:p>1418357</text:p>
          </table:table-cell>
          <table:table-cell/>
          <table:table-cell office:value-type="float" office:value="1421780" calcext:value-type="float">
            <text:p>1421780</text:p>
          </table:table-cell>
          <table:table-cell/>
          <table:table-cell office:value-type="float" office:value="1432848" calcext:value-type="float">
            <text:p>1432848</text:p>
          </table:table-cell>
          <table:table-cell/>
          <table:table-cell office:value-type="float" office:value="1427871" calcext:value-type="float">
            <text:p>1427871</text:p>
          </table:table-cell>
          <table:table-cell/>
          <table:table-cell office:value-type="float" office:value="1417907" calcext:value-type="float">
            <text:p>1417907</text:p>
          </table:table-cell>
          <table:table-cell/>
          <table:table-cell office:value-type="float" office:value="1390505" calcext:value-type="float">
            <text:p>1390505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310683" calcext:value-type="float">
            <text:p>1310683</text:p>
          </table:table-cell>
          <table:table-cell/>
          <table:table-cell office:value-type="float" office:value="2133730" calcext:value-type="float">
            <text:p>2133730</text:p>
          </table:table-cell>
          <table:table-cell/>
          <table:table-cell office:value-type="float" office:value="3363612" calcext:value-type="float">
            <text:p>3363612</text:p>
          </table:table-cell>
          <table:table-cell/>
          <table:table-cell office:value-type="float" office:value="4564786" calcext:value-type="float">
            <text:p>4564786</text:p>
          </table:table-cell>
          <table:table-cell/>
          <table:table-cell office:value-type="float" office:value="5735102" calcext:value-type="float">
            <text:p>5735102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294270" calcext:value-type="float">
            <text:p>1294270</text:p>
          </table:table-cell>
          <table:table-cell/>
          <table:table-cell office:value-type="float" office:value="2166499" calcext:value-type="float">
            <text:p>2166499</text:p>
          </table:table-cell>
          <table:table-cell/>
          <table:table-cell office:value-type="float" office:value="2843510" calcext:value-type="float">
            <text:p>2843510</text:p>
          </table:table-cell>
          <table:table-cell/>
          <table:table-cell office:value-type="float" office:value="4557257" calcext:value-type="float">
            <text:p>4557257</text:p>
          </table:table-cell>
          <table:table-cell/>
          <table:table-cell office:value-type="float" office:value="5847904" calcext:value-type="float">
            <text:p>5847904</text:p>
          </table:table-cell>
          <table:table-cell/>
          <table:table-cell office:value-type="float" office:value="6406138" calcext:value-type="float">
            <text:p>6406138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280084" calcext:value-type="float">
            <text:p>1280084</text:p>
          </table:table-cell>
          <table:table-cell/>
          <table:table-cell office:value-type="float" office:value="2187712" calcext:value-type="float">
            <text:p>2187712</text:p>
          </table:table-cell>
          <table:table-cell/>
          <table:table-cell office:value-type="float" office:value="3275543" calcext:value-type="float">
            <text:p>3275543</text:p>
          </table:table-cell>
          <table:table-cell/>
          <table:table-cell office:value-type="float" office:value="4652146" calcext:value-type="float">
            <text:p>4652146</text:p>
          </table:table-cell>
          <table:table-cell/>
          <table:table-cell office:value-type="float" office:value="5428265" calcext:value-type="float">
            <text:p>5428265</text:p>
          </table:table-cell>
          <table:table-cell/>
          <table:table-cell office:value-type="float" office:value="6073004" calcext:value-type="float">
            <text:p>6073004</text:p>
          </table:table-cell>
          <table:table-cell/>
          <table:table-cell office:value-type="float" office:value="6719046" calcext:value-type="float">
            <text:p>6719046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299295" calcext:value-type="float">
            <text:p>1299295</text:p>
          </table:table-cell>
          <table:table-cell/>
          <table:table-cell office:value-type="float" office:value="2198475" calcext:value-type="float">
            <text:p>2198475</text:p>
          </table:table-cell>
          <table:table-cell/>
          <table:table-cell office:value-type="float" office:value="3140488" calcext:value-type="float">
            <text:p>3140488</text:p>
          </table:table-cell>
          <table:table-cell/>
          <table:table-cell office:value-type="float" office:value="4420457" calcext:value-type="float">
            <text:p>4420457</text:p>
          </table:table-cell>
          <table:table-cell/>
          <table:table-cell office:value-type="float" office:value="5331314" calcext:value-type="float">
            <text:p>5331314</text:p>
          </table:table-cell>
          <table:table-cell/>
          <table:table-cell office:value-type="float" office:value="5870558" calcext:value-type="float">
            <text:p>5870558</text:p>
          </table:table-cell>
          <table:table-cell/>
          <table:table-cell office:value-type="float" office:value="6414119" calcext:value-type="float">
            <text:p>6414119</text:p>
          </table:table-cell>
          <table:table-cell/>
          <table:table-cell office:value-type="float" office:value="6551087" calcext:value-type="float">
            <text:p>655108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304348" calcext:value-type="float">
            <text:p>1304348</text:p>
          </table:table-cell>
          <table:table-cell/>
          <table:table-cell office:value-type="float" office:value="2169388" calcext:value-type="float">
            <text:p>2169388</text:p>
          </table:table-cell>
          <table:table-cell/>
          <table:table-cell office:value-type="float" office:value="2774874" calcext:value-type="float">
            <text:p>2774874</text:p>
          </table:table-cell>
          <table:table-cell/>
          <table:table-cell office:value-type="float" office:value="4470172" calcext:value-type="float">
            <text:p>4470172</text:p>
          </table:table-cell>
          <table:table-cell/>
          <table:table-cell office:value-type="float" office:value="5472650" calcext:value-type="float">
            <text:p>5472650</text:p>
          </table:table-cell>
          <table:table-cell/>
          <table:table-cell office:value-type="float" office:value="5660167" calcext:value-type="float">
            <text:p>5660167</text:p>
          </table:table-cell>
          <table:table-cell/>
          <table:table-cell office:value-type="float" office:value="6364746" calcext:value-type="float">
            <text:p>6364746</text:p>
          </table:table-cell>
          <table:table-cell/>
          <table:table-cell office:value-type="float" office:value="5917516" calcext:value-type="float">
            <text:p>5917516</text:p>
          </table:table-cell>
          <table:table-cell/>
          <table:table-cell office:value-type="float" office:value="4488860" calcext:value-type="float">
            <text:p>4488860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110125" calcext:value-type="float">
            <text:p>1110125</text:p>
          </table:table-cell>
          <table:table-cell/>
          <table:table-cell office:value-type="float" office:value="2072957" calcext:value-type="float">
            <text:p>2072957</text:p>
          </table:table-cell>
          <table:table-cell/>
          <table:table-cell office:value-type="float" office:value="2635914" calcext:value-type="float">
            <text:p>2635914</text:p>
          </table:table-cell>
          <table:table-cell/>
          <table:table-cell office:value-type="float" office:value="4396514" calcext:value-type="float">
            <text:p>4396514</text:p>
          </table:table-cell>
          <table:table-cell/>
          <table:table-cell office:value-type="float" office:value="4162181" calcext:value-type="float">
            <text:p>4162181</text:p>
          </table:table-cell>
          <table:table-cell/>
          <table:table-cell office:value-type="float" office:value="4248644" calcext:value-type="float">
            <text:p>4248644</text:p>
          </table:table-cell>
          <table:table-cell/>
          <table:table-cell office:value-type="float" office:value="5416763" calcext:value-type="float">
            <text:p>5416763</text:p>
          </table:table-cell>
          <table:table-cell/>
          <table:table-cell office:value-type="float" office:value="6588354" calcext:value-type="float">
            <text:p>6588354</text:p>
          </table:table-cell>
          <table:table-cell/>
          <table:table-cell office:value-type="float" office:value="6303124" calcext:value-type="float">
            <text:p>6303124</text:p>
          </table:table-cell>
          <table:table-cell/>
          <table:table-cell office:value-type="float" office:value="6603549" calcext:value-type="float">
            <text:p>6603549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252286" calcext:value-type="float">
            <text:p>1252286</text:p>
          </table:table-cell>
          <table:table-cell/>
          <table:table-cell office:value-type="float" office:value="2025735" calcext:value-type="float">
            <text:p>2025735</text:p>
          </table:table-cell>
          <table:table-cell/>
          <table:table-cell office:value-type="float" office:value="2936325" calcext:value-type="float">
            <text:p>2936325</text:p>
          </table:table-cell>
          <table:table-cell/>
          <table:table-cell office:value-type="float" office:value="3864287" calcext:value-type="float">
            <text:p>3864287</text:p>
          </table:table-cell>
          <table:table-cell/>
          <table:table-cell office:value-type="float" office:value="4311344" calcext:value-type="float">
            <text:p>4311344</text:p>
          </table:table-cell>
          <table:table-cell/>
          <table:table-cell office:value-type="float" office:value="5461198" calcext:value-type="float">
            <text:p>5461198</text:p>
          </table:table-cell>
          <table:table-cell/>
          <table:table-cell office:value-type="float" office:value="4367238" calcext:value-type="float">
            <text:p>4367238</text:p>
          </table:table-cell>
          <table:table-cell/>
          <table:table-cell office:value-type="float" office:value="4209920" calcext:value-type="float">
            <text:p>4209920</text:p>
          </table:table-cell>
          <table:table-cell/>
          <table:table-cell office:value-type="float" office:value="6638778" calcext:value-type="float">
            <text:p>6638778</text:p>
          </table:table-cell>
          <table:table-cell/>
          <table:table-cell office:value-type="float" office:value="5203173" calcext:value-type="float">
            <text:p>5203173</text:p>
          </table:table-cell>
          <table:table-cell/>
          <table:table-cell office:value-type="float" office:value="5396016" calcext:value-type="float">
            <text:p>5396016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206841" calcext:value-type="float">
            <text:p>1206841</text:p>
          </table:table-cell>
          <table:table-cell/>
          <table:table-cell office:value-type="float" office:value="1968722" calcext:value-type="float">
            <text:p>1968722</text:p>
          </table:table-cell>
          <table:table-cell/>
          <table:table-cell office:value-type="float" office:value="2725923" calcext:value-type="float">
            <text:p>2725923</text:p>
          </table:table-cell>
          <table:table-cell/>
          <table:table-cell office:value-type="float" office:value="3637950" calcext:value-type="float">
            <text:p>3637950</text:p>
          </table:table-cell>
          <table:table-cell/>
          <table:table-cell office:value-type="float" office:value="4705005" calcext:value-type="float">
            <text:p>4705005</text:p>
          </table:table-cell>
          <table:table-cell/>
          <table:table-cell office:value-type="float" office:value="4967573" calcext:value-type="float">
            <text:p>4967573</text:p>
          </table:table-cell>
          <table:table-cell/>
          <table:table-cell office:value-type="float" office:value="5432536" calcext:value-type="float">
            <text:p>5432536</text:p>
          </table:table-cell>
          <table:table-cell/>
          <table:table-cell office:value-type="float" office:value="4976927" calcext:value-type="float">
            <text:p>4976927</text:p>
          </table:table-cell>
          <table:table-cell/>
          <table:table-cell office:value-type="float" office:value="5097274" calcext:value-type="float">
            <text:p>5097274</text:p>
          </table:table-cell>
          <table:table-cell/>
          <table:table-cell office:value-type="float" office:value="5198297" calcext:value-type="float">
            <text:p>5198297</text:p>
          </table:table-cell>
          <table:table-cell/>
          <table:table-cell office:value-type="float" office:value="4620228" calcext:value-type="float">
            <text:p>4620228</text:p>
          </table:table-cell>
          <table:table-cell/>
          <table:table-cell office:value-type="float" office:value="4300447" calcext:value-type="float">
            <text:p>4300447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186725" calcext:value-type="float">
            <text:p>1186725</text:p>
          </table:table-cell>
          <table:table-cell/>
          <table:table-cell office:value-type="float" office:value="1909149" calcext:value-type="float">
            <text:p>1909149</text:p>
          </table:table-cell>
          <table:table-cell/>
          <table:table-cell office:value-type="float" office:value="2766172" calcext:value-type="float">
            <text:p>2766172</text:p>
          </table:table-cell>
          <table:table-cell/>
          <table:table-cell office:value-type="float" office:value="3630417" calcext:value-type="float">
            <text:p>3630417</text:p>
          </table:table-cell>
          <table:table-cell/>
          <table:table-cell office:value-type="float" office:value="4428142" calcext:value-type="float">
            <text:p>4428142</text:p>
          </table:table-cell>
          <table:table-cell/>
          <table:table-cell office:value-type="float" office:value="4532108" calcext:value-type="float">
            <text:p>4532108</text:p>
          </table:table-cell>
          <table:table-cell/>
          <table:table-cell office:value-type="float" office:value="4906849" calcext:value-type="float">
            <text:p>4906849</text:p>
          </table:table-cell>
          <table:table-cell/>
          <table:table-cell office:value-type="float" office:value="5072369" calcext:value-type="float">
            <text:p>5072369</text:p>
          </table:table-cell>
          <table:table-cell/>
          <table:table-cell office:value-type="float" office:value="5278477" calcext:value-type="float">
            <text:p>5278477</text:p>
          </table:table-cell>
          <table:table-cell/>
          <table:table-cell office:value-type="float" office:value="4952824" calcext:value-type="float">
            <text:p>4952824</text:p>
          </table:table-cell>
          <table:table-cell/>
          <table:table-cell office:value-type="float" office:value="5060044" calcext:value-type="float">
            <text:p>5060044</text:p>
          </table:table-cell>
          <table:table-cell/>
          <table:table-cell office:value-type="float" office:value="4585637" calcext:value-type="float">
            <text:p>4585637</text:p>
          </table:table-cell>
          <table:table-cell/>
          <table:table-cell office:value-type="float" office:value="4336487" calcext:value-type="float">
            <text:p>433648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31540" calcext:value-type="float">
            <text:p>4331540</text:p>
          </table:table-cell>
          <table:table-cell/>
          <table:table-cell office:value-type="float" office:value="4647949" calcext:value-type="float">
            <text:p>4647949</text:p>
          </table:table-cell>
          <table:table-cell/>
          <table:table-cell office:value-type="float" office:value="4874792" calcext:value-type="float">
            <text:p>4874792</text:p>
          </table:table-cell>
          <table:table-cell/>
          <table:table-cell office:value-type="float" office:value="5018070" calcext:value-type="float">
            <text:p>5018070</text:p>
          </table:table-cell>
          <table:table-cell/>
          <table:table-cell office:value-type="float" office:value="5091311" calcext:value-type="float">
            <text:p>5091311</text:p>
          </table:table-cell>
          <table:table-cell/>
          <table:table-cell office:value-type="float" office:value="5132761" calcext:value-type="float">
            <text:p>5132761</text:p>
          </table:table-cell>
          <table:table-cell/>
          <table:table-cell office:value-type="float" office:value="4992913" calcext:value-type="float">
            <text:p>4992913</text:p>
          </table:table-cell>
          <table:table-cell/>
          <table:table-cell office:value-type="float" office:value="4478325" calcext:value-type="float">
            <text:p>4478325</text:p>
          </table:table-cell>
          <table:table-cell/>
          <table:table-cell office:value-type="float" office:value="4287757" calcext:value-type="float">
            <text:p>428775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57206" calcext:value-type="float">
            <text:p>4357206</text:p>
          </table:table-cell>
          <table:table-cell/>
          <table:table-cell office:value-type="float" office:value="4741415" calcext:value-type="float">
            <text:p>4741415</text:p>
          </table:table-cell>
          <table:table-cell/>
          <table:table-cell office:value-type="float" office:value="4880574" calcext:value-type="float">
            <text:p>4880574</text:p>
          </table:table-cell>
          <table:table-cell/>
          <table:table-cell office:value-type="float" office:value="5209888" calcext:value-type="float">
            <text:p>5209888</text:p>
          </table:table-cell>
          <table:table-cell/>
          <table:table-cell office:value-type="float" office:value="5091292" calcext:value-type="float">
            <text:p>5091292</text:p>
          </table:table-cell>
          <table:table-cell/>
          <table:table-cell office:value-type="float" office:value="5093368" calcext:value-type="float">
            <text:p>5093368</text:p>
          </table:table-cell>
          <table:table-cell/>
          <table:table-cell office:value-type="float" office:value="5233695" calcext:value-type="float">
            <text:p>5233695</text:p>
          </table:table-cell>
          <table:table-cell/>
          <table:table-cell office:value-type="float" office:value="4580397" calcext:value-type="float">
            <text:p>4580397</text:p>
          </table:table-cell>
          <table:table-cell/>
          <table:table-cell office:value-type="float" office:value="4440977" calcext:value-type="float">
            <text:p>444097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22714" calcext:value-type="float">
            <text:p>4422714</text:p>
          </table:table-cell>
          <table:table-cell/>
          <table:table-cell office:value-type="float" office:value="4783280" calcext:value-type="float">
            <text:p>4783280</text:p>
          </table:table-cell>
          <table:table-cell/>
          <table:table-cell office:value-type="float" office:value="4867300" calcext:value-type="float">
            <text:p>4867300</text:p>
          </table:table-cell>
          <table:table-cell/>
          <table:table-cell office:value-type="float" office:value="5059142" calcext:value-type="float">
            <text:p>5059142</text:p>
          </table:table-cell>
          <table:table-cell/>
          <table:table-cell office:value-type="float" office:value="5170921" calcext:value-type="float">
            <text:p>5170921</text:p>
          </table:table-cell>
          <table:table-cell/>
          <table:table-cell office:value-type="float" office:value="5268797" calcext:value-type="float">
            <text:p>5268797</text:p>
          </table:table-cell>
          <table:table-cell/>
          <table:table-cell office:value-type="float" office:value="5120590" calcext:value-type="float">
            <text:p>5120590</text:p>
          </table:table-cell>
          <table:table-cell/>
          <table:table-cell office:value-type="float" office:value="4840515" calcext:value-type="float">
            <text:p>4840515</text:p>
          </table:table-cell>
          <table:table-cell/>
          <table:table-cell office:value-type="float" office:value="4440540" calcext:value-type="float">
            <text:p>444054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76235" calcext:value-type="float">
            <text:p>1376235</text:p>
          </table:table-cell>
          <table:table-cell/>
          <table:table-cell office:value-type="float" office:value="1424540" calcext:value-type="float">
            <text:p>1424540</text:p>
          </table:table-cell>
          <table:table-cell/>
          <table:table-cell office:value-type="float" office:value="1391621" calcext:value-type="float">
            <text:p>1391621</text:p>
          </table:table-cell>
          <table:table-cell/>
          <table:table-cell office:value-type="float" office:value="1428304" calcext:value-type="float">
            <text:p>1428304</text:p>
          </table:table-cell>
          <table:table-cell/>
          <table:table-cell office:value-type="float" office:value="1449975" calcext:value-type="float">
            <text:p>1449975</text:p>
          </table:table-cell>
          <table:table-cell/>
          <table:table-cell office:value-type="float" office:value="1360140" calcext:value-type="float">
            <text:p>1360140</text:p>
          </table:table-cell>
          <table:table-cell/>
          <table:table-cell office:value-type="float" office:value="1366294" calcext:value-type="float">
            <text:p>1366294</text:p>
          </table:table-cell>
          <table:table-cell/>
          <table:table-cell office:value-type="float" office:value="1472561" calcext:value-type="float">
            <text:p>1472561</text:p>
          </table:table-cell>
          <table:table-cell/>
          <table:table-cell office:value-type="float" office:value="1422005" calcext:value-type="float">
            <text:p>142200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05758" calcext:value-type="float">
            <text:p>1305758</text:p>
          </table:table-cell>
          <table:table-cell/>
          <table:table-cell office:value-type="float" office:value="1442979" calcext:value-type="float">
            <text:p>1442979</text:p>
          </table:table-cell>
          <table:table-cell/>
          <table:table-cell office:value-type="float" office:value="1362750" calcext:value-type="float">
            <text:p>1362750</text:p>
          </table:table-cell>
          <table:table-cell/>
          <table:table-cell office:value-type="float" office:value="1413384" calcext:value-type="float">
            <text:p>1413384</text:p>
          </table:table-cell>
          <table:table-cell/>
          <table:table-cell office:value-type="float" office:value="1456679" calcext:value-type="float">
            <text:p>1456679</text:p>
          </table:table-cell>
          <table:table-cell/>
          <table:table-cell office:value-type="float" office:value="1481604" calcext:value-type="float">
            <text:p>1481604</text:p>
          </table:table-cell>
          <table:table-cell/>
          <table:table-cell office:value-type="float" office:value="1475322" calcext:value-type="float">
            <text:p>1475322</text:p>
          </table:table-cell>
          <table:table-cell/>
          <table:table-cell office:value-type="float" office:value="1413628" calcext:value-type="float">
            <text:p>1413628</text:p>
          </table:table-cell>
          <table:table-cell/>
          <table:table-cell office:value-type="float" office:value="1407919" calcext:value-type="float">
            <text:p>140791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02921" calcext:value-type="float">
            <text:p>1402921</text:p>
          </table:table-cell>
          <table:table-cell/>
          <table:table-cell office:value-type="float" office:value="1409753" calcext:value-type="float">
            <text:p>1409753</text:p>
          </table:table-cell>
          <table:table-cell/>
          <table:table-cell office:value-type="float" office:value="1381210" calcext:value-type="float">
            <text:p>1381210</text:p>
          </table:table-cell>
          <table:table-cell/>
          <table:table-cell office:value-type="float" office:value="1400358" calcext:value-type="float">
            <text:p>1400358</text:p>
          </table:table-cell>
          <table:table-cell/>
          <table:table-cell office:value-type="float" office:value="1442950" calcext:value-type="float">
            <text:p>1442950</text:p>
          </table:table-cell>
          <table:table-cell/>
          <table:table-cell office:value-type="float" office:value="1435689" calcext:value-type="float">
            <text:p>1435689</text:p>
          </table:table-cell>
          <table:table-cell/>
          <table:table-cell office:value-type="float" office:value="1436417" calcext:value-type="float">
            <text:p>1436417</text:p>
          </table:table-cell>
          <table:table-cell/>
          <table:table-cell office:value-type="float" office:value="1412546" calcext:value-type="float">
            <text:p>1412546</text:p>
          </table:table-cell>
          <table:table-cell/>
          <table:table-cell office:value-type="float" office:value="1412457" calcext:value-type="float">
            <text:p>141245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85309" calcext:value-type="float">
            <text:p>1385309</text:p>
          </table:table-cell>
          <table:table-cell/>
          <table:table-cell office:value-type="float" office:value="1402572" calcext:value-type="float">
            <text:p>1402572</text:p>
          </table:table-cell>
          <table:table-cell/>
          <table:table-cell office:value-type="float" office:value="1401090" calcext:value-type="float">
            <text:p>1401090</text:p>
          </table:table-cell>
          <table:table-cell/>
          <table:table-cell office:value-type="float" office:value="1415181" calcext:value-type="float">
            <text:p>1415181</text:p>
          </table:table-cell>
          <table:table-cell/>
          <table:table-cell office:value-type="float" office:value="1382980" calcext:value-type="float">
            <text:p>1382980</text:p>
          </table:table-cell>
          <table:table-cell/>
          <table:table-cell office:value-type="float" office:value="1439701" calcext:value-type="float">
            <text:p>1439701</text:p>
          </table:table-cell>
          <table:table-cell/>
          <table:table-cell office:value-type="float" office:value="1432310" calcext:value-type="float">
            <text:p>1432310</text:p>
          </table:table-cell>
          <table:table-cell/>
          <table:table-cell office:value-type="float" office:value="1412800" calcext:value-type="float">
            <text:p>1412800</text:p>
          </table:table-cell>
          <table:table-cell/>
          <table:table-cell office:value-type="float" office:value="1410087" calcext:value-type="float">
            <text:p>141008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73004" calcext:value-type="float">
            <text:p>1373004</text:p>
          </table:table-cell>
          <table:table-cell/>
          <table:table-cell office:value-type="float" office:value="1378355" calcext:value-type="float">
            <text:p>1378355</text:p>
          </table:table-cell>
          <table:table-cell/>
          <table:table-cell office:value-type="float" office:value="1399113" calcext:value-type="float">
            <text:p>1399113</text:p>
          </table:table-cell>
          <table:table-cell/>
          <table:table-cell office:value-type="float" office:value="1414530" calcext:value-type="float">
            <text:p>1414530</text:p>
          </table:table-cell>
          <table:table-cell/>
          <table:table-cell office:value-type="float" office:value="1425907" calcext:value-type="float">
            <text:p>1425907</text:p>
          </table:table-cell>
          <table:table-cell/>
          <table:table-cell office:value-type="float" office:value="1433161" calcext:value-type="float">
            <text:p>1433161</text:p>
          </table:table-cell>
          <table:table-cell/>
          <table:table-cell office:value-type="float" office:value="1426422" calcext:value-type="float">
            <text:p>1426422</text:p>
          </table:table-cell>
          <table:table-cell/>
          <table:table-cell office:value-type="float" office:value="1413257" calcext:value-type="float">
            <text:p>1413257</text:p>
          </table:table-cell>
          <table:table-cell/>
          <table:table-cell office:value-type="float" office:value="1397211" calcext:value-type="float">
            <text:p>1397211</text:p>
          </table:table-cell>
          <table:table-cell table:number-columns-repeated="52"/>
        </table:table-row>
      </table:table>
      <table:table table:name="Sheet2" table:style-name="ta1">
        <table:table-column table:style-name="co2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/00/0000</text:date>, <text:time style:data-style-name="N2" text:time-value="15:40:44.6650033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5T15:41:41.557552231</dc:date>
    <meta:editing-duration>PT7M34S</meta:editing-duration>
    <meta:editing-cycles>3</meta:editing-cycles>
    <meta:generator>LibreOffice/5.2.7.2$Linux_X86_64 LibreOffice_project/20m0$Build-2</meta:generator>
    <meta:document-statistic meta:table-count="2" meta:cell-count="52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5.999cm" svg:height="8.66cm" xlink:href=".." xlink:type="simple" chart:class="chart:bar" chart:style-name="ch1">
        <chart:title svg:x="3.749cm" svg:y="0.309cm" chart:style-name="ch2">
          <text:p>Dom0 Write Report (with O_DIRECT Flag)</text:p>
        </chart:title>
        <chart:legend chart:legend-position="end" svg:x="14.318cm" svg:y="1.043cm" style:legend-expansion="high" chart:style-name="ch3"/>
        <chart:plot-area chart:style-name="ch4" table:cell-range-address="DOM0_DIRECT_DATA.C188:DOM0_DIRECT_DATA.P205" chart:data-source-has-labels="both" svg:x="1.33cm" svg:y="1.261cm" svg:width="10.038cm" svg:height="6.245cm" dr3d:transform="matrix (0.937250944888388 0.0665847169776786 0.342238428249701 -0.127413036214829 0.979113332586239 0.15843926329792 -0.324540574517798 -0.192102986486081 0.926158657074902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92cm" svg:y="1.301cm" svg:width="7.756cm" svg:height="4.71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5.379cm" svg:y="7.679cm" chart:style-name="ch6">
              <text:p>File size(KB)</text:p>
            </chart:title>
            <chart:categories table:cell-range-address="DOM0_DIRECT_DATA.C189:DOM0_DIRECT_DATA.C205"/>
            <chart:grid chart:style-name="ch7" chart:class="major"/>
          </chart:axis>
          <chart:axis chart:dimension="y" chart:name="primary-y" chart:style-name="ch8">
            <chart:title svg:x="0.451cm" svg:y="5.565cm" chart:style-name="ch9">
              <text:p>Speed (KB/sec)</text:p>
            </chart:title>
            <chart:grid chart:style-name="ch7" chart:class="major"/>
          </chart:axis>
          <chart:axis chart:dimension="z" chart:name="primary-z" chart:style-name="ch10">
            <chart:title svg:x="11.688cm" svg:y="6.946cm" chart:style-name="ch6">
              <text:p>Transfered size</text:p>
            </chart:title>
            <chart:grid chart:style-name="ch7" chart:class="major"/>
          </chart:axis>
          <chart:series chart:style-name="ch11" chart:values-cell-range-address="DOM0_DIRECT_DATA.D189:DOM0_DIRECT_DATA.D205" chart:label-cell-address="DOM0_DIRECT_DATA.D188:DOM0_DIRECT_DATA.D188" chart:class="chart:bar">
            <chart:data-point chart:repeated="17"/>
          </chart:series>
          <chart:series chart:style-name="ch12" chart:values-cell-range-address="DOM0_DIRECT_DATA.E189:DOM0_DIRECT_DATA.E205" chart:label-cell-address="DOM0_DIRECT_DATA.E188:DOM0_DIRECT_DATA.E188" chart:class="chart:bar">
            <chart:data-point chart:repeated="17"/>
          </chart:series>
          <chart:series chart:style-name="ch13" chart:values-cell-range-address="DOM0_DIRECT_DATA.F189:DOM0_DIRECT_DATA.F205" chart:label-cell-address="DOM0_DIRECT_DATA.F188:DOM0_DIRECT_DATA.F188" chart:class="chart:bar">
            <chart:data-point chart:repeated="17"/>
          </chart:series>
          <chart:series chart:style-name="ch14" chart:values-cell-range-address="DOM0_DIRECT_DATA.G189:DOM0_DIRECT_DATA.G205" chart:label-cell-address="DOM0_DIRECT_DATA.G188:DOM0_DIRECT_DATA.G188" chart:class="chart:bar">
            <chart:data-point chart:repeated="17"/>
          </chart:series>
          <chart:series chart:style-name="ch15" chart:values-cell-range-address="DOM0_DIRECT_DATA.H189:DOM0_DIRECT_DATA.H205" chart:label-cell-address="DOM0_DIRECT_DATA.H188:DOM0_DIRECT_DATA.H188" chart:class="chart:bar">
            <chart:data-point chart:repeated="17"/>
          </chart:series>
          <chart:series chart:style-name="ch16" chart:values-cell-range-address="DOM0_DIRECT_DATA.I189:DOM0_DIRECT_DATA.I205" chart:label-cell-address="DOM0_DIRECT_DATA.I188:DOM0_DIRECT_DATA.I188" chart:class="chart:bar">
            <chart:data-point chart:repeated="17"/>
          </chart:series>
          <chart:series chart:style-name="ch17" chart:values-cell-range-address="DOM0_DIRECT_DATA.J189:DOM0_DIRECT_DATA.J205" chart:label-cell-address="DOM0_DIRECT_DATA.J188:DOM0_DIRECT_DATA.J188" chart:class="chart:bar">
            <chart:data-point chart:repeated="17"/>
          </chart:series>
          <chart:series chart:style-name="ch18" chart:values-cell-range-address="DOM0_DIRECT_DATA.K189:DOM0_DIRECT_DATA.K205" chart:label-cell-address="DOM0_DIRECT_DATA.K188:DOM0_DIRECT_DATA.K188" chart:class="chart:bar">
            <chart:data-point chart:repeated="17"/>
          </chart:series>
          <chart:series chart:style-name="ch19" chart:values-cell-range-address="DOM0_DIRECT_DATA.L189:DOM0_DIRECT_DATA.L205" chart:label-cell-address="DOM0_DIRECT_DATA.L188:DOM0_DIRECT_DATA.L188" chart:class="chart:bar">
            <chart:data-point chart:repeated="17"/>
          </chart:series>
          <chart:series chart:style-name="ch20" chart:values-cell-range-address="DOM0_DIRECT_DATA.M189:DOM0_DIRECT_DATA.M205" chart:label-cell-address="DOM0_DIRECT_DATA.M188:DOM0_DIRECT_DATA.M188" chart:class="chart:bar">
            <chart:data-point chart:repeated="17"/>
          </chart:series>
          <chart:series chart:style-name="ch21" chart:values-cell-range-address="DOM0_DIRECT_DATA.N189:DOM0_DIRECT_DATA.N205" chart:label-cell-address="DOM0_DIRECT_DATA.N188:DOM0_DIRECT_DATA.N188" chart:class="chart:bar">
            <chart:data-point chart:repeated="17"/>
          </chart:series>
          <chart:series chart:style-name="ch22" chart:values-cell-range-address="DOM0_DIRECT_DATA.O189:DOM0_DIRECT_DATA.O205" chart:label-cell-address="DOM0_DIRECT_DATA.O188:DOM0_DIRECT_DATA.O188" chart:class="chart:bar">
            <chart:data-point chart:repeated="17"/>
          </chart:series>
          <chart:series chart:style-name="ch11" chart:values-cell-range-address="DOM0_DIRECT_DATA.P189:DOM0_DIRECT_DATA.P205" chart:label-cell-address="DOM0_DIRECT_DATA.P188:DOM0_DIRECT_DATA.P188" chart:class="chart:bar">
            <chart:data-point chart:repeated="17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DOM0_DIRECT_DATA.D188:DOM0_DIRECT_DATA.D188</svg:desc>
                </draw:g>
              </table:table-cell>
              <table:table-cell office:value-type="string">
                <text:p>8</text:p>
                <draw:g>
                  <svg:desc>DOM0_DIRECT_DATA.E188:DOM0_DIRECT_DATA.E188</svg:desc>
                </draw:g>
              </table:table-cell>
              <table:table-cell office:value-type="string">
                <text:p>16</text:p>
                <draw:g>
                  <svg:desc>DOM0_DIRECT_DATA.F188:DOM0_DIRECT_DATA.F188</svg:desc>
                </draw:g>
              </table:table-cell>
              <table:table-cell office:value-type="string">
                <text:p>32</text:p>
                <draw:g>
                  <svg:desc>DOM0_DIRECT_DATA.G188:DOM0_DIRECT_DATA.G188</svg:desc>
                </draw:g>
              </table:table-cell>
              <table:table-cell office:value-type="string">
                <text:p>64</text:p>
                <draw:g>
                  <svg:desc>DOM0_DIRECT_DATA.H188:DOM0_DIRECT_DATA.H188</svg:desc>
                </draw:g>
              </table:table-cell>
              <table:table-cell office:value-type="string">
                <text:p>128</text:p>
                <draw:g>
                  <svg:desc>DOM0_DIRECT_DATA.I188:DOM0_DIRECT_DATA.I188</svg:desc>
                </draw:g>
              </table:table-cell>
              <table:table-cell office:value-type="string">
                <text:p>256</text:p>
                <draw:g>
                  <svg:desc>DOM0_DIRECT_DATA.J188:DOM0_DIRECT_DATA.J188</svg:desc>
                </draw:g>
              </table:table-cell>
              <table:table-cell office:value-type="string">
                <text:p>512</text:p>
                <draw:g>
                  <svg:desc>DOM0_DIRECT_DATA.K188:DOM0_DIRECT_DATA.K188</svg:desc>
                </draw:g>
              </table:table-cell>
              <table:table-cell office:value-type="string">
                <text:p>1024</text:p>
                <draw:g>
                  <svg:desc>DOM0_DIRECT_DATA.L188:DOM0_DIRECT_DATA.L188</svg:desc>
                </draw:g>
              </table:table-cell>
              <table:table-cell office:value-type="string">
                <text:p>2048</text:p>
                <draw:g>
                  <svg:desc>DOM0_DIRECT_DATA.M188:DOM0_DIRECT_DATA.M188</svg:desc>
                </draw:g>
              </table:table-cell>
              <table:table-cell office:value-type="string">
                <text:p>4096</text:p>
                <draw:g>
                  <svg:desc>DOM0_DIRECT_DATA.N188:DOM0_DIRECT_DATA.N188</svg:desc>
                </draw:g>
              </table:table-cell>
              <table:table-cell office:value-type="string">
                <text:p>8192</text:p>
                <draw:g>
                  <svg:desc>DOM0_DIRECT_DATA.O188:DOM0_DIRECT_DATA.O188</svg:desc>
                </draw:g>
              </table:table-cell>
              <table:table-cell office:value-type="string">
                <text:p>16384</text:p>
                <draw:g>
                  <svg:desc>DOM0_DIRECT_DATA.P188:DOM0_DIRECT_DATA.P1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DOM0_DIRECT_DATA.C189:DOM0_DIRECT_DATA.C205</svg:desc>
                </draw:g>
              </table:table-cell>
              <table:table-cell office:value-type="float" office:value="96844">
                <text:p>96844</text:p>
                <draw:g>
                  <svg:desc>DOM0_DIRECT_DATA.D189:DOM0_DIRECT_DATA.D205</svg:desc>
                </draw:g>
              </table:table-cell>
              <table:table-cell office:value-type="float" office:value="167165">
                <text:p>167165</text:p>
                <draw:g>
                  <svg:desc>DOM0_DIRECT_DATA.E189:DOM0_DIRECT_DATA.E205</svg:desc>
                </draw:g>
              </table:table-cell>
              <table:table-cell office:value-type="float" office:value="191629">
                <text:p>191629</text:p>
                <draw:g>
                  <svg:desc>DOM0_DIRECT_DATA.F189:DOM0_DIRECT_DATA.F205</svg:desc>
                </draw:g>
              </table:table-cell>
              <table:table-cell office:value-type="float" office:value="231050">
                <text:p>231050</text:p>
                <draw:g>
                  <svg:desc>DOM0_DIRECT_DATA.G189:DOM0_DIRECT_DATA.G205</svg:desc>
                </draw:g>
              </table:table-cell>
              <table:table-cell office:value-type="float" office:value="229470">
                <text:p>229470</text:p>
                <draw:g>
                  <svg:desc>DOM0_DIRECT_DATA.H189:DOM0_DIRECT_DATA.H205</svg:desc>
                </draw:g>
              </table:table-cell>
              <table:table-cell office:value-type="float" office:value="NaN">
                <text:p>NaN</text:p>
                <draw:g>
                  <svg:desc>DOM0_DIRECT_DATA.I189:DOM0_DIRECT_DATA.I205</svg:desc>
                </draw:g>
              </table:table-cell>
              <table:table-cell office:value-type="float" office:value="NaN">
                <text:p>NaN</text:p>
                <draw:g>
                  <svg:desc>DOM0_DIRECT_DATA.J189:DOM0_DIRECT_DATA.J205</svg:desc>
                </draw:g>
              </table:table-cell>
              <table:table-cell office:value-type="float" office:value="NaN">
                <text:p>NaN</text:p>
                <draw:g>
                  <svg:desc>DOM0_DIRECT_DATA.K189:DOM0_DIRECT_DATA.K205</svg:desc>
                </draw:g>
              </table:table-cell>
              <table:table-cell office:value-type="float" office:value="NaN">
                <text:p>NaN</text:p>
                <draw:g>
                  <svg:desc>DOM0_DIRECT_DATA.L189:DOM0_DIRECT_DATA.L205</svg:desc>
                </draw:g>
              </table:table-cell>
              <table:table-cell office:value-type="float" office:value="NaN">
                <text:p>NaN</text:p>
                <draw:g>
                  <svg:desc>DOM0_DIRECT_DATA.M189:DOM0_DIRECT_DATA.M205</svg:desc>
                </draw:g>
              </table:table-cell>
              <table:table-cell office:value-type="float" office:value="NaN">
                <text:p>NaN</text:p>
                <draw:g>
                  <svg:desc>DOM0_DIRECT_DATA.N189:DOM0_DIRECT_DATA.N205</svg:desc>
                </draw:g>
              </table:table-cell>
              <table:table-cell office:value-type="float" office:value="NaN">
                <text:p>NaN</text:p>
                <draw:g>
                  <svg:desc>DOM0_DIRECT_DATA.O189:DOM0_DIRECT_DATA.O205</svg:desc>
                </draw:g>
              </table:table-cell>
              <table:table-cell office:value-type="float" office:value="NaN">
                <text:p>NaN</text:p>
                <draw:g>
                  <svg:desc>DOM0_DIRECT_DATA.P189:DOM0_DIRECT_DATA.P205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786">
                <text:p>100786</text:p>
              </table:table-cell>
              <table:table-cell office:value-type="float" office:value="156121">
                <text:p>156121</text:p>
              </table:table-cell>
              <table:table-cell office:value-type="float" office:value="215454">
                <text:p>215454</text:p>
              </table:table-cell>
              <table:table-cell office:value-type="float" office:value="259633">
                <text:p>259633</text:p>
              </table:table-cell>
              <table:table-cell office:value-type="float" office:value="274641">
                <text:p>274641</text:p>
              </table:table-cell>
              <table:table-cell office:value-type="float" office:value="216934">
                <text:p>216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1787">
                <text:p>101787</text:p>
              </table:table-cell>
              <table:table-cell office:value-type="float" office:value="162643">
                <text:p>162643</text:p>
              </table:table-cell>
              <table:table-cell office:value-type="float" office:value="225537">
                <text:p>225537</text:p>
              </table:table-cell>
              <table:table-cell office:value-type="float" office:value="277969">
                <text:p>277969</text:p>
              </table:table-cell>
              <table:table-cell office:value-type="float" office:value="305143">
                <text:p>305143</text:p>
              </table:table-cell>
              <table:table-cell office:value-type="float" office:value="283174">
                <text:p>283174</text:p>
              </table:table-cell>
              <table:table-cell office:value-type="float" office:value="275898">
                <text:p>27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5373">
                <text:p>105373</text:p>
              </table:table-cell>
              <table:table-cell office:value-type="float" office:value="165422">
                <text:p>165422</text:p>
              </table:table-cell>
              <table:table-cell office:value-type="float" office:value="229485">
                <text:p>229485</text:p>
              </table:table-cell>
              <table:table-cell office:value-type="float" office:value="273084">
                <text:p>273084</text:p>
              </table:table-cell>
              <table:table-cell office:value-type="float" office:value="322405">
                <text:p>322405</text:p>
              </table:table-cell>
              <table:table-cell office:value-type="float" office:value="290247">
                <text:p>290247</text:p>
              </table:table-cell>
              <table:table-cell office:value-type="float" office:value="300818">
                <text:p>300818</text:p>
              </table:table-cell>
              <table:table-cell office:value-type="float" office:value="282088">
                <text:p>282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5873">
                <text:p>105873</text:p>
              </table:table-cell>
              <table:table-cell office:value-type="float" office:value="165135">
                <text:p>165135</text:p>
              </table:table-cell>
              <table:table-cell office:value-type="float" office:value="234482">
                <text:p>234482</text:p>
              </table:table-cell>
              <table:table-cell office:value-type="float" office:value="293576">
                <text:p>293576</text:p>
              </table:table-cell>
              <table:table-cell office:value-type="float" office:value="335523">
                <text:p>335523</text:p>
              </table:table-cell>
              <table:table-cell office:value-type="float" office:value="324251">
                <text:p>324251</text:p>
              </table:table-cell>
              <table:table-cell office:value-type="float" office:value="329272">
                <text:p>329272</text:p>
              </table:table-cell>
              <table:table-cell office:value-type="float" office:value="327041">
                <text:p>327041</text:p>
              </table:table-cell>
              <table:table-cell office:value-type="float" office:value="299952">
                <text:p>299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04714">
                <text:p>104714</text:p>
              </table:table-cell>
              <table:table-cell office:value-type="float" office:value="118841">
                <text:p>118841</text:p>
              </table:table-cell>
              <table:table-cell office:value-type="float" office:value="216214">
                <text:p>216214</text:p>
              </table:table-cell>
              <table:table-cell office:value-type="float" office:value="292285">
                <text:p>292285</text:p>
              </table:table-cell>
              <table:table-cell office:value-type="float" office:value="338802">
                <text:p>338802</text:p>
              </table:table-cell>
              <table:table-cell office:value-type="float" office:value="305172">
                <text:p>305172</text:p>
              </table:table-cell>
              <table:table-cell office:value-type="float" office:value="336177">
                <text:p>336177</text:p>
              </table:table-cell>
              <table:table-cell office:value-type="float" office:value="344730">
                <text:p>344730</text:p>
              </table:table-cell>
              <table:table-cell office:value-type="float" office:value="325021">
                <text:p>325021</text:p>
              </table:table-cell>
              <table:table-cell office:value-type="float" office:value="302113">
                <text:p>302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92187">
                <text:p>92187</text:p>
              </table:table-cell>
              <table:table-cell office:value-type="float" office:value="166423">
                <text:p>166423</text:p>
              </table:table-cell>
              <table:table-cell office:value-type="float" office:value="213399">
                <text:p>213399</text:p>
              </table:table-cell>
              <table:table-cell office:value-type="float" office:value="292235">
                <text:p>292235</text:p>
              </table:table-cell>
              <table:table-cell office:value-type="float" office:value="334584">
                <text:p>334584</text:p>
              </table:table-cell>
              <table:table-cell office:value-type="float" office:value="307091">
                <text:p>307091</text:p>
              </table:table-cell>
              <table:table-cell office:value-type="float" office:value="331019">
                <text:p>331019</text:p>
              </table:table-cell>
              <table:table-cell office:value-type="float" office:value="346971">
                <text:p>346971</text:p>
              </table:table-cell>
              <table:table-cell office:value-type="float" office:value="352250">
                <text:p>352250</text:p>
              </table:table-cell>
              <table:table-cell office:value-type="float" office:value="334506">
                <text:p>334506</text:p>
              </table:table-cell>
              <table:table-cell office:value-type="float" office:value="304150">
                <text:p>304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94043">
                <text:p>94043</text:p>
              </table:table-cell>
              <table:table-cell office:value-type="float" office:value="166128">
                <text:p>166128</text:p>
              </table:table-cell>
              <table:table-cell office:value-type="float" office:value="220731">
                <text:p>220731</text:p>
              </table:table-cell>
              <table:table-cell office:value-type="float" office:value="269988">
                <text:p>269988</text:p>
              </table:table-cell>
              <table:table-cell office:value-type="float" office:value="323562">
                <text:p>323562</text:p>
              </table:table-cell>
              <table:table-cell office:value-type="float" office:value="296586">
                <text:p>296586</text:p>
              </table:table-cell>
              <table:table-cell office:value-type="float" office:value="320389">
                <text:p>320389</text:p>
              </table:table-cell>
              <table:table-cell office:value-type="float" office:value="329419">
                <text:p>329419</text:p>
              </table:table-cell>
              <table:table-cell office:value-type="float" office:value="327092">
                <text:p>327092</text:p>
              </table:table-cell>
              <table:table-cell office:value-type="float" office:value="328258">
                <text:p>328258</text:p>
              </table:table-cell>
              <table:table-cell office:value-type="float" office:value="318928">
                <text:p>318928</text:p>
              </table:table-cell>
              <table:table-cell office:value-type="float" office:value="285425">
                <text:p>285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102949">
                <text:p>102949</text:p>
              </table:table-cell>
              <table:table-cell office:value-type="float" office:value="141915">
                <text:p>141915</text:p>
              </table:table-cell>
              <table:table-cell office:value-type="float" office:value="201700">
                <text:p>201700</text:p>
              </table:table-cell>
              <table:table-cell office:value-type="float" office:value="251945">
                <text:p>251945</text:p>
              </table:table-cell>
              <table:table-cell office:value-type="float" office:value="282662">
                <text:p>282662</text:p>
              </table:table-cell>
              <table:table-cell office:value-type="float" office:value="257108">
                <text:p>257108</text:p>
              </table:table-cell>
              <table:table-cell office:value-type="float" office:value="283753">
                <text:p>283753</text:p>
              </table:table-cell>
              <table:table-cell office:value-type="float" office:value="282165">
                <text:p>282165</text:p>
              </table:table-cell>
              <table:table-cell office:value-type="float" office:value="286939">
                <text:p>286939</text:p>
              </table:table-cell>
              <table:table-cell office:value-type="float" office:value="284528">
                <text:p>284528</text:p>
              </table:table-cell>
              <table:table-cell office:value-type="float" office:value="278544">
                <text:p>278544</text:p>
              </table:table-cell>
              <table:table-cell office:value-type="float" office:value="266926">
                <text:p>266926</text:p>
              </table:table-cell>
              <table:table-cell office:value-type="float" office:value="239168">
                <text:p>239168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782">
                <text:p>245782</text:p>
              </table:table-cell>
              <table:table-cell office:value-type="float" office:value="219934">
                <text:p>219934</text:p>
              </table:table-cell>
              <table:table-cell office:value-type="float" office:value="230376">
                <text:p>230376</text:p>
              </table:table-cell>
              <table:table-cell office:value-type="float" office:value="225616">
                <text:p>225616</text:p>
              </table:table-cell>
              <table:table-cell office:value-type="float" office:value="216655">
                <text:p>216655</text:p>
              </table:table-cell>
              <table:table-cell office:value-type="float" office:value="210561">
                <text:p>210561</text:p>
              </table:table-cell>
              <table:table-cell office:value-type="float" office:value="200957">
                <text:p>200957</text:p>
              </table:table-cell>
              <table:table-cell office:value-type="float" office:value="188603">
                <text:p>188603</text:p>
              </table:table-cell>
              <table:table-cell office:value-type="float" office:value="172618">
                <text:p>172618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7648">
                <text:p>157648</text:p>
              </table:table-cell>
              <table:table-cell office:value-type="float" office:value="238928">
                <text:p>238928</text:p>
              </table:table-cell>
              <table:table-cell office:value-type="float" office:value="228934">
                <text:p>228934</text:p>
              </table:table-cell>
              <table:table-cell office:value-type="float" office:value="221249">
                <text:p>221249</text:p>
              </table:table-cell>
              <table:table-cell office:value-type="float" office:value="205818">
                <text:p>205818</text:p>
              </table:table-cell>
              <table:table-cell office:value-type="float" office:value="186501">
                <text:p>186501</text:p>
              </table:table-cell>
              <table:table-cell office:value-type="float" office:value="238620">
                <text:p>238620</text:p>
              </table:table-cell>
              <table:table-cell office:value-type="float" office:value="332324">
                <text:p>332324</text:p>
              </table:table-cell>
              <table:table-cell office:value-type="float" office:value="314908">
                <text:p>314908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9791">
                <text:p>259791</text:p>
              </table:table-cell>
              <table:table-cell office:value-type="float" office:value="211957">
                <text:p>211957</text:p>
              </table:table-cell>
              <table:table-cell office:value-type="float" office:value="184309">
                <text:p>184309</text:p>
              </table:table-cell>
              <table:table-cell office:value-type="float" office:value="164800">
                <text:p>164800</text:p>
              </table:table-cell>
              <table:table-cell office:value-type="float" office:value="287232">
                <text:p>287232</text:p>
              </table:table-cell>
              <table:table-cell office:value-type="float" office:value="256758">
                <text:p>256758</text:p>
              </table:table-cell>
              <table:table-cell office:value-type="float" office:value="234132">
                <text:p>234132</text:p>
              </table:table-cell>
              <table:table-cell office:value-type="float" office:value="333488">
                <text:p>333488</text:p>
              </table:table-cell>
              <table:table-cell office:value-type="float" office:value="243648">
                <text:p>243648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2701">
                <text:p>292701</text:p>
              </table:table-cell>
              <table:table-cell office:value-type="float" office:value="210348">
                <text:p>210348</text:p>
              </table:table-cell>
              <table:table-cell office:value-type="float" office:value="271704">
                <text:p>271704</text:p>
              </table:table-cell>
              <table:table-cell office:value-type="float" office:value="248630">
                <text:p>248630</text:p>
              </table:table-cell>
              <table:table-cell office:value-type="float" office:value="222511">
                <text:p>222511</text:p>
              </table:table-cell>
              <table:table-cell office:value-type="float" office:value="207987">
                <text:p>207987</text:p>
              </table:table-cell>
              <table:table-cell office:value-type="float" office:value="200701">
                <text:p>200701</text:p>
              </table:table-cell>
              <table:table-cell office:value-type="float" office:value="199405">
                <text:p>199405</text:p>
              </table:table-cell>
              <table:table-cell office:value-type="float" office:value="229292">
                <text:p>229292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0485">
                <text:p>170485</text:p>
              </table:table-cell>
              <table:table-cell office:value-type="float" office:value="193849">
                <text:p>193849</text:p>
              </table:table-cell>
              <table:table-cell office:value-type="float" office:value="177666">
                <text:p>177666</text:p>
              </table:table-cell>
              <table:table-cell office:value-type="float" office:value="158047">
                <text:p>158047</text:p>
              </table:table-cell>
              <table:table-cell office:value-type="float" office:value="178523">
                <text:p>178523</text:p>
              </table:table-cell>
              <table:table-cell office:value-type="float" office:value="204687">
                <text:p>204687</text:p>
              </table:table-cell>
              <table:table-cell office:value-type="float" office:value="183713">
                <text:p>183713</text:p>
              </table:table-cell>
              <table:table-cell office:value-type="float" office:value="136674">
                <text:p>136674</text:p>
              </table:table-cell>
              <table:table-cell office:value-type="float" office:value="169337">
                <text:p>169337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1000">
                <text:p>161000</text:p>
              </table:table-cell>
              <table:table-cell office:value-type="float" office:value="225459">
                <text:p>225459</text:p>
              </table:table-cell>
              <table:table-cell office:value-type="float" office:value="235999">
                <text:p>235999</text:p>
              </table:table-cell>
              <table:table-cell office:value-type="float" office:value="221241">
                <text:p>221241</text:p>
              </table:table-cell>
              <table:table-cell office:value-type="float" office:value="201574">
                <text:p>201574</text:p>
              </table:table-cell>
              <table:table-cell office:value-type="float" office:value="178376">
                <text:p>178376</text:p>
              </table:table-cell>
              <table:table-cell office:value-type="float" office:value="232877">
                <text:p>232877</text:p>
              </table:table-cell>
              <table:table-cell office:value-type="float" office:value="214123">
                <text:p>214123</text:p>
              </table:table-cell>
              <table:table-cell office:value-type="float" office:value="230301">
                <text:p>230301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0743">
                <text:p>190743</text:p>
              </table:table-cell>
              <table:table-cell office:value-type="float" office:value="192701">
                <text:p>192701</text:p>
              </table:table-cell>
              <table:table-cell office:value-type="float" office:value="241276">
                <text:p>241276</text:p>
              </table:table-cell>
              <table:table-cell office:value-type="float" office:value="252036">
                <text:p>252036</text:p>
              </table:table-cell>
              <table:table-cell office:value-type="float" office:value="284594">
                <text:p>284594</text:p>
              </table:table-cell>
              <table:table-cell office:value-type="float" office:value="265623">
                <text:p>265623</text:p>
              </table:table-cell>
              <table:table-cell office:value-type="float" office:value="270090">
                <text:p>270090</text:p>
              </table:table-cell>
              <table:table-cell office:value-type="float" office:value="274018">
                <text:p>274018</text:p>
              </table:table-cell>
              <table:table-cell office:value-type="float" office:value="301253">
                <text:p>301253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4075">
                <text:p>284075</text:p>
              </table:table-cell>
              <table:table-cell office:value-type="float" office:value="333013">
                <text:p>333013</text:p>
              </table:table-cell>
              <table:table-cell office:value-type="float" office:value="321387">
                <text:p>321387</text:p>
              </table:table-cell>
              <table:table-cell office:value-type="float" office:value="317300">
                <text:p>317300</text:p>
              </table:table-cell>
              <table:table-cell office:value-type="float" office:value="317775">
                <text:p>317775</text:p>
              </table:table-cell>
              <table:table-cell office:value-type="float" office:value="318367">
                <text:p>318367</text:p>
              </table:table-cell>
              <table:table-cell office:value-type="float" office:value="317762">
                <text:p>317762</text:p>
              </table:table-cell>
              <table:table-cell office:value-type="float" office:value="303805">
                <text:p>303805</text:p>
              </table:table-cell>
              <table:table-cell office:value-type="float" office:value="320405">
                <text:p>3204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5.998cm" svg:height="8.553cm" xlink:href=".." xlink:type="simple" chart:class="chart:bar" chart:style-name="ch1">
        <chart:title svg:x="3.815cm" svg:y="0.307cm" chart:style-name="ch2">
          <text:p>Dom0 Read Report (with O_DIRECT flag)</text:p>
        </chart:title>
        <chart:legend chart:legend-position="end" svg:x="14.317cm" svg:y="0.989cm" style:legend-expansion="high" chart:style-name="ch3"/>
        <chart:plot-area chart:style-name="ch4" table:cell-range-address="DOM0_DIRECT_DATA.C228:DOM0_DIRECT_DATA.P245" chart:data-source-has-labels="both" svg:x="1.33cm" svg:y="1.257cm" svg:width="9.323cm" svg:height="6.144cm" dr3d:transform="matrix (0.937250944888388 0.0665847169776786 0.342238428249701 -0.075712179900861 0.997040154264811 0.0133640038260144 -0.340335616884985 -0.0384370426620533 0.93951810074682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877cm" svg:y="1.34cm" svg:width="6.884cm" svg:height="4.53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4.981cm" svg:y="7.572cm" chart:style-name="ch6">
              <text:p>File size (KB)</text:p>
            </chart:title>
            <chart:categories table:cell-range-address="DOM0_DIRECT_DATA.C229:DOM0_DIRECT_DATA.C245"/>
            <chart:grid chart:style-name="ch7" chart:class="major"/>
          </chart:axis>
          <chart:axis chart:dimension="y" chart:name="primary-y" chart:style-name="ch8">
            <chart:title svg:x="0.451cm" svg:y="5.511cm" chart:style-name="ch9">
              <text:p>Speed (KB/sec)</text:p>
            </chart:title>
            <chart:grid chart:style-name="ch7" chart:class="major"/>
          </chart:axis>
          <chart:axis chart:dimension="z" chart:name="primary-z" chart:style-name="ch10">
            <chart:title svg:x="10.973cm" svg:y="6.841cm" chart:style-name="ch6">
              <text:p>Transfered size (KB)</text:p>
            </chart:title>
            <chart:grid chart:style-name="ch7" chart:class="major"/>
          </chart:axis>
          <chart:series chart:style-name="ch11" chart:values-cell-range-address="DOM0_DIRECT_DATA.D229:DOM0_DIRECT_DATA.D245" chart:label-cell-address="DOM0_DIRECT_DATA.D228:DOM0_DIRECT_DATA.D228" chart:class="chart:bar">
            <chart:data-point chart:repeated="17"/>
          </chart:series>
          <chart:series chart:style-name="ch12" chart:values-cell-range-address="DOM0_DIRECT_DATA.E229:DOM0_DIRECT_DATA.E245" chart:label-cell-address="DOM0_DIRECT_DATA.E228:DOM0_DIRECT_DATA.E228" chart:class="chart:bar">
            <chart:data-point chart:repeated="17"/>
          </chart:series>
          <chart:series chart:style-name="ch13" chart:values-cell-range-address="DOM0_DIRECT_DATA.F229:DOM0_DIRECT_DATA.F245" chart:label-cell-address="DOM0_DIRECT_DATA.F228:DOM0_DIRECT_DATA.F228" chart:class="chart:bar">
            <chart:data-point chart:repeated="17"/>
          </chart:series>
          <chart:series chart:style-name="ch14" chart:values-cell-range-address="DOM0_DIRECT_DATA.G229:DOM0_DIRECT_DATA.G245" chart:label-cell-address="DOM0_DIRECT_DATA.G228:DOM0_DIRECT_DATA.G228" chart:class="chart:bar">
            <chart:data-point chart:repeated="17"/>
          </chart:series>
          <chart:series chart:style-name="ch15" chart:values-cell-range-address="DOM0_DIRECT_DATA.H229:DOM0_DIRECT_DATA.H245" chart:label-cell-address="DOM0_DIRECT_DATA.H228:DOM0_DIRECT_DATA.H228" chart:class="chart:bar">
            <chart:data-point chart:repeated="17"/>
          </chart:series>
          <chart:series chart:style-name="ch16" chart:values-cell-range-address="DOM0_DIRECT_DATA.I229:DOM0_DIRECT_DATA.I245" chart:label-cell-address="DOM0_DIRECT_DATA.I228:DOM0_DIRECT_DATA.I228" chart:class="chart:bar">
            <chart:data-point chart:repeated="17"/>
          </chart:series>
          <chart:series chart:style-name="ch17" chart:values-cell-range-address="DOM0_DIRECT_DATA.J229:DOM0_DIRECT_DATA.J245" chart:label-cell-address="DOM0_DIRECT_DATA.J228:DOM0_DIRECT_DATA.J228" chart:class="chart:bar">
            <chart:data-point chart:repeated="17"/>
          </chart:series>
          <chart:series chart:style-name="ch18" chart:values-cell-range-address="DOM0_DIRECT_DATA.K229:DOM0_DIRECT_DATA.K245" chart:label-cell-address="DOM0_DIRECT_DATA.K228:DOM0_DIRECT_DATA.K228" chart:class="chart:bar">
            <chart:data-point chart:repeated="17"/>
          </chart:series>
          <chart:series chart:style-name="ch19" chart:values-cell-range-address="DOM0_DIRECT_DATA.L229:DOM0_DIRECT_DATA.L245" chart:label-cell-address="DOM0_DIRECT_DATA.L228:DOM0_DIRECT_DATA.L228" chart:class="chart:bar">
            <chart:data-point chart:repeated="17"/>
          </chart:series>
          <chart:series chart:style-name="ch20" chart:values-cell-range-address="DOM0_DIRECT_DATA.M229:DOM0_DIRECT_DATA.M245" chart:label-cell-address="DOM0_DIRECT_DATA.M228:DOM0_DIRECT_DATA.M228" chart:class="chart:bar">
            <chart:data-point chart:repeated="17"/>
          </chart:series>
          <chart:series chart:style-name="ch21" chart:values-cell-range-address="DOM0_DIRECT_DATA.N229:DOM0_DIRECT_DATA.N245" chart:label-cell-address="DOM0_DIRECT_DATA.N228:DOM0_DIRECT_DATA.N228" chart:class="chart:bar">
            <chart:data-point chart:repeated="17"/>
          </chart:series>
          <chart:series chart:style-name="ch22" chart:values-cell-range-address="DOM0_DIRECT_DATA.O229:DOM0_DIRECT_DATA.O245" chart:label-cell-address="DOM0_DIRECT_DATA.O228:DOM0_DIRECT_DATA.O228" chart:class="chart:bar">
            <chart:data-point chart:repeated="17"/>
          </chart:series>
          <chart:series chart:style-name="ch11" chart:values-cell-range-address="DOM0_DIRECT_DATA.P229:DOM0_DIRECT_DATA.P245" chart:label-cell-address="DOM0_DIRECT_DATA.P228:DOM0_DIRECT_DATA.P228" chart:class="chart:bar">
            <chart:data-point chart:repeated="17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DOM0_DIRECT_DATA.D228:DOM0_DIRECT_DATA.D228</svg:desc>
                </draw:g>
              </table:table-cell>
              <table:table-cell office:value-type="string">
                <text:p>8</text:p>
                <draw:g>
                  <svg:desc>DOM0_DIRECT_DATA.E228:DOM0_DIRECT_DATA.E228</svg:desc>
                </draw:g>
              </table:table-cell>
              <table:table-cell office:value-type="string">
                <text:p>16</text:p>
                <draw:g>
                  <svg:desc>DOM0_DIRECT_DATA.F228:DOM0_DIRECT_DATA.F228</svg:desc>
                </draw:g>
              </table:table-cell>
              <table:table-cell office:value-type="string">
                <text:p>32</text:p>
                <draw:g>
                  <svg:desc>DOM0_DIRECT_DATA.G228:DOM0_DIRECT_DATA.G228</svg:desc>
                </draw:g>
              </table:table-cell>
              <table:table-cell office:value-type="string">
                <text:p>64</text:p>
                <draw:g>
                  <svg:desc>DOM0_DIRECT_DATA.H228:DOM0_DIRECT_DATA.H228</svg:desc>
                </draw:g>
              </table:table-cell>
              <table:table-cell office:value-type="string">
                <text:p>128</text:p>
                <draw:g>
                  <svg:desc>DOM0_DIRECT_DATA.I228:DOM0_DIRECT_DATA.I228</svg:desc>
                </draw:g>
              </table:table-cell>
              <table:table-cell office:value-type="string">
                <text:p>256</text:p>
                <draw:g>
                  <svg:desc>DOM0_DIRECT_DATA.J228:DOM0_DIRECT_DATA.J228</svg:desc>
                </draw:g>
              </table:table-cell>
              <table:table-cell office:value-type="string">
                <text:p>512</text:p>
                <draw:g>
                  <svg:desc>DOM0_DIRECT_DATA.K228:DOM0_DIRECT_DATA.K228</svg:desc>
                </draw:g>
              </table:table-cell>
              <table:table-cell office:value-type="string">
                <text:p>1024</text:p>
                <draw:g>
                  <svg:desc>DOM0_DIRECT_DATA.L228:DOM0_DIRECT_DATA.L228</svg:desc>
                </draw:g>
              </table:table-cell>
              <table:table-cell office:value-type="string">
                <text:p>2048</text:p>
                <draw:g>
                  <svg:desc>DOM0_DIRECT_DATA.M228:DOM0_DIRECT_DATA.M228</svg:desc>
                </draw:g>
              </table:table-cell>
              <table:table-cell office:value-type="string">
                <text:p>4096</text:p>
                <draw:g>
                  <svg:desc>DOM0_DIRECT_DATA.N228:DOM0_DIRECT_DATA.N228</svg:desc>
                </draw:g>
              </table:table-cell>
              <table:table-cell office:value-type="string">
                <text:p>8192</text:p>
                <draw:g>
                  <svg:desc>DOM0_DIRECT_DATA.O228:DOM0_DIRECT_DATA.O228</svg:desc>
                </draw:g>
              </table:table-cell>
              <table:table-cell office:value-type="string">
                <text:p>16384</text:p>
                <draw:g>
                  <svg:desc>DOM0_DIRECT_DATA.P228:DOM0_DIRECT_DATA.P2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DOM0_DIRECT_DATA.C229:DOM0_DIRECT_DATA.C245</svg:desc>
                </draw:g>
              </table:table-cell>
              <table:table-cell office:value-type="float" office:value="44261">
                <text:p>44261</text:p>
                <draw:g>
                  <svg:desc>DOM0_DIRECT_DATA.D229:DOM0_DIRECT_DATA.D245</svg:desc>
                </draw:g>
              </table:table-cell>
              <table:table-cell office:value-type="float" office:value="80810">
                <text:p>80810</text:p>
                <draw:g>
                  <svg:desc>DOM0_DIRECT_DATA.E229:DOM0_DIRECT_DATA.E245</svg:desc>
                </draw:g>
              </table:table-cell>
              <table:table-cell office:value-type="float" office:value="87330">
                <text:p>87330</text:p>
                <draw:g>
                  <svg:desc>DOM0_DIRECT_DATA.F229:DOM0_DIRECT_DATA.F245</svg:desc>
                </draw:g>
              </table:table-cell>
              <table:table-cell office:value-type="float" office:value="245190">
                <text:p>245190</text:p>
                <draw:g>
                  <svg:desc>DOM0_DIRECT_DATA.G229:DOM0_DIRECT_DATA.G245</svg:desc>
                </draw:g>
              </table:table-cell>
              <table:table-cell office:value-type="float" office:value="369844">
                <text:p>369844</text:p>
                <draw:g>
                  <svg:desc>DOM0_DIRECT_DATA.H229:DOM0_DIRECT_DATA.H245</svg:desc>
                </draw:g>
              </table:table-cell>
              <table:table-cell office:value-type="float" office:value="NaN">
                <text:p>NaN</text:p>
                <draw:g>
                  <svg:desc>DOM0_DIRECT_DATA.I229:DOM0_DIRECT_DATA.I245</svg:desc>
                </draw:g>
              </table:table-cell>
              <table:table-cell office:value-type="float" office:value="NaN">
                <text:p>NaN</text:p>
                <draw:g>
                  <svg:desc>DOM0_DIRECT_DATA.J229:DOM0_DIRECT_DATA.J245</svg:desc>
                </draw:g>
              </table:table-cell>
              <table:table-cell office:value-type="float" office:value="NaN">
                <text:p>NaN</text:p>
                <draw:g>
                  <svg:desc>DOM0_DIRECT_DATA.K229:DOM0_DIRECT_DATA.K245</svg:desc>
                </draw:g>
              </table:table-cell>
              <table:table-cell office:value-type="float" office:value="NaN">
                <text:p>NaN</text:p>
                <draw:g>
                  <svg:desc>DOM0_DIRECT_DATA.L229:DOM0_DIRECT_DATA.L245</svg:desc>
                </draw:g>
              </table:table-cell>
              <table:table-cell office:value-type="float" office:value="NaN">
                <text:p>NaN</text:p>
                <draw:g>
                  <svg:desc>DOM0_DIRECT_DATA.M229:DOM0_DIRECT_DATA.M245</svg:desc>
                </draw:g>
              </table:table-cell>
              <table:table-cell office:value-type="float" office:value="NaN">
                <text:p>NaN</text:p>
                <draw:g>
                  <svg:desc>DOM0_DIRECT_DATA.N229:DOM0_DIRECT_DATA.N245</svg:desc>
                </draw:g>
              </table:table-cell>
              <table:table-cell office:value-type="float" office:value="NaN">
                <text:p>NaN</text:p>
                <draw:g>
                  <svg:desc>DOM0_DIRECT_DATA.O229:DOM0_DIRECT_DATA.O245</svg:desc>
                </draw:g>
              </table:table-cell>
              <table:table-cell office:value-type="float" office:value="NaN">
                <text:p>NaN</text:p>
                <draw:g>
                  <svg:desc>DOM0_DIRECT_DATA.P229:DOM0_DIRECT_DATA.P245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812">
                <text:p>56812</text:p>
              </table:table-cell>
              <table:table-cell office:value-type="float" office:value="70875">
                <text:p>70875</text:p>
              </table:table-cell>
              <table:table-cell office:value-type="float" office:value="121003">
                <text:p>121003</text:p>
              </table:table-cell>
              <table:table-cell office:value-type="float" office:value="224181">
                <text:p>224181</text:p>
              </table:table-cell>
              <table:table-cell office:value-type="float" office:value="349797">
                <text:p>349797</text:p>
              </table:table-cell>
              <table:table-cell office:value-type="float" office:value="329205">
                <text:p>329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4339">
                <text:p>64339</text:p>
              </table:table-cell>
              <table:table-cell office:value-type="float" office:value="91986">
                <text:p>91986</text:p>
              </table:table-cell>
              <table:table-cell office:value-type="float" office:value="87014">
                <text:p>87014</text:p>
              </table:table-cell>
              <table:table-cell office:value-type="float" office:value="176202">
                <text:p>176202</text:p>
              </table:table-cell>
              <table:table-cell office:value-type="float" office:value="280657">
                <text:p>280657</text:p>
              </table:table-cell>
              <table:table-cell office:value-type="float" office:value="297616">
                <text:p>297616</text:p>
              </table:table-cell>
              <table:table-cell office:value-type="float" office:value="293227">
                <text:p>293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8426">
                <text:p>38426</text:p>
              </table:table-cell>
              <table:table-cell office:value-type="float" office:value="98369">
                <text:p>98369</text:p>
              </table:table-cell>
              <table:table-cell office:value-type="float" office:value="112129">
                <text:p>112129</text:p>
              </table:table-cell>
              <table:table-cell office:value-type="float" office:value="171294">
                <text:p>171294</text:p>
              </table:table-cell>
              <table:table-cell office:value-type="float" office:value="186513">
                <text:p>186513</text:p>
              </table:table-cell>
              <table:table-cell office:value-type="float" office:value="305308">
                <text:p>305308</text:p>
              </table:table-cell>
              <table:table-cell office:value-type="float" office:value="616065">
                <text:p>616065</text:p>
              </table:table-cell>
              <table:table-cell office:value-type="float" office:value="510964">
                <text:p>510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4508">
                <text:p>34508</text:p>
              </table:table-cell>
              <table:table-cell office:value-type="float" office:value="85992">
                <text:p>85992</text:p>
              </table:table-cell>
              <table:table-cell office:value-type="float" office:value="99960">
                <text:p>99960</text:p>
              </table:table-cell>
              <table:table-cell office:value-type="float" office:value="203583">
                <text:p>203583</text:p>
              </table:table-cell>
              <table:table-cell office:value-type="float" office:value="176487">
                <text:p>176487</text:p>
              </table:table-cell>
              <table:table-cell office:value-type="float" office:value="270893">
                <text:p>270893</text:p>
              </table:table-cell>
              <table:table-cell office:value-type="float" office:value="283874">
                <text:p>283874</text:p>
              </table:table-cell>
              <table:table-cell office:value-type="float" office:value="355049">
                <text:p>355049</text:p>
              </table:table-cell>
              <table:table-cell office:value-type="float" office:value="331176">
                <text:p>33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33100">
                <text:p>33100</text:p>
              </table:table-cell>
              <table:table-cell office:value-type="float" office:value="52751">
                <text:p>52751</text:p>
              </table:table-cell>
              <table:table-cell office:value-type="float" office:value="89284">
                <text:p>89284</text:p>
              </table:table-cell>
              <table:table-cell office:value-type="float" office:value="144509">
                <text:p>144509</text:p>
              </table:table-cell>
              <table:table-cell office:value-type="float" office:value="196225">
                <text:p>196225</text:p>
              </table:table-cell>
              <table:table-cell office:value-type="float" office:value="543948">
                <text:p>543948</text:p>
              </table:table-cell>
              <table:table-cell office:value-type="float" office:value="389711">
                <text:p>389711</text:p>
              </table:table-cell>
              <table:table-cell office:value-type="float" office:value="322980">
                <text:p>322980</text:p>
              </table:table-cell>
              <table:table-cell office:value-type="float" office:value="304988">
                <text:p>304988</text:p>
              </table:table-cell>
              <table:table-cell office:value-type="float" office:value="597402">
                <text:p>597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40562">
                <text:p>40562</text:p>
              </table:table-cell>
              <table:table-cell office:value-type="float" office:value="51907">
                <text:p>51907</text:p>
              </table:table-cell>
              <table:table-cell office:value-type="float" office:value="91343">
                <text:p>91343</text:p>
              </table:table-cell>
              <table:table-cell office:value-type="float" office:value="147359">
                <text:p>147359</text:p>
              </table:table-cell>
              <table:table-cell office:value-type="float" office:value="212989">
                <text:p>212989</text:p>
              </table:table-cell>
              <table:table-cell office:value-type="float" office:value="467100">
                <text:p>467100</text:p>
              </table:table-cell>
              <table:table-cell office:value-type="float" office:value="343022">
                <text:p>343022</text:p>
              </table:table-cell>
              <table:table-cell office:value-type="float" office:value="654525">
                <text:p>654525</text:p>
              </table:table-cell>
              <table:table-cell office:value-type="float" office:value="478164">
                <text:p>478164</text:p>
              </table:table-cell>
              <table:table-cell office:value-type="float" office:value="935375">
                <text:p>935375</text:p>
              </table:table-cell>
              <table:table-cell office:value-type="float" office:value="506499">
                <text:p>506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44215">
                <text:p>44215</text:p>
              </table:table-cell>
              <table:table-cell office:value-type="float" office:value="49935">
                <text:p>49935</text:p>
              </table:table-cell>
              <table:table-cell office:value-type="float" office:value="78650">
                <text:p>78650</text:p>
              </table:table-cell>
              <table:table-cell office:value-type="float" office:value="129786">
                <text:p>129786</text:p>
              </table:table-cell>
              <table:table-cell office:value-type="float" office:value="345567">
                <text:p>345567</text:p>
              </table:table-cell>
              <table:table-cell office:value-type="float" office:value="592084">
                <text:p>592084</text:p>
              </table:table-cell>
              <table:table-cell office:value-type="float" office:value="781226">
                <text:p>781226</text:p>
              </table:table-cell>
              <table:table-cell office:value-type="float" office:value="941703">
                <text:p>941703</text:p>
              </table:table-cell>
              <table:table-cell office:value-type="float" office:value="1000347">
                <text:p>1000347</text:p>
              </table:table-cell>
              <table:table-cell office:value-type="float" office:value="1176670">
                <text:p>1176670</text:p>
              </table:table-cell>
              <table:table-cell office:value-type="float" office:value="644481">
                <text:p>644481</text:p>
              </table:table-cell>
              <table:table-cell office:value-type="float" office:value="717654">
                <text:p>717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61892">
                <text:p>61892</text:p>
              </table:table-cell>
              <table:table-cell office:value-type="float" office:value="64366">
                <text:p>64366</text:p>
              </table:table-cell>
              <table:table-cell office:value-type="float" office:value="73357">
                <text:p>73357</text:p>
              </table:table-cell>
              <table:table-cell office:value-type="float" office:value="122206">
                <text:p>122206</text:p>
              </table:table-cell>
              <table:table-cell office:value-type="float" office:value="398704">
                <text:p>398704</text:p>
              </table:table-cell>
              <table:table-cell office:value-type="float" office:value="851428">
                <text:p>851428</text:p>
              </table:table-cell>
              <table:table-cell office:value-type="float" office:value="1042439">
                <text:p>1042439</text:p>
              </table:table-cell>
              <table:table-cell office:value-type="float" office:value="1094820">
                <text:p>1094820</text:p>
              </table:table-cell>
              <table:table-cell office:value-type="float" office:value="954280">
                <text:p>954280</text:p>
              </table:table-cell>
              <table:table-cell office:value-type="float" office:value="886911">
                <text:p>886911</text:p>
              </table:table-cell>
              <table:table-cell office:value-type="float" office:value="884866">
                <text:p>884866</text:p>
              </table:table-cell>
              <table:table-cell office:value-type="float" office:value="1377149">
                <text:p>1377149</text:p>
              </table:table-cell>
              <table:table-cell office:value-type="float" office:value="1162573">
                <text:p>1162573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7383">
                <text:p>567383</text:p>
              </table:table-cell>
              <table:table-cell office:value-type="float" office:value="786426">
                <text:p>786426</text:p>
              </table:table-cell>
              <table:table-cell office:value-type="float" office:value="962863">
                <text:p>962863</text:p>
              </table:table-cell>
              <table:table-cell office:value-type="float" office:value="1325187">
                <text:p>1325187</text:p>
              </table:table-cell>
              <table:table-cell office:value-type="float" office:value="1002232">
                <text:p>1002232</text:p>
              </table:table-cell>
              <table:table-cell office:value-type="float" office:value="1094967">
                <text:p>1094967</text:p>
              </table:table-cell>
              <table:table-cell office:value-type="float" office:value="1088859">
                <text:p>1088859</text:p>
              </table:table-cell>
              <table:table-cell office:value-type="float" office:value="1379177">
                <text:p>1379177</text:p>
              </table:table-cell>
              <table:table-cell office:value-type="float" office:value="1310142">
                <text:p>1310142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2530">
                <text:p>172530</text:p>
              </table:table-cell>
              <table:table-cell office:value-type="float" office:value="874550">
                <text:p>874550</text:p>
              </table:table-cell>
              <table:table-cell office:value-type="float" office:value="1172378">
                <text:p>1172378</text:p>
              </table:table-cell>
              <table:table-cell office:value-type="float" office:value="1374150">
                <text:p>1374150</text:p>
              </table:table-cell>
              <table:table-cell office:value-type="float" office:value="1087859">
                <text:p>1087859</text:p>
              </table:table-cell>
              <table:table-cell office:value-type="float" office:value="1236057">
                <text:p>1236057</text:p>
              </table:table-cell>
              <table:table-cell office:value-type="float" office:value="712115">
                <text:p>712115</text:p>
              </table:table-cell>
              <table:table-cell office:value-type="float" office:value="1598092">
                <text:p>1598092</text:p>
              </table:table-cell>
              <table:table-cell office:value-type="float" office:value="1779711">
                <text:p>1779711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78786">
                <text:p>578786</text:p>
              </table:table-cell>
              <table:table-cell office:value-type="float" office:value="889528">
                <text:p>889528</text:p>
              </table:table-cell>
              <table:table-cell office:value-type="float" office:value="1227013">
                <text:p>1227013</text:p>
              </table:table-cell>
              <table:table-cell office:value-type="float" office:value="591125">
                <text:p>591125</text:p>
              </table:table-cell>
              <table:table-cell office:value-type="float" office:value="1090448">
                <text:p>1090448</text:p>
              </table:table-cell>
              <table:table-cell office:value-type="float" office:value="1341205">
                <text:p>1341205</text:p>
              </table:table-cell>
              <table:table-cell office:value-type="float" office:value="442004">
                <text:p>442004</text:p>
              </table:table-cell>
              <table:table-cell office:value-type="float" office:value="1652780">
                <text:p>1652780</text:p>
              </table:table-cell>
              <table:table-cell office:value-type="float" office:value="1628685">
                <text:p>1628685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58197">
                <text:p>558197</text:p>
              </table:table-cell>
              <table:table-cell office:value-type="float" office:value="149340">
                <text:p>149340</text:p>
              </table:table-cell>
              <table:table-cell office:value-type="float" office:value="321689">
                <text:p>321689</text:p>
              </table:table-cell>
              <table:table-cell office:value-type="float" office:value="418171">
                <text:p>418171</text:p>
              </table:table-cell>
              <table:table-cell office:value-type="float" office:value="602690">
                <text:p>602690</text:p>
              </table:table-cell>
              <table:table-cell office:value-type="float" office:value="1216778">
                <text:p>1216778</text:p>
              </table:table-cell>
              <table:table-cell office:value-type="float" office:value="1905144">
                <text:p>1905144</text:p>
              </table:table-cell>
              <table:table-cell office:value-type="float" office:value="1892040">
                <text:p>1892040</text:p>
              </table:table-cell>
              <table:table-cell office:value-type="float" office:value="2149302">
                <text:p>2149302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8734">
                <text:p>588734</text:p>
              </table:table-cell>
              <table:table-cell office:value-type="float" office:value="952838">
                <text:p>952838</text:p>
              </table:table-cell>
              <table:table-cell office:value-type="float" office:value="417762">
                <text:p>417762</text:p>
              </table:table-cell>
              <table:table-cell office:value-type="float" office:value="333271">
                <text:p>333271</text:p>
              </table:table-cell>
              <table:table-cell office:value-type="float" office:value="193317">
                <text:p>193317</text:p>
              </table:table-cell>
              <table:table-cell office:value-type="float" office:value="1560585">
                <text:p>1560585</text:p>
              </table:table-cell>
              <table:table-cell office:value-type="float" office:value="2034475">
                <text:p>2034475</text:p>
              </table:table-cell>
              <table:table-cell office:value-type="float" office:value="2188107">
                <text:p>2188107</text:p>
              </table:table-cell>
              <table:table-cell office:value-type="float" office:value="180240">
                <text:p>180240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3878">
                <text:p>353878</text:p>
              </table:table-cell>
              <table:table-cell office:value-type="float" office:value="245293">
                <text:p>245293</text:p>
              </table:table-cell>
              <table:table-cell office:value-type="float" office:value="620459">
                <text:p>620459</text:p>
              </table:table-cell>
              <table:table-cell office:value-type="float" office:value="428948">
                <text:p>428948</text:p>
              </table:table-cell>
              <table:table-cell office:value-type="float" office:value="1369577">
                <text:p>1369577</text:p>
              </table:table-cell>
              <table:table-cell office:value-type="float" office:value="495512">
                <text:p>495512</text:p>
              </table:table-cell>
              <table:table-cell office:value-type="float" office:value="1153402">
                <text:p>1153402</text:p>
              </table:table-cell>
              <table:table-cell office:value-type="float" office:value="460629">
                <text:p>460629</text:p>
              </table:table-cell>
              <table:table-cell office:value-type="float" office:value="274784">
                <text:p>274784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1308">
                <text:p>581308</text:p>
              </table:table-cell>
              <table:table-cell office:value-type="float" office:value="669683">
                <text:p>669683</text:p>
              </table:table-cell>
              <table:table-cell office:value-type="float" office:value="725298">
                <text:p>725298</text:p>
              </table:table-cell>
              <table:table-cell office:value-type="float" office:value="1545423">
                <text:p>1545423</text:p>
              </table:table-cell>
              <table:table-cell office:value-type="float" office:value="1351594">
                <text:p>1351594</text:p>
              </table:table-cell>
              <table:table-cell office:value-type="float" office:value="966913">
                <text:p>966913</text:p>
              </table:table-cell>
              <table:table-cell office:value-type="float" office:value="1257465">
                <text:p>1257465</text:p>
              </table:table-cell>
              <table:table-cell office:value-type="float" office:value="2299557">
                <text:p>2299557</text:p>
              </table:table-cell>
              <table:table-cell office:value-type="float" office:value="2356948">
                <text:p>2356948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8153">
                <text:p>518153</text:p>
              </table:table-cell>
              <table:table-cell office:value-type="float" office:value="909246">
                <text:p>909246</text:p>
              </table:table-cell>
              <table:table-cell office:value-type="float" office:value="1257518">
                <text:p>1257518</text:p>
              </table:table-cell>
              <table:table-cell office:value-type="float" office:value="1573378">
                <text:p>1573378</text:p>
              </table:table-cell>
              <table:table-cell office:value-type="float" office:value="1415867">
                <text:p>1415867</text:p>
              </table:table-cell>
              <table:table-cell office:value-type="float" office:value="1710158">
                <text:p>1710158</text:p>
              </table:table-cell>
              <table:table-cell office:value-type="float" office:value="2128224">
                <text:p>2128224</text:p>
              </table:table-cell>
              <table:table-cell office:value-type="float" office:value="2271032">
                <text:p>2271032</text:p>
              </table:table-cell>
              <table:table-cell office:value-type="float" office:value="2390749">
                <text:p>23907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